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44in"/>
    </style:style>
    <style:style style:name="co2" style:family="table-column">
      <style:table-column-properties fo:break-before="auto" style:column-width="0.5772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dTomat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alue-Orig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]/65535" office:value-type="float" office:value="0.0314389715419242" calcext:value-type="float">
            <text:p>0.03143897154192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060.353" calcext:value-type="float">
            <text:p>2060.3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]/65535" office:value-type="float" office:value="0.218802487220569" calcext:value-type="float">
            <text:p>0.21880248722056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339.221" calcext:value-type="float">
            <text:p>14339.2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]/65535" office:value-type="float" office:value="0.226424063477531" calcext:value-type="float">
            <text:p>0.22642406347753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838.701" calcext:value-type="float">
            <text:p>14838.7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]/65535" office:value-type="float" office:value="0.238332753490501" calcext:value-type="float">
            <text:p>0.23833275349050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5619.137" calcext:value-type="float">
            <text:p>15619.1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]/65535" office:value-type="float" office:value="0.58884545662623" calcext:value-type="float">
            <text:p>0.5888454566262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8589.987" calcext:value-type="float">
            <text:p>38589.9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]/65535" office:value-type="float" office:value="0.309705561913481" calcext:value-type="float">
            <text:p>0.30970556191348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0296.554" calcext:value-type="float">
            <text:p>20296.5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]/65535" office:value-type="float" office:value="0.227456137941558" calcext:value-type="float">
            <text:p>0.22745613794155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906.338" calcext:value-type="float">
            <text:p>14906.3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]/65535" office:value-type="float" office:value="0.339397909514" calcext:value-type="float">
            <text:p>0.33939790951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2242.442" calcext:value-type="float">
            <text:p>22242.4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]/65535" office:value-type="float" office:value="1.07559366750591" calcext:value-type="float">
            <text:p>1.0755936675059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70489.031" calcext:value-type="float">
            <text:p>70489.0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]/65535" office:value-type="float" office:value="0.54525961699855" calcext:value-type="float">
            <text:p>0.5452596169985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5733.589" calcext:value-type="float">
            <text:p>35733.5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]/65535" office:value-type="float" office:value="0.670142168307012" calcext:value-type="float">
            <text:p>0.67014216830701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3917.767" calcext:value-type="float">
            <text:p>43917.7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]/65535" office:value-type="float" office:value="0.528825604638743" calcext:value-type="float">
            <text:p>0.52882560463874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4656.586" calcext:value-type="float">
            <text:p>34656.5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]/65535" office:value-type="float" office:value="0.481746547646296" calcext:value-type="float">
            <text:p>0.48174654764629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1571.26" calcext:value-type="float">
            <text:p>31571.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]/65535" office:value-type="float" office:value="0.621475288014038" calcext:value-type="float">
            <text:p>0.62147528801403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0728.383" calcext:value-type="float">
            <text:p>40728.3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6]/65535" office:value-type="float" office:value="0.69515043869688" calcext:value-type="float">
            <text:p>0.6951504386968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5556.684" calcext:value-type="float">
            <text:p>45556.6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7]/65535" office:value-type="float" office:value="0.653152422369726" calcext:value-type="float">
            <text:p>0.65315242236972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2804.344" calcext:value-type="float">
            <text:p>42804.3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8]/65535" office:value-type="float" office:value="0.716427313649195" calcext:value-type="float">
            <text:p>0.71642731364919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6951.064" calcext:value-type="float">
            <text:p>46951.0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9]/65535" office:value-type="float" office:value="0.999377996490425" calcext:value-type="float">
            <text:p>0.99937799649042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5494.237" calcext:value-type="float">
            <text:p>65494.2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0]/65535" office:value-type="float" office:value="1.41141896696422" calcext:value-type="float">
            <text:p>1.4114189669642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92497.342" calcext:value-type="float">
            <text:p>92497.3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1]/65535" office:value-type="float" office:value="1.21309942778668" calcext:value-type="float">
            <text:p>1.2130994277866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79500.471" calcext:value-type="float">
            <text:p>79500.4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2]/65535" office:value-type="float" office:value="0.815110719462883" calcext:value-type="float">
            <text:p>0.81511071946288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3418.281" calcext:value-type="float">
            <text:p>53418.2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3]/65535" office:value-type="float" office:value="0.886801098649577" calcext:value-type="float">
            <text:p>0.88680109864957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8116.51" calcext:value-type="float">
            <text:p>58116.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4]/65535" office:value-type="float" office:value="2.26138248264286" calcext:value-type="float">
            <text:p>2.2613824826428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8199.701" calcext:value-type="float">
            <text:p>148199.7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5]/65535" office:value-type="float" office:value="3.34316865796902" calcext:value-type="float">
            <text:p>3.3431686579690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19094.558" calcext:value-type="float">
            <text:p>219094.5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6]/65535" office:value-type="float" office:value="13.2610504463264" calcext:value-type="float">
            <text:p>13.261050446326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869062.941" calcext:value-type="float">
            <text:p>869062.9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7]/65535" office:value-type="float" office:value="10.7544281681544" calcext:value-type="float">
            <text:p>10.754428168154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704791.45" calcext:value-type="float">
            <text:p>704791.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8]/65535" office:value-type="float" office:value="9.1019771419852" calcext:value-type="float">
            <text:p>9.101977141985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96498.072" calcext:value-type="float">
            <text:p>596498.0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29]/65535" office:value-type="float" office:value="9.86222845807584" calcext:value-type="float">
            <text:p>9.8622284580758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46321.142" calcext:value-type="float">
            <text:p>646321.1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0]/65535" office:value-type="float" office:value="22.7836428320745" calcext:value-type="float">
            <text:p>22.783642832074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93126.033" calcext:value-type="float">
            <text:p>1493126.0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1]/65535" office:value-type="float" office:value="0.318913557640955" calcext:value-type="float">
            <text:p>0.31891355764095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2]/65535" office:value-type="float" office:value="0.689173723964294" calcext:value-type="float">
            <text:p>0.68917372396429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5165" calcext:value-type="float">
            <text:p>451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3]/65535" office:value-type="float" office:value="0.18295567254139" calcext:value-type="float">
            <text:p>0.1829556725413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1990" calcext:value-type="float">
            <text:p>119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4]/65535" office:value-type="float" office:value="0.184313725490196" calcext:value-type="float">
            <text:p>0.18431372549019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2079" calcext:value-type="float">
            <text:p>120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5]/65535" office:value-type="float" office:value="0.307881284809644" calcext:value-type="float">
            <text:p>0.30788128480964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0177" calcext:value-type="float">
            <text:p>201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6]/65535" office:value-type="float" office:value="0.28526741435874" calcext:value-type="float">
            <text:p>0.2852674143587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8695" calcext:value-type="float">
            <text:p>186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7]/65535" office:value-type="float" office:value="0.0987411306935225" calcext:value-type="float">
            <text:p>0.09874113069352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8]/65535" office:value-type="float" office:value="0.135652704661631" calcext:value-type="float">
            <text:p>0.13565270466163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8890" calcext:value-type="float">
            <text:p>88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39]/65535" office:value-type="float" office:value="2.42154573891814" calcext:value-type="float">
            <text:p>2.4215457389181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58696" calcext:value-type="float">
            <text:p>1586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0]/65535" office:value-type="float" office:value="1.23588921950103" calcext:value-type="float">
            <text:p>1.2358892195010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80994" calcext:value-type="float">
            <text:p>809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1]/65535" office:value-type="float" office:value="2.06958113984894" calcext:value-type="float">
            <text:p>2.0695811398489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35630" calcext:value-type="float">
            <text:p>1356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2]/65535" office:value-type="float" office:value="4.35837338826581" calcext:value-type="float">
            <text:p>4.3583733882658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85626" calcext:value-type="float">
            <text:p>2856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3]/65535" office:value-type="float" office:value="0.0000610360875867857" calcext:value-type="float">
            <text:p>6.10360875867857E-0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4]/65535" office:value-type="float" office:value="0.242114900434882" calcext:value-type="float">
            <text:p>0.24211490043488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5867" calcext:value-type="float">
            <text:p>158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5]/65535" office:value-type="float" office:value="0.180453192950332" calcext:value-type="float">
            <text:p>0.18045319295033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1826" calcext:value-type="float">
            <text:p>118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6]/65535" office:value-type="float" office:value="0.931853208209354" calcext:value-type="float">
            <text:p>0.93185320820935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1069" calcext:value-type="float">
            <text:p>610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7]/65535" office:value-type="float" office:value="0.853315022507057" calcext:value-type="float">
            <text:p>0.85331502250705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5922" calcext:value-type="float">
            <text:p>559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8]/65535" office:value-type="float" office:value="3.70017547875181" calcext:value-type="float">
            <text:p>3.7001754787518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42491" calcext:value-type="float">
            <text:p>24249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49]/65535" office:value-type="float" office:value="3.45485618371862" calcext:value-type="float">
            <text:p>3.4548561837186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26414" calcext:value-type="float">
            <text:p>2264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0]/65535" office:value-type="float" office:value="6.5565880827039" calcext:value-type="float">
            <text:p>6.556588082703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29686" calcext:value-type="float">
            <text:p>4296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1]/65535" office:value-type="float" office:value="3.96932936598764" calcext:value-type="float">
            <text:p>3.9693293659876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60130" calcext:value-type="float">
            <text:p>2601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2]/65535" office:value-type="float" office:value="2.58928816662852" calcext:value-type="float">
            <text:p>2.5892881666285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69689" calcext:value-type="float">
            <text:p>1696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3]/65535" office:value-type="float" office:value="1.73638513771267" calcext:value-type="float">
            <text:p>1.7363851377126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13794" calcext:value-type="float">
            <text:p>1137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4]/65535" office:value-type="float" office:value="0.628717479209583" calcext:value-type="float">
            <text:p>0.62871747920958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1203" calcext:value-type="float">
            <text:p>412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5]/65535" office:value-type="float" office:value="0.00292973220416571" calcext:value-type="float">
            <text:p>0.00292973220416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6]/65535" office:value-type="float" office:value="0.0614175631342031" calcext:value-type="float">
            <text:p>0.06141756313420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7]/65535" office:value-type="float" office:value="0.0478980697337301" calcext:value-type="float">
            <text:p>0.0478980697337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8]/65535" office:value-type="float" office:value="0.135393301289387" calcext:value-type="float">
            <text:p>0.13539330128938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59]/65535" office:value-type="float" office:value="0.00921644922560464" calcext:value-type="float">
            <text:p>0.00921644922560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0]/65535" office:value-type="float" office:value="0.0450598916609445" calcext:value-type="float">
            <text:p>0.04505989166094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1]/65535" office:value-type="float" office:value="0.214206149385824" calcext:value-type="float">
            <text:p>0.21420614938582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038" calcext:value-type="float">
            <text:p>140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2]/65535" office:value-type="float" office:value="0.131242847333486" calcext:value-type="float">
            <text:p>0.13124284733348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3]/65535" office:value-type="float" office:value="0.0690470740825513" calcext:value-type="float">
            <text:p>0.06904707408255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4]/65535" office:value-type="float" office:value="0.53002212558175" calcext:value-type="float">
            <text:p>0.5300221255817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4735" calcext:value-type="float">
            <text:p>347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5]/65535" office:value-type="float" office:value="0.405111772335393" calcext:value-type="float">
            <text:p>0.40511177233539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6549" calcext:value-type="float">
            <text:p>265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6]/65535" office:value-type="float" office:value="0.357396810864424" calcext:value-type="float">
            <text:p>0.35739681086442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3422" calcext:value-type="float">
            <text:p>234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7]/65535" office:value-type="float" office:value="0.0893110551613642" calcext:value-type="float">
            <text:p>0.08931105516136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8]/65535" office:value-type="float" office:value="0.208072022583352" calcext:value-type="float">
            <text:p>0.20807202258335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69]/65535" office:value-type="float" office:value="0.00947585259784848" calcext:value-type="float">
            <text:p>0.00947585259784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0]/65535" office:value-type="float" office:value="0.00222781719691768" calcext:value-type="float">
            <text:p>0.00222781719691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1]/65535" office:value-type="float" office:value="0.000946059357595178" calcext:value-type="float">
            <text:p>0.00094605935759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2]/65535" office:value-type="float" office:value="0.00585946440833143" calcext:value-type="float">
            <text:p>0.00585946440833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3]/65535" office:value-type="float" office:value="60.0228579537652" calcext:value-type="float">
            <text:p>60.022857953765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933597.996" calcext:value-type="float">
            <text:p>3933597.9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4]/65535" office:value-type="float" office:value="68.705887083238" calcext:value-type="float">
            <text:p>68.70588708323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502640.31" calcext:value-type="float">
            <text:p>4502640.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5]/65535" office:value-type="float" office:value="74.0306632028687" calcext:value-type="float">
            <text:p>74.030663202868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851599.513" calcext:value-type="float">
            <text:p>4851599.5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6]/65535" office:value-type="float" office:value="68.4431018081941" calcext:value-type="float">
            <text:p>68.443101808194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485418.677" calcext:value-type="float">
            <text:p>4485418.6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7]/65535" office:value-type="float" office:value="71.3431874876021" calcext:value-type="float">
            <text:p>71.343187487602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675475.792" calcext:value-type="float">
            <text:p>4675475.7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8]/65535" office:value-type="float" office:value="57.9838505836576" calcext:value-type="float">
            <text:p>57.983850583657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799971.648" calcext:value-type="float">
            <text:p>3799971.6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79]/65535" office:value-type="float" office:value="54.782871778439" calcext:value-type="float">
            <text:p>54.78287177843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590195.502" calcext:value-type="float">
            <text:p>3590195.5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0]/65535" office:value-type="float" office:value="42.7399224231327" calcext:value-type="float">
            <text:p>42.739922423132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800960.816" calcext:value-type="float">
            <text:p>2800960.8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1]/65535" office:value-type="float" office:value="39.9263732814527" calcext:value-type="float">
            <text:p>39.926373281452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616574.873" calcext:value-type="float">
            <text:p>2616574.8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2]/65535" office:value-type="float" office:value="34.9537770809491" calcext:value-type="float">
            <text:p>34.953777080949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290695.781" calcext:value-type="float">
            <text:p>2290695.7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3]/65535" office:value-type="float" office:value="22.4128853437095" calcext:value-type="float">
            <text:p>22.412885343709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468828.441" calcext:value-type="float">
            <text:p>1468828.4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4]/65535" office:value-type="float" office:value="7.51018109407187" calcext:value-type="float">
            <text:p>7.5101810940718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92179.718" calcext:value-type="float">
            <text:p>492179.7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5]/65535" office:value-type="float" office:value="9.63612198062104" calcext:value-type="float">
            <text:p>9.6361219806210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31503.254" calcext:value-type="float">
            <text:p>631503.2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6]/65535" office:value-type="float" office:value="6.30001913481346" calcext:value-type="float">
            <text:p>6.3000191348134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12871.754" calcext:value-type="float">
            <text:p>412871.7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7]/65535" office:value-type="float" office:value="5.90766721599146" calcext:value-type="float">
            <text:p>5.9076672159914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87158.971" calcext:value-type="float">
            <text:p>387158.9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8]/65535" office:value-type="float" office:value="11.7063301441978" calcext:value-type="float">
            <text:p>11.706330144197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767174.346" calcext:value-type="float">
            <text:p>767174.3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89]/65535" office:value-type="float" office:value="31.8364767376211" calcext:value-type="float">
            <text:p>31.836476737621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086403.503" calcext:value-type="float">
            <text:p>2086403.5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0]/65535" office:value-type="float" office:value="43.4428532082094" calcext:value-type="float">
            <text:p>43.442853208209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847027.385" calcext:value-type="float">
            <text:p>2847027.3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1]/65535" office:value-type="float" office:value="42.3983809414817" calcext:value-type="float">
            <text:p>42.398380941481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778577.895" calcext:value-type="float">
            <text:p>2778577.8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2]/65535" office:value-type="float" office:value="33.9372505683986" calcext:value-type="float">
            <text:p>33.937250568398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224077.716" calcext:value-type="float">
            <text:p>2224077.7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3]/65535" office:value-type="float" office:value="34.9588581216144" calcext:value-type="float">
            <text:p>34.958858121614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291028.767" calcext:value-type="float">
            <text:p>2291028.7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4]/65535" office:value-type="float" office:value="62.2441478141451" calcext:value-type="float">
            <text:p>62.244147814145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079170.227" calcext:value-type="float">
            <text:p>4079170.2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5]/65535" office:value-type="float" office:value="58.3513530174716" calcext:value-type="float">
            <text:p>58.351353017471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824055.92" calcext:value-type="float">
            <text:p>3824055.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6]/65535" office:value-type="float" office:value="41.6557544975967" calcext:value-type="float">
            <text:p>41.655754497596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729909.871" calcext:value-type="float">
            <text:p>2729909.8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7]/65535" office:value-type="float" office:value="51.3703150988022" calcext:value-type="float">
            <text:p>51.370315098802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366553.6" calcext:value-type="float">
            <text:p>3366553.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8]/65535" office:value-type="float" office:value="36.9742068970779" calcext:value-type="float">
            <text:p>36.974206897077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423104.649" calcext:value-type="float">
            <text:p>2423104.6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99]/65535" office:value-type="float" office:value="46.3315065384909" calcext:value-type="float">
            <text:p>46.331506538490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036335.281" calcext:value-type="float">
            <text:p>3036335.2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0]/65535" office:value-type="float" office:value="37.523118501564" calcext:value-type="float">
            <text:p>37.52311850156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459077.571" calcext:value-type="float">
            <text:p>2459077.5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1]/65535" office:value-type="float" office:value="50.3996767681392" calcext:value-type="float">
            <text:p>50.399676768139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302942.817" calcext:value-type="float">
            <text:p>3302942.8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2]/65535" office:value-type="float" office:value="41.0376930342565" calcext:value-type="float">
            <text:p>41.037693034256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689405.213" calcext:value-type="float">
            <text:p>2689405.2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3]/65535" office:value-type="float" office:value="24.1365503776608" calcext:value-type="float">
            <text:p>24.136550377660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581788.829" calcext:value-type="float">
            <text:p>1581788.8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4]/65535" office:value-type="float" office:value="17.0742157473106" calcext:value-type="float">
            <text:p>17.074215747310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118958.729" calcext:value-type="float">
            <text:p>1118958.7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5]/65535" office:value-type="float" office:value="0.517393255512322" calcext:value-type="float">
            <text:p>0.51739325551232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3907.367" calcext:value-type="float">
            <text:p>33907.3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6]/65535" office:value-type="float" office:value="0.255401892118715" calcext:value-type="float">
            <text:p>0.25540189211871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6737.763" calcext:value-type="float">
            <text:p>16737.7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7]/65535" office:value-type="float" office:value="7.8738994430457" calcext:value-type="float">
            <text:p>7.873899443045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16016" calcext:value-type="float">
            <text:p>5160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8]/65535" office:value-type="float" office:value="8.76231021591516" calcext:value-type="float">
            <text:p>8.7623102159151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74238" calcext:value-type="float">
            <text:p>5742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09]/65535" office:value-type="float" office:value="5.27910276951247" calcext:value-type="float">
            <text:p>5.2791027695124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45966" calcext:value-type="float">
            <text:p>3459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0]/65535" office:value-type="float" office:value="6.21913481345846" calcext:value-type="float">
            <text:p>6.2191348134584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07571" calcext:value-type="float">
            <text:p>4075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1]/65535" office:value-type="float" office:value="2.7690547035935" calcext:value-type="float">
            <text:p>2.769054703593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81470" calcext:value-type="float">
            <text:p>1814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2]/65535" office:value-type="float" office:value="4.48830395971618" calcext:value-type="float">
            <text:p>4.4883039597161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94141" calcext:value-type="float">
            <text:p>2941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3]/65535" office:value-type="float" office:value="1.02336156252384" calcext:value-type="float">
            <text:p>1.0233615625238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7066" calcext:value-type="float">
            <text:p>670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4]/65535" office:value-type="float" office:value="0.0418249790188449" calcext:value-type="float">
            <text:p>0.04182497901884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741" calcext:value-type="float">
            <text:p>27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5]/65535" office:value-type="float" office:value="0.000701915007248035" calcext:value-type="float">
            <text:p>0.00070191500724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6]/65535" office:value-type="float" office:value="0" calcext:value-type="float">
            <text:p>0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7]/65535" office:value-type="float" office:value="1.10292210269322" calcext:value-type="float">
            <text:p>1.1029221026932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72280" calcext:value-type="float">
            <text:p>7228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8]/65535" office:value-type="float" office:value="0.862821393148699" calcext:value-type="float">
            <text:p>0.86282139314869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6545" calcext:value-type="float">
            <text:p>565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19]/65535" office:value-type="float" office:value="0.853131914244297" calcext:value-type="float">
            <text:p>0.85313191424429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5910" calcext:value-type="float">
            <text:p>559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0]/65535" office:value-type="float" office:value="1.25307087815671" calcext:value-type="float">
            <text:p>1.2530708781567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82120" calcext:value-type="float">
            <text:p>821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1]/65535" office:value-type="float" office:value="2.34888227664607" calcext:value-type="float">
            <text:p>2.3488822766460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53934" calcext:value-type="float">
            <text:p>1539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2]/65535" office:value-type="float" office:value="2.89686427100023" calcext:value-type="float">
            <text:p>2.8968642710002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89846" calcext:value-type="float">
            <text:p>1898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3]/65535" office:value-type="float" office:value="0.791378652628366" calcext:value-type="float">
            <text:p>0.79137865262836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1863" calcext:value-type="float">
            <text:p>518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4]/65535" office:value-type="float" office:value="9.55960936903944" calcext:value-type="float">
            <text:p>9.5596093690394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26489" calcext:value-type="float">
            <text:p>6264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5]/65535" office:value-type="float" office:value="9.86462195773251" calcext:value-type="float">
            <text:p>9.8646219577325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646478" calcext:value-type="float">
            <text:p>6464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6]/65535" office:value-type="float" office:value="4.69343099107347" calcext:value-type="float">
            <text:p>4.6934309910734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07584" calcext:value-type="float">
            <text:p>3075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7]/65535" office:value-type="float" office:value="0.130739299610895" calcext:value-type="float">
            <text:p>0.13073929961089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8568" calcext:value-type="float">
            <text:p>85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8]/65535" office:value-type="float" office:value="1.53664454108492" calcext:value-type="float">
            <text:p>1.5366445410849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00704" calcext:value-type="float">
            <text:p>1007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29]/65535" office:value-type="float" office:value="0.0266117341878386" calcext:value-type="float">
            <text:p>0.02661173418783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0]/65535" office:value-type="float" office:value="0.0375524528877699" calcext:value-type="float">
            <text:p>0.0375524528877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1]/65535" office:value-type="float" office:value="0.288334477759976" calcext:value-type="float">
            <text:p>0.28833447775997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8896" calcext:value-type="float">
            <text:p>188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2]/65535" office:value-type="float" office:value="0.743938353551537" calcext:value-type="float">
            <text:p>0.74393835355153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8754" calcext:value-type="float">
            <text:p>487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3]/65535" office:value-type="float" office:value="0" calcext:value-type="float">
            <text:p>0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4]/65535" office:value-type="float" office:value="0" calcext:value-type="float">
            <text:p>0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5]/65535" office:value-type="float" office:value="7.01138323033494" calcext:value-type="float">
            <text:p>7.0113832303349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59491" calcext:value-type="float">
            <text:p>45949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6]/65535" office:value-type="float" office:value="8.4582131685359" calcext:value-type="float">
            <text:p>8.458213168535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54309" calcext:value-type="float">
            <text:p>5543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7]/65535" office:value-type="float" office:value="1.93759060044251" calcext:value-type="float">
            <text:p>1.93759060044251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26980" calcext:value-type="float">
            <text:p>12698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8]/65535" office:value-type="float" office:value="0.702983138780804" calcext:value-type="float">
            <text:p>0.70298313878080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6070" calcext:value-type="float">
            <text:p>460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39]/65535" office:value-type="float" office:value="0.0789196612497139" calcext:value-type="float">
            <text:p>0.078919661249714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0]/65535" office:value-type="float" office:value="0.0178377965972381" calcext:value-type="float">
            <text:p>0.01783779659723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1]/65535" office:value-type="float" office:value="0.119127183947509" calcext:value-type="float">
            <text:p>0.11912718394750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7807" calcext:value-type="float">
            <text:p>78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2]/65535" office:value-type="float" office:value="0.201037613488975" calcext:value-type="float">
            <text:p>0.20103761348897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3175" calcext:value-type="float">
            <text:p>131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3]/65535" office:value-type="float" office:value="0.234119172961013" calcext:value-type="float">
            <text:p>0.23411917296101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5343" calcext:value-type="float">
            <text:p>153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4]/65535" office:value-type="float" office:value="0.0281376363775082" calcext:value-type="float">
            <text:p>0.02813763637750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5]/65535" office:value-type="float" office:value="0.0356298161287861" calcext:value-type="float">
            <text:p>0.035629816128786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6]/65535" office:value-type="float" office:value="0.0211337453269245" calcext:value-type="float">
            <text:p>0.02113374532692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7]/65535" office:value-type="float" office:value="0.188418402380407" calcext:value-type="float">
            <text:p>0.18841840238040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2348" calcext:value-type="float">
            <text:p>123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8]/65535" office:value-type="float" office:value="0.358510719462882" calcext:value-type="float">
            <text:p>0.358510719462882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3495" calcext:value-type="float">
            <text:p>234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49]/65535" office:value-type="float" office:value="0.268741893644617" calcext:value-type="float">
            <text:p>0.26874189364461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17612" calcext:value-type="float">
            <text:p>176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0]/65535" office:value-type="float" office:value="0.10914778362707" calcext:value-type="float">
            <text:p>0.10914778362707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1]/65535" office:value-type="float" office:value="0.0555275806820783" calcext:value-type="float">
            <text:p>0.055527580682078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2]/65535" office:value-type="float" office:value="0.000717174029144732" calcext:value-type="float">
            <text:p>0.000717174029145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3]/65535" office:value-type="float" office:value="0.00321965362020294" calcext:value-type="float">
            <text:p>0.003219653620203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4]/65535" office:value-type="float" office:value="0" calcext:value-type="float">
            <text:p>0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5]/65535" office:value-type="float" office:value="0" calcext:value-type="float">
            <text:p>0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6]/65535" office:value-type="float" office:value="0" calcext:value-type="float">
            <text:p>0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E157]/65535" office:value-type="float" office:value="0.00462348363469902" calcext:value-type="float">
            <text:p>0.004623483634699</text:p>
          </table:table-cell>
          <table:table-cell table:formula="of:=AVERAGE([.C$2:.C$157])" office:value-type="float" office:value="9.66956565331111" calcext:value-type="float">
            <text:p>9.66956565331111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58]/65535" office:value-type="float" office:value="0.00555739681086442" calcext:value-type="float">
            <text:p>0.00555739681086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64.204" calcext:value-type="float">
            <text:p>364.2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59]/65535" office:value-type="float" office:value="0.233092927443351" calcext:value-type="float">
            <text:p>0.23309292744335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5275.745" calcext:value-type="float">
            <text:p>15275.7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0]/65535" office:value-type="float" office:value="0.259133287556268" calcext:value-type="float">
            <text:p>0.25913328755626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6982.3" calcext:value-type="float">
            <text:p>16982.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1]/65535" office:value-type="float" office:value="0.169659266041047" calcext:value-type="float">
            <text:p>0.16965926604104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1118.62" calcext:value-type="float">
            <text:p>11118.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2]/65535" office:value-type="float" office:value="0.333125993743801" calcext:value-type="float">
            <text:p>0.33312599374380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1831.412" calcext:value-type="float">
            <text:p>21831.4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3]/65535" office:value-type="float" office:value="0.262150148775463" calcext:value-type="float">
            <text:p>0.26215014877546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7180.01" calcext:value-type="float">
            <text:p>17180.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4]/65535" office:value-type="float" office:value="0.541845792324712" calcext:value-type="float">
            <text:p>0.54184579232471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5509.864" calcext:value-type="float">
            <text:p>35509.8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5]/65535" office:value-type="float" office:value="0.404181231403067" calcext:value-type="float">
            <text:p>0.40418123140306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6488.017" calcext:value-type="float">
            <text:p>26488.0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6]/65535" office:value-type="float" office:value="0.687687647821775" calcext:value-type="float">
            <text:p>0.68768764782177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5067.61" calcext:value-type="float">
            <text:p>45067.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7]/65535" office:value-type="float" office:value="0.655613550011444" calcext:value-type="float">
            <text:p>0.65561355001144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2965.634" calcext:value-type="float">
            <text:p>42965.6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8]/65535" office:value-type="float" office:value="0.564710490577554" calcext:value-type="float">
            <text:p>0.56471049057755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7008.302" calcext:value-type="float">
            <text:p>37008.3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69]/65535" office:value-type="float" office:value="0.630446509498741" calcext:value-type="float">
            <text:p>0.63044650949874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1316.312" calcext:value-type="float">
            <text:p>41316.3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0]/65535" office:value-type="float" office:value="0.325583825436789" calcext:value-type="float">
            <text:p>0.325583825436789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1337.136" calcext:value-type="float">
            <text:p>21337.1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1]/65535" office:value-type="float" office:value="1.37616920729381" calcext:value-type="float">
            <text:p>1.3761692072938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90187.249" calcext:value-type="float">
            <text:p>90187.2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2]/65535" office:value-type="float" office:value="0.0767714045929656" calcext:value-type="float">
            <text:p>0.07677140459296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031.214" calcext:value-type="float">
            <text:p>5031.2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3]/65535" office:value-type="float" office:value="0.561296665903716" calcext:value-type="float">
            <text:p>0.56129666590371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6784.577" calcext:value-type="float">
            <text:p>36784.5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4]/65535" office:value-type="float" office:value="0.224121705958648" calcext:value-type="float">
            <text:p>0.22412170595864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4687.816" calcext:value-type="float">
            <text:p>14687.8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5]/65535" office:value-type="float" office:value="0.511200732433051" calcext:value-type="float">
            <text:p>0.51120073243305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3501.54" calcext:value-type="float">
            <text:p>33501.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6]/65535" office:value-type="float" office:value="0.493734645609217" calcext:value-type="float">
            <text:p>0.49373464560921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2356.9" calcext:value-type="float">
            <text:p>32356.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7]/65535" office:value-type="float" office:value="0" calcext:value-type="float">
            <text:p>0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8]/65535" office:value-type="float" office:value="0.0107728694590677" calcext:value-type="float">
            <text:p>0.01077286945906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79]/65535" office:value-type="float" office:value="0.0576791027695125" calcext:value-type="float">
            <text:p>0.05767910276951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0]/65535" office:value-type="float" office:value="0.146028839551385" calcext:value-type="float">
            <text:p>0.14602883955138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1]/65535" office:value-type="float" office:value="0.0659189745937285" calcext:value-type="float">
            <text:p>0.065918974593729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2]/65535" office:value-type="float" office:value="0.0857709620813306" calcext:value-type="float">
            <text:p>0.08577096208133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3]/65535" office:value-type="float" office:value="0.0615396353093767" calcext:value-type="float">
            <text:p>0.06153963530937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033" calcext:value-type="float">
            <text:p>40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4]/65535" office:value-type="float" office:value="0.528145265888457" calcext:value-type="float">
            <text:p>0.52814526588845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4612" calcext:value-type="float">
            <text:p>346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5]/65535" office:value-type="float" office:value="1.10557717250324" calcext:value-type="float">
            <text:p>1.1055771725032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72454" calcext:value-type="float">
            <text:p>724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6]/65535" office:value-type="float" office:value="0.542061493858244" calcext:value-type="float">
            <text:p>0.54206149385824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5524" calcext:value-type="float">
            <text:p>355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7]/65535" office:value-type="float" office:value="0.546959639887083" calcext:value-type="float">
            <text:p>0.54695963988708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5845" calcext:value-type="float">
            <text:p>358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8]/65535" office:value-type="float" office:value="0.142946517128252" calcext:value-type="float">
            <text:p>0.14294651712825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89]/65535" office:value-type="float" office:value="0.864362554360265" calcext:value-type="float">
            <text:p>0.86436255436026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6646" calcext:value-type="float">
            <text:p>566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0]/65535" office:value-type="float" office:value="0.0884718089570459" calcext:value-type="float">
            <text:p>0.08847180895704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1]/65535" office:value-type="float" office:value="0.206393530174716" calcext:value-type="float">
            <text:p>0.20639353017471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3526" calcext:value-type="float">
            <text:p>135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2]/65535" office:value-type="float" office:value="0.259296559090562" calcext:value-type="float">
            <text:p>0.25929655909056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6993" calcext:value-type="float">
            <text:p>169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3]/65535" office:value-type="float" office:value="0.450064850843061" calcext:value-type="float">
            <text:p>0.45006485084306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9495" calcext:value-type="float">
            <text:p>294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4]/65535" office:value-type="float" office:value="0.12327763790341" calcext:value-type="float">
            <text:p>0.1232776379034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5]/65535" office:value-type="float" office:value="0.108415350576028" calcext:value-type="float">
            <text:p>0.10841535057602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6]/65535" office:value-type="float" office:value="0.26309605554284" calcext:value-type="float">
            <text:p>0.2630960555428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7242" calcext:value-type="float">
            <text:p>172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7]/65535" office:value-type="float" office:value="0.432135500114443" calcext:value-type="float">
            <text:p>0.43213550011444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8320" calcext:value-type="float">
            <text:p>283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8]/65535" office:value-type="float" office:value="0.640070191500725" calcext:value-type="float">
            <text:p>0.64007019150072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1947" calcext:value-type="float">
            <text:p>419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199]/65535" office:value-type="float" office:value="0.923292896925307" calcext:value-type="float">
            <text:p>0.92329289692530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0508" calcext:value-type="float">
            <text:p>605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0]/65535" office:value-type="float" office:value="0.849637598229953" calcext:value-type="float">
            <text:p>0.84963759822995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5681" calcext:value-type="float">
            <text:p>556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1]/65535" office:value-type="float" office:value="0.81695277332723" calcext:value-type="float">
            <text:p>0.8169527733272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3539" calcext:value-type="float">
            <text:p>535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2]/65535" office:value-type="float" office:value="0.707866025787747" calcext:value-type="float">
            <text:p>0.70786602578774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6390" calcext:value-type="float">
            <text:p>463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3]/65535" office:value-type="float" office:value="0.558449683375296" calcext:value-type="float">
            <text:p>0.55844968337529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6598" calcext:value-type="float">
            <text:p>365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4]/65535" office:value-type="float" office:value="0.764980544747082" calcext:value-type="float">
            <text:p>0.76498054474708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0133" calcext:value-type="float">
            <text:p>501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5]/65535" office:value-type="float" office:value="0.915953307392996" calcext:value-type="float">
            <text:p>0.91595330739299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0027" calcext:value-type="float">
            <text:p>600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6]/65535" office:value-type="float" office:value="0.618921187151904" calcext:value-type="float">
            <text:p>0.61892118715190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0561" calcext:value-type="float">
            <text:p>405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7]/65535" office:value-type="float" office:value="0.354940108339055" calcext:value-type="float">
            <text:p>0.35494010833905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3261" calcext:value-type="float">
            <text:p>232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8]/65535" office:value-type="float" office:value="0.161425192645151" calcext:value-type="float">
            <text:p>0.16142519264515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0579" calcext:value-type="float">
            <text:p>105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09]/65535" office:value-type="float" office:value="0.181048294804303" calcext:value-type="float">
            <text:p>0.18104829480430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1865" calcext:value-type="float">
            <text:p>118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0]/65535" office:value-type="float" office:value="0.100099183642329" calcext:value-type="float">
            <text:p>0.100099183642329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1]/65535" office:value-type="float" office:value="0.0406958113984894" calcext:value-type="float">
            <text:p>0.040695811398489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2]/65535" office:value-type="float" office:value="0.00534065766384375" calcext:value-type="float">
            <text:p>0.00534065766384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3]/65535" office:value-type="float" office:value="2.31830605020218" calcext:value-type="float">
            <text:p>2.3183060502021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51930.187" calcext:value-type="float">
            <text:p>151930.1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4]/65535" office:value-type="float" office:value="6.54819641412986" calcext:value-type="float">
            <text:p>6.5481964141298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29136.052" calcext:value-type="float">
            <text:p>429136.0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5]/65535" office:value-type="float" office:value="6.59829234760052" calcext:value-type="float">
            <text:p>6.5982923476005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32419.089" calcext:value-type="float">
            <text:p>432419.0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6]/65535" office:value-type="float" office:value="9.30339293507286" calcext:value-type="float">
            <text:p>9.3033929350728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09697.856" calcext:value-type="float">
            <text:p>609697.8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7]/65535" office:value-type="float" office:value="5.18901695277333" calcext:value-type="float">
            <text:p>5.1890169527733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40062.226" calcext:value-type="float">
            <text:p>340062.2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8]/65535" office:value-type="float" office:value="9.62151396963455" calcext:value-type="float">
            <text:p>9.6215139696345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30545.918" calcext:value-type="float">
            <text:p>630545.9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19]/65535" office:value-type="float" office:value="8.3729266193637" calcext:value-type="float">
            <text:p>8.372926619363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48719.746" calcext:value-type="float">
            <text:p>548719.7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0]/65535" office:value-type="float" office:value="2.16015854123751" calcext:value-type="float">
            <text:p>2.1601585412375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41565.99" calcext:value-type="float">
            <text:p>141565.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1]/65535" office:value-type="float" office:value="2.12721113908598" calcext:value-type="float">
            <text:p>2.1272111390859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39406.782" calcext:value-type="float">
            <text:p>139406.7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2]/65535" office:value-type="float" office:value="1.75629488059815" calcext:value-type="float">
            <text:p>1.7562948805981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15098.785" calcext:value-type="float">
            <text:p>115098.7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3]/65535" office:value-type="float" office:value="3.83182226291295" calcext:value-type="float">
            <text:p>3.8318222629129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51118.472" calcext:value-type="float">
            <text:p>251118.4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4]/65535" office:value-type="float" office:value="4.34842160677501" calcext:value-type="float">
            <text:p>4.3484216067750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84973.81" calcext:value-type="float">
            <text:p>284973.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5]/65535" office:value-type="float" office:value="3.3080776989395" calcext:value-type="float">
            <text:p>3.308077698939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16794.872" calcext:value-type="float">
            <text:p>216794.8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6]/65535" office:value-type="float" office:value="1.29780997940032" calcext:value-type="float">
            <text:p>1.2978099794003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85051.977" calcext:value-type="float">
            <text:p>85051.9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7]/65535" office:value-type="float" office:value="3.26242767986572" calcext:value-type="float">
            <text:p>3.2624276798657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13803.198" calcext:value-type="float">
            <text:p>213803.1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8]/65535" office:value-type="float" office:value="4.09619537651637" calcext:value-type="float">
            <text:p>4.0961953765163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68444.164" calcext:value-type="float">
            <text:p>268444.1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29]/65535" office:value-type="float" office:value="2.55679758907454" calcext:value-type="float">
            <text:p>2.5567975890745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67559.73" calcext:value-type="float">
            <text:p>167559.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0]/65535" office:value-type="float" office:value="2.59204734874495" calcext:value-type="float">
            <text:p>2.5920473487449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69869.823" calcext:value-type="float">
            <text:p>169869.8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1]/65535" office:value-type="float" office:value="2.50725740444038" calcext:value-type="float">
            <text:p>2.5072574044403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64313.114" calcext:value-type="float">
            <text:p>164313.1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2]/65535" office:value-type="float" office:value="0.109877592126345" calcext:value-type="float">
            <text:p>0.10987759212634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7200.828" calcext:value-type="float">
            <text:p>7200.8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3]/65535" office:value-type="float" office:value="0.130360555428397" calcext:value-type="float">
            <text:p>0.13036055542839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8543.179" calcext:value-type="float">
            <text:p>8543.1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4]/65535" office:value-type="float" office:value="0.0651802700846876" calcext:value-type="float">
            <text:p>0.06518027008468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271.589" calcext:value-type="float">
            <text:p>4271.5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5]/65535" office:value-type="float" office:value="0.119166384374762" calcext:value-type="float">
            <text:p>0.11916638437476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7809.569" calcext:value-type="float">
            <text:p>7809.5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6]/65535" office:value-type="float" office:value="0.0586701915007248" calcext:value-type="float">
            <text:p>0.05867019150072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844.951" calcext:value-type="float">
            <text:p>3844.9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7]/65535" office:value-type="float" office:value="0.0787561913481346" calcext:value-type="float">
            <text:p>0.07875619134813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161.287" calcext:value-type="float">
            <text:p>5161.2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8]/65535" office:value-type="float" office:value="0.106701945525292" calcext:value-type="float">
            <text:p>0.10670194552529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992.712" calcext:value-type="float">
            <text:p>6992.7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39]/65535" office:value-type="float" office:value="0.0538273136491951" calcext:value-type="float">
            <text:p>0.05382731364919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527.573" calcext:value-type="float">
            <text:p>3527.5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0]/65535" office:value-type="float" office:value="0.133059861142901" calcext:value-type="float">
            <text:p>0.13305986114290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8720.078" calcext:value-type="float">
            <text:p>8720.0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1]/65535" office:value-type="float" office:value="0.124009246967269" calcext:value-type="float">
            <text:p>0.124009246967269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8126.946" calcext:value-type="float">
            <text:p>8126.9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2]/65535" office:value-type="float" office:value="0.381157747768368" calcext:value-type="float">
            <text:p>0.38115774776836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4979.173" calcext:value-type="float">
            <text:p>24979.1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3]/65535" office:value-type="float" office:value="0" calcext:value-type="float">
            <text:p>0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4]/65535" office:value-type="float" office:value="0" calcext:value-type="float">
            <text:p>0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5]/65535" office:value-type="float" office:value="0.184771496147097" calcext:value-type="float">
            <text:p>0.18477149614709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2109" calcext:value-type="float">
            <text:p>121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6]/65535" office:value-type="float" office:value="0.39990844586862" calcext:value-type="float">
            <text:p>0.3999084458686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6208" calcext:value-type="float">
            <text:p>262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7]/65535" office:value-type="float" office:value="0.129320210574502" calcext:value-type="float">
            <text:p>0.12932021057450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8475" calcext:value-type="float">
            <text:p>84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8]/65535" office:value-type="float" office:value="0.539192797741665" calcext:value-type="float">
            <text:p>0.53919279774166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5336" calcext:value-type="float">
            <text:p>353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49]/65535" office:value-type="float" office:value="0.633798733501183" calcext:value-type="float">
            <text:p>0.63379873350118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1536" calcext:value-type="float">
            <text:p>415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0]/65535" office:value-type="float" office:value="0.137346456092165" calcext:value-type="float">
            <text:p>0.13734645609216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1]/65535" office:value-type="float" office:value="0" calcext:value-type="float">
            <text:p>0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2]/65535" office:value-type="float" office:value="0.14013885709926" calcext:value-type="float">
            <text:p>0.1401388570992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9184" calcext:value-type="float">
            <text:p>91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3]/65535" office:value-type="float" office:value="0.174517433432517" calcext:value-type="float">
            <text:p>0.17451743343251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1437" calcext:value-type="float">
            <text:p>114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4]/65535" office:value-type="float" office:value="0.188601510643168" calcext:value-type="float">
            <text:p>0.18860151064316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5]/65535" office:value-type="float" office:value="0.120347905699245" calcext:value-type="float">
            <text:p>0.12034790569924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7887" calcext:value-type="float">
            <text:p>78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6]/65535" office:value-type="float" office:value="2.03868162050813" calcext:value-type="float">
            <text:p>2.0386816205081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33605" calcext:value-type="float">
            <text:p>1336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7]/65535" office:value-type="float" office:value="3.46982528419928" calcext:value-type="float">
            <text:p>3.4698252841992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27395" calcext:value-type="float">
            <text:p>2273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8]/65535" office:value-type="float" office:value="1.75700007629511" calcext:value-type="float">
            <text:p>1.7570000762951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15145" calcext:value-type="float">
            <text:p>1151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59]/65535" office:value-type="float" office:value="2.294682230869" calcext:value-type="float">
            <text:p>2.294682230869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50382" calcext:value-type="float">
            <text:p>1503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0]/65535" office:value-type="float" office:value="0.94018463416495" calcext:value-type="float">
            <text:p>0.9401846341649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1615" calcext:value-type="float">
            <text:p>616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1]/65535" office:value-type="float" office:value="0.0354924849317159" calcext:value-type="float">
            <text:p>0.03549248493171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2]/65535" office:value-type="float" office:value="0" calcext:value-type="float">
            <text:p>0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3]/65535" office:value-type="float" office:value="0.0255130846112764" calcext:value-type="float">
            <text:p>0.02551308461127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4]/65535" office:value-type="float" office:value="0" calcext:value-type="float">
            <text:p>0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5]/65535" office:value-type="float" office:value="0.0143282215609979" calcext:value-type="float">
            <text:p>0.01432822156099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6]/65535" office:value-type="float" office:value="0.017288471808957" calcext:value-type="float">
            <text:p>0.017288471808957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7]/65535" office:value-type="float" office:value="0.00326543068589303" calcext:value-type="float">
            <text:p>0.00326543068589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8]/65535" office:value-type="float" office:value="0.0999160753795682" calcext:value-type="float">
            <text:p>0.09991607537956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548" calcext:value-type="float">
            <text:p>65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69]/65535" office:value-type="float" office:value="0.211703669794766" calcext:value-type="float">
            <text:p>0.21170366979476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3874" calcext:value-type="float">
            <text:p>138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0]/65535" office:value-type="float" office:value="0.294346532387274" calcext:value-type="float">
            <text:p>0.29434653238727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9290" calcext:value-type="float">
            <text:p>192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1]/65535" office:value-type="float" office:value="0.387426565957122" calcext:value-type="float">
            <text:p>0.38742656595712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5390" calcext:value-type="float">
            <text:p>253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2]/65535" office:value-type="float" office:value="1.04489204242008" calcext:value-type="float">
            <text:p>1.0448920424200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8477" calcext:value-type="float">
            <text:p>684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3]/65535" office:value-type="float" office:value="0.573296711680781" calcext:value-type="float">
            <text:p>0.57329671168078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7571" calcext:value-type="float">
            <text:p>375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4]/65535" office:value-type="float" office:value="0.728877698939498" calcext:value-type="float">
            <text:p>0.72887769893949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47767" calcext:value-type="float">
            <text:p>477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5]/65535" office:value-type="float" office:value="0.546105134660868" calcext:value-type="float">
            <text:p>0.546105134660868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5789" calcext:value-type="float">
            <text:p>357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6]/65535" office:value-type="float" office:value="0.294438086518654" calcext:value-type="float">
            <text:p>0.29443808651865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9296" calcext:value-type="float">
            <text:p>192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7]/65535" office:value-type="float" office:value="0.434073395895323" calcext:value-type="float">
            <text:p>0.43407339589532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8447" calcext:value-type="float">
            <text:p>284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8]/65535" office:value-type="float" office:value="0.365346761272602" calcext:value-type="float">
            <text:p>0.36534676127260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3943" calcext:value-type="float">
            <text:p>239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79]/65535" office:value-type="float" office:value="0.452307927061875" calcext:value-type="float">
            <text:p>0.45230792706187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9642" calcext:value-type="float">
            <text:p>296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0]/65535" office:value-type="float" office:value="0.577767605096513" calcext:value-type="float">
            <text:p>0.577767605096513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7864" calcext:value-type="float">
            <text:p>378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1]/65535" office:value-type="float" office:value="0.399481193255512" calcext:value-type="float">
            <text:p>0.39948119325551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2]/65535" office:value-type="float" office:value="0.175600823987182" calcext:value-type="float">
            <text:p>0.17560082398718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3]/65535" office:value-type="float" office:value="0.576333257038224" calcext:value-type="float">
            <text:p>0.57633325703822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37770" calcext:value-type="float">
            <text:p>377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4]/65535" office:value-type="float" office:value="0.819790951400015" calcext:value-type="float">
            <text:p>0.819790951400015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3725" calcext:value-type="float">
            <text:p>537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5]/65535" office:value-type="float" office:value="0.967132066834516" calcext:value-type="float">
            <text:p>0.967132066834516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3381" calcext:value-type="float">
            <text:p>633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6]/65535" office:value-type="float" office:value="0.927016098268101" calcext:value-type="float">
            <text:p>0.92701609826810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60752" calcext:value-type="float">
            <text:p>607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7]/65535" office:value-type="float" office:value="0.80688181887541" calcext:value-type="float">
            <text:p>0.80688181887541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52879" calcext:value-type="float">
            <text:p>528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8]/65535" office:value-type="float" office:value="0.394598306248569" calcext:value-type="float">
            <text:p>0.394598306248569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25860" calcext:value-type="float">
            <text:p>2586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89]/65535" office:value-type="float" office:value="0.150698100251774" calcext:value-type="float">
            <text:p>0.150698100251774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9876" calcext:value-type="float">
            <text:p>98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90]/65535" office:value-type="float" office:value="0.0196688792248417" calcext:value-type="float">
            <text:p>0.019668879224842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E291]/65535" office:value-type="float" office:value="0" calcext:value-type="float">
            <text:p>0</text:p>
          </table:table-cell>
          <table:table-cell table:formula="of:=AVERAGE([.C$158:.C$291])" office:value-type="float" office:value="0.967862010387523" calcext:value-type="float">
            <text:p>0.96786201038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2]/65535" office:value-type="float" office:value="0.640529198138399" calcext:value-type="float">
            <text:p>0.64052919813839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1977.081" calcext:value-type="float">
            <text:p>41977.0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3]/65535" office:value-type="float" office:value="5.14908311589227" calcext:value-type="float">
            <text:p>5.1490831158922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37445.162" calcext:value-type="float">
            <text:p>337445.1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4]/65535" office:value-type="float" office:value="9.82618480201419" calcext:value-type="float">
            <text:p>9.8261848020141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43959.021" calcext:value-type="float">
            <text:p>643959.0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5]/65535" office:value-type="float" office:value="6.85067736324102" calcext:value-type="float">
            <text:p>6.8506773632410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48959.141" calcext:value-type="float">
            <text:p>448959.1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6]/65535" office:value-type="float" office:value="9.97258240634775" calcext:value-type="float">
            <text:p>9.9725824063477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53553.188" calcext:value-type="float">
            <text:p>653553.1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7]/65535" office:value-type="float" office:value="13.5972727092393" calcext:value-type="float">
            <text:p>13.597272709239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91097.267" calcext:value-type="float">
            <text:p>891097.2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8]/65535" office:value-type="float" office:value="11.3553411001755" calcext:value-type="float">
            <text:p>11.355341100175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744172.279" calcext:value-type="float">
            <text:p>744172.2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299]/65535" office:value-type="float" office:value="13.0357378652628" calcext:value-type="float">
            <text:p>13.035737865262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54297.081" calcext:value-type="float">
            <text:p>854297.0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0]/65535" office:value-type="float" office:value="19.2662102082856" calcext:value-type="float">
            <text:p>19.266210208285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262611.086" calcext:value-type="float">
            <text:p>1262611.0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1]/65535" office:value-type="float" office:value="24.9673011978332" calcext:value-type="float">
            <text:p>24.967301197833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636232.084" calcext:value-type="float">
            <text:p>1636232.0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2]/65535" office:value-type="float" office:value="32.8933340505074" calcext:value-type="float">
            <text:p>32.893334050507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155664.647" calcext:value-type="float">
            <text:p>2155664.6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3]/65535" office:value-type="float" office:value="34.2852227359426" calcext:value-type="float">
            <text:p>34.285222735942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246882.072" calcext:value-type="float">
            <text:p>2246882.0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4]/65535" office:value-type="float" office:value="36.0342930037385" calcext:value-type="float">
            <text:p>36.034293003738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361507.392" calcext:value-type="float">
            <text:p>2361507.3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5]/65535" office:value-type="float" office:value="40.2058307469291" calcext:value-type="float">
            <text:p>40.205830746929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634889.118" calcext:value-type="float">
            <text:p>2634889.1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6]/65535" office:value-type="float" office:value="44.5421054856184" calcext:value-type="float">
            <text:p>44.542105485618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919066.883" calcext:value-type="float">
            <text:p>2919066.8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7]/65535" office:value-type="float" office:value="45.1140405737392" calcext:value-type="float">
            <text:p>45.114040573739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956548.649" calcext:value-type="float">
            <text:p>2956548.6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8]/65535" office:value-type="float" office:value="42.5109578393225" calcext:value-type="float">
            <text:p>42.510957839322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785955.622" calcext:value-type="float">
            <text:p>2785955.6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09]/65535" office:value-type="float" office:value="41.3462077210651" calcext:value-type="float">
            <text:p>41.346207721065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709623.723" calcext:value-type="float">
            <text:p>2709623.7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0]/65535" office:value-type="float" office:value="61.0223947356374" calcext:value-type="float">
            <text:p>61.022394735637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999102.639" calcext:value-type="float">
            <text:p>3999102.6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1]/65535" office:value-type="float" office:value="57.2684553597314" calcext:value-type="float">
            <text:p>57.268455359731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753088.222" calcext:value-type="float">
            <text:p>3753088.2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2]/65535" office:value-type="float" office:value="58.340079453727" calcext:value-type="float">
            <text:p>58.34007945372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823317.107" calcext:value-type="float">
            <text:p>3823317.1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3]/65535" office:value-type="float" office:value="71.2757048599985" calcext:value-type="float">
            <text:p>71.275704859998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671053.318" calcext:value-type="float">
            <text:p>4671053.3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4]/65535" office:value-type="float" office:value="88.1400099488823" calcext:value-type="float">
            <text:p>88.140009948882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776255.552" calcext:value-type="float">
            <text:p>5776255.5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5]/65535" office:value-type="float" office:value="112.800304890517" calcext:value-type="float">
            <text:p>112.80030489051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7392367.981" calcext:value-type="float">
            <text:p>7392367.9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6]/65535" office:value-type="float" office:value="99.4024631876097" calcext:value-type="float">
            <text:p>99.402463187609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514340.425" calcext:value-type="float">
            <text:p>6514340.4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7]/65535" office:value-type="float" office:value="2.41806668192569" calcext:value-type="float">
            <text:p>2.4180666819256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58468" calcext:value-type="float">
            <text:p>1584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8]/65535" office:value-type="float" office:value="0.811367971313039" calcext:value-type="float">
            <text:p>0.81136797131303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3173" calcext:value-type="float">
            <text:p>531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19]/65535" office:value-type="float" office:value="3.16983291371023" calcext:value-type="float">
            <text:p>3.1698329137102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07735" calcext:value-type="float">
            <text:p>2077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0]/65535" office:value-type="float" office:value="3.1427328908217" calcext:value-type="float">
            <text:p>3.142732890821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05959" calcext:value-type="float">
            <text:p>2059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1]/65535" office:value-type="float" office:value="4.51985961699855" calcext:value-type="float">
            <text:p>4.5198596169985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96209" calcext:value-type="float">
            <text:p>2962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2]/65535" office:value-type="float" office:value="5.68572518501564" calcext:value-type="float">
            <text:p>5.6857251850156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72614" calcext:value-type="float">
            <text:p>3726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3]/65535" office:value-type="float" office:value="6.74494544899672" calcext:value-type="float">
            <text:p>6.7449454489967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42030" calcext:value-type="float">
            <text:p>4420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4]/65535" office:value-type="float" office:value="7.904875257496" calcext:value-type="float">
            <text:p>7.90487525749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18046" calcext:value-type="float">
            <text:p>5180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5]/65535" office:value-type="float" office:value="14.1586022735943" calcext:value-type="float">
            <text:p>14.158602273594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27884" calcext:value-type="float">
            <text:p>9278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6]/65535" office:value-type="float" office:value="18.8926985580224" calcext:value-type="float">
            <text:p>18.892698558022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238133" calcext:value-type="float">
            <text:p>12381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7]/65535" office:value-type="float" office:value="19.562478065156" calcext:value-type="float">
            <text:p>19.56247806515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282027" calcext:value-type="float">
            <text:p>12820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8]/65535" office:value-type="float" office:value="0.000259403372243839" calcext:value-type="float">
            <text:p>0.00025940337224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29]/65535" office:value-type="float" office:value="2.2313878080415" calcext:value-type="float">
            <text:p>2.231387808041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46234" calcext:value-type="float">
            <text:p>1462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0]/65535" office:value-type="float" office:value="8.79981689173724" calcext:value-type="float">
            <text:p>8.7998168917372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76696" calcext:value-type="float">
            <text:p>5766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1]/65535" office:value-type="float" office:value="12.154955367361" calcext:value-type="float">
            <text:p>12.15495536736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796575" calcext:value-type="float">
            <text:p>7965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2]/65535" office:value-type="float" office:value="11.7483329518578" calcext:value-type="float">
            <text:p>11.748332951857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769927" calcext:value-type="float">
            <text:p>7699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3]/65535" office:value-type="float" office:value="14.4930037384604" calcext:value-type="float">
            <text:p>14.493003738460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49799" calcext:value-type="float">
            <text:p>9497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4]/65535" office:value-type="float" office:value="13.8582742046235" calcext:value-type="float">
            <text:p>13.858274204623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08202" calcext:value-type="float">
            <text:p>9082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5]/65535" office:value-type="float" office:value="10.1569237811856" calcext:value-type="float">
            <text:p>10.156923781185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65634" calcext:value-type="float">
            <text:p>6656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6]/65535" office:value-type="float" office:value="0.518425268940261" calcext:value-type="float">
            <text:p>0.51842526894026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3975" calcext:value-type="float">
            <text:p>339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7]/65535" office:value-type="float" office:value="0.027542534523537" calcext:value-type="float">
            <text:p>0.02754253452353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8]/65535" office:value-type="float" office:value="0.027542534523537" calcext:value-type="float">
            <text:p>0.02754253452353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39]/65535" office:value-type="float" office:value="0.0374151216906996" calcext:value-type="float">
            <text:p>0.037415121690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0]/65535" office:value-type="float" office:value="0.44119935912108" calcext:value-type="float">
            <text:p>0.4411993591210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8914" calcext:value-type="float">
            <text:p>289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1]/65535" office:value-type="float" office:value="1.28801403830015" calcext:value-type="float">
            <text:p>1.2880140383001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4410" calcext:value-type="float">
            <text:p>844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2]/65535" office:value-type="float" office:value="0.883482108796826" calcext:value-type="float">
            <text:p>0.88348210879682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7899" calcext:value-type="float">
            <text:p>578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3]/65535" office:value-type="float" office:value="0.635416189822232" calcext:value-type="float">
            <text:p>0.63541618982223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1642" calcext:value-type="float">
            <text:p>416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4]/65535" office:value-type="float" office:value="0.40498970016022" calcext:value-type="float">
            <text:p>0.4049897001602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6541" calcext:value-type="float">
            <text:p>265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5]/65535" office:value-type="float" office:value="0.32970168612192" calcext:value-type="float">
            <text:p>0.3297016861219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1607" calcext:value-type="float">
            <text:p>216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6]/65535" office:value-type="float" office:value="0.477164873731594" calcext:value-type="float">
            <text:p>0.47716487373159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1271" calcext:value-type="float">
            <text:p>312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7]/65535" office:value-type="float" office:value="1.33821622034028" calcext:value-type="float">
            <text:p>1.3382162203402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7700" calcext:value-type="float">
            <text:p>877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8]/65535" office:value-type="float" office:value="1.30836957351034" calcext:value-type="float">
            <text:p>1.3083695735103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5744" calcext:value-type="float">
            <text:p>857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49]/65535" office:value-type="float" office:value="1.64460212100404" calcext:value-type="float">
            <text:p>1.6446021210040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07779" calcext:value-type="float">
            <text:p>1077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0]/65535" office:value-type="float" office:value="2.31395437552453" calcext:value-type="float">
            <text:p>2.3139543755245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51645" calcext:value-type="float">
            <text:p>1516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1]/65535" office:value-type="float" office:value="2.74244296940566" calcext:value-type="float">
            <text:p>2.7424429694056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79726" calcext:value-type="float">
            <text:p>1797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2]/65535" office:value-type="float" office:value="3.22928206301976" calcext:value-type="float">
            <text:p>3.2292820630197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11631" calcext:value-type="float">
            <text:p>2116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3]/65535" office:value-type="float" office:value="1.74897383077745" calcext:value-type="float">
            <text:p>1.7489738307774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14619" calcext:value-type="float">
            <text:p>11461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4]/65535" office:value-type="float" office:value="2.3103837644007" calcext:value-type="float">
            <text:p>2.310383764400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51411" calcext:value-type="float">
            <text:p>1514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5]/65535" office:value-type="float" office:value="90.953876646067" calcext:value-type="float">
            <text:p>90.95387664606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960662.306" calcext:value-type="float">
            <text:p>5960662.3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6]/65535" office:value-type="float" office:value="94.2055071030747" calcext:value-type="float">
            <text:p>94.205507103074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173757.908" calcext:value-type="float">
            <text:p>6173757.9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7]/65535" office:value-type="float" office:value="109.128217975128" calcext:value-type="float">
            <text:p>109.12821797512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7151717.765" calcext:value-type="float">
            <text:p>7151717.7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8]/65535" office:value-type="float" office:value="112.136831586175" calcext:value-type="float">
            <text:p>112.13683158617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7348887.258" calcext:value-type="float">
            <text:p>7348887.2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59]/65535" office:value-type="float" office:value="126.083187945373" calcext:value-type="float">
            <text:p>126.08318794537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262861.722" calcext:value-type="float">
            <text:p>8262861.7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0]/65535" office:value-type="float" office:value="134.051218814374" calcext:value-type="float">
            <text:p>134.05121881437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785046.625" calcext:value-type="float">
            <text:p>8785046.6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1]/65535" office:value-type="float" office:value="143.794598458839" calcext:value-type="float">
            <text:p>143.79459845883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423579.01" calcext:value-type="float">
            <text:p>9423579.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2]/65535" office:value-type="float" office:value="135.854910307469" calcext:value-type="float">
            <text:p>135.85491030746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903251.547" calcext:value-type="float">
            <text:p>8903251.5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3]/65535" office:value-type="float" office:value="138.458628168154" calcext:value-type="float">
            <text:p>138.45862816815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073886.197" calcext:value-type="float">
            <text:p>9073886.1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4]/65535" office:value-type="float" office:value="143.292448340581" calcext:value-type="float">
            <text:p>143.29244834058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390670.602" calcext:value-type="float">
            <text:p>9390670.6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5]/65535" office:value-type="float" office:value="152.533995422293" calcext:value-type="float">
            <text:p>152.53399542229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996315.39" calcext:value-type="float">
            <text:p>9996315.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6]/65535" office:value-type="float" office:value="138.878211322194" calcext:value-type="float">
            <text:p>138.87821132219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101383.579" calcext:value-type="float">
            <text:p>9101383.5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7]/65535" office:value-type="float" office:value="128.099013061723" calcext:value-type="float">
            <text:p>128.09901306172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394968.821" calcext:value-type="float">
            <text:p>8394968.8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8]/65535" office:value-type="float" office:value="142.170887098497" calcext:value-type="float">
            <text:p>142.17088709849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317169.086" calcext:value-type="float">
            <text:p>9317169.0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69]/65535" office:value-type="float" office:value="144.919970473793" calcext:value-type="float">
            <text:p>144.91997047379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497330.265" calcext:value-type="float">
            <text:p>9497330.2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0]/65535" office:value-type="float" office:value="161.211387762264" calcext:value-type="float">
            <text:p>161.21138776226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0564988.297" calcext:value-type="float">
            <text:p>10564988.2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1]/65535" office:value-type="float" office:value="178.779258762493" calcext:value-type="float">
            <text:p>178.77925876249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1716298.723" calcext:value-type="float">
            <text:p>11716298.7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2]/65535" office:value-type="float" office:value="117.837684412909" calcext:value-type="float">
            <text:p>117.83768441290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7722492.648" calcext:value-type="float">
            <text:p>7722492.6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3]/65535" office:value-type="float" office:value="88.8897816128786" calcext:value-type="float">
            <text:p>88.889781612878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825391.838" calcext:value-type="float">
            <text:p>5825391.8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4]/65535" office:value-type="float" office:value="57.8278466315709" calcext:value-type="float">
            <text:p>57.827846631570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789747.929" calcext:value-type="float">
            <text:p>3789747.9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5]/65535" office:value-type="float" office:value="44.875469657435" calcext:value-type="float">
            <text:p>44.87546965743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940913.904" calcext:value-type="float">
            <text:p>2940913.9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6]/65535" office:value-type="float" office:value="60.0105523002975" calcext:value-type="float">
            <text:p>60.010552300297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932791.545" calcext:value-type="float">
            <text:p>3932791.5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7]/65535" office:value-type="float" office:value="56.8789615167468" calcext:value-type="float">
            <text:p>56.878961516746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727562.743" calcext:value-type="float">
            <text:p>3727562.7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8]/65535" office:value-type="float" office:value="45.7385327382315" calcext:value-type="float">
            <text:p>45.738532738231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997474.743" calcext:value-type="float">
            <text:p>2997474.7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79]/65535" office:value-type="float" office:value="22.4467060502022" calcext:value-type="float">
            <text:p>22.446706050202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471044.881" calcext:value-type="float">
            <text:p>1471044.8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0]/65535" office:value-type="float" office:value="41.1915534294652" calcext:value-type="float">
            <text:p>41.191553429465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699488.454" calcext:value-type="float">
            <text:p>2699488.4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1]/65535" office:value-type="float" office:value="22.509583978027" calcext:value-type="float">
            <text:p>22.50958397802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475165.586" calcext:value-type="float">
            <text:p>1475165.5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2]/65535" office:value-type="float" office:value="12.4534025024796" calcext:value-type="float">
            <text:p>12.453402502479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16133.733" calcext:value-type="float">
            <text:p>816133.7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3]/65535" office:value-type="float" office:value="53.3728024719615" calcext:value-type="float">
            <text:p>53.372802471961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497786.61" calcext:value-type="float">
            <text:p>3497786.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4]/65535" office:value-type="float" office:value="35.2617360341802" calcext:value-type="float">
            <text:p>35.261736034180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310877.871" calcext:value-type="float">
            <text:p>2310877.8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5]/65535" office:value-type="float" office:value="18.0884399176013" calcext:value-type="float">
            <text:p>18.088439917601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185425.91" calcext:value-type="float">
            <text:p>1185425.9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6]/65535" office:value-type="float" office:value="16.0939345387961" calcext:value-type="float">
            <text:p>16.093934538796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054716" calcext:value-type="float">
            <text:p>10547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7]/65535" office:value-type="float" office:value="14.4851911192493" calcext:value-type="float">
            <text:p>14.485191119249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49287" calcext:value-type="float">
            <text:p>9492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8]/65535" office:value-type="float" office:value="13.1165178912032" calcext:value-type="float">
            <text:p>13.116517891203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59591" calcext:value-type="float">
            <text:p>85959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89]/65535" office:value-type="float" office:value="8.83759822995346" calcext:value-type="float">
            <text:p>8.8375982299534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79172" calcext:value-type="float">
            <text:p>5791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0]/65535" office:value-type="float" office:value="7.34987411306935" calcext:value-type="float">
            <text:p>7.3498741130693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81674" calcext:value-type="float">
            <text:p>4816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1]/65535" office:value-type="float" office:value="1.53746852826734" calcext:value-type="float">
            <text:p>1.5374685282673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00758" calcext:value-type="float">
            <text:p>1007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2]/65535" office:value-type="float" office:value="3.50980392156863" calcext:value-type="float">
            <text:p>3.5098039215686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30015" calcext:value-type="float">
            <text:p>2300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3]/65535" office:value-type="float" office:value="0.600427252613107" calcext:value-type="float">
            <text:p>0.60042725261310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9349" calcext:value-type="float">
            <text:p>393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4]/65535" office:value-type="float" office:value="8.6351262684062" calcext:value-type="float">
            <text:p>8.635126268406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65903" calcext:value-type="float">
            <text:p>5659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5]/65535" office:value-type="float" office:value="8.09991607537957" calcext:value-type="float">
            <text:p>8.0999160753795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30828" calcext:value-type="float">
            <text:p>5308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6]/65535" office:value-type="float" office:value="7.52715342946517" calcext:value-type="float">
            <text:p>7.5271534294651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93292" calcext:value-type="float">
            <text:p>4932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7]/65535" office:value-type="float" office:value="16.4765697718776" calcext:value-type="float">
            <text:p>16.476569771877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079792" calcext:value-type="float">
            <text:p>10797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8]/65535" office:value-type="float" office:value="21.8045166704814" calcext:value-type="float">
            <text:p>21.804516670481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428959" calcext:value-type="float">
            <text:p>14289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399]/65535" office:value-type="float" office:value="28.8315251392386" calcext:value-type="float">
            <text:p>28.831525139238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889474" calcext:value-type="float">
            <text:p>18894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0]/65535" office:value-type="float" office:value="29.4406805523766" calcext:value-type="float">
            <text:p>29.440680552376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929395" calcext:value-type="float">
            <text:p>19293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1]/65535" office:value-type="float" office:value="23.9192797741665" calcext:value-type="float">
            <text:p>23.919279774166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567550" calcext:value-type="float">
            <text:p>156755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2]/65535" office:value-type="float" office:value="28.2095826657511" calcext:value-type="float">
            <text:p>28.209582665751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848715" calcext:value-type="float">
            <text:p>18487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3]/65535" office:value-type="float" office:value="35.4145876249332" calcext:value-type="float">
            <text:p>35.414587624933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320895" calcext:value-type="float">
            <text:p>23208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4]/65535" office:value-type="float" office:value="14.6331578545815" calcext:value-type="float">
            <text:p>14.633157854581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58984" calcext:value-type="float">
            <text:p>9589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5]/65535" office:value-type="float" office:value="21.182574196994" calcext:value-type="float">
            <text:p>21.18257419699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388200" calcext:value-type="float">
            <text:p>13882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6]/65535" office:value-type="float" office:value="23.9885099565118" calcext:value-type="float">
            <text:p>23.988509956511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572087" calcext:value-type="float">
            <text:p>15720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7]/65535" office:value-type="float" office:value="7.08564888990616" calcext:value-type="float">
            <text:p>7.0856488899061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64358" calcext:value-type="float">
            <text:p>4643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8]/65535" office:value-type="float" office:value="0.381551842526894" calcext:value-type="float">
            <text:p>0.38155184252689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5005" calcext:value-type="float">
            <text:p>250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09]/65535" office:value-type="float" office:value="0.095048447394522" calcext:value-type="float">
            <text:p>0.09504844739452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0]/65535" office:value-type="float" office:value="2.31926451514458" calcext:value-type="float">
            <text:p>2.3192645151445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51993" calcext:value-type="float">
            <text:p>1519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1]/65535" office:value-type="float" office:value="0.619272144655528" calcext:value-type="float">
            <text:p>0.61927214465552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0584" calcext:value-type="float">
            <text:p>405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2]/65535" office:value-type="float" office:value="0.896757457846952" calcext:value-type="float">
            <text:p>0.89675745784695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8769" calcext:value-type="float">
            <text:p>587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3]/65535" office:value-type="float" office:value="1.62627603570611" calcext:value-type="float">
            <text:p>1.6262760357061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06578" calcext:value-type="float">
            <text:p>1065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4]/65535" office:value-type="float" office:value="2.15713740749218" calcext:value-type="float">
            <text:p>2.1571374074921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41368" calcext:value-type="float">
            <text:p>1413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5]/65535" office:value-type="float" office:value="1.65583276112001" calcext:value-type="float">
            <text:p>1.6558327611200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08515" calcext:value-type="float">
            <text:p>1085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6]/65535" office:value-type="float" office:value="0.668970778973068" calcext:value-type="float">
            <text:p>0.66897077897306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3841" calcext:value-type="float">
            <text:p>438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7]/65535" office:value-type="float" office:value="0.289677271686885" calcext:value-type="float">
            <text:p>0.28967727168688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8984" calcext:value-type="float">
            <text:p>189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8]/65535" office:value-type="float" office:value="0.780071717402914" calcext:value-type="float">
            <text:p>0.78007171740291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51122" calcext:value-type="float">
            <text:p>511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19]/65535" office:value-type="float" office:value="0.739726863508049" calcext:value-type="float">
            <text:p>0.739726863508049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8478" calcext:value-type="float">
            <text:p>484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0]/65535" office:value-type="float" office:value="0.992294193942168" calcext:value-type="float">
            <text:p>0.99229419394216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5030" calcext:value-type="float">
            <text:p>650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1]/65535" office:value-type="float" office:value="1.27907225146868" calcext:value-type="float">
            <text:p>1.2790722514686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83824" calcext:value-type="float">
            <text:p>838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2]/65535" office:value-type="float" office:value="0.944213015945678" calcext:value-type="float">
            <text:p>0.944213015945678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61879" calcext:value-type="float">
            <text:p>618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3]/65535" office:value-type="float" office:value="0.342381933318074" calcext:value-type="float">
            <text:p>0.34238193331807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2438" calcext:value-type="float">
            <text:p>224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4]/65535" office:value-type="float" office:value="0.634622720683604" calcext:value-type="float">
            <text:p>0.63462272068360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41590" calcext:value-type="float">
            <text:p>415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5]/65535" office:value-type="float" office:value="1.97021438925765" calcext:value-type="float">
            <text:p>1.97021438925765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29118" calcext:value-type="float">
            <text:p>1291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6]/65535" office:value-type="float" office:value="3.05432211795224" calcext:value-type="float">
            <text:p>3.05432211795224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00165" calcext:value-type="float">
            <text:p>2001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7]/65535" office:value-type="float" office:value="3.74517433432517" calcext:value-type="float">
            <text:p>3.74517433432517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45440" calcext:value-type="float">
            <text:p>24544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8]/65535" office:value-type="float" office:value="4.11821164263371" calcext:value-type="float">
            <text:p>4.1182116426337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69887" calcext:value-type="float">
            <text:p>2698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29]/65535" office:value-type="float" office:value="3.8946669718471" calcext:value-type="float">
            <text:p>3.894666971847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55237" calcext:value-type="float">
            <text:p>2552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30]/65535" office:value-type="float" office:value="3.03366140230411" calcext:value-type="float">
            <text:p>3.0336614023041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98811" calcext:value-type="float">
            <text:p>1988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31]/65535" office:value-type="float" office:value="4.73754482337682" calcext:value-type="float">
            <text:p>4.73754482337682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310475" calcext:value-type="float">
            <text:p>3104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32]/65535" office:value-type="float" office:value="3.39893186846723" calcext:value-type="float">
            <text:p>3.39893186846723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222749" calcext:value-type="float">
            <text:p>2227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33]/65535" office:value-type="float" office:value="1.38034637979706" calcext:value-type="float">
            <text:p>1.38034637979706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90461" calcext:value-type="float">
            <text:p>904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E434]/65535" office:value-type="float" office:value="1.70710307469291" calcext:value-type="float">
            <text:p>1.70710307469291</text:p>
          </table:table-cell>
          <table:table-cell table:formula="of:=AVERAGE([.C$292:.C$434])" office:value-type="float" office:value="31.4837816589758" calcext:value-type="float">
            <text:p>31.4837816589758</text:p>
          </table:table-cell>
          <table:table-cell office:value-type="float" office:value="111875" calcext:value-type="float">
            <text:p>1118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35]/65535" office:value-type="float" office:value="50.7529681696803" calcext:value-type="float">
            <text:p>50.752968169680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326095.769" calcext:value-type="float">
            <text:p>3326095.7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36]/65535" office:value-type="float" office:value="34.2098009918364" calcext:value-type="float">
            <text:p>34.209800991836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241939.308" calcext:value-type="float">
            <text:p>2241939.3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37]/65535" office:value-type="float" office:value="32.128478034638" calcext:value-type="float">
            <text:p>32.12847803463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105539.808" calcext:value-type="float">
            <text:p>2105539.8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38]/65535" office:value-type="float" office:value="42.6700580605783" calcext:value-type="float">
            <text:p>42.670058060578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796382.255" calcext:value-type="float">
            <text:p>2796382.2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39]/65535" office:value-type="float" office:value="38.4636675211719" calcext:value-type="float">
            <text:p>38.4636675211719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520716.451" calcext:value-type="float">
            <text:p>2520716.4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0]/65535" office:value-type="float" office:value="29.1591631189441" calcext:value-type="float">
            <text:p>29.159163118944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910945.755" calcext:value-type="float">
            <text:p>1910945.7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1]/65535" office:value-type="float" office:value="41.5955758754864" calcext:value-type="float">
            <text:p>41.595575875486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725966.065" calcext:value-type="float">
            <text:p>2725966.0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2]/65535" office:value-type="float" office:value="42.1149539177539" calcext:value-type="float">
            <text:p>42.1149539177539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760003.505" calcext:value-type="float">
            <text:p>2760003.5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3]/65535" office:value-type="float" office:value="56.024869657435" calcext:value-type="float">
            <text:p>56.024869657435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671589.833" calcext:value-type="float">
            <text:p>3671589.8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4]/65535" office:value-type="float" office:value="53.950533134966" calcext:value-type="float">
            <text:p>53.95053313496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535648.189" calcext:value-type="float">
            <text:p>3535648.1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5]/65535" office:value-type="float" office:value="56.9275490043488" calcext:value-type="float">
            <text:p>56.927549004348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730746.924" calcext:value-type="float">
            <text:p>3730746.9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6]/65535" office:value-type="float" office:value="38.5927578240635" calcext:value-type="float">
            <text:p>38.5927578240635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529176.384" calcext:value-type="float">
            <text:p>2529176.3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7]/65535" office:value-type="float" office:value="12.3851259632258" calcext:value-type="float">
            <text:p>12.385125963225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811659.23" calcext:value-type="float">
            <text:p>811659.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8]/65535" office:value-type="float" office:value="1.63347649347677" calcext:value-type="float">
            <text:p>1.6334764934767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07049.882" calcext:value-type="float">
            <text:p>107049.8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49]/65535" office:value-type="float" office:value="7.20428632028687" calcext:value-type="float">
            <text:p>7.2042863202868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472132.904" calcext:value-type="float">
            <text:p>472132.9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0]/65535" office:value-type="float" office:value="30.635762355993" calcext:value-type="float">
            <text:p>30.63576235599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007714.686" calcext:value-type="float">
            <text:p>2007714.6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1]/65535" office:value-type="float" office:value="26.3498217135882" calcext:value-type="float">
            <text:p>26.349821713588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726835.566" calcext:value-type="float">
            <text:p>1726835.5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2]/65535" office:value-type="float" office:value="31.6535591210803" calcext:value-type="float">
            <text:p>31.653559121080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074415.997" calcext:value-type="float">
            <text:p>2074415.9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3]/65535" office:value-type="float" office:value="24.3138312046998" calcext:value-type="float">
            <text:p>24.313831204699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593406.928" calcext:value-type="float">
            <text:p>1593406.9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4]/65535" office:value-type="float" office:value="21.2444832227054" calcext:value-type="float">
            <text:p>21.244483222705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392257.208" calcext:value-type="float">
            <text:p>1392257.2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5]/65535" office:value-type="float" office:value="29.1802812085145" calcext:value-type="float">
            <text:p>29.1802812085145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912329.729" calcext:value-type="float">
            <text:p>1912329.7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6]/65535" office:value-type="float" office:value="55.2490576333257" calcext:value-type="float">
            <text:p>55.249057633325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620746.992" calcext:value-type="float">
            <text:p>3620746.9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7]/65535" office:value-type="float" office:value="32.403013229572" calcext:value-type="float">
            <text:p>32.40301322957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123531.472" calcext:value-type="float">
            <text:p>2123531.4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8]/65535" office:value-type="float" office:value="15.6258004272526" calcext:value-type="float">
            <text:p>15.625800427252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024036.831" calcext:value-type="float">
            <text:p>1024036.8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59]/65535" office:value-type="float" office:value="8.36657531090257" calcext:value-type="float">
            <text:p>8.3665753109025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48303.513" calcext:value-type="float">
            <text:p>548303.5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0]/65535" office:value-type="float" office:value="9.10229471274891" calcext:value-type="float">
            <text:p>9.1022947127489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96518.884" calcext:value-type="float">
            <text:p>596518.8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1]/65535" office:value-type="float" office:value="6.69697575341421" calcext:value-type="float">
            <text:p>6.6969757534142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438886.306" calcext:value-type="float">
            <text:p>438886.3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2]/65535" office:value-type="float" office:value="0.00976513313496605" calcext:value-type="float">
            <text:p>0.00976513313496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639.958" calcext:value-type="float">
            <text:p>639.9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3]/65535" office:value-type="float" office:value="0.00913000686655986" calcext:value-type="float">
            <text:p>0.0091300068665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98.335" calcext:value-type="float">
            <text:p>598.3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4]/65535" office:value-type="float" office:value="5.87795834287022" calcext:value-type="float">
            <text:p>5.8779583428702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85212" calcext:value-type="float">
            <text:p>3852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5]/65535" office:value-type="float" office:value="8.08264286259251" calcext:value-type="float">
            <text:p>8.0826428625925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29696" calcext:value-type="float">
            <text:p>5296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6]/65535" office:value-type="float" office:value="4.80959792477302" calcext:value-type="float">
            <text:p>4.8095979247730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15197" calcext:value-type="float">
            <text:p>3151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7]/65535" office:value-type="float" office:value="4.81879911497673" calcext:value-type="float">
            <text:p>4.8187991149767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15800" calcext:value-type="float">
            <text:p>3158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8]/65535" office:value-type="float" office:value="2.98445105668727" calcext:value-type="float">
            <text:p>2.9844510566872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95586" calcext:value-type="float">
            <text:p>1955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69]/65535" office:value-type="float" office:value="3.29999237048905" calcext:value-type="float">
            <text:p>3.29999237048905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16265" calcext:value-type="float">
            <text:p>2162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0]/65535" office:value-type="float" office:value="1.97178606851301" calcext:value-type="float">
            <text:p>1.9717860685130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29221" calcext:value-type="float">
            <text:p>1292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1]/65535" office:value-type="float" office:value="1.82532997634852" calcext:value-type="float">
            <text:p>1.8253299763485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19623" calcext:value-type="float">
            <text:p>1196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2]/65535" office:value-type="float" office:value="1.61281757839323" calcext:value-type="float">
            <text:p>1.6128175783932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05696" calcext:value-type="float">
            <text:p>1056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3]/65535" office:value-type="float" office:value="1.65242999923705" calcext:value-type="float">
            <text:p>1.65242999923705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08292" calcext:value-type="float">
            <text:p>1082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4]/65535" office:value-type="float" office:value="1.16127260242618" calcext:value-type="float">
            <text:p>1.1612726024261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76104" calcext:value-type="float">
            <text:p>761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5]/65535" office:value-type="float" office:value="0.749233234149691" calcext:value-type="float">
            <text:p>0.74923323414969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49101" calcext:value-type="float">
            <text:p>491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6]/65535" office:value-type="float" office:value="0.758495460440986" calcext:value-type="float">
            <text:p>0.75849546044098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49708" calcext:value-type="float">
            <text:p>497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7]/65535" office:value-type="float" office:value="10.3963836118105" calcext:value-type="float">
            <text:p>10.3963836118105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681327" calcext:value-type="float">
            <text:p>6813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8]/65535" office:value-type="float" office:value="14.4965743495842" calcext:value-type="float">
            <text:p>14.496574349584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950033" calcext:value-type="float">
            <text:p>9500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79]/65535" office:value-type="float" office:value="9.62165255207141" calcext:value-type="float">
            <text:p>9.6216525520714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630555" calcext:value-type="float">
            <text:p>6305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0]/65535" office:value-type="float" office:value="8.65568017090105" calcext:value-type="float">
            <text:p>8.65568017090105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67250" calcext:value-type="float">
            <text:p>56725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1]/65535" office:value-type="float" office:value="15.9490653849088" calcext:value-type="float">
            <text:p>15.949065384908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045222" calcext:value-type="float">
            <text:p>10452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2]/65535" office:value-type="float" office:value="12.8567788204776" calcext:value-type="float">
            <text:p>12.856778820477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842569" calcext:value-type="float">
            <text:p>8425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3]/65535" office:value-type="float" office:value="10.0118410009918" calcext:value-type="float">
            <text:p>10.011841000991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656126" calcext:value-type="float">
            <text:p>6561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4]/65535" office:value-type="float" office:value="5.48235294117647" calcext:value-type="float">
            <text:p>5.4823529411764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359286" calcext:value-type="float">
            <text:p>3592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5]/65535" office:value-type="float" office:value="3.72283512626841" calcext:value-type="float">
            <text:p>3.72283512626841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43976" calcext:value-type="float">
            <text:p>2439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6]/65535" office:value-type="float" office:value="3.52407110704204" calcext:value-type="float">
            <text:p>3.5240711070420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30950" calcext:value-type="float">
            <text:p>23095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7]/65535" office:value-type="float" office:value="1.76971084153506" calcext:value-type="float">
            <text:p>1.7697108415350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15978" calcext:value-type="float">
            <text:p>1159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8]/65535" office:value-type="float" office:value="7.9154650186923" calcext:value-type="float">
            <text:p>7.915465018692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18740" calcext:value-type="float">
            <text:p>51874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89]/65535" office:value-type="float" office:value="0.377416647592889" calcext:value-type="float">
            <text:p>0.377416647592889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4734" calcext:value-type="float">
            <text:p>247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0]/65535" office:value-type="float" office:value="13.9854276340887" calcext:value-type="float">
            <text:p>13.985427634088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916535" calcext:value-type="float">
            <text:p>9165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1]/65535" office:value-type="float" office:value="1.89845120927749" calcext:value-type="float">
            <text:p>1.89845120927749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24415" calcext:value-type="float">
            <text:p>1244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2]/65535" office:value-type="float" office:value="1.24924086366064" calcext:value-type="float">
            <text:p>1.2492408636606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81869" calcext:value-type="float">
            <text:p>818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3]/65535" office:value-type="float" office:value="1.53838406958114" calcext:value-type="float">
            <text:p>1.5383840695811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00818" calcext:value-type="float">
            <text:p>1008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4]/65535" office:value-type="float" office:value="2.48491645685512" calcext:value-type="float">
            <text:p>2.4849164568551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62849" calcext:value-type="float">
            <text:p>1628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5]/65535" office:value-type="float" office:value="1.94172579537652" calcext:value-type="float">
            <text:p>1.9417257953765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27251" calcext:value-type="float">
            <text:p>1272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6]/65535" office:value-type="float" office:value="2.24817273212787" calcext:value-type="float">
            <text:p>2.2481727321278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47334" calcext:value-type="float">
            <text:p>1473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7]/65535" office:value-type="float" office:value="4.1159227893492" calcext:value-type="float">
            <text:p>4.115922789349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69737" calcext:value-type="float">
            <text:p>2697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8]/65535" office:value-type="float" office:value="6.19426260776684" calcext:value-type="float">
            <text:p>6.1942626077668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405941" calcext:value-type="float">
            <text:p>4059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499]/65535" office:value-type="float" office:value="7.07591363393606" calcext:value-type="float">
            <text:p>7.0759136339360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463720" calcext:value-type="float">
            <text:p>4637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0]/65535" office:value-type="float" office:value="7.68885328450446" calcext:value-type="float">
            <text:p>7.68885328450446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03889" calcext:value-type="float">
            <text:p>5038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1]/65535" office:value-type="float" office:value="6.4189364461738" calcext:value-type="float">
            <text:p>6.418936446173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420665" calcext:value-type="float">
            <text:p>4206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2]/65535" office:value-type="float" office:value="3.5279621576257" calcext:value-type="float">
            <text:p>3.5279621576257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31205" calcext:value-type="float">
            <text:p>2312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3]/65535" office:value-type="float" office:value="3.26242465857938" calcext:value-type="float">
            <text:p>3.26242465857938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13803" calcext:value-type="float">
            <text:p>2138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4]/65535" office:value-type="float" office:value="3.19819943541619" calcext:value-type="float">
            <text:p>3.19819943541619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209594" calcext:value-type="float">
            <text:p>2095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5]/65535" office:value-type="float" office:value="2.62717631799802" calcext:value-type="float">
            <text:p>2.62717631799802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72172" calcext:value-type="float">
            <text:p>1721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6]/65535" office:value-type="float" office:value="2.38063630121309" calcext:value-type="float">
            <text:p>2.38063630121309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56015" calcext:value-type="float">
            <text:p>1560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7]/65535" office:value-type="float" office:value="2.87100022888533" calcext:value-type="float">
            <text:p>2.8710002288853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88151" calcext:value-type="float">
            <text:p>1881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8]/65535" office:value-type="float" office:value="1.07516594186313" calcext:value-type="float">
            <text:p>1.07516594186313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70461" calcext:value-type="float">
            <text:p>704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09]/65535" office:value-type="float" office:value="0.181643396658274" calcext:value-type="float">
            <text:p>0.181643396658274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11904" calcext:value-type="float">
            <text:p>119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E510]/65535" office:value-type="float" office:value="0.0800030518043793" calcext:value-type="float">
            <text:p>0.080003051804379</text:p>
          </table:table-cell>
          <table:table-cell table:formula="of:=AVERAGE([.C$435:.C$510])" office:value-type="float" office:value="13.8037193197287" calcext:value-type="float">
            <text:p>13.8037193197287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1]/65535" office:value-type="float" office:value="0.0131789578088045" calcext:value-type="float">
            <text:p>0.01317895780880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863.683" calcext:value-type="float">
            <text:p>863.6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2]/65535" office:value-type="float" office:value="0.0693086289768826" calcext:value-type="float">
            <text:p>0.06930862897688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542.141" calcext:value-type="float">
            <text:p>4542.1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3]/65535" office:value-type="float" office:value="0.420377065690089" calcext:value-type="float">
            <text:p>0.42037706569008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7549.411" calcext:value-type="float">
            <text:p>27549.4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4]/65535" office:value-type="float" office:value="0.560582146944381" calcext:value-type="float">
            <text:p>0.56058214694438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6737.751" calcext:value-type="float">
            <text:p>36737.7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5]/65535" office:value-type="float" office:value="1.08837566186007" calcext:value-type="float">
            <text:p>1.0883756618600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71326.699" calcext:value-type="float">
            <text:p>71326.6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6]/65535" office:value-type="float" office:value="1.03875608453498" calcext:value-type="float">
            <text:p>1.0387560845349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68074.88" calcext:value-type="float">
            <text:p>68074.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7]/65535" office:value-type="float" office:value="1.10766775005722" calcext:value-type="float">
            <text:p>1.10766775005722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72591.006" calcext:value-type="float">
            <text:p>72591.0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8]/65535" office:value-type="float" office:value="1.08758175020981" calcext:value-type="float">
            <text:p>1.0875817502098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71274.67" calcext:value-type="float">
            <text:p>71274.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19]/65535" office:value-type="float" office:value="1.33980798046845" calcext:value-type="float">
            <text:p>1.3398079804684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87804.316" calcext:value-type="float">
            <text:p>87804.3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0]/65535" office:value-type="float" office:value="1.95072422369726" calcext:value-type="float">
            <text:p>1.95072422369726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27840.712" calcext:value-type="float">
            <text:p>127840.7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1]/65535" office:value-type="float" office:value="1.94723100633249" calcext:value-type="float">
            <text:p>1.9472310063324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27611.784" calcext:value-type="float">
            <text:p>127611.7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2]/65535" office:value-type="float" office:value="1.39665217059587" calcext:value-type="float">
            <text:p>1.3966521705958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91529.6" calcext:value-type="float">
            <text:p>91529.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3]/65535" office:value-type="float" office:value="1.40879905394064" calcext:value-type="float">
            <text:p>1.4087990539406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92325.646" calcext:value-type="float">
            <text:p>92325.6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4]/65535" office:value-type="float" office:value="0.654581475547417" calcext:value-type="float">
            <text:p>0.65458147554741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2897.997" calcext:value-type="float">
            <text:p>42897.9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5]/65535" office:value-type="float" office:value="0.464280460822461" calcext:value-type="float">
            <text:p>0.46428046082246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0426.62" calcext:value-type="float">
            <text:p>30426.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6]/65535" office:value-type="float" office:value="0.26469066910811" calcext:value-type="float">
            <text:p>0.2646906691081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7346.503" calcext:value-type="float">
            <text:p>17346.5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7]/65535" office:value-type="float" office:value="0.254290409704738" calcext:value-type="float">
            <text:p>0.25429040970473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6664.922" calcext:value-type="float">
            <text:p>16664.9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8]/65535" office:value-type="float" office:value="0.588130922407874" calcext:value-type="float">
            <text:p>0.58813092240787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8543.16" calcext:value-type="float">
            <text:p>38543.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29]/65535" office:value-type="float" office:value="0.363294697489891" calcext:value-type="float">
            <text:p>0.36329469748989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3808.518" calcext:value-type="float">
            <text:p>23808.5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0]/65535" office:value-type="float" office:value="0.488653604943923" calcext:value-type="float">
            <text:p>0.48865360494392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2023.914" calcext:value-type="float">
            <text:p>32023.9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1]/65535" office:value-type="float" office:value="1.09734688334478" calcext:value-type="float">
            <text:p>1.0973468833447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71914.628" calcext:value-type="float">
            <text:p>71914.6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2]/65535" office:value-type="float" office:value="0.801852368963149" calcext:value-type="float">
            <text:p>0.80185236896314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2549.395" calcext:value-type="float">
            <text:p>52549.3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3]/65535" office:value-type="float" office:value="0.49214682230869" calcext:value-type="float">
            <text:p>0.4921468223086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2252.842" calcext:value-type="float">
            <text:p>32252.8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4]/65535" office:value-type="float" office:value="0.576460410467689" calcext:value-type="float">
            <text:p>0.57646041046768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7778.333" calcext:value-type="float">
            <text:p>37778.3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5]/65535" office:value-type="float" office:value="5.38551047531853" calcext:value-type="float">
            <text:p>5.3855104753185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52939.429" calcext:value-type="float">
            <text:p>352939.4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6]/65535" office:value-type="float" office:value="17.8600310673686" calcext:value-type="float">
            <text:p>17.8600310673686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170457.136" calcext:value-type="float">
            <text:p>1170457.1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7]/65535" office:value-type="float" office:value="13.9269848783093" calcext:value-type="float">
            <text:p>13.926984878309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912704.954" calcext:value-type="float">
            <text:p>912704.9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8]/65535" office:value-type="float" office:value="7.23207328908217" calcext:value-type="float">
            <text:p>7.2320732890821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73953.923" calcext:value-type="float">
            <text:p>473953.9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39]/65535" office:value-type="float" office:value="3.43629468223087" calcext:value-type="float">
            <text:p>3.4362946822308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25197.572" calcext:value-type="float">
            <text:p>225197.5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0]/65535" office:value-type="float" office:value="7.91348902113375" calcext:value-type="float">
            <text:p>7.9134890211337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18610.503" calcext:value-type="float">
            <text:p>518610.5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1]/65535" office:value-type="float" office:value="10.2394166475929" calcext:value-type="float">
            <text:p>10.239416647592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671040.17" calcext:value-type="float">
            <text:p>671040.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2]/65535" office:value-type="float" office:value="22.9305167772946" calcext:value-type="float">
            <text:p>22.9305167772946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502751.417" calcext:value-type="float">
            <text:p>1502751.4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3]/65535" office:value-type="float" office:value="43.2084900129702" calcext:value-type="float">
            <text:p>43.2084900129702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831668.393" calcext:value-type="float">
            <text:p>2831668.3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4]/65535" office:value-type="float" office:value="27.5033776607919" calcext:value-type="float">
            <text:p>27.503377660791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802433.855" calcext:value-type="float">
            <text:p>1802433.8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5]/65535" office:value-type="float" office:value="15.8046690775921" calcext:value-type="float">
            <text:p>15.804669077592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35758.988" calcext:value-type="float">
            <text:p>1035758.9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6]/65535" office:value-type="float" office:value="2.99734004730297" calcext:value-type="float">
            <text:p>2.9973400473029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96430.68" calcext:value-type="float">
            <text:p>196430.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7]/65535" office:value-type="float" office:value="0.0770889753566796" calcext:value-type="float">
            <text:p>0.0770889753566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052.026" calcext:value-type="float">
            <text:p>5052.0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8]/65535" office:value-type="float" office:value="0.0026993057145037" calcext:value-type="float">
            <text:p>0.00269930571450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76.899" calcext:value-type="float">
            <text:p>176.8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49]/65535" office:value-type="float" office:value="0.0244525215533684" calcext:value-type="float">
            <text:p>0.02445252155336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602.496" calcext:value-type="float">
            <text:p>1602.4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0]/65535" office:value-type="float" office:value="0.00166721599145495" calcext:value-type="float">
            <text:p>0.00166721599145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9.261" calcext:value-type="float">
            <text:p>109.2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1]/65535" office:value-type="float" office:value="0" calcext:value-type="float">
            <text:p>0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2]/65535" office:value-type="float" office:value="0.000152590218966964" calcext:value-type="float">
            <text:p>0.00015259021896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3]/65535" office:value-type="float" office:value="2.18434424353399" calcext:value-type="float">
            <text:p>2.1843442435339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43151" calcext:value-type="float">
            <text:p>1431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4]/65535" office:value-type="float" office:value="1.6221866178378" calcext:value-type="float">
            <text:p>1.622186617837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6310" calcext:value-type="float">
            <text:p>1063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5]/65535" office:value-type="float" office:value="0.724223697261006" calcext:value-type="float">
            <text:p>0.724223697261006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7462" calcext:value-type="float">
            <text:p>474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6]/65535" office:value-type="float" office:value="0" calcext:value-type="float">
            <text:p>0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7]/65535" office:value-type="float" office:value="0.162905317769131" calcext:value-type="float">
            <text:p>0.16290531776913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676" calcext:value-type="float">
            <text:p>106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8]/65535" office:value-type="float" office:value="0.136110475318532" calcext:value-type="float">
            <text:p>0.136110475318532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8920" calcext:value-type="float">
            <text:p>89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59]/65535" office:value-type="float" office:value="0.0725719081406882" calcext:value-type="float">
            <text:p>0.07257190814068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0]/65535" office:value-type="float" office:value="0.438132295719844" calcext:value-type="float">
            <text:p>0.43813229571984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8713" calcext:value-type="float">
            <text:p>287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1]/65535" office:value-type="float" office:value="1.58324559395743" calcext:value-type="float">
            <text:p>1.5832455939574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3758" calcext:value-type="float">
            <text:p>1037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2]/65535" office:value-type="float" office:value="0.412405584802014" calcext:value-type="float">
            <text:p>0.41240558480201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7027" calcext:value-type="float">
            <text:p>270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3]/65535" office:value-type="float" office:value="0.409094377050431" calcext:value-type="float">
            <text:p>0.40909437705043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6810" calcext:value-type="float">
            <text:p>268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4]/65535" office:value-type="float" office:value="0.0055237659266041" calcext:value-type="float">
            <text:p>0.00552376592660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5]/65535" office:value-type="float" office:value="0.0878309300373846" calcext:value-type="float">
            <text:p>0.08783093003738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6]/65535" office:value-type="float" office:value="0.0133363851377127" calcext:value-type="float">
            <text:p>0.01333638513771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7]/65535" office:value-type="float" office:value="0.00889600976577401" calcext:value-type="float">
            <text:p>0.00889600976577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8]/65535" office:value-type="float" office:value="0.012115663385977" calcext:value-type="float">
            <text:p>0.01211566338597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69]/65535" office:value-type="float" office:value="0.0546578164339666" calcext:value-type="float">
            <text:p>0.054657816433967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0]/65535" office:value-type="float" office:value="0.16604867627985" calcext:value-type="float">
            <text:p>0.1660486762798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1]/65535" office:value-type="float" office:value="0.024780651560235" calcext:value-type="float">
            <text:p>0.02478065156023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2]/65535" office:value-type="float" office:value="0.0340123598077363" calcext:value-type="float">
            <text:p>0.034012359807736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3]/65535" office:value-type="float" office:value="0.37778286411841" calcext:value-type="float">
            <text:p>0.3777828641184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4758" calcext:value-type="float">
            <text:p>247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4]/65535" office:value-type="float" office:value="0.0016937514305333" calcext:value-type="float">
            <text:p>0.00169375143053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5]/65535" office:value-type="float" office:value="2.43013656824598" calcext:value-type="float">
            <text:p>2.4301365682459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59259" calcext:value-type="float">
            <text:p>1592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6]/65535" office:value-type="float" office:value="0.00328068970778973" calcext:value-type="float">
            <text:p>0.0032806897077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7]/65535" office:value-type="float" office:value="0.00663767452506294" calcext:value-type="float">
            <text:p>0.006637674525063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8]/65535" office:value-type="float" office:value="0.000473029678797589" calcext:value-type="float">
            <text:p>0.00047302967879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79]/65535" office:value-type="float" office:value="0" calcext:value-type="float">
            <text:p>0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0]/65535" office:value-type="float" office:value="0.0623025864042115" calcext:value-type="float">
            <text:p>0.062302586404212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1]/65535" office:value-type="float" office:value="0" calcext:value-type="float">
            <text:p>0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2]/65535" office:value-type="float" office:value="0.28891432059205" calcext:value-type="float">
            <text:p>0.2889143205920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8934" calcext:value-type="float">
            <text:p>189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3]/65535" office:value-type="float" office:value="1.28601510643168" calcext:value-type="float">
            <text:p>1.2860151064316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84279" calcext:value-type="float">
            <text:p>842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4]/65535" office:value-type="float" office:value="1.93923857480736" calcext:value-type="float">
            <text:p>1.93923857480736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27088" calcext:value-type="float">
            <text:p>1270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5]/65535" office:value-type="float" office:value="2.76081483176928" calcext:value-type="float">
            <text:p>2.7608148317692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80930" calcext:value-type="float">
            <text:p>1809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6]/65535" office:value-type="float" office:value="1.77157244220645" calcext:value-type="float">
            <text:p>1.77157244220645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16100" calcext:value-type="float">
            <text:p>1161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7]/65535" office:value-type="float" office:value="1.8835889219501" calcext:value-type="float">
            <text:p>1.883588921950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23441" calcext:value-type="float">
            <text:p>1234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8]/65535" office:value-type="float" office:value="3.03076218814374" calcext:value-type="float">
            <text:p>3.0307621881437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98621" calcext:value-type="float">
            <text:p>1986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89]/65535" office:value-type="float" office:value="1.60221255817502" calcext:value-type="float">
            <text:p>1.60221255817502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05001" calcext:value-type="float">
            <text:p>1050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0]/65535" office:value-type="float" office:value="0.808819714656291" calcext:value-type="float">
            <text:p>0.80881971465629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3006" calcext:value-type="float">
            <text:p>530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1]/65535" office:value-type="float" office:value="0.882444495307851" calcext:value-type="float">
            <text:p>0.88244449530785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7831" calcext:value-type="float">
            <text:p>578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2]/65535" office:value-type="float" office:value="0.689662012664988" calcext:value-type="float">
            <text:p>0.68966201266498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5197" calcext:value-type="float">
            <text:p>451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3]/65535" office:value-type="float" office:value="0.547341115434501" calcext:value-type="float">
            <text:p>0.54734111543450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35870" calcext:value-type="float">
            <text:p>358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4]/65535" office:value-type="float" office:value="0.311879148546578" calcext:value-type="float">
            <text:p>0.31187914854657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20439" calcext:value-type="float">
            <text:p>204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5]/65535" office:value-type="float" office:value="0.105180437933928" calcext:value-type="float">
            <text:p>0.10518043793392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6]/65535" office:value-type="float" office:value="0.0912336919203479" calcext:value-type="float">
            <text:p>0.091233691920348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7]/65535" office:value-type="float" office:value="0.0250553139543755" calcext:value-type="float">
            <text:p>0.025055313954376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8]/65535" office:value-type="float" office:value="0.0975814450293736" calcext:value-type="float">
            <text:p>0.097581445029374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599]/65535" office:value-type="float" office:value="0.00872816052491035" calcext:value-type="float">
            <text:p>0.00872816052491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E600]/65535" office:value-type="float" office:value="0.00651560234988937" calcext:value-type="float">
            <text:p>0.006515602349889</text:p>
          </table:table-cell>
          <table:table-cell table:formula="of:=AVERAGE([.C$511:.C$600])" office:value-type="float" office:value="2.52434794520316" calcext:value-type="float">
            <text:p>2.5243479452031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1]/65535" office:value-type="float" office:value="0.323360860608835" calcext:value-type="float">
            <text:p>0.32336086060883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1191.454" calcext:value-type="float">
            <text:p>21191.4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2]/65535" office:value-type="float" office:value="0.67784312199588" calcext:value-type="float">
            <text:p>0.6778431219958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4422.449" calcext:value-type="float">
            <text:p>44422.4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3]/65535" office:value-type="float" office:value="1.77963591973754" calcext:value-type="float">
            <text:p>1.7796359197375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16628.44" calcext:value-type="float">
            <text:p>116628.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4]/65535" office:value-type="float" office:value="3.92685368123903" calcext:value-type="float">
            <text:p>3.9268536812390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57346.356" calcext:value-type="float">
            <text:p>257346.3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5]/65535" office:value-type="float" office:value="4.65399880979629" calcext:value-type="float">
            <text:p>4.6539988097962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04999.812" calcext:value-type="float">
            <text:p>304999.8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6]/65535" office:value-type="float" office:value="5.95990670634012" calcext:value-type="float">
            <text:p>5.95990670634012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90582.486" calcext:value-type="float">
            <text:p>390582.4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7]/65535" office:value-type="float" office:value="6.30827583733883" calcext:value-type="float">
            <text:p>6.3082758373388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13412.857" calcext:value-type="float">
            <text:p>413412.8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8]/65535" office:value-type="float" office:value="9.05553322652018" calcext:value-type="float">
            <text:p>9.0555332265201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593454.37" calcext:value-type="float">
            <text:p>593454.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09]/65535" office:value-type="float" office:value="7.15419040207523" calcext:value-type="float">
            <text:p>7.1541904020752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68849.868" calcext:value-type="float">
            <text:p>468849.8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0]/65535" office:value-type="float" office:value="5.6410711528191" calcext:value-type="float">
            <text:p>5.641071152819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69687.598" calcext:value-type="float">
            <text:p>369687.5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1]/65535" office:value-type="float" office:value="6.8718748455024" calcext:value-type="float">
            <text:p>6.871874845502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50348.318" calcext:value-type="float">
            <text:p>450348.3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2]/65535" office:value-type="float" office:value="6.90847425040055" calcext:value-type="float">
            <text:p>6.9084742504005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52746.86" calcext:value-type="float">
            <text:p>452746.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3]/65535" office:value-type="float" office:value="4.99260280766003" calcext:value-type="float">
            <text:p>4.9926028076600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27190.225" calcext:value-type="float">
            <text:p>327190.2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4]/65535" office:value-type="float" office:value="4.43313215838865" calcext:value-type="float">
            <text:p>4.4331321583886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90525.316" calcext:value-type="float">
            <text:p>290525.3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5]/65535" office:value-type="float" office:value="7.25207989623865" calcext:value-type="float">
            <text:p>7.2520798962386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75265.056" calcext:value-type="float">
            <text:p>475265.0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6]/65535" office:value-type="float" office:value="5.07921875333791" calcext:value-type="float">
            <text:p>5.0792187533379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32866.601" calcext:value-type="float">
            <text:p>332866.6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7]/65535" office:value-type="float" office:value="5.45997953765164" calcext:value-type="float">
            <text:p>5.4599795376516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57819.759" calcext:value-type="float">
            <text:p>357819.7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8]/65535" office:value-type="float" office:value="5.75507708857862" calcext:value-type="float">
            <text:p>5.75507708857862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77158.977" calcext:value-type="float">
            <text:p>377158.9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19]/65535" office:value-type="float" office:value="4.38843483634699" calcext:value-type="float">
            <text:p>4.3884348363469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87596.077" calcext:value-type="float">
            <text:p>287596.0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0]/65535" office:value-type="float" office:value="4.87756478217746" calcext:value-type="float">
            <text:p>4.8775647821774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19651.208" calcext:value-type="float">
            <text:p>319651.2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1]/65535" office:value-type="float" office:value="4.85906660563058" calcext:value-type="float">
            <text:p>4.8590666056305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18438.93" calcext:value-type="float">
            <text:p>318438.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2]/65535" office:value-type="float" office:value="5.44108439765011" calcext:value-type="float">
            <text:p>5.4410843976501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56581.466" calcext:value-type="float">
            <text:p>356581.4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3]/65535" office:value-type="float" office:value="13.5017649347677" calcext:value-type="float">
            <text:p>13.5017649347677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884838.165" calcext:value-type="float">
            <text:p>884838.1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4]/65535" office:value-type="float" office:value="25.786857831693" calcext:value-type="float">
            <text:p>25.78685783169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689941.728" calcext:value-type="float">
            <text:p>1689941.7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5]/65535" office:value-type="float" office:value="25.050741481651" calcext:value-type="float">
            <text:p>25.05074148165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641700.343" calcext:value-type="float">
            <text:p>1641700.3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6]/65535" office:value-type="float" office:value="12.8634586861982" calcext:value-type="float">
            <text:p>12.8634586861982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843006.765" calcext:value-type="float">
            <text:p>843006.7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7]/65535" office:value-type="float" office:value="9.00234103913939" calcext:value-type="float">
            <text:p>9.0023410391393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589968.42" calcext:value-type="float">
            <text:p>589968.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8]/65535" office:value-type="float" office:value="2.51178271152819" calcext:value-type="float">
            <text:p>2.5117827115281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64609.68" calcext:value-type="float">
            <text:p>164609.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29]/65535" office:value-type="float" office:value="0.968177203021286" calcext:value-type="float">
            <text:p>0.96817720302128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63449.493" calcext:value-type="float">
            <text:p>63449.4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0]/65535" office:value-type="float" office:value="0.800661509117266" calcext:value-type="float">
            <text:p>0.80066150911726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52471.352" calcext:value-type="float">
            <text:p>52471.3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1]/65535" office:value-type="float" office:value="0.421806103608759" calcext:value-type="float">
            <text:p>0.42180610360875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7643.063" calcext:value-type="float">
            <text:p>27643.0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2]/65535" office:value-type="float" office:value="0.171961608300908" calcext:value-type="float">
            <text:p>0.17196160830090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1269.504" calcext:value-type="float">
            <text:p>11269.5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3]/65535" office:value-type="float" office:value="0.283347631036851" calcext:value-type="float">
            <text:p>0.28334763103685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8569.187" calcext:value-type="float">
            <text:p>18569.1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4]/65535" office:value-type="float" office:value="0.024690699626154" calcext:value-type="float">
            <text:p>0.02469069962615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618.105" calcext:value-type="float">
            <text:p>1618.1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5]/65535" office:value-type="float" office:value="0.0184981765468833" calcext:value-type="float">
            <text:p>0.01849817654688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212.278" calcext:value-type="float">
            <text:p>1212.2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6]/65535" office:value-type="float" office:value="0.000930800335698482" calcext:value-type="float">
            <text:p>0.00093080033569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7]/65535" office:value-type="float" office:value="0.014373998626688" calcext:value-type="float">
            <text:p>0.01437399862668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8]/65535" office:value-type="float" office:value="0.0209964141298543" calcext:value-type="float">
            <text:p>0.02099641412985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39]/65535" office:value-type="float" office:value="0.0979934386205844" calcext:value-type="float">
            <text:p>0.09799343862058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0]/65535" office:value-type="float" office:value="0.0195468070496681" calcext:value-type="float">
            <text:p>0.01954680704966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1]/65535" office:value-type="float" office:value="0.0149080643930724" calcext:value-type="float">
            <text:p>0.014908064393072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2]/65535" office:value-type="float" office:value="0" calcext:value-type="float">
            <text:p>0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3]/65535" office:value-type="float" office:value="0.00619516289005875" calcext:value-type="float">
            <text:p>0.00619516289005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4]/65535" office:value-type="float" office:value="0.00144960708018616" calcext:value-type="float">
            <text:p>0.00144960708018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5]/65535" office:value-type="float" office:value="0.00144960708018616" calcext:value-type="float">
            <text:p>0.00144960708018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6]/65535" office:value-type="float" office:value="0" calcext:value-type="float">
            <text:p>0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7]/65535" office:value-type="float" office:value="0.0464637216754406" calcext:value-type="float">
            <text:p>0.04646372167544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8]/65535" office:value-type="float" office:value="0.013519493400473" calcext:value-type="float">
            <text:p>0.01351949340047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49]/65535" office:value-type="float" office:value="0.00323491264209964" calcext:value-type="float">
            <text:p>0.003234912642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0]/65535" office:value-type="float" office:value="0.00900282291905089" calcext:value-type="float">
            <text:p>0.00900282291905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1]/65535" office:value-type="float" office:value="0.00440985732814527" calcext:value-type="float">
            <text:p>0.00440985732814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2]/65535" office:value-type="float" office:value="0.00697337300679027" calcext:value-type="float">
            <text:p>0.0069733730067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3]/65535" office:value-type="float" office:value="0.0291142137788968" calcext:value-type="float">
            <text:p>0.029114213778897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4]/65535" office:value-type="float" office:value="0.03076218814374" calcext:value-type="float">
            <text:p>0.0307621881437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5]/65535" office:value-type="float" office:value="0.000259403372243839" calcext:value-type="float">
            <text:p>0.00025940337224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6]/65535" office:value-type="float" office:value="0" calcext:value-type="float">
            <text:p>0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7]/65535" office:value-type="float" office:value="0.00080872816052491" calcext:value-type="float">
            <text:p>0.00080872816052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8]/65535" office:value-type="float" office:value="0.00688181887541009" calcext:value-type="float">
            <text:p>0.0068818188754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59]/65535" office:value-type="float" office:value="0.0213778896772717" calcext:value-type="float">
            <text:p>0.021377889677272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0]/65535" office:value-type="float" office:value="0.00228885328450446" calcext:value-type="float">
            <text:p>0.00228885328450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1]/65535" office:value-type="float" office:value="0.0089417868314641" calcext:value-type="float">
            <text:p>0.00894178683146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2]/65535" office:value-type="float" office:value="0.00195315480277714" calcext:value-type="float">
            <text:p>0.001953154802777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3]/65535" office:value-type="float" office:value="0.00320439459830625" calcext:value-type="float">
            <text:p>0.00320439459830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4]/65535" office:value-type="float" office:value="0.0404211490043488" calcext:value-type="float">
            <text:p>0.040421149004349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649" calcext:value-type="float">
            <text:p>26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5]/65535" office:value-type="float" office:value="0.459235523002976" calcext:value-type="float">
            <text:p>0.45923552300297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0096" calcext:value-type="float">
            <text:p>300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6]/65535" office:value-type="float" office:value="0.217746242465858" calcext:value-type="float">
            <text:p>0.21774624246585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4270" calcext:value-type="float">
            <text:p>142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7]/65535" office:value-type="float" office:value="0.37256427862974" calcext:value-type="float">
            <text:p>0.3725642786297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4416" calcext:value-type="float">
            <text:p>244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8]/65535" office:value-type="float" office:value="0.521766994735637" calcext:value-type="float">
            <text:p>0.521766994735637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4194" calcext:value-type="float">
            <text:p>341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69]/65535" office:value-type="float" office:value="0.549584191653315" calcext:value-type="float">
            <text:p>0.54958419165331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6017" calcext:value-type="float">
            <text:p>360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0]/65535" office:value-type="float" office:value="0.477637903410391" calcext:value-type="float">
            <text:p>0.477637903410391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31302" calcext:value-type="float">
            <text:p>313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1]/65535" office:value-type="float" office:value="0.318394750896468" calcext:value-type="float">
            <text:p>0.31839475089646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0866" calcext:value-type="float">
            <text:p>208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2]/65535" office:value-type="float" office:value="0.194766155489433" calcext:value-type="float">
            <text:p>0.19476615548943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3]/65535" office:value-type="float" office:value="0.107469291218433" calcext:value-type="float">
            <text:p>0.107469291218433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4]/65535" office:value-type="float" office:value="0.0684214541847868" calcext:value-type="float">
            <text:p>0.068421454184787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5]/65535" office:value-type="float" office:value="0.0307164110780499" calcext:value-type="float">
            <text:p>0.03071641107805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6]/65535" office:value-type="float" office:value="0.0251010910200656" calcext:value-type="float">
            <text:p>0.025101091020066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7]/65535" office:value-type="float" office:value="0.010955977721828" calcext:value-type="float">
            <text:p>0.010955977721828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8]/65535" office:value-type="float" office:value="0.000442511635004196" calcext:value-type="float">
            <text:p>0.000442511635004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79]/65535" office:value-type="float" office:value="0.000106813153276875" calcext:value-type="float">
            <text:p>0.000106813153277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80]/65535" office:value-type="float" office:value="0" calcext:value-type="float">
            <text:p>0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81]/65535" office:value-type="float" office:value="0" calcext:value-type="float">
            <text:p>0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E682]/65535" office:value-type="float" office:value="0" calcext:value-type="float">
            <text:p>0</text:p>
          </table:table-cell>
          <table:table-cell table:formula="of:=AVERAGE([.C$601:.C$682])" office:value-type="float" office:value="2.52399659202772" calcext:value-type="float">
            <text:p>2.5239965920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83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84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85]/65535" office:value-type="float" office:value="0.000116578927290761" calcext:value-type="float">
            <text:p>0.00011657892729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86]/65535" office:value-type="float" office:value="0.413834714274815" calcext:value-type="float">
            <text:p>0.41383471427481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7120.658" calcext:value-type="float">
            <text:p>27120.6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87]/65535" office:value-type="float" office:value="0.72088841077287" calcext:value-type="float">
            <text:p>0.7208884107728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47243.422" calcext:value-type="float">
            <text:p>47243.4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88]/65535" office:value-type="float" office:value="11.1095385671778" calcext:value-type="float">
            <text:p>11.109538567177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728063.61" calcext:value-type="float">
            <text:p>728063.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89]/65535" office:value-type="float" office:value="14.5850507057298" calcext:value-type="float">
            <text:p>14.585050705729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955831.298" calcext:value-type="float">
            <text:p>955831.2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0]/65535" office:value-type="float" office:value="17.3372264133669" calcext:value-type="float">
            <text:p>17.3372264133669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36195.133" calcext:value-type="float">
            <text:p>1136195.1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1]/65535" office:value-type="float" office:value="26.8676649729152" calcext:value-type="float">
            <text:p>26.867664972915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760772.424" calcext:value-type="float">
            <text:p>1760772.4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2]/65535" office:value-type="float" office:value="37.7565305561914" calcext:value-type="float">
            <text:p>37.756530556191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474374.23" calcext:value-type="float">
            <text:p>2474374.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3]/65535" office:value-type="float" office:value="30.2123820401312" calcext:value-type="float">
            <text:p>30.212382040131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979968.457" calcext:value-type="float">
            <text:p>1979968.4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4]/65535" office:value-type="float" office:value="15.0507604791333" calcext:value-type="float">
            <text:p>15.050760479133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986351.588" calcext:value-type="float">
            <text:p>986351.5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5]/65535" office:value-type="float" office:value="7.81413196002136" calcext:value-type="float">
            <text:p>7.8141319600213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12099.138" calcext:value-type="float">
            <text:p>512099.1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6]/65535" office:value-type="float" office:value="3.9834213931487" calcext:value-type="float">
            <text:p>3.983421393148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61053.521" calcext:value-type="float">
            <text:p>261053.52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7]/65535" office:value-type="float" office:value="21.6324810101472" calcext:value-type="float">
            <text:p>21.632481010147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417684.643" calcext:value-type="float">
            <text:p>1417684.6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8]/65535" office:value-type="float" office:value="28.4203028763256" calcext:value-type="float">
            <text:p>28.420302876325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862524.549" calcext:value-type="float">
            <text:p>1862524.5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699]/65535" office:value-type="float" office:value="26.1357021133745" calcext:value-type="float">
            <text:p>26.135702113374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712803.238" calcext:value-type="float">
            <text:p>1712803.2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0]/65535" office:value-type="float" office:value="24.1750581673915" calcext:value-type="float">
            <text:p>24.175058167391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584312.437" calcext:value-type="float">
            <text:p>1584312.4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1]/65535" office:value-type="float" office:value="34.0007765316243" calcext:value-type="float">
            <text:p>34.000776531624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28240.89" calcext:value-type="float">
            <text:p>2228240.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2]/65535" office:value-type="float" office:value="40.4581134966049" calcext:value-type="float">
            <text:p>40.4581134966049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651422.468" calcext:value-type="float">
            <text:p>2651422.4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3]/65535" office:value-type="float" office:value="44.9487447013046" calcext:value-type="float">
            <text:p>44.948744701304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945715.984" calcext:value-type="float">
            <text:p>2945715.9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4]/65535" office:value-type="float" office:value="60.2580644541085" calcext:value-type="float">
            <text:p>60.258064454108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949012.254" calcext:value-type="float">
            <text:p>3949012.2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5]/65535" office:value-type="float" office:value="83.5217536583505" calcext:value-type="float">
            <text:p>83.521753658350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473598.126" calcext:value-type="float">
            <text:p>5473598.1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6]/65535" office:value-type="float" office:value="81.0577468223087" calcext:value-type="float">
            <text:p>81.057746822308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312119.438" calcext:value-type="float">
            <text:p>5312119.4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7]/65535" office:value-type="float" office:value="34.2061784390021" calcext:value-type="float">
            <text:p>34.206178439002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41701.904" calcext:value-type="float">
            <text:p>2241701.9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8]/65535" office:value-type="float" office:value="0.0464026855878538" calcext:value-type="float">
            <text:p>0.04640268558785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041" calcext:value-type="float">
            <text:p>30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09]/65535" office:value-type="float" office:value="0.476600289921416" calcext:value-type="float">
            <text:p>0.47660028992141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1234" calcext:value-type="float">
            <text:p>3123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0]/65535" office:value-type="float" office:value="1.57888151369497" calcext:value-type="float">
            <text:p>1.5788815136949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03472" calcext:value-type="float">
            <text:p>1034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1]/65535" office:value-type="float" office:value="2.0350957503624" calcext:value-type="float">
            <text:p>2.035095750362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3370" calcext:value-type="float">
            <text:p>1333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2]/65535" office:value-type="float" office:value="4.44551766231785" calcext:value-type="float">
            <text:p>4.4455176623178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91337" calcext:value-type="float">
            <text:p>2913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3]/65535" office:value-type="float" office:value="3.87777523460746" calcext:value-type="float">
            <text:p>3.8777752346074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54130" calcext:value-type="float">
            <text:p>25413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4]/65535" office:value-type="float" office:value="2.06451514457923" calcext:value-type="float">
            <text:p>2.0645151445792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5298" calcext:value-type="float">
            <text:p>1352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5]/65535" office:value-type="float" office:value="7.74259555962463" calcext:value-type="float">
            <text:p>7.7425955596246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07411" calcext:value-type="float">
            <text:p>5074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6]/65535" office:value-type="float" office:value="8.28818188754101" calcext:value-type="float">
            <text:p>8.2881818875410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43166" calcext:value-type="float">
            <text:p>5431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7]/65535" office:value-type="float" office:value="13.3721522850385" calcext:value-type="float">
            <text:p>13.372152285038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876344" calcext:value-type="float">
            <text:p>8763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8]/65535" office:value-type="float" office:value="17.2242465857939" calcext:value-type="float">
            <text:p>17.2242465857939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28791" calcext:value-type="float">
            <text:p>11287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19]/65535" office:value-type="float" office:value="20.4163424124514" calcext:value-type="float">
            <text:p>20.416342412451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37985" calcext:value-type="float">
            <text:p>13379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0]/65535" office:value-type="float" office:value="20.4279850461585" calcext:value-type="float">
            <text:p>20.427985046158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38748" calcext:value-type="float">
            <text:p>13387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1]/65535" office:value-type="float" office:value="20.6747844663157" calcext:value-type="float">
            <text:p>20.674784466315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54922" calcext:value-type="float">
            <text:p>13549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2]/65535" office:value-type="float" office:value="22.4936751354238" calcext:value-type="float">
            <text:p>22.493675135423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474123" calcext:value-type="float">
            <text:p>14741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3]/65535" office:value-type="float" office:value="22.2447852292668" calcext:value-type="float">
            <text:p>22.244785229266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457812" calcext:value-type="float">
            <text:p>14578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4]/65535" office:value-type="float" office:value="15.1692683299001" calcext:value-type="float">
            <text:p>15.169268329900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994118" calcext:value-type="float">
            <text:p>9941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5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6]/65535" office:value-type="float" office:value="0.00119020370794232" calcext:value-type="float">
            <text:p>0.00119020370794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7]/65535" office:value-type="float" office:value="0.179232471198596" calcext:value-type="float">
            <text:p>0.17923247119859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746" calcext:value-type="float">
            <text:p>117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8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29]/65535" office:value-type="float" office:value="0.825268940260929" calcext:value-type="float">
            <text:p>0.825268940260929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4084" calcext:value-type="float">
            <text:p>540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0]/65535" office:value-type="float" office:value="5.3828946364538" calcext:value-type="float">
            <text:p>5.382894636453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52768" calcext:value-type="float">
            <text:p>3527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1]/65535" office:value-type="float" office:value="0.340962844281682" calcext:value-type="float">
            <text:p>0.34096284428168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345" calcext:value-type="float">
            <text:p>223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2]/65535" office:value-type="float" office:value="0.879819943541619" calcext:value-type="float">
            <text:p>0.879819943541619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7659" calcext:value-type="float">
            <text:p>576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3]/65535" office:value-type="float" office:value="1.01464866102083" calcext:value-type="float">
            <text:p>1.0146486610208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66495" calcext:value-type="float">
            <text:p>664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4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5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6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7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8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39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0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1]/65535" office:value-type="float" office:value="0.0174715800717174" calcext:value-type="float">
            <text:p>0.01747158007171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2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3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4]/65535" office:value-type="float" office:value="39.2287329671168" calcext:value-type="float">
            <text:p>39.228732967116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570855.015" calcext:value-type="float">
            <text:p>2570855.0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5]/65535" office:value-type="float" office:value="38.6695315327687" calcext:value-type="float">
            <text:p>38.669531532768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534207.749" calcext:value-type="float">
            <text:p>2534207.7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6]/65535" office:value-type="float" office:value="33.7247313038834" calcext:value-type="float">
            <text:p>33.724731303883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10150.266" calcext:value-type="float">
            <text:p>2210150.2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7]/65535" office:value-type="float" office:value="33.0399805600061" calcext:value-type="float">
            <text:p>33.039980560006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165275.126" calcext:value-type="float">
            <text:p>2165275.1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8]/65535" office:value-type="float" office:value="21.7214263218128" calcext:value-type="float">
            <text:p>21.721426321812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423513.674" calcext:value-type="float">
            <text:p>1423513.6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49]/65535" office:value-type="float" office:value="16.2595075608454" calcext:value-type="float">
            <text:p>16.259507560845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065566.828" calcext:value-type="float">
            <text:p>1065566.8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0]/65535" office:value-type="float" office:value="20.4282802777142" calcext:value-type="float">
            <text:p>20.428280277714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38767.348" calcext:value-type="float">
            <text:p>1338767.3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1]/65535" office:value-type="float" office:value="26.8715118944076" calcext:value-type="float">
            <text:p>26.871511894407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761024.532" calcext:value-type="float">
            <text:p>1761024.5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2]/65535" office:value-type="float" office:value="17.9882874952316" calcext:value-type="float">
            <text:p>17.988287495231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78862.421" calcext:value-type="float">
            <text:p>1178862.42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3]/65535" office:value-type="float" office:value="35.6914370489052" calcext:value-type="float">
            <text:p>35.691437048905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339038.327" calcext:value-type="float">
            <text:p>2339038.3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4]/65535" office:value-type="float" office:value="53.4773535515374" calcext:value-type="float">
            <text:p>53.477353551537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504638.365" calcext:value-type="float">
            <text:p>3504638.3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5]/65535" office:value-type="float" office:value="89.0477876707103" calcext:value-type="float">
            <text:p>89.047787670710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835746.765" calcext:value-type="float">
            <text:p>5835746.7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6]/65535" office:value-type="float" office:value="143.683412115663" calcext:value-type="float">
            <text:p>143.68341211566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9416292.413" calcext:value-type="float">
            <text:p>9416292.41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7]/65535" office:value-type="float" office:value="169.354337056535" calcext:value-type="float">
            <text:p>169.35433705653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098636.479" calcext:value-type="float">
            <text:p>11098636.4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8]/65535" office:value-type="float" office:value="197.636617303731" calcext:value-type="float">
            <text:p>197.63661730373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2952115.715" calcext:value-type="float">
            <text:p>12952115.7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59]/65535" office:value-type="float" office:value="188.852480094606" calcext:value-type="float">
            <text:p>188.85248009460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2376447.283" calcext:value-type="float">
            <text:p>12376447.2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0]/65535" office:value-type="float" office:value="208.960300755322" calcext:value-type="float">
            <text:p>208.96030075532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694213.31" calcext:value-type="float">
            <text:p>13694213.3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1]/65535" office:value-type="float" office:value="204.022028625925" calcext:value-type="float">
            <text:p>204.02202862592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370583.646" calcext:value-type="float">
            <text:p>13370583.6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2]/65535" office:value-type="float" office:value="155.50008346685" calcext:value-type="float">
            <text:p>155.5000834668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0190697.97" calcext:value-type="float">
            <text:p>10190697.9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3]/65535" office:value-type="float" office:value="106.919268863966" calcext:value-type="float">
            <text:p>106.91926886396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7006954.285" calcext:value-type="float">
            <text:p>7006954.2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4]/65535" office:value-type="float" office:value="83.3301073929961" calcext:value-type="float">
            <text:p>83.330107392996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461038.588" calcext:value-type="float">
            <text:p>5461038.5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5]/65535" office:value-type="float" office:value="36.5023199511711" calcext:value-type="float">
            <text:p>36.502319951171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392179.538" calcext:value-type="float">
            <text:p>2392179.5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6]/65535" office:value-type="float" office:value="32.0971368581674" calcext:value-type="float">
            <text:p>32.097136858167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103485.864" calcext:value-type="float">
            <text:p>2103485.8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7]/65535" office:value-type="float" office:value="27.1269236743725" calcext:value-type="float">
            <text:p>27.126923674372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777762.943" calcext:value-type="float">
            <text:p>1777762.9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8]/65535" office:value-type="float" office:value="13.2387473105974" calcext:value-type="float">
            <text:p>13.238747310597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867601.305" calcext:value-type="float">
            <text:p>867601.3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69]/65535" office:value-type="float" office:value="8.18273627832456" calcext:value-type="float">
            <text:p>8.1827362783245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536255.622" calcext:value-type="float">
            <text:p>536255.6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0]/65535" office:value-type="float" office:value="18.0562447547112" calcext:value-type="float">
            <text:p>18.056244754711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83316" calcext:value-type="float">
            <text:p>11833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1]/65535" office:value-type="float" office:value="33.7384451056687" calcext:value-type="float">
            <text:p>33.738445105668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11049" calcext:value-type="float">
            <text:p>22110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2]/65535" office:value-type="float" office:value="56.1183947508965" calcext:value-type="float">
            <text:p>56.118394750896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677719" calcext:value-type="float">
            <text:p>36777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3]/65535" office:value-type="float" office:value="45.2504463263905" calcext:value-type="float">
            <text:p>45.250446326390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965488" calcext:value-type="float">
            <text:p>29654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4]/65535" office:value-type="float" office:value="48.7948882276646" calcext:value-type="float">
            <text:p>48.794888227664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197773" calcext:value-type="float">
            <text:p>319777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5]/65535" office:value-type="float" office:value="24.7399862668803" calcext:value-type="float">
            <text:p>24.739986266880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621335" calcext:value-type="float">
            <text:p>16213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6]/65535" office:value-type="float" office:value="26.7919127183948" calcext:value-type="float">
            <text:p>26.791912718394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755808" calcext:value-type="float">
            <text:p>17558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7]/65535" office:value-type="float" office:value="15.4755168993668" calcext:value-type="float">
            <text:p>15.475516899366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014188" calcext:value-type="float">
            <text:p>10141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8]/65535" office:value-type="float" office:value="4.02302586404212" calcext:value-type="float">
            <text:p>4.0230258640421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63649" calcext:value-type="float">
            <text:p>2636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79]/65535" office:value-type="float" office:value="9.79371328297856" calcext:value-type="float">
            <text:p>9.7937132829785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641831" calcext:value-type="float">
            <text:p>64183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0]/65535" office:value-type="float" office:value="10.2671396963455" calcext:value-type="float">
            <text:p>10.267139696345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672857" calcext:value-type="float">
            <text:p>6728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1]/65535" office:value-type="float" office:value="11.172381170367" calcext:value-type="float">
            <text:p>11.17238117036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732182" calcext:value-type="float">
            <text:p>73218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2]/65535" office:value-type="float" office:value="6.3057755397879" calcext:value-type="float">
            <text:p>6.3057755397879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413249" calcext:value-type="float">
            <text:p>4132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3]/65535" office:value-type="float" office:value="3.5233234149691" calcext:value-type="float">
            <text:p>3.523323414969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30901" calcext:value-type="float">
            <text:p>23090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4]/65535" office:value-type="float" office:value="0.136247806515602" calcext:value-type="float">
            <text:p>0.13624780651560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8929" calcext:value-type="float">
            <text:p>89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5]/65535" office:value-type="float" office:value="1.93807888914321" calcext:value-type="float">
            <text:p>1.9380788891432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27012" calcext:value-type="float">
            <text:p>1270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6]/65535" office:value-type="float" office:value="6.53929961089494" calcext:value-type="float">
            <text:p>6.5392996108949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428553" calcext:value-type="float">
            <text:p>4285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7]/65535" office:value-type="float" office:value="3.44153505760281" calcext:value-type="float">
            <text:p>3.4415350576028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5541" calcext:value-type="float">
            <text:p>2255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8]/65535" office:value-type="float" office:value="3.78794537270161" calcext:value-type="float">
            <text:p>3.7879453727016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48243" calcext:value-type="float">
            <text:p>2482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89]/65535" office:value-type="float" office:value="5.02754253452354" calcext:value-type="float">
            <text:p>5.0275425345235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29480" calcext:value-type="float">
            <text:p>32948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0]/65535" office:value-type="float" office:value="4.47893492027161" calcext:value-type="float">
            <text:p>4.4789349202716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93527" calcext:value-type="float">
            <text:p>2935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1]/65535" office:value-type="float" office:value="5.18333714808881" calcext:value-type="float">
            <text:p>5.1833371480888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39690" calcext:value-type="float">
            <text:p>33969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2]/65535" office:value-type="float" office:value="3.70356298161288" calcext:value-type="float">
            <text:p>3.7035629816128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42713" calcext:value-type="float">
            <text:p>24271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3]/65535" office:value-type="float" office:value="1.69945830472267" calcext:value-type="float">
            <text:p>1.69945830472267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11374" calcext:value-type="float">
            <text:p>1113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4]/65535" office:value-type="float" office:value="1.95327687495232" calcext:value-type="float">
            <text:p>1.95327687495232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28008" calcext:value-type="float">
            <text:p>1280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5]/65535" office:value-type="float" office:value="0.145983062485695" calcext:value-type="float">
            <text:p>0.14598306248569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9567" calcext:value-type="float">
            <text:p>95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6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7]/65535" office:value-type="float" office:value="0.0021210040436408" calcext:value-type="float">
            <text:p>0.002121004043641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8]/65535" office:value-type="float" office:value="0.00344853894865339" calcext:value-type="float">
            <text:p>0.00344853894865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799]/65535" office:value-type="float" office:value="0.013519493400473" calcext:value-type="float">
            <text:p>0.013519493400473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800]/65535" office:value-type="float" office:value="0.0412756542305638" calcext:value-type="float">
            <text:p>0.041275654230564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801]/65535" office:value-type="float" office:value="0.00346379797055009" calcext:value-type="float">
            <text:p>0.00346379797055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802]/65535" office:value-type="float" office:value="0" calcext:value-type="float">
            <text:p>0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803]/65535" office:value-type="float" office:value="0.0021362630655375" calcext:value-type="float">
            <text:p>0.002136263065538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E804]/65535" office:value-type="float" office:value="0.00463874265659571" calcext:value-type="float">
            <text:p>0.004638742656596</text:p>
          </table:table-cell>
          <table:table-cell table:formula="of:=AVERAGE([.C$683:.C$804])" office:value-type="float" office:value="26.1442527177944" calcext:value-type="float">
            <text:p>26.144252717794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05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06]/65535" office:value-type="float" office:value="0.0643483787289235" calcext:value-type="float">
            <text:p>0.06434837872892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217.071" calcext:value-type="float">
            <text:p>4217.07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07]/65535" office:value-type="float" office:value="0.275345799954223" calcext:value-type="float">
            <text:p>0.27534579995422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8044.787" calcext:value-type="float">
            <text:p>18044.7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08]/65535" office:value-type="float" office:value="0.252380880445563" calcext:value-type="float">
            <text:p>0.25238088044556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6539.781" calcext:value-type="float">
            <text:p>16539.7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09]/65535" office:value-type="float" office:value="2.67826831464103" calcext:value-type="float">
            <text:p>2.6782683146410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75520.314" calcext:value-type="float">
            <text:p>175520.3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0]/65535" office:value-type="float" office:value="0.290733455405508" calcext:value-type="float">
            <text:p>0.29073345540550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9053.217" calcext:value-type="float">
            <text:p>19053.2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1]/65535" office:value-type="float" office:value="1.22856452277409" calcext:value-type="float">
            <text:p>1.2285645227740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80513.976" calcext:value-type="float">
            <text:p>80513.9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2]/65535" office:value-type="float" office:value="0.583798382543679" calcext:value-type="float">
            <text:p>0.58379838254367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8259.227" calcext:value-type="float">
            <text:p>38259.2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3]/65535" office:value-type="float" office:value="0.773579476615549" calcext:value-type="float">
            <text:p>0.77357947661554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0696.531" calcext:value-type="float">
            <text:p>50696.53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4]/65535" office:value-type="float" office:value="0.457083360036622" calcext:value-type="float">
            <text:p>0.457083360036622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9954.958" calcext:value-type="float">
            <text:p>29954.9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5]/65535" office:value-type="float" office:value="0.619120042725261" calcext:value-type="float">
            <text:p>0.61912004272526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0574.032" calcext:value-type="float">
            <text:p>40574.0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6]/65535" office:value-type="float" office:value="0.831749492637522" calcext:value-type="float">
            <text:p>0.831749492637522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4508.703" calcext:value-type="float">
            <text:p>54508.7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7]/65535" office:value-type="float" office:value="1.71455800717174" calcext:value-type="float">
            <text:p>1.7145580071717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12363.559" calcext:value-type="float">
            <text:p>112363.5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8]/65535" office:value-type="float" office:value="9.32258861676966" calcext:value-type="float">
            <text:p>9.32258861676966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610955.845" calcext:value-type="float">
            <text:p>610955.8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19]/65535" office:value-type="float" office:value="9.34100718699931" calcext:value-type="float">
            <text:p>9.3410071869993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612162.906" calcext:value-type="float">
            <text:p>612162.9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0]/65535" office:value-type="float" office:value="10.2001513542382" calcext:value-type="float">
            <text:p>10.2001513542382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668466.919" calcext:value-type="float">
            <text:p>668466.9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1]/65535" office:value-type="float" office:value="10.5053398947127" calcext:value-type="float">
            <text:p>10.5053398947127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688467.45" calcext:value-type="float">
            <text:p>688467.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2]/65535" office:value-type="float" office:value="10.3118284428168" calcext:value-type="float">
            <text:p>10.311828442816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675785.677" calcext:value-type="float">
            <text:p>675785.6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3]/65535" office:value-type="float" office:value="6.85088795300221" calcext:value-type="float">
            <text:p>6.8508879530022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48972.942" calcext:value-type="float">
            <text:p>448972.9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4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5]/65535" office:value-type="float" office:value="0.0220187685969329" calcext:value-type="float">
            <text:p>0.02201876859693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6]/65535" office:value-type="float" office:value="0.586526283665217" calcext:value-type="float">
            <text:p>0.586526283665217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8438" calcext:value-type="float">
            <text:p>384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7]/65535" office:value-type="float" office:value="0.0353246356908522" calcext:value-type="float">
            <text:p>0.035324635690852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8]/65535" office:value-type="float" office:value="0.110841535057603" calcext:value-type="float">
            <text:p>0.11084153505760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7264" calcext:value-type="float">
            <text:p>72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29]/65535" office:value-type="float" office:value="0.0349279011215381" calcext:value-type="float">
            <text:p>0.03492790112153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0]/65535" office:value-type="float" office:value="0.154253452353704" calcext:value-type="float">
            <text:p>0.15425345235370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1]/65535" office:value-type="float" office:value="0.277058060578317" calcext:value-type="float">
            <text:p>0.277058060578317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8157" calcext:value-type="float">
            <text:p>181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2]/65535" office:value-type="float" office:value="0.368917372396429" calcext:value-type="float">
            <text:p>0.36891737239642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4177" calcext:value-type="float">
            <text:p>241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3]/65535" office:value-type="float" office:value="32.3633936064698" calcext:value-type="float">
            <text:p>32.363393606469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120935" calcext:value-type="float">
            <text:p>21209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4]/65535" office:value-type="float" office:value="2.1265583276112" calcext:value-type="float">
            <text:p>2.1265583276112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39364" calcext:value-type="float">
            <text:p>1393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5]/65535" office:value-type="float" office:value="2.33974212252995" calcext:value-type="float">
            <text:p>2.3397421225299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53335" calcext:value-type="float">
            <text:p>1533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6]/65535" office:value-type="float" office:value="9.66892500190738" calcext:value-type="float">
            <text:p>9.6689250019073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633653" calcext:value-type="float">
            <text:p>6336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7]/65535" office:value-type="float" office:value="1.65902189669642" calcext:value-type="float">
            <text:p>1.65902189669642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08724" calcext:value-type="float">
            <text:p>1087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8]/65535" office:value-type="float" office:value="8.36742198825055" calcext:value-type="float">
            <text:p>8.3674219882505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48359" calcext:value-type="float">
            <text:p>5483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39]/65535" office:value-type="float" office:value="0.000534065766384375" calcext:value-type="float">
            <text:p>0.00053406576638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0]/65535" office:value-type="float" office:value="0.0428931105516136" calcext:value-type="float">
            <text:p>0.04289311055161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1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2]/65535" office:value-type="float" office:value="0.0820630197604334" calcext:value-type="float">
            <text:p>0.08206301976043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3]/65535" office:value-type="float" office:value="0.288578622110323" calcext:value-type="float">
            <text:p>0.28857862211032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8912" calcext:value-type="float">
            <text:p>189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4]/65535" office:value-type="float" office:value="0.000488288700694285" calcext:value-type="float">
            <text:p>0.00048828870069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5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6]/65535" office:value-type="float" office:value="0.00413519493400473" calcext:value-type="float">
            <text:p>0.00413519493400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7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8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49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0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1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2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3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4]/65535" office:value-type="float" office:value="0.0189669642175937" calcext:value-type="float">
            <text:p>0.01896696421759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5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6]/65535" office:value-type="float" office:value="8.62524798962387" calcext:value-type="float">
            <text:p>8.62524798962387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65255.627" calcext:value-type="float">
            <text:p>565255.6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7]/65535" office:value-type="float" office:value="7.16260457770657" calcext:value-type="float">
            <text:p>7.16260457770657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69401.291" calcext:value-type="float">
            <text:p>469401.2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8]/65535" office:value-type="float" office:value="1.18904621957733" calcext:value-type="float">
            <text:p>1.1890462195773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77924.144" calcext:value-type="float">
            <text:p>77924.1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59]/65535" office:value-type="float" office:value="2.07558509193561" calcext:value-type="float">
            <text:p>2.0755850919356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36023.469" calcext:value-type="float">
            <text:p>136023.4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0]/65535" office:value-type="float" office:value="3.23024222171359" calcext:value-type="float">
            <text:p>3.2302422217135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11693.924" calcext:value-type="float">
            <text:p>211693.9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1]/65535" office:value-type="float" office:value="0.77486178377966" calcext:value-type="float">
            <text:p>0.77486178377966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0780.567" calcext:value-type="float">
            <text:p>50780.5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2]/65535" office:value-type="float" office:value="1.65137535667964" calcext:value-type="float">
            <text:p>1.6513753566796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08222.884" calcext:value-type="float">
            <text:p>108222.8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3]/65535" office:value-type="float" office:value="0.499166262302586" calcext:value-type="float">
            <text:p>0.499166262302586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2712.861" calcext:value-type="float">
            <text:p>32712.8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4]/65535" office:value-type="float" office:value="2.67593685816739" calcext:value-type="float">
            <text:p>2.6759368581673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75367.522" calcext:value-type="float">
            <text:p>175367.5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5]/65535" office:value-type="float" office:value="6.61028094911116" calcext:value-type="float">
            <text:p>6.61028094911116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33204.762" calcext:value-type="float">
            <text:p>433204.7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6]/65535" office:value-type="float" office:value="0.0607346150911727" calcext:value-type="float">
            <text:p>0.06073461509117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980.243" calcext:value-type="float">
            <text:p>3980.2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7]/65535" office:value-type="float" office:value="0.175092881666285" calcext:value-type="float">
            <text:p>0.17509288166628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1474.712" calcext:value-type="float">
            <text:p>11474.7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8]/65535" office:value-type="float" office:value="0.451021545738918" calcext:value-type="float">
            <text:p>0.45102154573891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9557.697" calcext:value-type="float">
            <text:p>29557.69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69]/65535" office:value-type="float" office:value="0.64371697566186" calcext:value-type="float">
            <text:p>0.64371697566186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2185.992" calcext:value-type="float">
            <text:p>42185.9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0]/65535" office:value-type="float" office:value="0.332699794003204" calcext:value-type="float">
            <text:p>0.33269979400320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1803.481" calcext:value-type="float">
            <text:p>21803.4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1]/65535" office:value-type="float" office:value="0.434701304646372" calcext:value-type="float">
            <text:p>0.434701304646372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8488.15" calcext:value-type="float">
            <text:p>28488.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2]/65535" office:value-type="float" office:value="0.749915129320211" calcext:value-type="float">
            <text:p>0.74991512932021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9145.688" calcext:value-type="float">
            <text:p>49145.6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3]/65535" office:value-type="float" office:value="2.09726768902113" calcext:value-type="float">
            <text:p>2.0972676890211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37444.438" calcext:value-type="float">
            <text:p>137444.4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4]/65535" office:value-type="float" office:value="2.05390247959106" calcext:value-type="float">
            <text:p>2.05390247959106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34602.499" calcext:value-type="float">
            <text:p>134602.4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5]/65535" office:value-type="float" office:value="2.02907238879988" calcext:value-type="float">
            <text:p>2.0290723887998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32975.259" calcext:value-type="float">
            <text:p>132975.2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6]/65535" office:value-type="float" office:value="1.21539174486915" calcext:value-type="float">
            <text:p>1.2153917448691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79650.698" calcext:value-type="float">
            <text:p>79650.6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7]/65535" office:value-type="float" office:value="0.465709773403525" calcext:value-type="float">
            <text:p>0.46570977340352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0520.29" calcext:value-type="float">
            <text:p>30520.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8]/65535" office:value-type="float" office:value="0.671228244449531" calcext:value-type="float">
            <text:p>0.67122824444953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3988.943" calcext:value-type="float">
            <text:p>43988.9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79]/65535" office:value-type="float" office:value="0.572840497444114" calcext:value-type="float">
            <text:p>0.57284049744411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7541.102" calcext:value-type="float">
            <text:p>37541.1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0]/65535" office:value-type="float" office:value="0.293414633401999" calcext:value-type="float">
            <text:p>0.29341463340199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9228.928" calcext:value-type="float">
            <text:p>19228.9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1]/65535" office:value-type="float" office:value="1.08599554436561" calcext:value-type="float">
            <text:p>1.0859955443656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71170.718" calcext:value-type="float">
            <text:p>71170.7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2]/65535" office:value-type="float" office:value="3.95727473868925" calcext:value-type="float">
            <text:p>3.9572747386892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59340" calcext:value-type="float">
            <text:p>25934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3]/65535" office:value-type="float" office:value="4.27977416647593" calcext:value-type="float">
            <text:p>4.2797741664759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80475" calcext:value-type="float">
            <text:p>2804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4]/65535" office:value-type="float" office:value="2.49796292057679" calcext:value-type="float">
            <text:p>2.4979629205767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63704" calcext:value-type="float">
            <text:p>1637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5]/65535" office:value-type="float" office:value="2.42092011902037" calcext:value-type="float">
            <text:p>2.42092011902037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58655" calcext:value-type="float">
            <text:p>1586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6]/65535" office:value-type="float" office:value="1.48116273746853" calcext:value-type="float">
            <text:p>1.4811627374685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97068" calcext:value-type="float">
            <text:p>970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7]/65535" office:value-type="float" office:value="1.32158388647288" calcext:value-type="float">
            <text:p>1.3215838864728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86610" calcext:value-type="float">
            <text:p>8661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8]/65535" office:value-type="float" office:value="2.13263141832609" calcext:value-type="float">
            <text:p>2.1326314183260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39762" calcext:value-type="float">
            <text:p>1397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89]/65535" office:value-type="float" office:value="0.474036774242771" calcext:value-type="float">
            <text:p>0.47403677424277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1066" calcext:value-type="float">
            <text:p>310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0]/65535" office:value-type="float" office:value="0.791042954146639" calcext:value-type="float">
            <text:p>0.79104295414663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1841" calcext:value-type="float">
            <text:p>518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1]/65535" office:value-type="float" office:value="0.303425650415808" calcext:value-type="float">
            <text:p>0.30342565041580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9885" calcext:value-type="float">
            <text:p>198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2]/65535" office:value-type="float" office:value="0.19478141451133" calcext:value-type="float">
            <text:p>0.1947814145113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2765" calcext:value-type="float">
            <text:p>127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3]/65535" office:value-type="float" office:value="0.362142366674296" calcext:value-type="float">
            <text:p>0.362142366674296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3733" calcext:value-type="float">
            <text:p>237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4]/65535" office:value-type="float" office:value="0.308262760357061" calcext:value-type="float">
            <text:p>0.30826276035706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0202" calcext:value-type="float">
            <text:p>202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5]/65535" office:value-type="float" office:value="0.00064087891966125" calcext:value-type="float">
            <text:p>0.00064087891966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6]/65535" office:value-type="float" office:value="0.00669871061264973" calcext:value-type="float">
            <text:p>0.0066987106126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7]/65535" office:value-type="float" office:value="0.078461890592813" calcext:value-type="float">
            <text:p>0.07846189059281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8]/65535" office:value-type="float" office:value="0.5113145647364" calcext:value-type="float">
            <text:p>0.511314564736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3509" calcext:value-type="float">
            <text:p>335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899]/65535" office:value-type="float" office:value="0.142244602121004" calcext:value-type="float">
            <text:p>0.14224460212100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9322" calcext:value-type="float">
            <text:p>93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0]/65535" office:value-type="float" office:value="0.210666056305791" calcext:value-type="float">
            <text:p>0.21066605630579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3806" calcext:value-type="float">
            <text:p>138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1]/65535" office:value-type="float" office:value="0.0455481803616388" calcext:value-type="float">
            <text:p>0.04554818036163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2]/65535" office:value-type="float" office:value="0.0392156862745098" calcext:value-type="float">
            <text:p>0.0392156862745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3]/65535" office:value-type="float" office:value="0.14027618829633" calcext:value-type="float">
            <text:p>0.1402761882963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9193" calcext:value-type="float">
            <text:p>91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4]/65535" office:value-type="float" office:value="0.00474555580987259" calcext:value-type="float">
            <text:p>0.00474555580987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5]/65535" office:value-type="float" office:value="0.00843823910887312" calcext:value-type="float">
            <text:p>0.00843823910887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6]/65535" office:value-type="float" office:value="0.0101472495613031" calcext:value-type="float">
            <text:p>0.010147249561303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7]/65535" office:value-type="float" office:value="0.0000152590218966964" calcext:value-type="float">
            <text:p>1.52590218966964E-05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8]/65535" office:value-type="float" office:value="0.000366216525520714" calcext:value-type="float">
            <text:p>0.000366216525521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09]/65535" office:value-type="float" office:value="0.000610360875867857" calcext:value-type="float">
            <text:p>0.000610360875868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10]/65535" office:value-type="float" office:value="0.00860608834973678" calcext:value-type="float">
            <text:p>0.008606088349737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11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12]/65535" office:value-type="float" office:value="0" calcext:value-type="float">
            <text:p>0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13]/65535" office:value-type="float" office:value="0.0218051422903792" calcext:value-type="float">
            <text:p>0.021805142290379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E914]/65535" office:value-type="float" office:value="0.000442511635004196" calcext:value-type="float">
            <text:p>0.000442511635004</text:p>
          </table:table-cell>
          <table:table-cell table:formula="of:=AVERAGE([.C$805:.C$914])" office:value-type="float" office:value="1.76760201474576" calcext:value-type="float">
            <text:p>1.767602014745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15]/65535" office:value-type="float" office:value="0.0100252841992828" calcext:value-type="float">
            <text:p>0.010025284199283</text:p>
          </table:table-cell>
          <table:table-cell/>
          <table:table-cell office:value-type="float" office:value="657.007" calcext:value-type="float">
            <text:p>657.00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16]/65535" office:value-type="float" office:value="0.00116572823682002" calcext:value-type="float">
            <text:p>0.00116572823682</text:p>
          </table:table-cell>
          <table:table-cell/>
          <table:table-cell office:value-type="float" office:value="76.396" calcext:value-type="float">
            <text:p>76.39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17]/65535" office:value-type="float" office:value="3.08534178683146" calcext:value-type="float">
            <text:p>3.08534178683146</text:p>
          </table:table-cell>
          <table:table-cell/>
          <table:table-cell office:value-type="float" office:value="202197.874" calcext:value-type="float">
            <text:p>202197.8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18]/65535" office:value-type="float" office:value="2.82281902800031" calcext:value-type="float">
            <text:p>2.82281902800031</text:p>
          </table:table-cell>
          <table:table-cell/>
          <table:table-cell office:value-type="float" office:value="184993.445" calcext:value-type="float">
            <text:p>184993.4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19]/65535" office:value-type="float" office:value="6.08546858930343" calcext:value-type="float">
            <text:p>6.08546858930343</text:p>
          </table:table-cell>
          <table:table-cell/>
          <table:table-cell office:value-type="float" office:value="398811.184" calcext:value-type="float">
            <text:p>398811.1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0]/65535" office:value-type="float" office:value="7.45088999771115" calcext:value-type="float">
            <text:p>7.45088999771115</text:p>
          </table:table-cell>
          <table:table-cell/>
          <table:table-cell office:value-type="float" office:value="488294.076" calcext:value-type="float">
            <text:p>488294.0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1]/65535" office:value-type="float" office:value="11.298620233463" calcext:value-type="float">
            <text:p>11.298620233463</text:p>
          </table:table-cell>
          <table:table-cell/>
          <table:table-cell office:value-type="float" office:value="740455.077" calcext:value-type="float">
            <text:p>740455.0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2]/65535" office:value-type="float" office:value="12.0676533607996" calcext:value-type="float">
            <text:p>12.0676533607996</text:p>
          </table:table-cell>
          <table:table-cell/>
          <table:table-cell office:value-type="float" office:value="790853.663" calcext:value-type="float">
            <text:p>790853.6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3]/65535" office:value-type="float" office:value="21.3663444876783" calcext:value-type="float">
            <text:p>21.3663444876783</text:p>
          </table:table-cell>
          <table:table-cell/>
          <table:table-cell office:value-type="float" office:value="1400243.386" calcext:value-type="float">
            <text:p>1400243.38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4]/65535" office:value-type="float" office:value="25.7774728007935" calcext:value-type="float">
            <text:p>25.7774728007935</text:p>
          </table:table-cell>
          <table:table-cell/>
          <table:table-cell office:value-type="float" office:value="1689326.68" calcext:value-type="float">
            <text:p>1689326.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5]/65535" office:value-type="float" office:value="22.9312225680934" calcext:value-type="float">
            <text:p>22.9312225680934</text:p>
          </table:table-cell>
          <table:table-cell/>
          <table:table-cell office:value-type="float" office:value="1502797.671" calcext:value-type="float">
            <text:p>1502797.67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6]/65535" office:value-type="float" office:value="22.8952014496071" calcext:value-type="float">
            <text:p>22.8952014496071</text:p>
          </table:table-cell>
          <table:table-cell/>
          <table:table-cell office:value-type="float" office:value="1500437.027" calcext:value-type="float">
            <text:p>1500437.0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7]/65535" office:value-type="float" office:value="30.7961804074159" calcext:value-type="float">
            <text:p>30.7961804074159</text:p>
          </table:table-cell>
          <table:table-cell/>
          <table:table-cell office:value-type="float" office:value="2018227.683" calcext:value-type="float">
            <text:p>2018227.6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8]/65535" office:value-type="float" office:value="33.5583813992523" calcext:value-type="float">
            <text:p>33.5583813992523</text:p>
          </table:table-cell>
          <table:table-cell/>
          <table:table-cell office:value-type="float" office:value="2199248.525" calcext:value-type="float">
            <text:p>2199248.5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29]/65535" office:value-type="float" office:value="53.1156270389868" calcext:value-type="float">
            <text:p>53.1156270389868</text:p>
          </table:table-cell>
          <table:table-cell/>
          <table:table-cell office:value-type="float" office:value="3480932.618" calcext:value-type="float">
            <text:p>3480932.6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0]/65535" office:value-type="float" office:value="95.2999558709087" calcext:value-type="float">
            <text:p>95.2999558709087</text:p>
          </table:table-cell>
          <table:table-cell/>
          <table:table-cell office:value-type="float" office:value="6245482.608" calcext:value-type="float">
            <text:p>6245482.6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1]/65535" office:value-type="float" office:value="98.0674026550698" calcext:value-type="float">
            <text:p>98.0674026550698</text:p>
          </table:table-cell>
          <table:table-cell/>
          <table:table-cell office:value-type="float" office:value="6426847.233" calcext:value-type="float">
            <text:p>6426847.2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2]/65535" office:value-type="float" office:value="85.4077907988098" calcext:value-type="float">
            <text:p>85.4077907988098</text:p>
          </table:table-cell>
          <table:table-cell/>
          <table:table-cell office:value-type="float" office:value="5597199.57" calcext:value-type="float">
            <text:p>5597199.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3]/65535" office:value-type="float" office:value="88.512833447776" calcext:value-type="float">
            <text:p>88.512833447776</text:p>
          </table:table-cell>
          <table:table-cell/>
          <table:table-cell office:value-type="float" office:value="5800688.54" calcext:value-type="float">
            <text:p>5800688.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4]/65535" office:value-type="float" office:value="95.7417681391623" calcext:value-type="float">
            <text:p>95.7417681391623</text:p>
          </table:table-cell>
          <table:table-cell/>
          <table:table-cell office:value-type="float" office:value="6274436.775" calcext:value-type="float">
            <text:p>6274436.7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5]/65535" office:value-type="float" office:value="105.794804180972" calcext:value-type="float">
            <text:p>105.794804180972</text:p>
          </table:table-cell>
          <table:table-cell/>
          <table:table-cell office:value-type="float" office:value="6933262.492" calcext:value-type="float">
            <text:p>6933262.4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6]/65535" office:value-type="float" office:value="125.731961730373" calcext:value-type="float">
            <text:p>125.731961730373</text:p>
          </table:table-cell>
          <table:table-cell/>
          <table:table-cell office:value-type="float" office:value="8239844.112" calcext:value-type="float">
            <text:p>8239844.1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7]/65535" office:value-type="float" office:value="1.05261310749981" calcext:value-type="float">
            <text:p>1.05261310749981</text:p>
          </table:table-cell>
          <table:table-cell/>
          <table:table-cell office:value-type="float" office:value="68983" calcext:value-type="float">
            <text:p>689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8]/65535" office:value-type="float" office:value="5.14406042572671" calcext:value-type="float">
            <text:p>5.14406042572671</text:p>
          </table:table-cell>
          <table:table-cell/>
          <table:table-cell office:value-type="float" office:value="337116" calcext:value-type="float">
            <text:p>3371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39]/65535" office:value-type="float" office:value="2.30122835126268" calcext:value-type="float">
            <text:p>2.30122835126268</text:p>
          </table:table-cell>
          <table:table-cell/>
          <table:table-cell office:value-type="float" office:value="150811" calcext:value-type="float">
            <text:p>1508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0]/65535" office:value-type="float" office:value="12.1257648584726" calcext:value-type="float">
            <text:p>12.1257648584726</text:p>
          </table:table-cell>
          <table:table-cell/>
          <table:table-cell office:value-type="float" office:value="794662" calcext:value-type="float">
            <text:p>7946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1]/65535" office:value-type="float" office:value="14.4157320515755" calcext:value-type="float">
            <text:p>14.4157320515755</text:p>
          </table:table-cell>
          <table:table-cell/>
          <table:table-cell office:value-type="float" office:value="944735" calcext:value-type="float">
            <text:p>9447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2]/65535" office:value-type="float" office:value="17.7599603265431" calcext:value-type="float">
            <text:p>17.7599603265431</text:p>
          </table:table-cell>
          <table:table-cell/>
          <table:table-cell office:value-type="float" office:value="1163899" calcext:value-type="float">
            <text:p>11638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3]/65535" office:value-type="float" office:value="21.4793926909285" calcext:value-type="float">
            <text:p>21.4793926909285</text:p>
          </table:table-cell>
          <table:table-cell/>
          <table:table-cell office:value-type="float" office:value="1407652" calcext:value-type="float">
            <text:p>14076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4]/65535" office:value-type="float" office:value="23.0755321583886" calcext:value-type="float">
            <text:p>23.0755321583886</text:p>
          </table:table-cell>
          <table:table-cell/>
          <table:table-cell office:value-type="float" office:value="1512255" calcext:value-type="float">
            <text:p>15122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5]/65535" office:value-type="float" office:value="37.3628595407034" calcext:value-type="float">
            <text:p>37.3628595407034</text:p>
          </table:table-cell>
          <table:table-cell/>
          <table:table-cell office:value-type="float" office:value="2448575" calcext:value-type="float">
            <text:p>24485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6]/65535" office:value-type="float" office:value="33.0020294499123" calcext:value-type="float">
            <text:p>33.0020294499123</text:p>
          </table:table-cell>
          <table:table-cell/>
          <table:table-cell office:value-type="float" office:value="2162788" calcext:value-type="float">
            <text:p>21627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7]/65535" office:value-type="float" office:value="33.9408102540627" calcext:value-type="float">
            <text:p>33.9408102540627</text:p>
          </table:table-cell>
          <table:table-cell/>
          <table:table-cell office:value-type="float" office:value="2224311" calcext:value-type="float">
            <text:p>22243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8]/65535" office:value-type="float" office:value="43.0381017776761" calcext:value-type="float">
            <text:p>43.0381017776761</text:p>
          </table:table-cell>
          <table:table-cell/>
          <table:table-cell office:value-type="float" office:value="2820502" calcext:value-type="float">
            <text:p>28205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49]/65535" office:value-type="float" office:value="49.1555657282368" calcext:value-type="float">
            <text:p>49.1555657282368</text:p>
          </table:table-cell>
          <table:table-cell/>
          <table:table-cell office:value-type="float" office:value="3221410" calcext:value-type="float">
            <text:p>322141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0]/65535" office:value-type="float" office:value="0.000167849240863661" calcext:value-type="float">
            <text:p>0.00016784924086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1]/65535" office:value-type="float" office:value="0.200320439459831" calcext:value-type="float">
            <text:p>0.200320439459831</text:p>
          </table:table-cell>
          <table:table-cell/>
          <table:table-cell office:value-type="float" office:value="13128" calcext:value-type="float">
            <text:p>131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2]/65535" office:value-type="float" office:value="4.23221179522393" calcext:value-type="float">
            <text:p>4.23221179522393</text:p>
          </table:table-cell>
          <table:table-cell/>
          <table:table-cell office:value-type="float" office:value="277358" calcext:value-type="float">
            <text:p>2773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3]/65535" office:value-type="float" office:value="8.73199053940642" calcext:value-type="float">
            <text:p>8.73199053940642</text:p>
          </table:table-cell>
          <table:table-cell/>
          <table:table-cell office:value-type="float" office:value="572251" calcext:value-type="float">
            <text:p>57225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4]/65535" office:value-type="float" office:value="8.58413061722744" calcext:value-type="float">
            <text:p>8.58413061722744</text:p>
          </table:table-cell>
          <table:table-cell/>
          <table:table-cell office:value-type="float" office:value="562561" calcext:value-type="float">
            <text:p>5625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5]/65535" office:value-type="float" office:value="0.713130388342107" calcext:value-type="float">
            <text:p>0.713130388342107</text:p>
          </table:table-cell>
          <table:table-cell/>
          <table:table-cell office:value-type="float" office:value="46735" calcext:value-type="float">
            <text:p>467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6]/65535" office:value-type="float" office:value="3.97859159227893" calcext:value-type="float">
            <text:p>3.97859159227893</text:p>
          </table:table-cell>
          <table:table-cell/>
          <table:table-cell office:value-type="float" office:value="260737" calcext:value-type="float">
            <text:p>2607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7]/65535" office:value-type="float" office:value="3.40317387655451" calcext:value-type="float">
            <text:p>3.40317387655451</text:p>
          </table:table-cell>
          <table:table-cell/>
          <table:table-cell office:value-type="float" office:value="223027" calcext:value-type="float">
            <text:p>2230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8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59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0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1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2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3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4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5]/65535" office:value-type="float" office:value="0.0293278400854505" calcext:value-type="float">
            <text:p>0.029327840085451</text:p>
          </table:table-cell>
          <table:table-cell/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6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7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8]/65535" office:value-type="float" office:value="147.357331776913" calcext:value-type="float">
            <text:p>147.357331776913</text:p>
          </table:table-cell>
          <table:table-cell/>
          <table:table-cell office:value-type="float" office:value="9657062.738" calcext:value-type="float">
            <text:p>9657062.7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69]/65535" office:value-type="float" office:value="177.395436942092" calcext:value-type="float">
            <text:p>177.395436942092</text:p>
          </table:table-cell>
          <table:table-cell/>
          <table:table-cell office:value-type="float" office:value="11625609.96" calcext:value-type="float">
            <text:p>11625609.9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0]/65535" office:value-type="float" office:value="118.982142717632" calcext:value-type="float">
            <text:p>118.982142717632</text:p>
          </table:table-cell>
          <table:table-cell/>
          <table:table-cell office:value-type="float" office:value="7797494.723" calcext:value-type="float">
            <text:p>7797494.7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1]/65535" office:value-type="float" office:value="91.2167478446632" calcext:value-type="float">
            <text:p>91.2167478446632</text:p>
          </table:table-cell>
          <table:table-cell/>
          <table:table-cell office:value-type="float" office:value="5977889.57" calcext:value-type="float">
            <text:p>5977889.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2]/65535" office:value-type="float" office:value="98.4398538948653" calcext:value-type="float">
            <text:p>98.4398538948653</text:p>
          </table:table-cell>
          <table:table-cell/>
          <table:table-cell office:value-type="float" office:value="6451255.825" calcext:value-type="float">
            <text:p>6451255.8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3]/65535" office:value-type="float" office:value="99.5102286259251" calcext:value-type="float">
            <text:p>99.5102286259251</text:p>
          </table:table-cell>
          <table:table-cell/>
          <table:table-cell office:value-type="float" office:value="6521402.833" calcext:value-type="float">
            <text:p>6521402.8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4]/65535" office:value-type="float" office:value="97.9504797741665" calcext:value-type="float">
            <text:p>97.9504797741665</text:p>
          </table:table-cell>
          <table:table-cell/>
          <table:table-cell office:value-type="float" office:value="6419184.692" calcext:value-type="float">
            <text:p>6419184.6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5]/65535" office:value-type="float" office:value="96.9592582131685" calcext:value-type="float">
            <text:p>96.9592582131685</text:p>
          </table:table-cell>
          <table:table-cell/>
          <table:table-cell office:value-type="float" office:value="6354224.987" calcext:value-type="float">
            <text:p>6354224.9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6]/65535" office:value-type="float" office:value="117.06731201648" calcext:value-type="float">
            <text:p>117.06731201648</text:p>
          </table:table-cell>
          <table:table-cell/>
          <table:table-cell office:value-type="float" office:value="7672006.293" calcext:value-type="float">
            <text:p>7672006.2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7]/65535" office:value-type="float" office:value="102.763435767147" calcext:value-type="float">
            <text:p>102.763435767147</text:p>
          </table:table-cell>
          <table:table-cell/>
          <table:table-cell office:value-type="float" office:value="6734601.763" calcext:value-type="float">
            <text:p>6734601.7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8]/65535" office:value-type="float" office:value="89.0235404440375" calcext:value-type="float">
            <text:p>89.0235404440375</text:p>
          </table:table-cell>
          <table:table-cell/>
          <table:table-cell office:value-type="float" office:value="5834157.723" calcext:value-type="float">
            <text:p>5834157.7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79]/65535" office:value-type="float" office:value="75.0400072327764" calcext:value-type="float">
            <text:p>75.0400072327764</text:p>
          </table:table-cell>
          <table:table-cell/>
          <table:table-cell office:value-type="float" office:value="4917746.874" calcext:value-type="float">
            <text:p>4917746.8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0]/65535" office:value-type="float" office:value="81.1850447089342" calcext:value-type="float">
            <text:p>81.1850447089342</text:p>
          </table:table-cell>
          <table:table-cell/>
          <table:table-cell office:value-type="float" office:value="5320461.905" calcext:value-type="float">
            <text:p>5320461.9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1]/65535" office:value-type="float" office:value="83.0985931029221" calcext:value-type="float">
            <text:p>83.0985931029221</text:p>
          </table:table-cell>
          <table:table-cell/>
          <table:table-cell office:value-type="float" office:value="5445866.299" calcext:value-type="float">
            <text:p>5445866.2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2]/65535" office:value-type="float" office:value="80.8236679179065" calcext:value-type="float">
            <text:p>80.8236679179065</text:p>
          </table:table-cell>
          <table:table-cell/>
          <table:table-cell office:value-type="float" office:value="5296779.077" calcext:value-type="float">
            <text:p>5296779.0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3]/65535" office:value-type="float" office:value="86.9057558861677" calcext:value-type="float">
            <text:p>86.9057558861677</text:p>
          </table:table-cell>
          <table:table-cell/>
          <table:table-cell office:value-type="float" office:value="5695368.712" calcext:value-type="float">
            <text:p>5695368.7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4]/65535" office:value-type="float" office:value="80.8844025329976" calcext:value-type="float">
            <text:p>80.8844025329976</text:p>
          </table:table-cell>
          <table:table-cell/>
          <table:table-cell office:value-type="float" office:value="5300759.32" calcext:value-type="float">
            <text:p>5300759.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5]/65535" office:value-type="float" office:value="61.7920506446937" calcext:value-type="float">
            <text:p>61.7920506446937</text:p>
          </table:table-cell>
          <table:table-cell/>
          <table:table-cell office:value-type="float" office:value="4049542.039" calcext:value-type="float">
            <text:p>4049542.0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6]/65535" office:value-type="float" office:value="53.9529720302129" calcext:value-type="float">
            <text:p>53.9529720302129</text:p>
          </table:table-cell>
          <table:table-cell/>
          <table:table-cell office:value-type="float" office:value="3535808.022" calcext:value-type="float">
            <text:p>3535808.0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7]/65535" office:value-type="float" office:value="49.7955069199664" calcext:value-type="float">
            <text:p>49.7955069199664</text:p>
          </table:table-cell>
          <table:table-cell/>
          <table:table-cell office:value-type="float" office:value="3263348.546" calcext:value-type="float">
            <text:p>3263348.5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8]/65535" office:value-type="float" office:value="20.5485837796597" calcext:value-type="float">
            <text:p>20.5485837796597</text:p>
          </table:table-cell>
          <table:table-cell/>
          <table:table-cell office:value-type="float" office:value="1346651.438" calcext:value-type="float">
            <text:p>1346651.4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89]/65535" office:value-type="float" office:value="22.1785096818494" calcext:value-type="float">
            <text:p>22.1785096818494</text:p>
          </table:table-cell>
          <table:table-cell/>
          <table:table-cell office:value-type="float" office:value="1453468.632" calcext:value-type="float">
            <text:p>1453468.6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0]/65535" office:value-type="float" office:value="30.7356789501793" calcext:value-type="float">
            <text:p>30.7356789501793</text:p>
          </table:table-cell>
          <table:table-cell/>
          <table:table-cell office:value-type="float" office:value="2014262.72" calcext:value-type="float">
            <text:p>2014262.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1]/65535" office:value-type="float" office:value="35.2393663385977" calcext:value-type="float">
            <text:p>35.2393663385977</text:p>
          </table:table-cell>
          <table:table-cell/>
          <table:table-cell office:value-type="float" office:value="2309411.873" calcext:value-type="float">
            <text:p>2309411.87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2]/65535" office:value-type="float" office:value="24.6122075074388" calcext:value-type="float">
            <text:p>24.6122075074388</text:p>
          </table:table-cell>
          <table:table-cell/>
          <table:table-cell office:value-type="float" office:value="1612961.019" calcext:value-type="float">
            <text:p>1612961.0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3]/65535" office:value-type="float" office:value="56.9843137254902" calcext:value-type="float">
            <text:p>56.9843137254902</text:p>
          </table:table-cell>
          <table:table-cell/>
          <table:table-cell office:value-type="float" office:value="3734467" calcext:value-type="float">
            <text:p>37344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4]/65535" office:value-type="float" office:value="59.1228809033341" calcext:value-type="float">
            <text:p>59.1228809033341</text:p>
          </table:table-cell>
          <table:table-cell/>
          <table:table-cell office:value-type="float" office:value="3874618" calcext:value-type="float">
            <text:p>38746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5]/65535" office:value-type="float" office:value="50.523186083772" calcext:value-type="float">
            <text:p>50.523186083772</text:p>
          </table:table-cell>
          <table:table-cell/>
          <table:table-cell office:value-type="float" office:value="3311037" calcext:value-type="float">
            <text:p>33110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6]/65535" office:value-type="float" office:value="55.6897230487526" calcext:value-type="float">
            <text:p>55.6897230487526</text:p>
          </table:table-cell>
          <table:table-cell/>
          <table:table-cell office:value-type="float" office:value="3649626" calcext:value-type="float">
            <text:p>36496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7]/65535" office:value-type="float" office:value="48.874586099031" calcext:value-type="float">
            <text:p>48.874586099031</text:p>
          </table:table-cell>
          <table:table-cell/>
          <table:table-cell office:value-type="float" office:value="3202996" calcext:value-type="float">
            <text:p>320299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8]/65535" office:value-type="float" office:value="49.0365453574426" calcext:value-type="float">
            <text:p>49.0365453574426</text:p>
          </table:table-cell>
          <table:table-cell/>
          <table:table-cell office:value-type="float" office:value="3213610" calcext:value-type="float">
            <text:p>321361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999]/65535" office:value-type="float" office:value="45.143129625391" calcext:value-type="float">
            <text:p>45.143129625391</text:p>
          </table:table-cell>
          <table:table-cell/>
          <table:table-cell office:value-type="float" office:value="2958455" calcext:value-type="float">
            <text:p>29584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0]/65535" office:value-type="float" office:value="25.7749446860456" calcext:value-type="float">
            <text:p>25.7749446860456</text:p>
          </table:table-cell>
          <table:table-cell/>
          <table:table-cell office:value-type="float" office:value="1689161" calcext:value-type="float">
            <text:p>16891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1]/65535" office:value-type="float" office:value="24.2718089570458" calcext:value-type="float">
            <text:p>24.2718089570458</text:p>
          </table:table-cell>
          <table:table-cell/>
          <table:table-cell office:value-type="float" office:value="1590653" calcext:value-type="float">
            <text:p>15906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2]/65535" office:value-type="float" office:value="12.9349355306325" calcext:value-type="float">
            <text:p>12.9349355306325</text:p>
          </table:table-cell>
          <table:table-cell/>
          <table:table-cell office:value-type="float" office:value="847691" calcext:value-type="float">
            <text:p>8476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3]/65535" office:value-type="float" office:value="10.1296406500343" calcext:value-type="float">
            <text:p>10.1296406500343</text:p>
          </table:table-cell>
          <table:table-cell/>
          <table:table-cell office:value-type="float" office:value="663846" calcext:value-type="float">
            <text:p>6638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4]/65535" office:value-type="float" office:value="4.69907682917525" calcext:value-type="float">
            <text:p>4.69907682917525</text:p>
          </table:table-cell>
          <table:table-cell/>
          <table:table-cell office:value-type="float" office:value="307954" calcext:value-type="float">
            <text:p>3079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5]/65535" office:value-type="float" office:value="13.4581826504921" calcext:value-type="float">
            <text:p>13.4581826504921</text:p>
          </table:table-cell>
          <table:table-cell/>
          <table:table-cell office:value-type="float" office:value="881982" calcext:value-type="float">
            <text:p>88198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6]/65535" office:value-type="float" office:value="13.8779125658045" calcext:value-type="float">
            <text:p>13.8779125658045</text:p>
          </table:table-cell>
          <table:table-cell/>
          <table:table-cell office:value-type="float" office:value="909489" calcext:value-type="float">
            <text:p>9094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7]/65535" office:value-type="float" office:value="13.7344930189975" calcext:value-type="float">
            <text:p>13.7344930189975</text:p>
          </table:table-cell>
          <table:table-cell/>
          <table:table-cell office:value-type="float" office:value="900090" calcext:value-type="float">
            <text:p>90009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8]/65535" office:value-type="float" office:value="9.27382314793622" calcext:value-type="float">
            <text:p>9.27382314793622</text:p>
          </table:table-cell>
          <table:table-cell/>
          <table:table-cell office:value-type="float" office:value="607760" calcext:value-type="float">
            <text:p>60776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09]/65535" office:value-type="float" office:value="6.58342870222019" calcext:value-type="float">
            <text:p>6.58342870222019</text:p>
          </table:table-cell>
          <table:table-cell/>
          <table:table-cell office:value-type="float" office:value="431445" calcext:value-type="float">
            <text:p>4314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0]/65535" office:value-type="float" office:value="8.18185702296483" calcext:value-type="float">
            <text:p>8.18185702296483</text:p>
          </table:table-cell>
          <table:table-cell/>
          <table:table-cell office:value-type="float" office:value="536198" calcext:value-type="float">
            <text:p>5361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1]/65535" office:value-type="float" office:value="6.15562676432441" calcext:value-type="float">
            <text:p>6.15562676432441</text:p>
          </table:table-cell>
          <table:table-cell/>
          <table:table-cell office:value-type="float" office:value="403409" calcext:value-type="float">
            <text:p>4034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2]/65535" office:value-type="float" office:value="3.18385595483329" calcext:value-type="float">
            <text:p>3.18385595483329</text:p>
          </table:table-cell>
          <table:table-cell/>
          <table:table-cell office:value-type="float" office:value="208654" calcext:value-type="float">
            <text:p>2086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3]/65535" office:value-type="float" office:value="1.30218966964218" calcext:value-type="float">
            <text:p>1.30218966964218</text:p>
          </table:table-cell>
          <table:table-cell/>
          <table:table-cell office:value-type="float" office:value="85339" calcext:value-type="float">
            <text:p>853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4]/65535" office:value-type="float" office:value="2.63569085221637" calcext:value-type="float">
            <text:p>2.63569085221637</text:p>
          </table:table-cell>
          <table:table-cell/>
          <table:table-cell office:value-type="float" office:value="172730" calcext:value-type="float">
            <text:p>17273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5]/65535" office:value-type="float" office:value="1.42720683604181" calcext:value-type="float">
            <text:p>1.42720683604181</text:p>
          </table:table-cell>
          <table:table-cell/>
          <table:table-cell office:value-type="float" office:value="93532" calcext:value-type="float">
            <text:p>935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6]/65535" office:value-type="float" office:value="0.719920653086137" calcext:value-type="float">
            <text:p>0.719920653086137</text:p>
          </table:table-cell>
          <table:table-cell/>
          <table:table-cell office:value-type="float" office:value="47180" calcext:value-type="float">
            <text:p>4718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7]/65535" office:value-type="float" office:value="1.15207141222248" calcext:value-type="float">
            <text:p>1.15207141222248</text:p>
          </table:table-cell>
          <table:table-cell/>
          <table:table-cell office:value-type="float" office:value="75501" calcext:value-type="float">
            <text:p>7550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8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E1019]/65535" office:value-type="float" office:value="0.00711070420386053" calcext:value-type="float">
            <text:p>0.007110704203861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0]/65535" office:value-type="float" office:value="9.74889666590371" calcext:value-type="float">
            <text:p>9.74889666590371</text:p>
          </table:table-cell>
          <table:table-cell/>
          <table:table-cell office:value-type="float" office:value="638893.943" calcext:value-type="float">
            <text:p>638893.9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1]/65535" office:value-type="float" office:value="20.7870924544137" calcext:value-type="float">
            <text:p>20.7870924544137</text:p>
          </table:table-cell>
          <table:table-cell/>
          <table:table-cell office:value-type="float" office:value="1362282.104" calcext:value-type="float">
            <text:p>1362282.1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2]/65535" office:value-type="float" office:value="14.6498653849088" calcext:value-type="float">
            <text:p>14.6498653849088</text:p>
          </table:table-cell>
          <table:table-cell/>
          <table:table-cell office:value-type="float" office:value="960078.928" calcext:value-type="float">
            <text:p>960078.9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3]/65535" office:value-type="float" office:value="11.8581713893339" calcext:value-type="float">
            <text:p>11.8581713893339</text:p>
          </table:table-cell>
          <table:table-cell/>
          <table:table-cell office:value-type="float" office:value="777125.262" calcext:value-type="float">
            <text:p>777125.2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4]/65535" office:value-type="float" office:value="25.9395094834821" calcext:value-type="float">
            <text:p>25.9395094834821</text:p>
          </table:table-cell>
          <table:table-cell/>
          <table:table-cell office:value-type="float" office:value="1699945.754" calcext:value-type="float">
            <text:p>1699945.7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5]/65535" office:value-type="float" office:value="11.372877332723" calcext:value-type="float">
            <text:p>11.372877332723</text:p>
          </table:table-cell>
          <table:table-cell/>
          <table:table-cell office:value-type="float" office:value="745321.516" calcext:value-type="float">
            <text:p>745321.5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6]/65535" office:value-type="float" office:value="18.8228347447929" calcext:value-type="float">
            <text:p>18.8228347447929</text:p>
          </table:table-cell>
          <table:table-cell/>
          <table:table-cell office:value-type="float" office:value="1233554.475" calcext:value-type="float">
            <text:p>1233554.4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7]/65535" office:value-type="float" office:value="32.0772028534371" calcext:value-type="float">
            <text:p>32.0772028534371</text:p>
          </table:table-cell>
          <table:table-cell/>
          <table:table-cell office:value-type="float" office:value="2102179.489" calcext:value-type="float">
            <text:p>2102179.4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8]/65535" office:value-type="float" office:value="22.3554677347982" calcext:value-type="float">
            <text:p>22.3554677347982</text:p>
          </table:table-cell>
          <table:table-cell/>
          <table:table-cell office:value-type="float" office:value="1465065.578" calcext:value-type="float">
            <text:p>1465065.57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29]/65535" office:value-type="float" office:value="19.8116082703899" calcext:value-type="float">
            <text:p>19.8116082703899</text:p>
          </table:table-cell>
          <table:table-cell/>
          <table:table-cell office:value-type="float" office:value="1298353.748" calcext:value-type="float">
            <text:p>1298353.7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0]/65535" office:value-type="float" office:value="10.965570717937" calcext:value-type="float">
            <text:p>10.965570717937</text:p>
          </table:table-cell>
          <table:table-cell/>
          <table:table-cell office:value-type="float" office:value="718628.677" calcext:value-type="float">
            <text:p>718628.6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1]/65535" office:value-type="float" office:value="6.54581599145495" calcext:value-type="float">
            <text:p>6.54581599145495</text:p>
          </table:table-cell>
          <table:table-cell/>
          <table:table-cell office:value-type="float" office:value="428980.051" calcext:value-type="float">
            <text:p>428980.05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2]/65535" office:value-type="float" office:value="4.1018597238117" calcext:value-type="float">
            <text:p>4.1018597238117</text:p>
          </table:table-cell>
          <table:table-cell/>
          <table:table-cell office:value-type="float" office:value="268815.377" calcext:value-type="float">
            <text:p>268815.3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3]/65535" office:value-type="float" office:value="11.3578393987945" calcext:value-type="float">
            <text:p>11.3578393987945</text:p>
          </table:table-cell>
          <table:table-cell/>
          <table:table-cell office:value-type="float" office:value="744336.005" calcext:value-type="float">
            <text:p>744336.0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4]/65535" office:value-type="float" office:value="16.9496206607156" calcext:value-type="float">
            <text:p>16.9496206607156</text:p>
          </table:table-cell>
          <table:table-cell/>
          <table:table-cell office:value-type="float" office:value="1110793.39" calcext:value-type="float">
            <text:p>1110793.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5]/65535" office:value-type="float" office:value="13.4236323338674" calcext:value-type="float">
            <text:p>13.4236323338674</text:p>
          </table:table-cell>
          <table:table-cell/>
          <table:table-cell office:value-type="float" office:value="879717.745" calcext:value-type="float">
            <text:p>879717.7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6]/65535" office:value-type="float" office:value="19.5877878080415" calcext:value-type="float">
            <text:p>19.5877878080415</text:p>
          </table:table-cell>
          <table:table-cell/>
          <table:table-cell office:value-type="float" office:value="1283685.674" calcext:value-type="float">
            <text:p>1283685.6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7]/65535" office:value-type="float" office:value="8.01708581673915" calcext:value-type="float">
            <text:p>8.01708581673915</text:p>
          </table:table-cell>
          <table:table-cell/>
          <table:table-cell office:value-type="float" office:value="525399.719" calcext:value-type="float">
            <text:p>525399.7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8]/65535" office:value-type="float" office:value="14.7438233615625" calcext:value-type="float">
            <text:p>14.7438233615625</text:p>
          </table:table-cell>
          <table:table-cell/>
          <table:table-cell office:value-type="float" office:value="966236.464" calcext:value-type="float">
            <text:p>966236.4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39]/65535" office:value-type="float" office:value="19.9418204928664" calcext:value-type="float">
            <text:p>19.9418204928664</text:p>
          </table:table-cell>
          <table:table-cell/>
          <table:table-cell office:value-type="float" office:value="1306887.206" calcext:value-type="float">
            <text:p>1306887.2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0]/65535" office:value-type="float" office:value="17.5903067368582" calcext:value-type="float">
            <text:p>17.5903067368582</text:p>
          </table:table-cell>
          <table:table-cell/>
          <table:table-cell office:value-type="float" office:value="1152780.752" calcext:value-type="float">
            <text:p>1152780.7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1]/65535" office:value-type="float" office:value="19.3031161516747" calcext:value-type="float">
            <text:p>19.3031161516747</text:p>
          </table:table-cell>
          <table:table-cell/>
          <table:table-cell office:value-type="float" office:value="1265029.717" calcext:value-type="float">
            <text:p>1265029.7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2]/65535" office:value-type="float" office:value="17.4803782558938" calcext:value-type="float">
            <text:p>17.4803782558938</text:p>
          </table:table-cell>
          <table:table-cell/>
          <table:table-cell office:value-type="float" office:value="1145576.589" calcext:value-type="float">
            <text:p>1145576.5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3]/65535" office:value-type="float" office:value="20.1677392690928" calcext:value-type="float">
            <text:p>20.1677392690928</text:p>
          </table:table-cell>
          <table:table-cell/>
          <table:table-cell office:value-type="float" office:value="1321692.793" calcext:value-type="float">
            <text:p>1321692.7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4]/65535" office:value-type="float" office:value="8.16128682383459" calcext:value-type="float">
            <text:p>8.16128682383459</text:p>
          </table:table-cell>
          <table:table-cell/>
          <table:table-cell office:value-type="float" office:value="534849.932" calcext:value-type="float">
            <text:p>534849.9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5]/65535" office:value-type="float" office:value="1.26959827573053" calcext:value-type="float">
            <text:p>1.26959827573053</text:p>
          </table:table-cell>
          <table:table-cell/>
          <table:table-cell office:value-type="float" office:value="83203.123" calcext:value-type="float">
            <text:p>83203.1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6]/65535" office:value-type="float" office:value="4.7027943541619" calcext:value-type="float">
            <text:p>4.7027943541619</text:p>
          </table:table-cell>
          <table:table-cell/>
          <table:table-cell office:value-type="float" office:value="308197.628" calcext:value-type="float">
            <text:p>308197.6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7]/65535" office:value-type="float" office:value="1.18484957656214" calcext:value-type="float">
            <text:p>1.18484957656214</text:p>
          </table:table-cell>
          <table:table-cell/>
          <table:table-cell office:value-type="float" office:value="77649.117" calcext:value-type="float">
            <text:p>77649.1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8]/65535" office:value-type="float" office:value="1.14638043793393" calcext:value-type="float">
            <text:p>1.14638043793393</text:p>
          </table:table-cell>
          <table:table-cell/>
          <table:table-cell office:value-type="float" office:value="75128.042" calcext:value-type="float">
            <text:p>75128.0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49]/65535" office:value-type="float" office:value="0.531923323414969" calcext:value-type="float">
            <text:p>0.531923323414969</text:p>
          </table:table-cell>
          <table:table-cell/>
          <table:table-cell office:value-type="float" office:value="34859.595" calcext:value-type="float">
            <text:p>34859.5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0]/65535" office:value-type="float" office:value="0.32045961699855" calcext:value-type="float">
            <text:p>0.32045961699855</text:p>
          </table:table-cell>
          <table:table-cell/>
          <table:table-cell office:value-type="float" office:value="21001.321" calcext:value-type="float">
            <text:p>21001.32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1]/65535" office:value-type="float" office:value="0.0346222323949035" calcext:value-type="float">
            <text:p>0.034622232394904</text:p>
          </table:table-cell>
          <table:table-cell/>
          <table:table-cell office:value-type="float" office:value="2268.968" calcext:value-type="float">
            <text:p>2268.9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2]/65535" office:value-type="float" office:value="12.5271534294652" calcext:value-type="float">
            <text:p>12.5271534294652</text:p>
          </table:table-cell>
          <table:table-cell/>
          <table:table-cell office:value-type="float" office:value="820967" calcext:value-type="float">
            <text:p>8209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3]/65535" office:value-type="float" office:value="8.68116273746853" calcext:value-type="float">
            <text:p>8.68116273746853</text:p>
          </table:table-cell>
          <table:table-cell/>
          <table:table-cell office:value-type="float" office:value="568920" calcext:value-type="float">
            <text:p>56892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4]/65535" office:value-type="float" office:value="13.3535515373465" calcext:value-type="float">
            <text:p>13.3535515373465</text:p>
          </table:table-cell>
          <table:table-cell/>
          <table:table-cell office:value-type="float" office:value="875125" calcext:value-type="float">
            <text:p>8751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5]/65535" office:value-type="float" office:value="8.5464408331426" calcext:value-type="float">
            <text:p>8.5464408331426</text:p>
          </table:table-cell>
          <table:table-cell/>
          <table:table-cell office:value-type="float" office:value="560091" calcext:value-type="float">
            <text:p>5600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6]/65535" office:value-type="float" office:value="15.5704432745861" calcext:value-type="float">
            <text:p>15.5704432745861</text:p>
          </table:table-cell>
          <table:table-cell/>
          <table:table-cell office:value-type="float" office:value="1020409" calcext:value-type="float">
            <text:p>10204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7]/65535" office:value-type="float" office:value="15.2649729152361" calcext:value-type="float">
            <text:p>15.2649729152361</text:p>
          </table:table-cell>
          <table:table-cell/>
          <table:table-cell office:value-type="float" office:value="1000390" calcext:value-type="float">
            <text:p>100039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8]/65535" office:value-type="float" office:value="13.8453803311208" calcext:value-type="float">
            <text:p>13.8453803311208</text:p>
          </table:table-cell>
          <table:table-cell/>
          <table:table-cell office:value-type="float" office:value="907357" calcext:value-type="float">
            <text:p>9073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59]/65535" office:value-type="float" office:value="16.0126497291524" calcext:value-type="float">
            <text:p>16.0126497291524</text:p>
          </table:table-cell>
          <table:table-cell/>
          <table:table-cell office:value-type="float" office:value="1049389" calcext:value-type="float">
            <text:p>10493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0]/65535" office:value-type="float" office:value="10.6082856488899" calcext:value-type="float">
            <text:p>10.6082856488899</text:p>
          </table:table-cell>
          <table:table-cell/>
          <table:table-cell office:value-type="float" office:value="695214" calcext:value-type="float">
            <text:p>6952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1]/65535" office:value-type="float" office:value="8.36296635385672" calcext:value-type="float">
            <text:p>8.36296635385672</text:p>
          </table:table-cell>
          <table:table-cell/>
          <table:table-cell office:value-type="float" office:value="548067" calcext:value-type="float">
            <text:p>5480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2]/65535" office:value-type="float" office:value="11.3069047074083" calcext:value-type="float">
            <text:p>11.3069047074083</text:p>
          </table:table-cell>
          <table:table-cell/>
          <table:table-cell office:value-type="float" office:value="740998" calcext:value-type="float">
            <text:p>7409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3]/65535" office:value-type="float" office:value="11.6081025406271" calcext:value-type="float">
            <text:p>11.6081025406271</text:p>
          </table:table-cell>
          <table:table-cell/>
          <table:table-cell office:value-type="float" office:value="760737" calcext:value-type="float">
            <text:p>7607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4]/65535" office:value-type="float" office:value="11.7416952773327" calcext:value-type="float">
            <text:p>11.7416952773327</text:p>
          </table:table-cell>
          <table:table-cell/>
          <table:table-cell office:value-type="float" office:value="769492" calcext:value-type="float">
            <text:p>7694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5]/65535" office:value-type="float" office:value="8.58963912413214" calcext:value-type="float">
            <text:p>8.58963912413214</text:p>
          </table:table-cell>
          <table:table-cell/>
          <table:table-cell office:value-type="float" office:value="562922" calcext:value-type="float">
            <text:p>5629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6]/65535" office:value-type="float" office:value="2.7071793698024" calcext:value-type="float">
            <text:p>2.7071793698024</text:p>
          </table:table-cell>
          <table:table-cell/>
          <table:table-cell office:value-type="float" office:value="177415" calcext:value-type="float">
            <text:p>1774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7]/65535" office:value-type="float" office:value="2.09729152361334" calcext:value-type="float">
            <text:p>2.09729152361334</text:p>
          </table:table-cell>
          <table:table-cell/>
          <table:table-cell office:value-type="float" office:value="137446" calcext:value-type="float">
            <text:p>1374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8]/65535" office:value-type="float" office:value="0.853711757076371" calcext:value-type="float">
            <text:p>0.853711757076371</text:p>
          </table:table-cell>
          <table:table-cell/>
          <table:table-cell office:value-type="float" office:value="55948" calcext:value-type="float">
            <text:p>559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69]/65535" office:value-type="float" office:value="0.667032883192187" calcext:value-type="float">
            <text:p>0.667032883192187</text:p>
          </table:table-cell>
          <table:table-cell/>
          <table:table-cell office:value-type="float" office:value="43714" calcext:value-type="float">
            <text:p>437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0]/65535" office:value-type="float" office:value="1.5732051575494" calcext:value-type="float">
            <text:p>1.5732051575494</text:p>
          </table:table-cell>
          <table:table-cell/>
          <table:table-cell office:value-type="float" office:value="103100" calcext:value-type="float">
            <text:p>10310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1]/65535" office:value-type="float" office:value="4.30547035934997" calcext:value-type="float">
            <text:p>4.30547035934997</text:p>
          </table:table-cell>
          <table:table-cell/>
          <table:table-cell office:value-type="float" office:value="282159" calcext:value-type="float">
            <text:p>2821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2]/65535" office:value-type="float" office:value="2.00617990386816" calcext:value-type="float">
            <text:p>2.00617990386816</text:p>
          </table:table-cell>
          <table:table-cell/>
          <table:table-cell office:value-type="float" office:value="131475" calcext:value-type="float">
            <text:p>1314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3]/65535" office:value-type="float" office:value="0.123308155947204" calcext:value-type="float">
            <text:p>0.123308155947204</text:p>
          </table:table-cell>
          <table:table-cell/>
          <table:table-cell office:value-type="float" office:value="8081" calcext:value-type="float">
            <text:p>80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4]/65535" office:value-type="float" office:value="0.37773708705272" calcext:value-type="float">
            <text:p>0.37773708705272</text:p>
          </table:table-cell>
          <table:table-cell/>
          <table:table-cell office:value-type="float" office:value="24755" calcext:value-type="float">
            <text:p>247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5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6]/65535" office:value-type="float" office:value="0.00346379797055009" calcext:value-type="float">
            <text:p>0.00346379797055</text:p>
          </table:table-cell>
          <table:table-cell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7]/65535" office:value-type="float" office:value="2.8766765850309" calcext:value-type="float">
            <text:p>2.8766765850309</text:p>
          </table:table-cell>
          <table:table-cell/>
          <table:table-cell office:value-type="float" office:value="188523" calcext:value-type="float">
            <text:p>1885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8]/65535" office:value-type="float" office:value="0.084519050888838" calcext:value-type="float">
            <text:p>0.084519050888838</text:p>
          </table:table-cell>
          <table:table-cell/>
          <table:table-cell office:value-type="float" office:value="5538.956" calcext:value-type="float">
            <text:p>5538.9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79]/65535" office:value-type="float" office:value="0.184515144579232" calcext:value-type="float">
            <text:p>0.184515144579232</text:p>
          </table:table-cell>
          <table:table-cell/>
          <table:table-cell office:value-type="float" office:value="12092.2" calcext:value-type="float">
            <text:p>12092.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80]/65535" office:value-type="float" office:value="0.0212710765239948" calcext:value-type="float">
            <text:p>0.021271076523995</text:p>
          </table:table-cell>
          <table:table-cell/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81]/65535" office:value-type="float" office:value="0.0130312046997787" calcext:value-type="float">
            <text:p>0.013031204699779</text:p>
          </table:table-cell>
          <table:table-cell/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82]/65535" office:value-type="float" office:value="1.54560158693828" calcext:value-type="float">
            <text:p>1.54560158693828</text:p>
          </table:table-cell>
          <table:table-cell/>
          <table:table-cell office:value-type="float" office:value="101291" calcext:value-type="float">
            <text:p>1012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83]/65535" office:value-type="float" office:value="0.0286259250782025" calcext:value-type="float">
            <text:p>0.028625925078203</text:p>
          </table:table-cell>
          <table:table-cell/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84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85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E1086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87]/65535" office:value-type="float" office:value="0.023897489890898" calcext:value-type="float">
            <text:p>0.023897489890898</text:p>
          </table:table-cell>
          <table:table-cell/>
          <table:table-cell office:value-type="float" office:value="1566.122" calcext:value-type="float">
            <text:p>1566.1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88]/65535" office:value-type="float" office:value="0.0242472114137484" calcext:value-type="float">
            <text:p>0.024247211413748</text:p>
          </table:table-cell>
          <table:table-cell/>
          <table:table-cell office:value-type="float" office:value="1589.041" calcext:value-type="float">
            <text:p>1589.0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89]/65535" office:value-type="float" office:value="0.00314747844663157" calcext:value-type="float">
            <text:p>0.003147478446632</text:p>
          </table:table-cell>
          <table:table-cell/>
          <table:table-cell office:value-type="float" office:value="206.27" calcext:value-type="float">
            <text:p>206.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0]/65535" office:value-type="float" office:value="0.303906218051423" calcext:value-type="float">
            <text:p>0.303906218051423</text:p>
          </table:table-cell>
          <table:table-cell/>
          <table:table-cell office:value-type="float" office:value="19916.494" calcext:value-type="float">
            <text:p>19916.49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1]/65535" office:value-type="float" office:value="1.2451179064622" calcext:value-type="float">
            <text:p>1.2451179064622</text:p>
          </table:table-cell>
          <table:table-cell/>
          <table:table-cell office:value-type="float" office:value="81598.802" calcext:value-type="float">
            <text:p>81598.8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2]/65535" office:value-type="float" office:value="4.24046521705959" calcext:value-type="float">
            <text:p>4.24046521705959</text:p>
          </table:table-cell>
          <table:table-cell/>
          <table:table-cell office:value-type="float" office:value="277898.888" calcext:value-type="float">
            <text:p>277898.8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3]/65535" office:value-type="float" office:value="2.45468099488823" calcext:value-type="float">
            <text:p>2.45468099488823</text:p>
          </table:table-cell>
          <table:table-cell/>
          <table:table-cell office:value-type="float" office:value="160867.519" calcext:value-type="float">
            <text:p>160867.5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4]/65535" office:value-type="float" office:value="1.14777932402533" calcext:value-type="float">
            <text:p>1.14777932402533</text:p>
          </table:table-cell>
          <table:table-cell/>
          <table:table-cell office:value-type="float" office:value="75219.718" calcext:value-type="float">
            <text:p>75219.7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5]/65535" office:value-type="float" office:value="1.42685545128557" calcext:value-type="float">
            <text:p>1.42685545128557</text:p>
          </table:table-cell>
          <table:table-cell/>
          <table:table-cell office:value-type="float" office:value="93508.972" calcext:value-type="float">
            <text:p>93508.9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6]/65535" office:value-type="float" office:value="1.53363646906233" calcext:value-type="float">
            <text:p>1.53363646906233</text:p>
          </table:table-cell>
          <table:table-cell/>
          <table:table-cell office:value-type="float" office:value="100506.866" calcext:value-type="float">
            <text:p>100506.8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7]/65535" office:value-type="float" office:value="1.80571822690166" calcext:value-type="float">
            <text:p>1.80571822690166</text:p>
          </table:table-cell>
          <table:table-cell/>
          <table:table-cell office:value-type="float" office:value="118337.744" calcext:value-type="float">
            <text:p>118337.7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8]/65535" office:value-type="float" office:value="3.19923375295644" calcext:value-type="float">
            <text:p>3.19923375295644</text:p>
          </table:table-cell>
          <table:table-cell/>
          <table:table-cell office:value-type="float" office:value="209661.784" calcext:value-type="float">
            <text:p>209661.7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099]/65535" office:value-type="float" office:value="2.48872036316472" calcext:value-type="float">
            <text:p>2.48872036316472</text:p>
          </table:table-cell>
          <table:table-cell/>
          <table:table-cell office:value-type="float" office:value="163098.289" calcext:value-type="float">
            <text:p>163098.2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0]/65535" office:value-type="float" office:value="4.77506971847105" calcext:value-type="float">
            <text:p>4.77506971847105</text:p>
          </table:table-cell>
          <table:table-cell/>
          <table:table-cell office:value-type="float" office:value="312934.194" calcext:value-type="float">
            <text:p>312934.19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1]/65535" office:value-type="float" office:value="5.71360021362631" calcext:value-type="float">
            <text:p>5.71360021362631</text:p>
          </table:table-cell>
          <table:table-cell/>
          <table:table-cell office:value-type="float" office:value="374440.79" calcext:value-type="float">
            <text:p>374440.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2]/65535" office:value-type="float" office:value="5.6237223010605" calcext:value-type="float">
            <text:p>5.6237223010605</text:p>
          </table:table-cell>
          <table:table-cell/>
          <table:table-cell office:value-type="float" office:value="368550.641" calcext:value-type="float">
            <text:p>368550.6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3]/65535" office:value-type="float" office:value="5.5619385366598" calcext:value-type="float">
            <text:p>5.5619385366598</text:p>
          </table:table-cell>
          <table:table-cell/>
          <table:table-cell office:value-type="float" office:value="364501.642" calcext:value-type="float">
            <text:p>364501.6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4]/65535" office:value-type="float" office:value="9.08303077744717" calcext:value-type="float">
            <text:p>9.08303077744717</text:p>
          </table:table-cell>
          <table:table-cell/>
          <table:table-cell office:value-type="float" office:value="595256.422" calcext:value-type="float">
            <text:p>595256.4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5]/65535" office:value-type="float" office:value="8.54469593347067" calcext:value-type="float">
            <text:p>8.54469593347067</text:p>
          </table:table-cell>
          <table:table-cell/>
          <table:table-cell office:value-type="float" office:value="559976.648" calcext:value-type="float">
            <text:p>559976.6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6]/65535" office:value-type="float" office:value="4.21563512626841" calcext:value-type="float">
            <text:p>4.21563512626841</text:p>
          </table:table-cell>
          <table:table-cell/>
          <table:table-cell office:value-type="float" office:value="276271.648" calcext:value-type="float">
            <text:p>276271.6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7]/65535" office:value-type="float" office:value="11.0699037003128" calcext:value-type="float">
            <text:p>11.0699037003128</text:p>
          </table:table-cell>
          <table:table-cell/>
          <table:table-cell office:value-type="float" office:value="725466.139" calcext:value-type="float">
            <text:p>725466.1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8]/65535" office:value-type="float" office:value="10.5976658274205" calcext:value-type="float">
            <text:p>10.5976658274205</text:p>
          </table:table-cell>
          <table:table-cell/>
          <table:table-cell office:value-type="float" office:value="694518.03" calcext:value-type="float">
            <text:p>694518.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09]/65535" office:value-type="float" office:value="7.13544303044175" calcext:value-type="float">
            <text:p>7.13544303044175</text:p>
          </table:table-cell>
          <table:table-cell/>
          <table:table-cell office:value-type="float" office:value="467621.259" calcext:value-type="float">
            <text:p>467621.2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0]/65535" office:value-type="float" office:value="4.5391256427863" calcext:value-type="float">
            <text:p>4.5391256427863</text:p>
          </table:table-cell>
          <table:table-cell/>
          <table:table-cell office:value-type="float" office:value="297471.599" calcext:value-type="float">
            <text:p>297471.5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1]/65535" office:value-type="float" office:value="4.10733865873198" calcext:value-type="float">
            <text:p>4.10733865873198</text:p>
          </table:table-cell>
          <table:table-cell/>
          <table:table-cell office:value-type="float" office:value="269174.439" calcext:value-type="float">
            <text:p>269174.4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2]/65535" office:value-type="float" office:value="6.7444566567483" calcext:value-type="float">
            <text:p>6.7444566567483</text:p>
          </table:table-cell>
          <table:table-cell/>
          <table:table-cell office:value-type="float" office:value="441997.967" calcext:value-type="float">
            <text:p>441997.9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3]/65535" office:value-type="float" office:value="8.42031238269627" calcext:value-type="float">
            <text:p>8.42031238269627</text:p>
          </table:table-cell>
          <table:table-cell/>
          <table:table-cell office:value-type="float" office:value="551825.172" calcext:value-type="float">
            <text:p>551825.1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4]/65535" office:value-type="float" office:value="7.532957488365" calcext:value-type="float">
            <text:p>7.532957488365</text:p>
          </table:table-cell>
          <table:table-cell/>
          <table:table-cell office:value-type="float" office:value="493672.369" calcext:value-type="float">
            <text:p>493672.3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5]/65535" office:value-type="float" office:value="2.15159078355077" calcext:value-type="float">
            <text:p>2.15159078355077</text:p>
          </table:table-cell>
          <table:table-cell/>
          <table:table-cell office:value-type="float" office:value="141004.502" calcext:value-type="float">
            <text:p>141004.5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6]/65535" office:value-type="float" office:value="0.819276157778286" calcext:value-type="float">
            <text:p>0.819276157778286</text:p>
          </table:table-cell>
          <table:table-cell/>
          <table:table-cell office:value-type="float" office:value="53691.263" calcext:value-type="float">
            <text:p>53691.2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7]/65535" office:value-type="float" office:value="0.0283360036621653" calcext:value-type="float">
            <text:p>0.028336003662165</text:p>
          </table:table-cell>
          <table:table-cell/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8]/65535" office:value-type="float" office:value="2.44966811627375" calcext:value-type="float">
            <text:p>2.44966811627375</text:p>
          </table:table-cell>
          <table:table-cell/>
          <table:table-cell office:value-type="float" office:value="160539" calcext:value-type="float">
            <text:p>1605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19]/65535" office:value-type="float" office:value="1.68351262684062" calcext:value-type="float">
            <text:p>1.68351262684062</text:p>
          </table:table-cell>
          <table:table-cell/>
          <table:table-cell office:value-type="float" office:value="110329" calcext:value-type="float">
            <text:p>1103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0]/65535" office:value-type="float" office:value="6.02714579995422" calcext:value-type="float">
            <text:p>6.02714579995422</text:p>
          </table:table-cell>
          <table:table-cell/>
          <table:table-cell office:value-type="float" office:value="394989" calcext:value-type="float">
            <text:p>3949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1]/65535" office:value-type="float" office:value="6.44090943770504" calcext:value-type="float">
            <text:p>6.44090943770504</text:p>
          </table:table-cell>
          <table:table-cell/>
          <table:table-cell office:value-type="float" office:value="422105" calcext:value-type="float">
            <text:p>4221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2]/65535" office:value-type="float" office:value="6.87893492027161" calcext:value-type="float">
            <text:p>6.87893492027161</text:p>
          </table:table-cell>
          <table:table-cell/>
          <table:table-cell office:value-type="float" office:value="450811" calcext:value-type="float">
            <text:p>4508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3]/65535" office:value-type="float" office:value="5.63985656519417" calcext:value-type="float">
            <text:p>5.63985656519417</text:p>
          </table:table-cell>
          <table:table-cell/>
          <table:table-cell office:value-type="float" office:value="369608" calcext:value-type="float">
            <text:p>3696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4]/65535" office:value-type="float" office:value="1.7875486381323" calcext:value-type="float">
            <text:p>1.7875486381323</text:p>
          </table:table-cell>
          <table:table-cell/>
          <table:table-cell office:value-type="float" office:value="117147" calcext:value-type="float">
            <text:p>1171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5]/65535" office:value-type="float" office:value="2.1524223697261" calcext:value-type="float">
            <text:p>2.1524223697261</text:p>
          </table:table-cell>
          <table:table-cell/>
          <table:table-cell office:value-type="float" office:value="141059" calcext:value-type="float">
            <text:p>1410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6]/65535" office:value-type="float" office:value="5.72504768444343" calcext:value-type="float">
            <text:p>5.72504768444343</text:p>
          </table:table-cell>
          <table:table-cell/>
          <table:table-cell office:value-type="float" office:value="375191" calcext:value-type="float">
            <text:p>3751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7]/65535" office:value-type="float" office:value="12.6913252460517" calcext:value-type="float">
            <text:p>12.6913252460517</text:p>
          </table:table-cell>
          <table:table-cell/>
          <table:table-cell office:value-type="float" office:value="831726" calcext:value-type="float">
            <text:p>8317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8]/65535" office:value-type="float" office:value="12.600732433051" calcext:value-type="float">
            <text:p>12.600732433051</text:p>
          </table:table-cell>
          <table:table-cell/>
          <table:table-cell office:value-type="float" office:value="825789" calcext:value-type="float">
            <text:p>8257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29]/65535" office:value-type="float" office:value="3.89927519645991" calcext:value-type="float">
            <text:p>3.89927519645991</text:p>
          </table:table-cell>
          <table:table-cell/>
          <table:table-cell office:value-type="float" office:value="255539" calcext:value-type="float">
            <text:p>2555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0]/65535" office:value-type="float" office:value="3.03041123064012" calcext:value-type="float">
            <text:p>3.03041123064012</text:p>
          </table:table-cell>
          <table:table-cell/>
          <table:table-cell office:value-type="float" office:value="198598" calcext:value-type="float">
            <text:p>1985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1]/65535" office:value-type="float" office:value="5.38213168535897" calcext:value-type="float">
            <text:p>5.38213168535897</text:p>
          </table:table-cell>
          <table:table-cell/>
          <table:table-cell office:value-type="float" office:value="352718" calcext:value-type="float">
            <text:p>3527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2]/65535" office:value-type="float" office:value="6.35898374914168" calcext:value-type="float">
            <text:p>6.35898374914168</text:p>
          </table:table-cell>
          <table:table-cell/>
          <table:table-cell office:value-type="float" office:value="416736" calcext:value-type="float">
            <text:p>4167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3]/65535" office:value-type="float" office:value="7.69831387808042" calcext:value-type="float">
            <text:p>7.69831387808042</text:p>
          </table:table-cell>
          <table:table-cell/>
          <table:table-cell office:value-type="float" office:value="504509" calcext:value-type="float">
            <text:p>5045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4]/65535" office:value-type="float" office:value="10.9679560540169" calcext:value-type="float">
            <text:p>10.9679560540169</text:p>
          </table:table-cell>
          <table:table-cell/>
          <table:table-cell office:value-type="float" office:value="718785" calcext:value-type="float">
            <text:p>7187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5]/65535" office:value-type="float" office:value="7.62687113756008" calcext:value-type="float">
            <text:p>7.62687113756008</text:p>
          </table:table-cell>
          <table:table-cell/>
          <table:table-cell office:value-type="float" office:value="499827" calcext:value-type="float">
            <text:p>4998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6]/65535" office:value-type="float" office:value="4.99765011062791" calcext:value-type="float">
            <text:p>4.99765011062791</text:p>
          </table:table-cell>
          <table:table-cell/>
          <table:table-cell office:value-type="float" office:value="327521" calcext:value-type="float">
            <text:p>32752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7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8]/65535" office:value-type="float" office:value="0.0487284351873045" calcext:value-type="float">
            <text:p>0.048728435187305</text:p>
          </table:table-cell>
          <table:table-cell/>
          <table:table-cell office:value-type="float" office:value="3193.418" calcext:value-type="float">
            <text:p>3193.4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39]/65535" office:value-type="float" office:value="0.00519931334401465" calcext:value-type="float">
            <text:p>0.005199313344015</text:p>
          </table:table-cell>
          <table:table-cell/>
          <table:table-cell office:value-type="float" office:value="340.737" calcext:value-type="float">
            <text:p>340.7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0]/65535" office:value-type="float" office:value="0.010882276646067" calcext:value-type="float">
            <text:p>0.010882276646067</text:p>
          </table:table-cell>
          <table:table-cell/>
          <table:table-cell office:value-type="float" office:value="713.17" calcext:value-type="float">
            <text:p>713.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1]/65535" office:value-type="float" office:value="0.0298658121614405" calcext:value-type="float">
            <text:p>0.029865812161441</text:p>
          </table:table-cell>
          <table:table-cell/>
          <table:table-cell office:value-type="float" office:value="1957.256" calcext:value-type="float">
            <text:p>1957.2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2]/65535" office:value-type="float" office:value="0.0458265049210346" calcext:value-type="float">
            <text:p>0.045826504921035</text:p>
          </table:table-cell>
          <table:table-cell/>
          <table:table-cell office:value-type="float" office:value="3003.24" calcext:value-type="float">
            <text:p>3003.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3]/65535" office:value-type="float" office:value="0.690783093003738" calcext:value-type="float">
            <text:p>0.690783093003738</text:p>
          </table:table-cell>
          <table:table-cell/>
          <table:table-cell office:value-type="float" office:value="45270.47" calcext:value-type="float">
            <text:p>45270.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4]/65535" office:value-type="float" office:value="0.567934218356603" calcext:value-type="float">
            <text:p>0.567934218356603</text:p>
          </table:table-cell>
          <table:table-cell/>
          <table:table-cell office:value-type="float" office:value="37219.569" calcext:value-type="float">
            <text:p>37219.5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5]/65535" office:value-type="float" office:value="0.913748958571756" calcext:value-type="float">
            <text:p>0.913748958571756</text:p>
          </table:table-cell>
          <table:table-cell/>
          <table:table-cell office:value-type="float" office:value="59882.538" calcext:value-type="float">
            <text:p>59882.5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6]/65535" office:value-type="float" office:value="0.844948744945449" calcext:value-type="float">
            <text:p>0.844948744945449</text:p>
          </table:table-cell>
          <table:table-cell/>
          <table:table-cell office:value-type="float" office:value="55373.716" calcext:value-type="float">
            <text:p>55373.7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7]/65535" office:value-type="float" office:value="0.159727718013275" calcext:value-type="float">
            <text:p>0.159727718013275</text:p>
          </table:table-cell>
          <table:table-cell/>
          <table:table-cell office:value-type="float" office:value="10467.756" calcext:value-type="float">
            <text:p>10467.7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8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49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50]/65535" office:value-type="float" office:value="0.0120088502327001" calcext:value-type="float">
            <text:p>0.0120088502327</text:p>
          </table:table-cell>
          <table:table-cell/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51]/65535" office:value-type="float" office:value="0.0298924238956283" calcext:value-type="float">
            <text:p>0.029892423895628</text:p>
          </table:table-cell>
          <table:table-cell/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52]/65535" office:value-type="float" office:value="0.0207827878233005" calcext:value-type="float">
            <text:p>0.020782787823301</text:p>
          </table:table-cell>
          <table:table-cell/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E1153]/65535" office:value-type="float" office:value="0.0129243915465019" calcext:value-type="float">
            <text:p>0.012924391546502</text:p>
          </table:table-cell>
          <table:table-cell/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54]/65535" office:value-type="float" office:value="0.434584740978103" calcext:value-type="float">
            <text:p>0.434584740978103</text:p>
          </table:table-cell>
          <table:table-cell/>
          <table:table-cell office:value-type="float" office:value="28480.511" calcext:value-type="float">
            <text:p>28480.5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55]/65535" office:value-type="float" office:value="4.42569996185244" calcext:value-type="float">
            <text:p>4.42569996185244</text:p>
          </table:table-cell>
          <table:table-cell/>
          <table:table-cell office:value-type="float" office:value="290038.247" calcext:value-type="float">
            <text:p>290038.2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56]/65535" office:value-type="float" office:value="6.58510115205615" calcext:value-type="float">
            <text:p>6.58510115205615</text:p>
          </table:table-cell>
          <table:table-cell/>
          <table:table-cell office:value-type="float" office:value="431554.604" calcext:value-type="float">
            <text:p>431554.6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57]/65535" office:value-type="float" office:value="5.37600434882124" calcext:value-type="float">
            <text:p>5.37600434882124</text:p>
          </table:table-cell>
          <table:table-cell/>
          <table:table-cell office:value-type="float" office:value="352316.445" calcext:value-type="float">
            <text:p>352316.4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58]/65535" office:value-type="float" office:value="5.72001173418784" calcext:value-type="float">
            <text:p>5.72001173418784</text:p>
          </table:table-cell>
          <table:table-cell/>
          <table:table-cell office:value-type="float" office:value="374860.969" calcext:value-type="float">
            <text:p>374860.9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59]/65535" office:value-type="float" office:value="4.94946315709163" calcext:value-type="float">
            <text:p>4.94946315709163</text:p>
          </table:table-cell>
          <table:table-cell/>
          <table:table-cell office:value-type="float" office:value="324363.068" calcext:value-type="float">
            <text:p>324363.0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0]/65535" office:value-type="float" office:value="6.82407612726024" calcext:value-type="float">
            <text:p>6.82407612726024</text:p>
          </table:table-cell>
          <table:table-cell/>
          <table:table-cell office:value-type="float" office:value="447215.829" calcext:value-type="float">
            <text:p>447215.8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1]/65535" office:value-type="float" office:value="6.47412349126421" calcext:value-type="float">
            <text:p>6.47412349126421</text:p>
          </table:table-cell>
          <table:table-cell/>
          <table:table-cell office:value-type="float" office:value="424281.683" calcext:value-type="float">
            <text:p>424281.6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2]/65535" office:value-type="float" office:value="7.78510524147402" calcext:value-type="float">
            <text:p>7.78510524147402</text:p>
          </table:table-cell>
          <table:table-cell/>
          <table:table-cell office:value-type="float" office:value="510196.872" calcext:value-type="float">
            <text:p>510196.8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3]/65535" office:value-type="float" office:value="9.60271392385748" calcext:value-type="float">
            <text:p>9.60271392385748</text:p>
          </table:table-cell>
          <table:table-cell/>
          <table:table-cell office:value-type="float" office:value="629313.857" calcext:value-type="float">
            <text:p>629313.8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4]/65535" office:value-type="float" office:value="8.9943186083772" calcext:value-type="float">
            <text:p>8.9943186083772</text:p>
          </table:table-cell>
          <table:table-cell/>
          <table:table-cell office:value-type="float" office:value="589442.67" calcext:value-type="float">
            <text:p>589442.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5]/65535" office:value-type="float" office:value="10.1875614557107" calcext:value-type="float">
            <text:p>10.1875614557107</text:p>
          </table:table-cell>
          <table:table-cell/>
          <table:table-cell office:value-type="float" office:value="667641.84" calcext:value-type="float">
            <text:p>667641.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6]/65535" office:value-type="float" office:value="7.58774688334478" calcext:value-type="float">
            <text:p>7.58774688334478</text:p>
          </table:table-cell>
          <table:table-cell/>
          <table:table-cell office:value-type="float" office:value="497262.992" calcext:value-type="float">
            <text:p>497262.9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7]/65535" office:value-type="float" office:value="6.32129608606088" calcext:value-type="float">
            <text:p>6.32129608606088</text:p>
          </table:table-cell>
          <table:table-cell/>
          <table:table-cell office:value-type="float" office:value="414266.139" calcext:value-type="float">
            <text:p>414266.1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8]/65535" office:value-type="float" office:value="12.9590883039597" calcext:value-type="float">
            <text:p>12.9590883039597</text:p>
          </table:table-cell>
          <table:table-cell/>
          <table:table-cell office:value-type="float" office:value="849273.852" calcext:value-type="float">
            <text:p>849273.8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69]/65535" office:value-type="float" office:value="10.8507461509117" calcext:value-type="float">
            <text:p>10.8507461509117</text:p>
          </table:table-cell>
          <table:table-cell/>
          <table:table-cell office:value-type="float" office:value="711103.649" calcext:value-type="float">
            <text:p>711103.6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0]/65535" office:value-type="float" office:value="7.50812741283284" calcext:value-type="float">
            <text:p>7.50812741283284</text:p>
          </table:table-cell>
          <table:table-cell/>
          <table:table-cell office:value-type="float" office:value="492045.13" calcext:value-type="float">
            <text:p>492045.1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1]/65535" office:value-type="float" office:value="5.02535228503853" calcext:value-type="float">
            <text:p>5.02535228503853</text:p>
          </table:table-cell>
          <table:table-cell/>
          <table:table-cell office:value-type="float" office:value="329336.462" calcext:value-type="float">
            <text:p>329336.4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2]/65535" office:value-type="float" office:value="6.33038879987793" calcext:value-type="float">
            <text:p>6.33038879987793</text:p>
          </table:table-cell>
          <table:table-cell/>
          <table:table-cell office:value-type="float" office:value="414862.03" calcext:value-type="float">
            <text:p>414862.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3]/65535" office:value-type="float" office:value="6.27489997711147" calcext:value-type="float">
            <text:p>6.27489997711147</text:p>
          </table:table-cell>
          <table:table-cell/>
          <table:table-cell office:value-type="float" office:value="411225.57" calcext:value-type="float">
            <text:p>411225.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4]/65535" office:value-type="float" office:value="6.20926927595941" calcext:value-type="float">
            <text:p>6.20926927595941</text:p>
          </table:table-cell>
          <table:table-cell/>
          <table:table-cell office:value-type="float" office:value="406924.462" calcext:value-type="float">
            <text:p>406924.4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5]/65535" office:value-type="float" office:value="6.25741399252308" calcext:value-type="float">
            <text:p>6.25741399252308</text:p>
          </table:table-cell>
          <table:table-cell/>
          <table:table-cell office:value-type="float" office:value="410079.626" calcext:value-type="float">
            <text:p>410079.6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6]/65535" office:value-type="float" office:value="4.35097656214237" calcext:value-type="float">
            <text:p>4.35097656214237</text:p>
          </table:table-cell>
          <table:table-cell/>
          <table:table-cell office:value-type="float" office:value="285141.249" calcext:value-type="float">
            <text:p>285141.2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7]/65535" office:value-type="float" office:value="6.76998617532616" calcext:value-type="float">
            <text:p>6.76998617532616</text:p>
          </table:table-cell>
          <table:table-cell/>
          <table:table-cell office:value-type="float" office:value="443671.044" calcext:value-type="float">
            <text:p>443671.0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8]/65535" office:value-type="float" office:value="6.27571598382544" calcext:value-type="float">
            <text:p>6.27571598382544</text:p>
          </table:table-cell>
          <table:table-cell/>
          <table:table-cell office:value-type="float" office:value="411279.047" calcext:value-type="float">
            <text:p>411279.0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79]/65535" office:value-type="float" office:value="7.3619446707866" calcext:value-type="float">
            <text:p>7.3619446707866</text:p>
          </table:table-cell>
          <table:table-cell/>
          <table:table-cell office:value-type="float" office:value="482465.044" calcext:value-type="float">
            <text:p>482465.0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0]/65535" office:value-type="float" office:value="3.42864972915236" calcext:value-type="float">
            <text:p>3.42864972915236</text:p>
          </table:table-cell>
          <table:table-cell/>
          <table:table-cell office:value-type="float" office:value="224696.56" calcext:value-type="float">
            <text:p>224696.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1]/65535" office:value-type="float" office:value="1.56254660868238" calcext:value-type="float">
            <text:p>1.56254660868238</text:p>
          </table:table-cell>
          <table:table-cell/>
          <table:table-cell office:value-type="float" office:value="102401.492" calcext:value-type="float">
            <text:p>102401.4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2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3]/65535" office:value-type="float" office:value="0.0834668497749294" calcext:value-type="float">
            <text:p>0.08346684977493</text:p>
          </table:table-cell>
          <table:table-cell/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4]/65535" office:value-type="float" office:value="0.070923933775845" calcext:value-type="float">
            <text:p>0.070923933775845</text:p>
          </table:table-cell>
          <table:table-cell/>
          <table:table-cell office:value-type="float" office:value="4648" calcext:value-type="float">
            <text:p>46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5]/65535" office:value-type="float" office:value="0.272068360418097" calcext:value-type="float">
            <text:p>0.272068360418097</text:p>
          </table:table-cell>
          <table:table-cell/>
          <table:table-cell office:value-type="float" office:value="17830" calcext:value-type="float">
            <text:p>1783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6]/65535" office:value-type="float" office:value="0.506401159685664" calcext:value-type="float">
            <text:p>0.506401159685664</text:p>
          </table:table-cell>
          <table:table-cell/>
          <table:table-cell office:value-type="float" office:value="33187" calcext:value-type="float">
            <text:p>331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7]/65535" office:value-type="float" office:value="0.554619668879225" calcext:value-type="float">
            <text:p>0.554619668879225</text:p>
          </table:table-cell>
          <table:table-cell/>
          <table:table-cell office:value-type="float" office:value="36347" calcext:value-type="float">
            <text:p>363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8]/65535" office:value-type="float" office:value="0.933897917143511" calcext:value-type="float">
            <text:p>0.933897917143511</text:p>
          </table:table-cell>
          <table:table-cell/>
          <table:table-cell office:value-type="float" office:value="61203" calcext:value-type="float">
            <text:p>612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89]/65535" office:value-type="float" office:value="1.26593423361563" calcext:value-type="float">
            <text:p>1.26593423361563</text:p>
          </table:table-cell>
          <table:table-cell/>
          <table:table-cell office:value-type="float" office:value="82963" calcext:value-type="float">
            <text:p>829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0]/65535" office:value-type="float" office:value="2.45300984206912" calcext:value-type="float">
            <text:p>2.45300984206912</text:p>
          </table:table-cell>
          <table:table-cell/>
          <table:table-cell office:value-type="float" office:value="160758" calcext:value-type="float">
            <text:p>1607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1]/65535" office:value-type="float" office:value="4.54485389486534" calcext:value-type="float">
            <text:p>4.54485389486534</text:p>
          </table:table-cell>
          <table:table-cell/>
          <table:table-cell office:value-type="float" office:value="297847" calcext:value-type="float">
            <text:p>2978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2]/65535" office:value-type="float" office:value="3.82926680399786" calcext:value-type="float">
            <text:p>3.82926680399786</text:p>
          </table:table-cell>
          <table:table-cell/>
          <table:table-cell office:value-type="float" office:value="250951" calcext:value-type="float">
            <text:p>25095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3]/65535" office:value-type="float" office:value="3.23976501106279" calcext:value-type="float">
            <text:p>3.23976501106279</text:p>
          </table:table-cell>
          <table:table-cell/>
          <table:table-cell office:value-type="float" office:value="212318" calcext:value-type="float">
            <text:p>2123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4]/65535" office:value-type="float" office:value="1.37833218890669" calcext:value-type="float">
            <text:p>1.37833218890669</text:p>
          </table:table-cell>
          <table:table-cell/>
          <table:table-cell office:value-type="float" office:value="90329" calcext:value-type="float">
            <text:p>903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5]/65535" office:value-type="float" office:value="0.796993972686351" calcext:value-type="float">
            <text:p>0.796993972686351</text:p>
          </table:table-cell>
          <table:table-cell/>
          <table:table-cell office:value-type="float" office:value="52231" calcext:value-type="float">
            <text:p>5223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6]/65535" office:value-type="float" office:value="0.254718852521553" calcext:value-type="float">
            <text:p>0.254718852521553</text:p>
          </table:table-cell>
          <table:table-cell/>
          <table:table-cell office:value-type="float" office:value="16693" calcext:value-type="float">
            <text:p>166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7]/65535" office:value-type="float" office:value="0.102021820401312" calcext:value-type="float">
            <text:p>0.102021820401312</text:p>
          </table:table-cell>
          <table:table-cell/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8]/65535" office:value-type="float" office:value="0.0200808728160525" calcext:value-type="float">
            <text:p>0.020080872816053</text:p>
          </table:table-cell>
          <table:table-cell/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199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0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1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2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3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4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5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6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7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8]/65535" office:value-type="float" office:value="0.00540169375143053" calcext:value-type="float">
            <text:p>0.005401693751431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09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10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11]/6553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12]/65535" office:value-type="float" office:value="0.0131380178530556" calcext:value-type="float">
            <text:p>0.013138017853056</text:p>
          </table:table-cell>
          <table:table-cell/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13]/65535" office:value-type="float" office:value="0.07519645990692" calcext:value-type="float">
            <text:p>0.07519645990692</text:p>
          </table:table-cell>
          <table:table-cell/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14]/65535" office:value-type="float" office:value="0.00175478751812009" calcext:value-type="float">
            <text:p>0.001754787518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E1215]/65535" office:value-type="float" office:value="0.0908522163729305" calcext:value-type="float">
            <text:p>0.090852216372931</text:p>
          </table:table-cell>
          <table:table-cell/>
          <table:table-cell office:value-type="float" office:value="5954" calcext:value-type="float">
            <text:p>5954</text:p>
          </table:table-cell>
        </table:table-row>
      </table:table>
      <table:table table:name="zsGreen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Orig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]/65535" office:value-type="float" office:value="2.06226903181506" calcext:value-type="float">
            <text:p>2.06226903181506</text:p>
          </table:table-cell>
          <table:table-cell office:value-type="float" office:value="135150.801" calcext:value-type="float">
            <text:p>135150.8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]/65535" office:value-type="float" office:value="45.7910897993439" calcext:value-type="float">
            <text:p>45.7910897993439</text:p>
          </table:table-cell>
          <table:table-cell office:value-type="float" office:value="3000919.07" calcext:value-type="float">
            <text:p>3000919.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]/65535" office:value-type="float" office:value="100.740048218509" calcext:value-type="float">
            <text:p>100.740048218509</text:p>
          </table:table-cell>
          <table:table-cell office:value-type="float" office:value="6601999.06" calcext:value-type="float">
            <text:p>6601999.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]/65535" office:value-type="float" office:value="155.277362630655" calcext:value-type="float">
            <text:p>155.277362630655</text:p>
          </table:table-cell>
          <table:table-cell office:value-type="float" office:value="10176101.96" calcext:value-type="float">
            <text:p>10176101.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]/65535" office:value-type="float" office:value="183.10600654612" calcext:value-type="float">
            <text:p>183.10600654612</text:p>
          </table:table-cell>
          <table:table-cell office:value-type="float" office:value="11999852.139" calcext:value-type="float">
            <text:p>11999852.1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]/65535" office:value-type="float" office:value="221.205188509956" calcext:value-type="float">
            <text:p>221.205188509956</text:p>
          </table:table-cell>
          <table:table-cell office:value-type="float" office:value="14496682.029" calcext:value-type="float">
            <text:p>14496682.0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]/65535" office:value-type="float" office:value="283.692908903639" calcext:value-type="float">
            <text:p>283.692908903639</text:p>
          </table:table-cell>
          <table:table-cell office:value-type="float" office:value="18591814.785" calcext:value-type="float">
            <text:p>18591814.7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]/65535" office:value-type="float" office:value="330.453763714046" calcext:value-type="float">
            <text:p>330.453763714046</text:p>
          </table:table-cell>
          <table:table-cell office:value-type="float" office:value="21656287.405" calcext:value-type="float">
            <text:p>21656287.4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]/65535" office:value-type="float" office:value="385.888358876936" calcext:value-type="float">
            <text:p>385.888358876936</text:p>
          </table:table-cell>
          <table:table-cell office:value-type="float" office:value="25289193.599" calcext:value-type="float">
            <text:p>25289193.5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]/65535" office:value-type="float" office:value="406.693966857404" calcext:value-type="float">
            <text:p>406.693966857404</text:p>
          </table:table-cell>
          <table:table-cell office:value-type="float" office:value="26652689.118" calcext:value-type="float">
            <text:p>26652689.1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]/65535" office:value-type="float" office:value="446.429642191196" calcext:value-type="float">
            <text:p>446.429642191196</text:p>
          </table:table-cell>
          <table:table-cell office:value-type="float" office:value="29256766.601" calcext:value-type="float">
            <text:p>29256766.6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]/65535" office:value-type="float" office:value="411.243010345617" calcext:value-type="float">
            <text:p>411.243010345617</text:p>
          </table:table-cell>
          <table:table-cell office:value-type="float" office:value="26950810.683" calcext:value-type="float">
            <text:p>26950810.6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]/65535" office:value-type="float" office:value="416.522295231556" calcext:value-type="float">
            <text:p>416.522295231556</text:p>
          </table:table-cell>
          <table:table-cell office:value-type="float" office:value="27296788.618" calcext:value-type="float">
            <text:p>27296788.6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]/65535" office:value-type="float" office:value="442.870370336461" calcext:value-type="float">
            <text:p>442.870370336461</text:p>
          </table:table-cell>
          <table:table-cell office:value-type="float" office:value="29023509.72" calcext:value-type="float">
            <text:p>29023509.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6]/65535" office:value-type="float" office:value="479.986846478981" calcext:value-type="float">
            <text:p>479.986846478981</text:p>
          </table:table-cell>
          <table:table-cell office:value-type="float" office:value="31455937.984" calcext:value-type="float">
            <text:p>31455937.9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7]/65535" office:value-type="float" office:value="490.874096330205" calcext:value-type="float">
            <text:p>490.874096330205</text:p>
          </table:table-cell>
          <table:table-cell office:value-type="float" office:value="32169433.903" calcext:value-type="float">
            <text:p>32169433.9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8]/65535" office:value-type="float" office:value="517.249799618524" calcext:value-type="float">
            <text:p>517.249799618524</text:p>
          </table:table-cell>
          <table:table-cell office:value-type="float" office:value="33897965.618" calcext:value-type="float">
            <text:p>33897965.6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9]/65535" office:value-type="float" office:value="551.283590035859" calcext:value-type="float">
            <text:p>551.283590035859</text:p>
          </table:table-cell>
          <table:table-cell office:value-type="float" office:value="36128370.073" calcext:value-type="float">
            <text:p>36128370.0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0]/65535" office:value-type="float" office:value="568.384481269551" calcext:value-type="float">
            <text:p>568.384481269551</text:p>
          </table:table-cell>
          <table:table-cell office:value-type="float" office:value="37249076.98" calcext:value-type="float">
            <text:p>37249076.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1]/65535" office:value-type="float" office:value="633.687497413596" calcext:value-type="float">
            <text:p>633.687497413596</text:p>
          </table:table-cell>
          <table:table-cell office:value-type="float" office:value="41528710.143" calcext:value-type="float">
            <text:p>41528710.1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2]/65535" office:value-type="float" office:value="652.77936427863" calcext:value-type="float">
            <text:p>652.77936427863</text:p>
          </table:table-cell>
          <table:table-cell office:value-type="float" office:value="42779895.638" calcext:value-type="float">
            <text:p>42779895.6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3]/65535" office:value-type="float" office:value="701.446722362097" calcext:value-type="float">
            <text:p>701.446722362097</text:p>
          </table:table-cell>
          <table:table-cell office:value-type="float" office:value="45969310.95" calcext:value-type="float">
            <text:p>45969310.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4]/65535" office:value-type="float" office:value="736.07420109865" calcext:value-type="float">
            <text:p>736.07420109865</text:p>
          </table:table-cell>
          <table:table-cell office:value-type="float" office:value="48238622.769" calcext:value-type="float">
            <text:p>48238622.7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5]/65535" office:value-type="float" office:value="684.40481887541" calcext:value-type="float">
            <text:p>684.40481887541</text:p>
          </table:table-cell>
          <table:table-cell office:value-type="float" office:value="44852469.805" calcext:value-type="float">
            <text:p>44852469.8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6]/65535" office:value-type="float" office:value="774.668546746014" calcext:value-type="float">
            <text:p>774.668546746014</text:p>
          </table:table-cell>
          <table:table-cell office:value-type="float" office:value="50767903.211" calcext:value-type="float">
            <text:p>50767903.2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7]/65535" office:value-type="float" office:value="748.009257648585" calcext:value-type="float">
            <text:p>748.009257648585</text:p>
          </table:table-cell>
          <table:table-cell office:value-type="float" office:value="49020786.7" calcext:value-type="float">
            <text:p>49020786.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8]/65535" office:value-type="float" office:value="768.206966262303" calcext:value-type="float">
            <text:p>768.206966262303</text:p>
          </table:table-cell>
          <table:table-cell office:value-type="float" office:value="50344443.534" calcext:value-type="float">
            <text:p>50344443.5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29]/65535" office:value-type="float" office:value="769.209599298085" calcext:value-type="float">
            <text:p>769.209599298085</text:p>
          </table:table-cell>
          <table:table-cell office:value-type="float" office:value="50410151.09" calcext:value-type="float">
            <text:p>50410151.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0]/65535" office:value-type="float" office:value="788.144509498741" calcext:value-type="float">
            <text:p>788.144509498741</text:p>
          </table:table-cell>
          <table:table-cell office:value-type="float" office:value="51651050.43" calcext:value-type="float">
            <text:p>51651050.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1]/65535" office:value-type="float" office:value="13.749629968719" calcext:value-type="float">
            <text:p>13.749629968719</text:p>
          </table:table-cell>
          <table:table-cell office:value-type="float" office:value="901082" calcext:value-type="float">
            <text:p>9010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2]/65535" office:value-type="float" office:value="20.1638361181048" calcext:value-type="float">
            <text:p>20.1638361181048</text:p>
          </table:table-cell>
          <table:table-cell office:value-type="float" office:value="1321437" calcext:value-type="float">
            <text:p>13214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3]/65535" office:value-type="float" office:value="18.5207141222248" calcext:value-type="float">
            <text:p>18.5207141222248</text:p>
          </table:table-cell>
          <table:table-cell office:value-type="float" office:value="1213755" calcext:value-type="float">
            <text:p>12137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4]/65535" office:value-type="float" office:value="23.105607690547" calcext:value-type="float">
            <text:p>23.105607690547</text:p>
          </table:table-cell>
          <table:table-cell office:value-type="float" office:value="1514226" calcext:value-type="float">
            <text:p>15142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5]/65535" office:value-type="float" office:value="31.4825970855268" calcext:value-type="float">
            <text:p>31.4825970855268</text:p>
          </table:table-cell>
          <table:table-cell office:value-type="float" office:value="2063212" calcext:value-type="float">
            <text:p>20632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6]/65535" office:value-type="float" office:value="45.6755168993668" calcext:value-type="float">
            <text:p>45.6755168993668</text:p>
          </table:table-cell>
          <table:table-cell office:value-type="float" office:value="2993345" calcext:value-type="float">
            <text:p>29933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7]/65535" office:value-type="float" office:value="50.1598535133898" calcext:value-type="float">
            <text:p>50.1598535133898</text:p>
          </table:table-cell>
          <table:table-cell office:value-type="float" office:value="3287226" calcext:value-type="float">
            <text:p>32872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8]/65535" office:value-type="float" office:value="60.8322270542458" calcext:value-type="float">
            <text:p>60.8322270542458</text:p>
          </table:table-cell>
          <table:table-cell office:value-type="float" office:value="3986640" calcext:value-type="float">
            <text:p>398664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39]/65535" office:value-type="float" office:value="68.4758983749142" calcext:value-type="float">
            <text:p>68.4758983749142</text:p>
          </table:table-cell>
          <table:table-cell office:value-type="float" office:value="4487568" calcext:value-type="float">
            <text:p>44875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0]/65535" office:value-type="float" office:value="71.1766842145419" calcext:value-type="float">
            <text:p>71.1766842145419</text:p>
          </table:table-cell>
          <table:table-cell office:value-type="float" office:value="4664564" calcext:value-type="float">
            <text:p>46645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1]/65535" office:value-type="float" office:value="63.9515678644999" calcext:value-type="float">
            <text:p>63.9515678644999</text:p>
          </table:table-cell>
          <table:table-cell office:value-type="float" office:value="4191066" calcext:value-type="float">
            <text:p>41910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2]/65535" office:value-type="float" office:value="66.0433661402304" calcext:value-type="float">
            <text:p>66.0433661402304</text:p>
          </table:table-cell>
          <table:table-cell office:value-type="float" office:value="4328152" calcext:value-type="float">
            <text:p>43281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3]/65535" office:value-type="float" office:value="5.56408026245518" calcext:value-type="float">
            <text:p>5.56408026245518</text:p>
          </table:table-cell>
          <table:table-cell office:value-type="float" office:value="364642" calcext:value-type="float">
            <text:p>3646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4]/65535" office:value-type="float" office:value="17.2676127260243" calcext:value-type="float">
            <text:p>17.2676127260243</text:p>
          </table:table-cell>
          <table:table-cell office:value-type="float" office:value="1131633" calcext:value-type="float">
            <text:p>11316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5]/65535" office:value-type="float" office:value="25.9407186999313" calcext:value-type="float">
            <text:p>25.9407186999313</text:p>
          </table:table-cell>
          <table:table-cell office:value-type="float" office:value="1700025" calcext:value-type="float">
            <text:p>17000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6]/65535" office:value-type="float" office:value="34.7269855802243" calcext:value-type="float">
            <text:p>34.7269855802243</text:p>
          </table:table-cell>
          <table:table-cell office:value-type="float" office:value="2275833" calcext:value-type="float">
            <text:p>22758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7]/65535" office:value-type="float" office:value="39.8348058289464" calcext:value-type="float">
            <text:p>39.8348058289464</text:p>
          </table:table-cell>
          <table:table-cell office:value-type="float" office:value="2610574" calcext:value-type="float">
            <text:p>26105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8]/65535" office:value-type="float" office:value="33.070450904097" calcext:value-type="float">
            <text:p>33.070450904097</text:p>
          </table:table-cell>
          <table:table-cell office:value-type="float" office:value="2167272" calcext:value-type="float">
            <text:p>21672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49]/65535" office:value-type="float" office:value="34.3768368047608" calcext:value-type="float">
            <text:p>34.3768368047608</text:p>
          </table:table-cell>
          <table:table-cell office:value-type="float" office:value="2252886" calcext:value-type="float">
            <text:p>22528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0]/65535" office:value-type="float" office:value="44.4970626382849" calcext:value-type="float">
            <text:p>44.4970626382849</text:p>
          </table:table-cell>
          <table:table-cell office:value-type="float" office:value="2916115" calcext:value-type="float">
            <text:p>29161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1]/65535" office:value-type="float" office:value="49.2363775082017" calcext:value-type="float">
            <text:p>49.2363775082017</text:p>
          </table:table-cell>
          <table:table-cell office:value-type="float" office:value="3226706" calcext:value-type="float">
            <text:p>32267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2]/65535" office:value-type="float" office:value="58.9584649423972" calcext:value-type="float">
            <text:p>58.9584649423972</text:p>
          </table:table-cell>
          <table:table-cell office:value-type="float" office:value="3863843" calcext:value-type="float">
            <text:p>38638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3]/65535" office:value-type="float" office:value="66.8172426947433" calcext:value-type="float">
            <text:p>66.8172426947433</text:p>
          </table:table-cell>
          <table:table-cell office:value-type="float" office:value="4378868" calcext:value-type="float">
            <text:p>43788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4]/65535" office:value-type="float" office:value="74.2009460593576" calcext:value-type="float">
            <text:p>74.2009460593576</text:p>
          </table:table-cell>
          <table:table-cell office:value-type="float" office:value="4862759" calcext:value-type="float">
            <text:p>48627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5]/65535" office:value-type="float" office:value="11.663965819791" calcext:value-type="float">
            <text:p>11.663965819791</text:p>
          </table:table-cell>
          <table:table-cell office:value-type="float" office:value="764398" calcext:value-type="float">
            <text:p>7643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6]/65535" office:value-type="float" office:value="16.3346608682383" calcext:value-type="float">
            <text:p>16.3346608682383</text:p>
          </table:table-cell>
          <table:table-cell office:value-type="float" office:value="1070492" calcext:value-type="float">
            <text:p>10704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7]/65535" office:value-type="float" office:value="16.5464408331426" calcext:value-type="float">
            <text:p>16.5464408331426</text:p>
          </table:table-cell>
          <table:table-cell office:value-type="float" office:value="1084371" calcext:value-type="float">
            <text:p>10843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8]/65535" office:value-type="float" office:value="12.7984283207446" calcext:value-type="float">
            <text:p>12.7984283207446</text:p>
          </table:table-cell>
          <table:table-cell office:value-type="float" office:value="838745" calcext:value-type="float">
            <text:p>8387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59]/65535" office:value-type="float" office:value="14.4608987563897" calcext:value-type="float">
            <text:p>14.4608987563897</text:p>
          </table:table-cell>
          <table:table-cell office:value-type="float" office:value="947695" calcext:value-type="float">
            <text:p>9476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0]/65535" office:value-type="float" office:value="20.554055085069" calcext:value-type="float">
            <text:p>20.554055085069</text:p>
          </table:table-cell>
          <table:table-cell office:value-type="float" office:value="1347010" calcext:value-type="float">
            <text:p>13470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1]/65535" office:value-type="float" office:value="20.6011902037079" calcext:value-type="float">
            <text:p>20.6011902037079</text:p>
          </table:table-cell>
          <table:table-cell office:value-type="float" office:value="1350099" calcext:value-type="float">
            <text:p>13500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2]/65535" office:value-type="float" office:value="16.3019302662699" calcext:value-type="float">
            <text:p>16.3019302662699</text:p>
          </table:table-cell>
          <table:table-cell office:value-type="float" office:value="1068347" calcext:value-type="float">
            <text:p>10683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3]/65535" office:value-type="float" office:value="16.1107499809262" calcext:value-type="float">
            <text:p>16.1107499809262</text:p>
          </table:table-cell>
          <table:table-cell office:value-type="float" office:value="1055818" calcext:value-type="float">
            <text:p>10558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4]/65535" office:value-type="float" office:value="19.2162813763638" calcext:value-type="float">
            <text:p>19.2162813763638</text:p>
          </table:table-cell>
          <table:table-cell office:value-type="float" office:value="1259339" calcext:value-type="float">
            <text:p>12593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5]/65535" office:value-type="float" office:value="12.4921339742123" calcext:value-type="float">
            <text:p>12.4921339742123</text:p>
          </table:table-cell>
          <table:table-cell office:value-type="float" office:value="818672" calcext:value-type="float">
            <text:p>8186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6]/65535" office:value-type="float" office:value="12.2436255436027" calcext:value-type="float">
            <text:p>12.2436255436027</text:p>
          </table:table-cell>
          <table:table-cell office:value-type="float" office:value="802386" calcext:value-type="float">
            <text:p>8023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7]/65535" office:value-type="float" office:value="10.6797741664759" calcext:value-type="float">
            <text:p>10.6797741664759</text:p>
          </table:table-cell>
          <table:table-cell office:value-type="float" office:value="699899" calcext:value-type="float">
            <text:p>6998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8]/65535" office:value-type="float" office:value="8.19528496223392" calcext:value-type="float">
            <text:p>8.19528496223392</text:p>
          </table:table-cell>
          <table:table-cell office:value-type="float" office:value="537078" calcext:value-type="float">
            <text:p>5370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69]/65535" office:value-type="float" office:value="7.91715877012284" calcext:value-type="float">
            <text:p>7.91715877012284</text:p>
          </table:table-cell>
          <table:table-cell office:value-type="float" office:value="518851" calcext:value-type="float">
            <text:p>5188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0]/65535" office:value-type="float" office:value="6.6882124055848" calcext:value-type="float">
            <text:p>6.6882124055848</text:p>
          </table:table-cell>
          <table:table-cell office:value-type="float" office:value="438312" calcext:value-type="float">
            <text:p>4383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1]/65535" office:value-type="float" office:value="4.62777141985199" calcext:value-type="float">
            <text:p>4.62777141985199</text:p>
          </table:table-cell>
          <table:table-cell office:value-type="float" office:value="303281" calcext:value-type="float">
            <text:p>3032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2]/65535" office:value-type="float" office:value="3.17430380712596" calcext:value-type="float">
            <text:p>3.17430380712596</text:p>
          </table:table-cell>
          <table:table-cell office:value-type="float" office:value="208028" calcext:value-type="float">
            <text:p>2080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3]/65535" office:value-type="float" office:value="771.458040985733" calcext:value-type="float">
            <text:p>771.458040985733</text:p>
          </table:table-cell>
          <table:table-cell office:value-type="float" office:value="50557502.716" calcext:value-type="float">
            <text:p>50557502.7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4]/65535" office:value-type="float" office:value="809.890190157931" calcext:value-type="float">
            <text:p>809.890190157931</text:p>
          </table:table-cell>
          <table:table-cell office:value-type="float" office:value="53076153.612" calcext:value-type="float">
            <text:p>53076153.6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5]/65535" office:value-type="float" office:value="776.091477439536" calcext:value-type="float">
            <text:p>776.091477439536</text:p>
          </table:table-cell>
          <table:table-cell office:value-type="float" office:value="50861154.974" calcext:value-type="float">
            <text:p>50861154.9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6]/65535" office:value-type="float" office:value="784.130881101701" calcext:value-type="float">
            <text:p>784.130881101701</text:p>
          </table:table-cell>
          <table:table-cell office:value-type="float" office:value="51388017.293" calcext:value-type="float">
            <text:p>51388017.2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7]/65535" office:value-type="float" office:value="827.789837491417" calcext:value-type="float">
            <text:p>827.789837491417</text:p>
          </table:table-cell>
          <table:table-cell office:value-type="float" office:value="54249207" calcext:value-type="float">
            <text:p>542492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8]/65535" office:value-type="float" office:value="805.888549843595" calcext:value-type="float">
            <text:p>805.888549843595</text:p>
          </table:table-cell>
          <table:table-cell office:value-type="float" office:value="52813906.114" calcext:value-type="float">
            <text:p>52813906.1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79]/65535" office:value-type="float" office:value="844.986554055085" calcext:value-type="float">
            <text:p>844.986554055085</text:p>
          </table:table-cell>
          <table:table-cell office:value-type="float" office:value="55376193.82" calcext:value-type="float">
            <text:p>55376193.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0]/65535" office:value-type="float" office:value="724.837708812085" calcext:value-type="float">
            <text:p>724.837708812085</text:p>
          </table:table-cell>
          <table:table-cell office:value-type="float" office:value="47502239.247" calcext:value-type="float">
            <text:p>47502239.2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1]/65535" office:value-type="float" office:value="626.714001678492" calcext:value-type="float">
            <text:p>626.714001678492</text:p>
          </table:table-cell>
          <table:table-cell office:value-type="float" office:value="41071702.1" calcext:value-type="float">
            <text:p>41071702.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2]/65535" office:value-type="float" office:value="537.367958129244" calcext:value-type="float">
            <text:p>537.367958129244</text:p>
          </table:table-cell>
          <table:table-cell office:value-type="float" office:value="35216409.136" calcext:value-type="float">
            <text:p>35216409.1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3]/65535" office:value-type="float" office:value="526.36829016556" calcext:value-type="float">
            <text:p>526.36829016556</text:p>
          </table:table-cell>
          <table:table-cell office:value-type="float" office:value="34495545.896" calcext:value-type="float">
            <text:p>34495545.8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4]/65535" office:value-type="float" office:value="601.316081940948" calcext:value-type="float">
            <text:p>601.316081940948</text:p>
          </table:table-cell>
          <table:table-cell office:value-type="float" office:value="39407249.43" calcext:value-type="float">
            <text:p>39407249.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5]/65535" office:value-type="float" office:value="622.132645929656" calcext:value-type="float">
            <text:p>622.132645929656</text:p>
          </table:table-cell>
          <table:table-cell office:value-type="float" office:value="40771462.951" calcext:value-type="float">
            <text:p>40771462.9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6]/65535" office:value-type="float" office:value="555.692825406272" calcext:value-type="float">
            <text:p>555.692825406272</text:p>
          </table:table-cell>
          <table:table-cell office:value-type="float" office:value="36417329.313" calcext:value-type="float">
            <text:p>36417329.3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7]/65535" office:value-type="float" office:value="531.150744136721" calcext:value-type="float">
            <text:p>531.150744136721</text:p>
          </table:table-cell>
          <table:table-cell office:value-type="float" office:value="34808964.017" calcext:value-type="float">
            <text:p>34808964.0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8]/65535" office:value-type="float" office:value="470.349374853132" calcext:value-type="float">
            <text:p>470.349374853132</text:p>
          </table:table-cell>
          <table:table-cell office:value-type="float" office:value="30824346.281" calcext:value-type="float">
            <text:p>30824346.2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89]/65535" office:value-type="float" office:value="452.243310078584" calcext:value-type="float">
            <text:p>452.243310078584</text:p>
          </table:table-cell>
          <table:table-cell office:value-type="float" office:value="29637765.326" calcext:value-type="float">
            <text:p>29637765.3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0]/65535" office:value-type="float" office:value="444.499877271687" calcext:value-type="float">
            <text:p>444.499877271687</text:p>
          </table:table-cell>
          <table:table-cell office:value-type="float" office:value="29130299.457" calcext:value-type="float">
            <text:p>29130299.4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1]/65535" office:value-type="float" office:value="417.120588250553" calcext:value-type="float">
            <text:p>417.120588250553</text:p>
          </table:table-cell>
          <table:table-cell office:value-type="float" office:value="27335997.751" calcext:value-type="float">
            <text:p>27335997.7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2]/65535" office:value-type="float" office:value="298.601091157397" calcext:value-type="float">
            <text:p>298.601091157397</text:p>
          </table:table-cell>
          <table:table-cell office:value-type="float" office:value="19568822.509" calcext:value-type="float">
            <text:p>19568822.5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3]/65535" office:value-type="float" office:value="190.852456214237" calcext:value-type="float">
            <text:p>190.852456214237</text:p>
          </table:table-cell>
          <table:table-cell office:value-type="float" office:value="12507515.718" calcext:value-type="float">
            <text:p>12507515.7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4]/65535" office:value-type="float" office:value="169.436884687572" calcext:value-type="float">
            <text:p>169.436884687572</text:p>
          </table:table-cell>
          <table:table-cell office:value-type="float" office:value="11104046.238" calcext:value-type="float">
            <text:p>11104046.2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5]/65535" office:value-type="float" office:value="143.499500907912" calcext:value-type="float">
            <text:p>143.499500907912</text:p>
          </table:table-cell>
          <table:table-cell office:value-type="float" office:value="9404239.792" calcext:value-type="float">
            <text:p>9404239.7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6]/65535" office:value-type="float" office:value="108.271982543679" calcext:value-type="float">
            <text:p>108.271982543679</text:p>
          </table:table-cell>
          <table:table-cell office:value-type="float" office:value="7095604.376" calcext:value-type="float">
            <text:p>7095604.3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7]/65535" office:value-type="float" office:value="148.119361455711" calcext:value-type="float">
            <text:p>148.119361455711</text:p>
          </table:table-cell>
          <table:table-cell office:value-type="float" office:value="9707002.353" calcext:value-type="float">
            <text:p>9707002.3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8]/65535" office:value-type="float" office:value="240.099926710918" calcext:value-type="float">
            <text:p>240.099926710918</text:p>
          </table:table-cell>
          <table:table-cell office:value-type="float" office:value="15734948.697" calcext:value-type="float">
            <text:p>15734948.6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99]/65535" office:value-type="float" office:value="124.552523216602" calcext:value-type="float">
            <text:p>124.552523216602</text:p>
          </table:table-cell>
          <table:table-cell office:value-type="float" office:value="8162549.609" calcext:value-type="float">
            <text:p>8162549.6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0]/65535" office:value-type="float" office:value="49.1645859464408" calcext:value-type="float">
            <text:p>49.1645859464408</text:p>
          </table:table-cell>
          <table:table-cell office:value-type="float" office:value="3222001.14" calcext:value-type="float">
            <text:p>3222001.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1]/65535" office:value-type="float" office:value="66.119238345922" calcext:value-type="float">
            <text:p>66.119238345922</text:p>
          </table:table-cell>
          <table:table-cell office:value-type="float" office:value="4333124.285" calcext:value-type="float">
            <text:p>4333124.2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2]/65535" office:value-type="float" office:value="50.0542451209278" calcext:value-type="float">
            <text:p>50.0542451209278</text:p>
          </table:table-cell>
          <table:table-cell office:value-type="float" office:value="3280304.954" calcext:value-type="float">
            <text:p>3280304.9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3]/65535" office:value-type="float" office:value="88.2064604867628" calcext:value-type="float">
            <text:p>88.2064604867628</text:p>
          </table:table-cell>
          <table:table-cell office:value-type="float" office:value="5780610.388" calcext:value-type="float">
            <text:p>5780610.3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4]/65535" office:value-type="float" office:value="10.730055024033" calcext:value-type="float">
            <text:p>10.730055024033</text:p>
          </table:table-cell>
          <table:table-cell office:value-type="float" office:value="703194.156" calcext:value-type="float">
            <text:p>703194.1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5]/65535" office:value-type="float" office:value="1.04336078431373" calcext:value-type="float">
            <text:p>1.04336078431373</text:p>
          </table:table-cell>
          <table:table-cell office:value-type="float" office:value="68376.649" calcext:value-type="float">
            <text:p>68376.6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6]/65535" office:value-type="float" office:value="0.0812967116807813" calcext:value-type="float">
            <text:p>0.081296711680781</text:p>
          </table:table-cell>
          <table:table-cell office:value-type="float" office:value="5327.78" calcext:value-type="float">
            <text:p>5327.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7]/65535" office:value-type="float" office:value="74.7064164187076" calcext:value-type="float">
            <text:p>74.7064164187076</text:p>
          </table:table-cell>
          <table:table-cell office:value-type="float" office:value="4895885" calcext:value-type="float">
            <text:p>48958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8]/65535" office:value-type="float" office:value="74.262180514229" calcext:value-type="float">
            <text:p>74.262180514229</text:p>
          </table:table-cell>
          <table:table-cell office:value-type="float" office:value="4866772" calcext:value-type="float">
            <text:p>48667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09]/65535" office:value-type="float" office:value="67.7773250934615" calcext:value-type="float">
            <text:p>67.7773250934615</text:p>
          </table:table-cell>
          <table:table-cell office:value-type="float" office:value="4441787" calcext:value-type="float">
            <text:p>44417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0]/65535" office:value-type="float" office:value="67.9883115892271" calcext:value-type="float">
            <text:p>67.9883115892271</text:p>
          </table:table-cell>
          <table:table-cell office:value-type="float" office:value="4455614" calcext:value-type="float">
            <text:p>44556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1]/65535" office:value-type="float" office:value="61.5974364843214" calcext:value-type="float">
            <text:p>61.5974364843214</text:p>
          </table:table-cell>
          <table:table-cell office:value-type="float" office:value="4036788" calcext:value-type="float">
            <text:p>40367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2]/65535" office:value-type="float" office:value="49.3694514381628" calcext:value-type="float">
            <text:p>49.3694514381628</text:p>
          </table:table-cell>
          <table:table-cell office:value-type="float" office:value="3235427" calcext:value-type="float">
            <text:p>32354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3]/65535" office:value-type="float" office:value="31.5557640955215" calcext:value-type="float">
            <text:p>31.5557640955215</text:p>
          </table:table-cell>
          <table:table-cell office:value-type="float" office:value="2068007" calcext:value-type="float">
            <text:p>20680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4]/65535" office:value-type="float" office:value="27.4935835812924" calcext:value-type="float">
            <text:p>27.4935835812924</text:p>
          </table:table-cell>
          <table:table-cell office:value-type="float" office:value="1801792" calcext:value-type="float">
            <text:p>18017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5]/65535" office:value-type="float" office:value="18.4718242160677" calcext:value-type="float">
            <text:p>18.4718242160677</text:p>
          </table:table-cell>
          <table:table-cell office:value-type="float" office:value="1210551" calcext:value-type="float">
            <text:p>12105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6]/65535" office:value-type="float" office:value="6.77903410391394" calcext:value-type="float">
            <text:p>6.77903410391394</text:p>
          </table:table-cell>
          <table:table-cell office:value-type="float" office:value="444264" calcext:value-type="float">
            <text:p>4442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7]/65535" office:value-type="float" office:value="86.4017395284962" calcext:value-type="float">
            <text:p>86.4017395284962</text:p>
          </table:table-cell>
          <table:table-cell office:value-type="float" office:value="5662338" calcext:value-type="float">
            <text:p>56623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8]/65535" office:value-type="float" office:value="98.5174944686046" calcext:value-type="float">
            <text:p>98.5174944686046</text:p>
          </table:table-cell>
          <table:table-cell office:value-type="float" office:value="6456344" calcext:value-type="float">
            <text:p>64563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19]/65535" office:value-type="float" office:value="106.332036316472" calcext:value-type="float">
            <text:p>106.332036316472</text:p>
          </table:table-cell>
          <table:table-cell office:value-type="float" office:value="6968470" calcext:value-type="float">
            <text:p>69684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0]/65535" office:value-type="float" office:value="113.306218051423" calcext:value-type="float">
            <text:p>113.306218051423</text:p>
          </table:table-cell>
          <table:table-cell office:value-type="float" office:value="7425523" calcext:value-type="float">
            <text:p>74255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1]/65535" office:value-type="float" office:value="122.636026550698" calcext:value-type="float">
            <text:p>122.636026550698</text:p>
          </table:table-cell>
          <table:table-cell office:value-type="float" office:value="8036952" calcext:value-type="float">
            <text:p>80369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2]/65535" office:value-type="float" office:value="126.008896009766" calcext:value-type="float">
            <text:p>126.008896009766</text:p>
          </table:table-cell>
          <table:table-cell office:value-type="float" office:value="8257993" calcext:value-type="float">
            <text:p>82579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3]/65535" office:value-type="float" office:value="115.496665903716" calcext:value-type="float">
            <text:p>115.496665903716</text:p>
          </table:table-cell>
          <table:table-cell office:value-type="float" office:value="7569074" calcext:value-type="float">
            <text:p>75690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4]/65535" office:value-type="float" office:value="122.736095216297" calcext:value-type="float">
            <text:p>122.736095216297</text:p>
          </table:table-cell>
          <table:table-cell office:value-type="float" office:value="8043510" calcext:value-type="float">
            <text:p>80435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5]/65535" office:value-type="float" office:value="120.54682230869" calcext:value-type="float">
            <text:p>120.54682230869</text:p>
          </table:table-cell>
          <table:table-cell office:value-type="float" office:value="7900036" calcext:value-type="float">
            <text:p>79000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6]/65535" office:value-type="float" office:value="113.997299153124" calcext:value-type="float">
            <text:p>113.997299153124</text:p>
          </table:table-cell>
          <table:table-cell office:value-type="float" office:value="7470813" calcext:value-type="float">
            <text:p>74708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7]/65535" office:value-type="float" office:value="97.3883421072709" calcext:value-type="float">
            <text:p>97.3883421072709</text:p>
          </table:table-cell>
          <table:table-cell office:value-type="float" office:value="6382345" calcext:value-type="float">
            <text:p>63823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8]/65535" office:value-type="float" office:value="86.310627908751" calcext:value-type="float">
            <text:p>86.310627908751</text:p>
          </table:table-cell>
          <table:table-cell office:value-type="float" office:value="5656367" calcext:value-type="float">
            <text:p>56563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29]/65535" office:value-type="float" office:value="74.1618219272145" calcext:value-type="float">
            <text:p>74.1618219272145</text:p>
          </table:table-cell>
          <table:table-cell office:value-type="float" office:value="4860195" calcext:value-type="float">
            <text:p>48601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0]/65535" office:value-type="float" office:value="39.7005416952773" calcext:value-type="float">
            <text:p>39.7005416952773</text:p>
          </table:table-cell>
          <table:table-cell office:value-type="float" office:value="2601775" calcext:value-type="float">
            <text:p>26017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1]/65535" office:value-type="float" office:value="29.577843900206" calcext:value-type="float">
            <text:p>29.577843900206</text:p>
          </table:table-cell>
          <table:table-cell office:value-type="float" office:value="1938384" calcext:value-type="float">
            <text:p>19383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2]/65535" office:value-type="float" office:value="18.0882276646067" calcext:value-type="float">
            <text:p>18.0882276646067</text:p>
          </table:table-cell>
          <table:table-cell office:value-type="float" office:value="1185412" calcext:value-type="float">
            <text:p>11854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3]/65535" office:value-type="float" office:value="45.0738994430457" calcext:value-type="float">
            <text:p>45.0738994430457</text:p>
          </table:table-cell>
          <table:table-cell office:value-type="float" office:value="2953918" calcext:value-type="float">
            <text:p>29539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4]/65535" office:value-type="float" office:value="45.8449225604639" calcext:value-type="float">
            <text:p>45.8449225604639</text:p>
          </table:table-cell>
          <table:table-cell office:value-type="float" office:value="3004447" calcext:value-type="float">
            <text:p>30044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5]/65535" office:value-type="float" office:value="6.61879911497673" calcext:value-type="float">
            <text:p>6.61879911497673</text:p>
          </table:table-cell>
          <table:table-cell office:value-type="float" office:value="433763" calcext:value-type="float">
            <text:p>4337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6]/65535" office:value-type="float" office:value="11.4963912413214" calcext:value-type="float">
            <text:p>11.4963912413214</text:p>
          </table:table-cell>
          <table:table-cell office:value-type="float" office:value="753416" calcext:value-type="float">
            <text:p>7534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7]/65535" office:value-type="float" office:value="20.1616845960174" calcext:value-type="float">
            <text:p>20.1616845960174</text:p>
          </table:table-cell>
          <table:table-cell office:value-type="float" office:value="1321296" calcext:value-type="float">
            <text:p>13212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8]/65535" office:value-type="float" office:value="27.1324788281071" calcext:value-type="float">
            <text:p>27.1324788281071</text:p>
          </table:table-cell>
          <table:table-cell office:value-type="float" office:value="1778127" calcext:value-type="float">
            <text:p>17781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39]/65535" office:value-type="float" office:value="15.0167544060426" calcext:value-type="float">
            <text:p>15.0167544060426</text:p>
          </table:table-cell>
          <table:table-cell office:value-type="float" office:value="984123" calcext:value-type="float">
            <text:p>9841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0]/65535" office:value-type="float" office:value="14.5856565194171" calcext:value-type="float">
            <text:p>14.5856565194171</text:p>
          </table:table-cell>
          <table:table-cell office:value-type="float" office:value="955871" calcext:value-type="float">
            <text:p>9558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1]/65535" office:value-type="float" office:value="23.1067826352331" calcext:value-type="float">
            <text:p>23.1067826352331</text:p>
          </table:table-cell>
          <table:table-cell office:value-type="float" office:value="1514303" calcext:value-type="float">
            <text:p>15143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2]/65535" office:value-type="float" office:value="20.413885709926" calcext:value-type="float">
            <text:p>20.413885709926</text:p>
          </table:table-cell>
          <table:table-cell office:value-type="float" office:value="1337824" calcext:value-type="float">
            <text:p>13378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3]/65535" office:value-type="float" office:value="17.5159990844587" calcext:value-type="float">
            <text:p>17.5159990844587</text:p>
          </table:table-cell>
          <table:table-cell office:value-type="float" office:value="1147911" calcext:value-type="float">
            <text:p>11479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4]/65535" office:value-type="float" office:value="15.2060730907149" calcext:value-type="float">
            <text:p>15.2060730907149</text:p>
          </table:table-cell>
          <table:table-cell office:value-type="float" office:value="996530" calcext:value-type="float">
            <text:p>9965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5]/65535" office:value-type="float" office:value="19.970016021973" calcext:value-type="float">
            <text:p>19.970016021973</text:p>
          </table:table-cell>
          <table:table-cell office:value-type="float" office:value="1308735" calcext:value-type="float">
            <text:p>13087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6]/65535" office:value-type="float" office:value="20.2295719844358" calcext:value-type="float">
            <text:p>20.2295719844358</text:p>
          </table:table-cell>
          <table:table-cell office:value-type="float" office:value="1325745" calcext:value-type="float">
            <text:p>13257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7]/65535" office:value-type="float" office:value="21.0606240939956" calcext:value-type="float">
            <text:p>21.0606240939956</text:p>
          </table:table-cell>
          <table:table-cell office:value-type="float" office:value="1380208" calcext:value-type="float">
            <text:p>13802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8]/65535" office:value-type="float" office:value="25.0313267719539" calcext:value-type="float">
            <text:p>25.0313267719539</text:p>
          </table:table-cell>
          <table:table-cell office:value-type="float" office:value="1640428" calcext:value-type="float">
            <text:p>16404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49]/65535" office:value-type="float" office:value="24.2299076829175" calcext:value-type="float">
            <text:p>24.2299076829175</text:p>
          </table:table-cell>
          <table:table-cell office:value-type="float" office:value="1587907" calcext:value-type="float">
            <text:p>15879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0]/65535" office:value-type="float" office:value="19.8484626535439" calcext:value-type="float">
            <text:p>19.8484626535439</text:p>
          </table:table-cell>
          <table:table-cell office:value-type="float" office:value="1300769" calcext:value-type="float">
            <text:p>13007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1]/65535" office:value-type="float" office:value="22.3564507515068" calcext:value-type="float">
            <text:p>22.3564507515068</text:p>
          </table:table-cell>
          <table:table-cell office:value-type="float" office:value="1465130" calcext:value-type="float">
            <text:p>14651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2]/65535" office:value-type="float" office:value="19.2686503395132" calcext:value-type="float">
            <text:p>19.2686503395132</text:p>
          </table:table-cell>
          <table:table-cell office:value-type="float" office:value="1262771" calcext:value-type="float">
            <text:p>12627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3]/65535" office:value-type="float" office:value="15.2922407873655" calcext:value-type="float">
            <text:p>15.2922407873655</text:p>
          </table:table-cell>
          <table:table-cell office:value-type="float" office:value="1002177" calcext:value-type="float">
            <text:p>10021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4]/65535" office:value-type="float" office:value="8.99858091096361" calcext:value-type="float">
            <text:p>8.99858091096361</text:p>
          </table:table-cell>
          <table:table-cell office:value-type="float" office:value="589722" calcext:value-type="float">
            <text:p>5897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5]/65535" office:value-type="float" office:value="5.7505607690547" calcext:value-type="float">
            <text:p>5.7505607690547</text:p>
          </table:table-cell>
          <table:table-cell office:value-type="float" office:value="376863" calcext:value-type="float">
            <text:p>3768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6]/65535" office:value-type="float" office:value="5.79322499427787" calcext:value-type="float">
            <text:p>5.79322499427787</text:p>
          </table:table-cell>
          <table:table-cell office:value-type="float" office:value="379659" calcext:value-type="float">
            <text:p>3796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table:formula="of:=[.D157]/65535" office:value-type="float" office:value="1.65244525825895" calcext:value-type="float">
            <text:p>1.65244525825895</text:p>
          </table:table-cell>
          <table:table-cell office:value-type="float" office:value="108293" calcext:value-type="float">
            <text:p>1082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58]/655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59]/65535" office:value-type="float" office:value="0.546291706721599" calcext:value-type="float">
            <text:p>0.546291706721599</text:p>
          </table:table-cell>
          <table:table-cell office:value-type="float" office:value="35801.227" calcext:value-type="float">
            <text:p>35801.2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0]/65535" office:value-type="float" office:value="3.70598701457237" calcext:value-type="float">
            <text:p>3.70598701457237</text:p>
          </table:table-cell>
          <table:table-cell office:value-type="float" office:value="242871.859" calcext:value-type="float">
            <text:p>242871.8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1]/65535" office:value-type="float" office:value="7.45008186465248" calcext:value-type="float">
            <text:p>7.45008186465248</text:p>
          </table:table-cell>
          <table:table-cell office:value-type="float" office:value="488241.115" calcext:value-type="float">
            <text:p>488241.1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2]/65535" office:value-type="float" office:value="5.96848096437018" calcext:value-type="float">
            <text:p>5.96848096437018</text:p>
          </table:table-cell>
          <table:table-cell office:value-type="float" office:value="391144.4" calcext:value-type="float">
            <text:p>391144.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3]/65535" office:value-type="float" office:value="4.48418077363241" calcext:value-type="float">
            <text:p>4.48418077363241</text:p>
          </table:table-cell>
          <table:table-cell office:value-type="float" office:value="293870.787" calcext:value-type="float">
            <text:p>293870.7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4]/65535" office:value-type="float" office:value="7.76629750514992" calcext:value-type="float">
            <text:p>7.76629750514992</text:p>
          </table:table-cell>
          <table:table-cell office:value-type="float" office:value="508964.307" calcext:value-type="float">
            <text:p>508964.3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5]/65535" office:value-type="float" office:value="3.82562973983368" calcext:value-type="float">
            <text:p>3.82562973983368</text:p>
          </table:table-cell>
          <table:table-cell office:value-type="float" office:value="250712.645" calcext:value-type="float">
            <text:p>250712.6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6]/65535" office:value-type="float" office:value="6.56256624704356" calcext:value-type="float">
            <text:p>6.56256624704356</text:p>
          </table:table-cell>
          <table:table-cell office:value-type="float" office:value="430077.779" calcext:value-type="float">
            <text:p>430077.7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7]/65535" office:value-type="float" office:value="6.00460402838178" calcext:value-type="float">
            <text:p>6.00460402838178</text:p>
          </table:table-cell>
          <table:table-cell office:value-type="float" office:value="393511.725" calcext:value-type="float">
            <text:p>393511.7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8]/65535" office:value-type="float" office:value="2.57608969253071" calcext:value-type="float">
            <text:p>2.57608969253071</text:p>
          </table:table-cell>
          <table:table-cell office:value-type="float" office:value="168824.038" calcext:value-type="float">
            <text:p>168824.0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69]/65535" office:value-type="float" office:value="1.64983111314565" calcext:value-type="float">
            <text:p>1.64983111314565</text:p>
          </table:table-cell>
          <table:table-cell office:value-type="float" office:value="108121.682" calcext:value-type="float">
            <text:p>108121.6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0]/65535" office:value-type="float" office:value="4.32555690852216" calcext:value-type="float">
            <text:p>4.32555690852216</text:p>
          </table:table-cell>
          <table:table-cell office:value-type="float" office:value="283475.372" calcext:value-type="float">
            <text:p>283475.3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1]/65535" office:value-type="float" office:value="5.41401196307317" calcext:value-type="float">
            <text:p>5.41401196307317</text:p>
          </table:table-cell>
          <table:table-cell office:value-type="float" office:value="354807.274" calcext:value-type="float">
            <text:p>354807.2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2]/65535" office:value-type="float" office:value="3.7375053635462" calcext:value-type="float">
            <text:p>3.7375053635462</text:p>
          </table:table-cell>
          <table:table-cell office:value-type="float" office:value="244937.414" calcext:value-type="float">
            <text:p>244937.4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3]/65535" office:value-type="float" office:value="3.36190501258869" calcext:value-type="float">
            <text:p>3.36190501258869</text:p>
          </table:table-cell>
          <table:table-cell office:value-type="float" office:value="220322.445" calcext:value-type="float">
            <text:p>220322.4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4]/65535" office:value-type="float" office:value="1.75534218356603" calcext:value-type="float">
            <text:p>1.75534218356603</text:p>
          </table:table-cell>
          <table:table-cell office:value-type="float" office:value="115036.35" calcext:value-type="float">
            <text:p>115036.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5]/65535" office:value-type="float" office:value="3.9455900358587" calcext:value-type="float">
            <text:p>3.9455900358587</text:p>
          </table:table-cell>
          <table:table-cell office:value-type="float" office:value="258574.243" calcext:value-type="float">
            <text:p>258574.2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6]/65535" office:value-type="float" office:value="3.79276173037308" calcext:value-type="float">
            <text:p>3.79276173037308</text:p>
          </table:table-cell>
          <table:table-cell office:value-type="float" office:value="248558.64" calcext:value-type="float">
            <text:p>248558.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7]/65535" office:value-type="float" office:value="0.814923323414969" calcext:value-type="float">
            <text:p>0.814923323414969</text:p>
          </table:table-cell>
          <table:table-cell office:value-type="float" office:value="53406" calcext:value-type="float">
            <text:p>534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8]/65535" office:value-type="float" office:value="1.80202944991226" calcext:value-type="float">
            <text:p>1.80202944991226</text:p>
          </table:table-cell>
          <table:table-cell office:value-type="float" office:value="118096" calcext:value-type="float">
            <text:p>1180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79]/65535" office:value-type="float" office:value="1.20588998245212" calcext:value-type="float">
            <text:p>1.20588998245212</text:p>
          </table:table-cell>
          <table:table-cell office:value-type="float" office:value="79028" calcext:value-type="float">
            <text:p>790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0]/65535" office:value-type="float" office:value="0.489021133745327" calcext:value-type="float">
            <text:p>0.489021133745327</text:p>
          </table:table-cell>
          <table:table-cell office:value-type="float" office:value="32048" calcext:value-type="float">
            <text:p>320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1]/65535" office:value-type="float" office:value="0.591058213168536" calcext:value-type="float">
            <text:p>0.591058213168536</text:p>
          </table:table-cell>
          <table:table-cell office:value-type="float" office:value="38735" calcext:value-type="float">
            <text:p>387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2]/65535" office:value-type="float" office:value="0.673731593804837" calcext:value-type="float">
            <text:p>0.673731593804837</text:p>
          </table:table-cell>
          <table:table-cell office:value-type="float" office:value="44153" calcext:value-type="float">
            <text:p>441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3]/65535" office:value-type="float" office:value="0.561089494163424" calcext:value-type="float">
            <text:p>0.561089494163424</text:p>
          </table:table-cell>
          <table:table-cell office:value-type="float" office:value="36771" calcext:value-type="float">
            <text:p>367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4]/65535" office:value-type="float" office:value="1.59949645227741" calcext:value-type="float">
            <text:p>1.59949645227741</text:p>
          </table:table-cell>
          <table:table-cell office:value-type="float" office:value="104823" calcext:value-type="float">
            <text:p>1048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5]/65535" office:value-type="float" office:value="2.11496147096971" calcext:value-type="float">
            <text:p>2.11496147096971</text:p>
          </table:table-cell>
          <table:table-cell office:value-type="float" office:value="138604" calcext:value-type="float">
            <text:p>1386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6]/65535" office:value-type="float" office:value="2.7732051575494" calcext:value-type="float">
            <text:p>2.7732051575494</text:p>
          </table:table-cell>
          <table:table-cell office:value-type="float" office:value="181742" calcext:value-type="float">
            <text:p>1817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7]/65535" office:value-type="float" office:value="2.60012207217517" calcext:value-type="float">
            <text:p>2.60012207217517</text:p>
          </table:table-cell>
          <table:table-cell office:value-type="float" office:value="170399" calcext:value-type="float">
            <text:p>1703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8]/65535" office:value-type="float" office:value="4.95686274509804" calcext:value-type="float">
            <text:p>4.95686274509804</text:p>
          </table:table-cell>
          <table:table-cell office:value-type="float" office:value="324848" calcext:value-type="float">
            <text:p>3248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89]/65535" office:value-type="float" office:value="8.01779201953155" calcext:value-type="float">
            <text:p>8.01779201953155</text:p>
          </table:table-cell>
          <table:table-cell office:value-type="float" office:value="525446" calcext:value-type="float">
            <text:p>5254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0]/65535" office:value-type="float" office:value="4.99160753795682" calcext:value-type="float">
            <text:p>4.99160753795682</text:p>
          </table:table-cell>
          <table:table-cell office:value-type="float" office:value="327125" calcext:value-type="float">
            <text:p>3271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1]/65535" office:value-type="float" office:value="6.1441214618143" calcext:value-type="float">
            <text:p>6.1441214618143</text:p>
          </table:table-cell>
          <table:table-cell office:value-type="float" office:value="402655" calcext:value-type="float">
            <text:p>4026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2]/65535" office:value-type="float" office:value="7.38574807354849" calcext:value-type="float">
            <text:p>7.38574807354849</text:p>
          </table:table-cell>
          <table:table-cell office:value-type="float" office:value="484025" calcext:value-type="float">
            <text:p>4840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3]/65535" office:value-type="float" office:value="7.4129549095903" calcext:value-type="float">
            <text:p>7.4129549095903</text:p>
          </table:table-cell>
          <table:table-cell office:value-type="float" office:value="485808" calcext:value-type="float">
            <text:p>4858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4]/65535" office:value-type="float" office:value="8.65531395437552" calcext:value-type="float">
            <text:p>8.65531395437552</text:p>
          </table:table-cell>
          <table:table-cell office:value-type="float" office:value="567226" calcext:value-type="float">
            <text:p>5672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5]/65535" office:value-type="float" office:value="0.517311360341802" calcext:value-type="float">
            <text:p>0.517311360341802</text:p>
          </table:table-cell>
          <table:table-cell office:value-type="float" office:value="33902" calcext:value-type="float">
            <text:p>339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6]/65535" office:value-type="float" office:value="1.50644693675135" calcext:value-type="float">
            <text:p>1.50644693675135</text:p>
          </table:table-cell>
          <table:table-cell office:value-type="float" office:value="98725" calcext:value-type="float">
            <text:p>987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7]/65535" office:value-type="float" office:value="1.13134966048676" calcext:value-type="float">
            <text:p>1.13134966048676</text:p>
          </table:table-cell>
          <table:table-cell office:value-type="float" office:value="74143" calcext:value-type="float">
            <text:p>741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8]/65535" office:value-type="float" office:value="1.49864957656214" calcext:value-type="float">
            <text:p>1.49864957656214</text:p>
          </table:table-cell>
          <table:table-cell office:value-type="float" office:value="98214" calcext:value-type="float">
            <text:p>982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199]/65535" office:value-type="float" office:value="1.72036316472114" calcext:value-type="float">
            <text:p>1.72036316472114</text:p>
          </table:table-cell>
          <table:table-cell office:value-type="float" office:value="112744" calcext:value-type="float">
            <text:p>1127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0]/65535" office:value-type="float" office:value="0.589471274891279" calcext:value-type="float">
            <text:p>0.589471274891279</text:p>
          </table:table-cell>
          <table:table-cell office:value-type="float" office:value="38631" calcext:value-type="float">
            <text:p>386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1]/65535" office:value-type="float" office:value="0.657282368200198" calcext:value-type="float">
            <text:p>0.657282368200198</text:p>
          </table:table-cell>
          <table:table-cell office:value-type="float" office:value="43075" calcext:value-type="float">
            <text:p>430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2]/65535" office:value-type="float" office:value="0.682612344548714" calcext:value-type="float">
            <text:p>0.682612344548714</text:p>
          </table:table-cell>
          <table:table-cell office:value-type="float" office:value="44735" calcext:value-type="float">
            <text:p>447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3]/65535" office:value-type="float" office:value="0.781582360570687" calcext:value-type="float">
            <text:p>0.781582360570687</text:p>
          </table:table-cell>
          <table:table-cell office:value-type="float" office:value="51221" calcext:value-type="float">
            <text:p>512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4]/65535" office:value-type="float" office:value="0.650247959105821" calcext:value-type="float">
            <text:p>0.650247959105821</text:p>
          </table:table-cell>
          <table:table-cell office:value-type="float" office:value="42614" calcext:value-type="float">
            <text:p>426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5]/65535" office:value-type="float" office:value="0.778530556191348" calcext:value-type="float">
            <text:p>0.778530556191348</text:p>
          </table:table-cell>
          <table:table-cell office:value-type="float" office:value="51021" calcext:value-type="float">
            <text:p>510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6]/65535" office:value-type="float" office:value="0.486762798504616" calcext:value-type="float">
            <text:p>0.486762798504616</text:p>
          </table:table-cell>
          <table:table-cell office:value-type="float" office:value="31900" calcext:value-type="float">
            <text:p>319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7]/65535" office:value-type="float" office:value="0.593896391241321" calcext:value-type="float">
            <text:p>0.593896391241321</text:p>
          </table:table-cell>
          <table:table-cell office:value-type="float" office:value="38921" calcext:value-type="float">
            <text:p>389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8]/65535" office:value-type="float" office:value="0.327168688487068" calcext:value-type="float">
            <text:p>0.327168688487068</text:p>
          </table:table-cell>
          <table:table-cell office:value-type="float" office:value="21441" calcext:value-type="float">
            <text:p>214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09]/65535" office:value-type="float" office:value="0.352895399404898" calcext:value-type="float">
            <text:p>0.352895399404898</text:p>
          </table:table-cell>
          <table:table-cell office:value-type="float" office:value="23127" calcext:value-type="float">
            <text:p>231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0]/65535" office:value-type="float" office:value="0.330907148851759" calcext:value-type="float">
            <text:p>0.330907148851759</text:p>
          </table:table-cell>
          <table:table-cell office:value-type="float" office:value="21686" calcext:value-type="float">
            <text:p>216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1]/65535" office:value-type="float" office:value="0.244113832303349" calcext:value-type="float">
            <text:p>0.244113832303349</text:p>
          </table:table-cell>
          <table:table-cell office:value-type="float" office:value="15998" calcext:value-type="float">
            <text:p>159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2]/65535" office:value-type="float" office:value="0.0307774471656367" calcext:value-type="float">
            <text:p>0.03077744716563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3]/65535" office:value-type="float" office:value="7.51438883039597" calcext:value-type="float">
            <text:p>7.51438883039597</text:p>
          </table:table-cell>
          <table:table-cell office:value-type="float" office:value="492455.472" calcext:value-type="float">
            <text:p>492455.4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4]/65535" office:value-type="float" office:value="4.77507058823529" calcext:value-type="float">
            <text:p>4.77507058823529</text:p>
          </table:table-cell>
          <table:table-cell office:value-type="float" office:value="312934.251" calcext:value-type="float">
            <text:p>312934.2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5]/65535" office:value-type="float" office:value="3.07006250095369" calcext:value-type="float">
            <text:p>3.07006250095369</text:p>
          </table:table-cell>
          <table:table-cell office:value-type="float" office:value="201196.546" calcext:value-type="float">
            <text:p>201196.5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6]/65535" office:value-type="float" office:value="3.54823645380331" calcext:value-type="float">
            <text:p>3.54823645380331</text:p>
          </table:table-cell>
          <table:table-cell office:value-type="float" office:value="232533.676" calcext:value-type="float">
            <text:p>232533.6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7]/65535" office:value-type="float" office:value="3.96194464026856" calcext:value-type="float">
            <text:p>3.96194464026856</text:p>
          </table:table-cell>
          <table:table-cell office:value-type="float" office:value="259646.042" calcext:value-type="float">
            <text:p>259646.0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8]/65535" office:value-type="float" office:value="4.56547748531319" calcext:value-type="float">
            <text:p>4.56547748531319</text:p>
          </table:table-cell>
          <table:table-cell office:value-type="float" office:value="299198.567" calcext:value-type="float">
            <text:p>299198.5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19]/65535" office:value-type="float" office:value="5.38265238422217" calcext:value-type="float">
            <text:p>5.38265238422217</text:p>
          </table:table-cell>
          <table:table-cell office:value-type="float" office:value="352752.124" calcext:value-type="float">
            <text:p>352752.1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0]/65535" office:value-type="float" office:value="3.37008232242313" calcext:value-type="float">
            <text:p>3.37008232242313</text:p>
          </table:table-cell>
          <table:table-cell office:value-type="float" office:value="220858.345" calcext:value-type="float">
            <text:p>220858.3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1]/65535" office:value-type="float" office:value="3.76203729304952" calcext:value-type="float">
            <text:p>3.76203729304952</text:p>
          </table:table-cell>
          <table:table-cell office:value-type="float" office:value="246545.114" calcext:value-type="float">
            <text:p>246545.1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2]/65535" office:value-type="float" office:value="0.903393881132219" calcext:value-type="float">
            <text:p>0.903393881132219</text:p>
          </table:table-cell>
          <table:table-cell office:value-type="float" office:value="59203.918" calcext:value-type="float">
            <text:p>59203.9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3]/65535" office:value-type="float" office:value="1.13934489967193" calcext:value-type="float">
            <text:p>1.13934489967193</text:p>
          </table:table-cell>
          <table:table-cell office:value-type="float" office:value="74666.968" calcext:value-type="float">
            <text:p>74666.9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4]/65535" office:value-type="float" office:value="1.15720793469139" calcext:value-type="float">
            <text:p>1.15720793469139</text:p>
          </table:table-cell>
          <table:table-cell office:value-type="float" office:value="75837.622" calcext:value-type="float">
            <text:p>75837.6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5]/65535" office:value-type="float" office:value="1.0669400015259" calcext:value-type="float">
            <text:p>1.0669400015259</text:p>
          </table:table-cell>
          <table:table-cell office:value-type="float" office:value="69921.913" calcext:value-type="float">
            <text:p>69921.9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6]/65535" office:value-type="float" office:value="0.717697566186007" calcext:value-type="float">
            <text:p>0.717697566186007</text:p>
          </table:table-cell>
          <table:table-cell office:value-type="float" office:value="47034.31" calcext:value-type="float">
            <text:p>47034.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7]/65535" office:value-type="float" office:value="0.770413412680247" calcext:value-type="float">
            <text:p>0.770413412680247</text:p>
          </table:table-cell>
          <table:table-cell office:value-type="float" office:value="50489.043" calcext:value-type="float">
            <text:p>50489.0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8]/65535" office:value-type="float" office:value="0.778193759060044" calcext:value-type="float">
            <text:p>0.778193759060044</text:p>
          </table:table-cell>
          <table:table-cell office:value-type="float" office:value="50998.928" calcext:value-type="float">
            <text:p>50998.9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29]/65535" office:value-type="float" office:value="1.20254038300145" calcext:value-type="float">
            <text:p>1.20254038300145</text:p>
          </table:table-cell>
          <table:table-cell office:value-type="float" office:value="78808.484" calcext:value-type="float">
            <text:p>78808.4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0]/65535" office:value-type="float" office:value="1.85474010833906" calcext:value-type="float">
            <text:p>1.85474010833906</text:p>
          </table:table-cell>
          <table:table-cell office:value-type="float" office:value="121550.393" calcext:value-type="float">
            <text:p>121550.3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1]/65535" office:value-type="float" office:value="2.12657601281758" calcext:value-type="float">
            <text:p>2.12657601281758</text:p>
          </table:table-cell>
          <table:table-cell office:value-type="float" office:value="139365.159" calcext:value-type="float">
            <text:p>139365.1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2]/65535" office:value-type="float" office:value="2.51551410696574" calcext:value-type="float">
            <text:p>2.51551410696574</text:p>
          </table:table-cell>
          <table:table-cell office:value-type="float" office:value="164854.217" calcext:value-type="float">
            <text:p>164854.2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3]/65535" office:value-type="float" office:value="1.32869320210575" calcext:value-type="float">
            <text:p>1.32869320210575</text:p>
          </table:table-cell>
          <table:table-cell office:value-type="float" office:value="87075.909" calcext:value-type="float">
            <text:p>87075.9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4]/65535" office:value-type="float" office:value="1.9038833447776" calcext:value-type="float">
            <text:p>1.9038833447776</text:p>
          </table:table-cell>
          <table:table-cell office:value-type="float" office:value="124770.995" calcext:value-type="float">
            <text:p>124770.9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5]/65535" office:value-type="float" office:value="1.21008256656748" calcext:value-type="float">
            <text:p>1.21008256656748</text:p>
          </table:table-cell>
          <table:table-cell office:value-type="float" office:value="79302.761" calcext:value-type="float">
            <text:p>79302.7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6]/65535" office:value-type="float" office:value="1.65935806820783" calcext:value-type="float">
            <text:p>1.65935806820783</text:p>
          </table:table-cell>
          <table:table-cell office:value-type="float" office:value="108746.031" calcext:value-type="float">
            <text:p>108746.0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7]/65535" office:value-type="float" office:value="1.32972529182879" calcext:value-type="float">
            <text:p>1.32972529182879</text:p>
          </table:table-cell>
          <table:table-cell office:value-type="float" office:value="87143.547" calcext:value-type="float">
            <text:p>87143.5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8]/65535" office:value-type="float" office:value="1.6545151903563" calcext:value-type="float">
            <text:p>1.6545151903563</text:p>
          </table:table-cell>
          <table:table-cell office:value-type="float" office:value="108428.653" calcext:value-type="float">
            <text:p>108428.6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39]/65535" office:value-type="float" office:value="0.522156740672923" calcext:value-type="float">
            <text:p>0.522156740672923</text:p>
          </table:table-cell>
          <table:table-cell office:value-type="float" office:value="34219.542" calcext:value-type="float">
            <text:p>34219.5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0]/65535" office:value-type="float" office:value="0.835196734569314" calcext:value-type="float">
            <text:p>0.835196734569314</text:p>
          </table:table-cell>
          <table:table-cell office:value-type="float" office:value="54734.618" calcext:value-type="float">
            <text:p>54734.6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1]/65535" office:value-type="float" office:value="2.61665865568017" calcext:value-type="float">
            <text:p>2.61665865568017</text:p>
          </table:table-cell>
          <table:table-cell office:value-type="float" office:value="171482.725" calcext:value-type="float">
            <text:p>171482.7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2]/65535" office:value-type="float" office:value="1.02954668497749" calcext:value-type="float">
            <text:p>1.02954668497749</text:p>
          </table:table-cell>
          <table:table-cell office:value-type="float" office:value="67471.342" calcext:value-type="float">
            <text:p>67471.3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3]/65535" office:value-type="float" office:value="0.299543465323873" calcext:value-type="float">
            <text:p>0.299543465323873</text:p>
          </table:table-cell>
          <table:table-cell office:value-type="float" office:value="19630.581" calcext:value-type="float">
            <text:p>19630.5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4]/65535" office:value-type="float" office:value="1.05153809414817" calcext:value-type="float">
            <text:p>1.05153809414817</text:p>
          </table:table-cell>
          <table:table-cell office:value-type="float" office:value="68912.549" calcext:value-type="float">
            <text:p>68912.5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5]/65535" office:value-type="float" office:value="3.60073243305104" calcext:value-type="float">
            <text:p>3.60073243305104</text:p>
          </table:table-cell>
          <table:table-cell office:value-type="float" office:value="235974" calcext:value-type="float">
            <text:p>2359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6]/65535" office:value-type="float" office:value="4.69271381704433" calcext:value-type="float">
            <text:p>4.69271381704433</text:p>
          </table:table-cell>
          <table:table-cell office:value-type="float" office:value="307537" calcext:value-type="float">
            <text:p>3075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7]/65535" office:value-type="float" office:value="3.92550545510033" calcext:value-type="float">
            <text:p>3.92550545510033</text:p>
          </table:table-cell>
          <table:table-cell office:value-type="float" office:value="257258" calcext:value-type="float">
            <text:p>2572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8]/65535" office:value-type="float" office:value="4.62323949034867" calcext:value-type="float">
            <text:p>4.62323949034867</text:p>
          </table:table-cell>
          <table:table-cell office:value-type="float" office:value="302984" calcext:value-type="float">
            <text:p>3029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49]/65535" office:value-type="float" office:value="1.54073395895323" calcext:value-type="float">
            <text:p>1.54073395895323</text:p>
          </table:table-cell>
          <table:table-cell office:value-type="float" office:value="100972" calcext:value-type="float">
            <text:p>1009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0]/65535" office:value-type="float" office:value="0.262775616083009" calcext:value-type="float">
            <text:p>0.262775616083009</text:p>
          </table:table-cell>
          <table:table-cell office:value-type="float" office:value="17221" calcext:value-type="float">
            <text:p>172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1]/65535" office:value-type="float" office:value="0.075745784695201" calcext:value-type="float">
            <text:p>0.075745784695201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2]/65535" office:value-type="float" office:value="6.93945220111391" calcext:value-type="float">
            <text:p>6.93945220111391</text:p>
          </table:table-cell>
          <table:table-cell office:value-type="float" office:value="454777" calcext:value-type="float">
            <text:p>4547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3]/65535" office:value-type="float" office:value="7.68804455634394" calcext:value-type="float">
            <text:p>7.68804455634394</text:p>
          </table:table-cell>
          <table:table-cell office:value-type="float" office:value="503836" calcext:value-type="float">
            <text:p>5038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4]/65535" office:value-type="float" office:value="10.3205004959182" calcext:value-type="float">
            <text:p>10.3205004959182</text:p>
          </table:table-cell>
          <table:table-cell office:value-type="float" office:value="676354" calcext:value-type="float">
            <text:p>6763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5]/65535" office:value-type="float" office:value="8.99066147859922" calcext:value-type="float">
            <text:p>8.99066147859922</text:p>
          </table:table-cell>
          <table:table-cell office:value-type="float" office:value="589203" calcext:value-type="float">
            <text:p>5892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6]/65535" office:value-type="float" office:value="10.5116197451743" calcext:value-type="float">
            <text:p>10.5116197451743</text:p>
          </table:table-cell>
          <table:table-cell office:value-type="float" office:value="688879" calcext:value-type="float">
            <text:p>6888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7]/65535" office:value-type="float" office:value="9.7044022278172" calcext:value-type="float">
            <text:p>9.7044022278172</text:p>
          </table:table-cell>
          <table:table-cell office:value-type="float" office:value="635978" calcext:value-type="float">
            <text:p>6359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8]/65535" office:value-type="float" office:value="8.97688258182651" calcext:value-type="float">
            <text:p>8.97688258182651</text:p>
          </table:table-cell>
          <table:table-cell office:value-type="float" office:value="588300" calcext:value-type="float">
            <text:p>5883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59]/65535" office:value-type="float" office:value="14.0299992370489" calcext:value-type="float">
            <text:p>14.0299992370489</text:p>
          </table:table-cell>
          <table:table-cell office:value-type="float" office:value="919456" calcext:value-type="float">
            <text:p>9194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0]/65535" office:value-type="float" office:value="12.0793774319066" calcext:value-type="float">
            <text:p>12.0793774319066</text:p>
          </table:table-cell>
          <table:table-cell office:value-type="float" office:value="791622" calcext:value-type="float">
            <text:p>7916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1]/65535" office:value-type="float" office:value="11.5828030823224" calcext:value-type="float">
            <text:p>11.5828030823224</text:p>
          </table:table-cell>
          <table:table-cell office:value-type="float" office:value="759079" calcext:value-type="float">
            <text:p>7590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2]/65535" office:value-type="float" office:value="13.2365453574426" calcext:value-type="float">
            <text:p>13.2365453574426</text:p>
          </table:table-cell>
          <table:table-cell office:value-type="float" office:value="867457" calcext:value-type="float">
            <text:p>8674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3]/65535" office:value-type="float" office:value="12.091142137789" calcext:value-type="float">
            <text:p>12.091142137789</text:p>
          </table:table-cell>
          <table:table-cell office:value-type="float" office:value="792393" calcext:value-type="float">
            <text:p>7923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4]/65535" office:value-type="float" office:value="11.9584039063096" calcext:value-type="float">
            <text:p>11.9584039063096</text:p>
          </table:table-cell>
          <table:table-cell office:value-type="float" office:value="783694" calcext:value-type="float">
            <text:p>7836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5]/65535" office:value-type="float" office:value="15.5914702067597" calcext:value-type="float">
            <text:p>15.5914702067597</text:p>
          </table:table-cell>
          <table:table-cell office:value-type="float" office:value="1021787" calcext:value-type="float">
            <text:p>10217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6]/65535" office:value-type="float" office:value="12.2279545281147" calcext:value-type="float">
            <text:p>12.2279545281147</text:p>
          </table:table-cell>
          <table:table-cell office:value-type="float" office:value="801359" calcext:value-type="float">
            <text:p>8013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7]/65535" office:value-type="float" office:value="126.515678644999" calcext:value-type="float">
            <text:p>126.515678644999</text:p>
          </table:table-cell>
          <table:table-cell office:value-type="float" office:value="8291205" calcext:value-type="float">
            <text:p>82912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8]/65535" office:value-type="float" office:value="0.524116884107729" calcext:value-type="float">
            <text:p>0.524116884107729</text:p>
          </table:table-cell>
          <table:table-cell office:value-type="float" office:value="34348" calcext:value-type="float">
            <text:p>343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69]/65535" office:value-type="float" office:value="0.728206301976043" calcext:value-type="float">
            <text:p>0.728206301976043</text:p>
          </table:table-cell>
          <table:table-cell office:value-type="float" office:value="47723" calcext:value-type="float">
            <text:p>477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0]/65535" office:value-type="float" office:value="0.630914778362707" calcext:value-type="float">
            <text:p>0.630914778362707</text:p>
          </table:table-cell>
          <table:table-cell office:value-type="float" office:value="41347" calcext:value-type="float">
            <text:p>413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1]/65535" office:value-type="float" office:value="0.72466620889601" calcext:value-type="float">
            <text:p>0.72466620889601</text:p>
          </table:table-cell>
          <table:table-cell office:value-type="float" office:value="47491" calcext:value-type="float">
            <text:p>4749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2]/65535" office:value-type="float" office:value="1.25204852368963" calcext:value-type="float">
            <text:p>1.25204852368963</text:p>
          </table:table-cell>
          <table:table-cell office:value-type="float" office:value="82053" calcext:value-type="float">
            <text:p>820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3]/65535" office:value-type="float" office:value="0.809124895094224" calcext:value-type="float">
            <text:p>0.809124895094224</text:p>
          </table:table-cell>
          <table:table-cell office:value-type="float" office:value="53026" calcext:value-type="float">
            <text:p>530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4]/65535" office:value-type="float" office:value="2.23161669336995" calcext:value-type="float">
            <text:p>2.23161669336995</text:p>
          </table:table-cell>
          <table:table-cell office:value-type="float" office:value="146249" calcext:value-type="float">
            <text:p>1462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5]/65535" office:value-type="float" office:value="0.742565041580835" calcext:value-type="float">
            <text:p>0.742565041580835</text:p>
          </table:table-cell>
          <table:table-cell office:value-type="float" office:value="48664" calcext:value-type="float">
            <text:p>486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6]/65535" office:value-type="float" office:value="0.626596475165942" calcext:value-type="float">
            <text:p>0.626596475165942</text:p>
          </table:table-cell>
          <table:table-cell office:value-type="float" office:value="41064" calcext:value-type="float">
            <text:p>410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7]/65535" office:value-type="float" office:value="1.98921187151904" calcext:value-type="float">
            <text:p>1.98921187151904</text:p>
          </table:table-cell>
          <table:table-cell office:value-type="float" office:value="130363" calcext:value-type="float">
            <text:p>1303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8]/65535" office:value-type="float" office:value="1.61724269474327" calcext:value-type="float">
            <text:p>1.61724269474327</text:p>
          </table:table-cell>
          <table:table-cell office:value-type="float" office:value="105986" calcext:value-type="float">
            <text:p>1059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79]/65535" office:value-type="float" office:value="0.566536964980545" calcext:value-type="float">
            <text:p>0.566536964980545</text:p>
          </table:table-cell>
          <table:table-cell office:value-type="float" office:value="37128" calcext:value-type="float">
            <text:p>371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0]/65535" office:value-type="float" office:value="1.83410391393912" calcext:value-type="float">
            <text:p>1.83410391393912</text:p>
          </table:table-cell>
          <table:table-cell office:value-type="float" office:value="120198" calcext:value-type="float">
            <text:p>1201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1]/65535" office:value-type="float" office:value="0.525795376516365" calcext:value-type="float">
            <text:p>0.525795376516365</text:p>
          </table:table-cell>
          <table:table-cell office:value-type="float" office:value="34458" calcext:value-type="float">
            <text:p>344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2]/65535" office:value-type="float" office:value="0.221744106202792" calcext:value-type="float">
            <text:p>0.221744106202792</text:p>
          </table:table-cell>
          <table:table-cell office:value-type="float" office:value="14532" calcext:value-type="float">
            <text:p>1453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3]/65535" office:value-type="float" office:value="0.363790341039139" calcext:value-type="float">
            <text:p>0.363790341039139</text:p>
          </table:table-cell>
          <table:table-cell office:value-type="float" office:value="23841" calcext:value-type="float">
            <text:p>238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4]/65535" office:value-type="float" office:value="0.390386816205081" calcext:value-type="float">
            <text:p>0.390386816205081</text:p>
          </table:table-cell>
          <table:table-cell office:value-type="float" office:value="25584" calcext:value-type="float">
            <text:p>255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5]/65535" office:value-type="float" office:value="1.04512092774853" calcext:value-type="float">
            <text:p>1.04512092774853</text:p>
          </table:table-cell>
          <table:table-cell office:value-type="float" office:value="68492" calcext:value-type="float">
            <text:p>684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6]/65535" office:value-type="float" office:value="1.01731898985275" calcext:value-type="float">
            <text:p>1.01731898985275</text:p>
          </table:table-cell>
          <table:table-cell office:value-type="float" office:value="66670" calcext:value-type="float">
            <text:p>666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7]/65535" office:value-type="float" office:value="1.07153429465171" calcext:value-type="float">
            <text:p>1.07153429465171</text:p>
          </table:table-cell>
          <table:table-cell office:value-type="float" office:value="70223" calcext:value-type="float">
            <text:p>702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8]/65535" office:value-type="float" office:value="0.84965285725185" calcext:value-type="float">
            <text:p>0.84965285725185</text:p>
          </table:table-cell>
          <table:table-cell office:value-type="float" office:value="55682" calcext:value-type="float">
            <text:p>556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89]/65535" office:value-type="float" office:value="0.359563591973754" calcext:value-type="float">
            <text:p>0.359563591973754</text:p>
          </table:table-cell>
          <table:table-cell office:value-type="float" office:value="23564" calcext:value-type="float">
            <text:p>235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90]/65535" office:value-type="float" office:value="0.233386739909972" calcext:value-type="float">
            <text:p>0.233386739909972</text:p>
          </table:table-cell>
          <table:table-cell office:value-type="float" office:value="15295" calcext:value-type="float">
            <text:p>152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table:formula="of:=[.D291]/65535" office:value-type="float" office:value="0.696879530022126" calcext:value-type="float">
            <text:p>0.696879530022126</text:p>
          </table:table-cell>
          <table:table-cell office:value-type="float" office:value="45670" calcext:value-type="float">
            <text:p>456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2]/65535" office:value-type="float" office:value="15.3818308842603" calcext:value-type="float">
            <text:p>15.3818308842603</text:p>
          </table:table-cell>
          <table:table-cell office:value-type="float" office:value="1008048.287" calcext:value-type="float">
            <text:p>1008048.2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3]/65535" office:value-type="float" office:value="4.85660547798886" calcext:value-type="float">
            <text:p>4.85660547798886</text:p>
          </table:table-cell>
          <table:table-cell office:value-type="float" office:value="318277.64" calcext:value-type="float">
            <text:p>318277.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4]/65535" office:value-type="float" office:value="14.0890225680934" calcext:value-type="float">
            <text:p>14.0890225680934</text:p>
          </table:table-cell>
          <table:table-cell office:value-type="float" office:value="923324.094" calcext:value-type="float">
            <text:p>923324.0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5]/65535" office:value-type="float" office:value="12.8835447013046" calcext:value-type="float">
            <text:p>12.8835447013046</text:p>
          </table:table-cell>
          <table:table-cell office:value-type="float" office:value="844323.102" calcext:value-type="float">
            <text:p>844323.1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6]/65535" office:value-type="float" office:value="27.8091136491951" calcext:value-type="float">
            <text:p>27.8091136491951</text:p>
          </table:table-cell>
          <table:table-cell office:value-type="float" office:value="1822470.263" calcext:value-type="float">
            <text:p>1822470.2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7]/65535" office:value-type="float" office:value="27.0648993667506" calcext:value-type="float">
            <text:p>27.0648993667506</text:p>
          </table:table-cell>
          <table:table-cell office:value-type="float" office:value="1773698.18" calcext:value-type="float">
            <text:p>1773698.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8]/65535" office:value-type="float" office:value="20.655875944152" calcext:value-type="float">
            <text:p>20.655875944152</text:p>
          </table:table-cell>
          <table:table-cell office:value-type="float" office:value="1353682.83" calcext:value-type="float">
            <text:p>1353682.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299]/65535" office:value-type="float" office:value="62.3367974975204" calcext:value-type="float">
            <text:p>62.3367974975204</text:p>
          </table:table-cell>
          <table:table-cell office:value-type="float" office:value="4085242.024" calcext:value-type="float">
            <text:p>4085242.0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0]/65535" office:value-type="float" office:value="61.9523053025101" calcext:value-type="float">
            <text:p>61.9523053025101</text:p>
          </table:table-cell>
          <table:table-cell office:value-type="float" office:value="4060044.328" calcext:value-type="float">
            <text:p>4060044.3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1]/65535" office:value-type="float" office:value="70.3262640115969" calcext:value-type="float">
            <text:p>70.3262640115969</text:p>
          </table:table-cell>
          <table:table-cell office:value-type="float" office:value="4608831.712" calcext:value-type="float">
            <text:p>4608831.7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2]/65535" office:value-type="float" office:value="74.3397336232547" calcext:value-type="float">
            <text:p>74.3397336232547</text:p>
          </table:table-cell>
          <table:table-cell office:value-type="float" office:value="4871854.443" calcext:value-type="float">
            <text:p>4871854.4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3]/65535" office:value-type="float" office:value="83.4706885938811" calcext:value-type="float">
            <text:p>83.4706885938811</text:p>
          </table:table-cell>
          <table:table-cell office:value-type="float" office:value="5470251.577" calcext:value-type="float">
            <text:p>5470251.5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4]/65535" office:value-type="float" office:value="94.2498868543526" calcext:value-type="float">
            <text:p>94.2498868543526</text:p>
          </table:table-cell>
          <table:table-cell office:value-type="float" office:value="6176666.335" calcext:value-type="float">
            <text:p>6176666.3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5]/65535" office:value-type="float" office:value="69.8989005111772" calcext:value-type="float">
            <text:p>69.8989005111772</text:p>
          </table:table-cell>
          <table:table-cell office:value-type="float" office:value="4580824.445" calcext:value-type="float">
            <text:p>4580824.4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6]/65535" office:value-type="float" office:value="112.750367742428" calcext:value-type="float">
            <text:p>112.750367742428</text:p>
          </table:table-cell>
          <table:table-cell office:value-type="float" office:value="7389095.35" calcext:value-type="float">
            <text:p>7389095.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7]/65535" office:value-type="float" office:value="130.675896665904" calcext:value-type="float">
            <text:p>130.675896665904</text:p>
          </table:table-cell>
          <table:table-cell office:value-type="float" office:value="8563844.888" calcext:value-type="float">
            <text:p>8563844.8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8]/65535" office:value-type="float" office:value="134.30479468986" calcext:value-type="float">
            <text:p>134.30479468986</text:p>
          </table:table-cell>
          <table:table-cell office:value-type="float" office:value="8801664.72" calcext:value-type="float">
            <text:p>8801664.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09]/65535" office:value-type="float" office:value="155.723144914931" calcext:value-type="float">
            <text:p>155.723144914931</text:p>
          </table:table-cell>
          <table:table-cell office:value-type="float" office:value="10205316.302" calcext:value-type="float">
            <text:p>10205316.3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0]/65535" office:value-type="float" office:value="137.52308081178" calcext:value-type="float">
            <text:p>137.52308081178</text:p>
          </table:table-cell>
          <table:table-cell office:value-type="float" office:value="9012575.101" calcext:value-type="float">
            <text:p>9012575.1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1]/65535" office:value-type="float" office:value="148.051243701839" calcext:value-type="float">
            <text:p>148.051243701839</text:p>
          </table:table-cell>
          <table:table-cell office:value-type="float" office:value="9702538.256" calcext:value-type="float">
            <text:p>9702538.2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2]/65535" office:value-type="float" office:value="121.918716029603" calcext:value-type="float">
            <text:p>121.918716029603</text:p>
          </table:table-cell>
          <table:table-cell office:value-type="float" office:value="7989943.055" calcext:value-type="float">
            <text:p>7989943.0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3]/65535" office:value-type="float" office:value="142.865481788357" calcext:value-type="float">
            <text:p>142.865481788357</text:p>
          </table:table-cell>
          <table:table-cell office:value-type="float" office:value="9362689.349" calcext:value-type="float">
            <text:p>9362689.3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4]/65535" office:value-type="float" office:value="154.210660807202" calcext:value-type="float">
            <text:p>154.210660807202</text:p>
          </table:table-cell>
          <table:table-cell office:value-type="float" office:value="10106195.656" calcext:value-type="float">
            <text:p>10106195.6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5]/65535" office:value-type="float" office:value="168.813424628061" calcext:value-type="float">
            <text:p>168.813424628061</text:p>
          </table:table-cell>
          <table:table-cell office:value-type="float" office:value="11063187.783" calcext:value-type="float">
            <text:p>11063187.7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6]/65535" office:value-type="float" office:value="208.77933478294" calcext:value-type="float">
            <text:p>208.77933478294</text:p>
          </table:table-cell>
          <table:table-cell office:value-type="float" office:value="13682353.705" calcext:value-type="float">
            <text:p>13682353.7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7]/65535" office:value-type="float" office:value="5.68110170138094" calcext:value-type="float">
            <text:p>5.68110170138094</text:p>
          </table:table-cell>
          <table:table-cell office:value-type="float" office:value="372311" calcext:value-type="float">
            <text:p>3723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8]/65535" office:value-type="float" office:value="12.8802624551766" calcext:value-type="float">
            <text:p>12.8802624551766</text:p>
          </table:table-cell>
          <table:table-cell office:value-type="float" office:value="844108" calcext:value-type="float">
            <text:p>8441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19]/65535" office:value-type="float" office:value="16.3903105210956" calcext:value-type="float">
            <text:p>16.3903105210956</text:p>
          </table:table-cell>
          <table:table-cell office:value-type="float" office:value="1074139" calcext:value-type="float">
            <text:p>10741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0]/65535" office:value-type="float" office:value="16.4549324788281" calcext:value-type="float">
            <text:p>16.4549324788281</text:p>
          </table:table-cell>
          <table:table-cell office:value-type="float" office:value="1078374" calcext:value-type="float">
            <text:p>10783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1]/65535" office:value-type="float" office:value="15.8380560006104" calcext:value-type="float">
            <text:p>15.8380560006104</text:p>
          </table:table-cell>
          <table:table-cell office:value-type="float" office:value="1037947" calcext:value-type="float">
            <text:p>10379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2]/65535" office:value-type="float" office:value="20.1539635309377" calcext:value-type="float">
            <text:p>20.1539635309377</text:p>
          </table:table-cell>
          <table:table-cell office:value-type="float" office:value="1320790" calcext:value-type="float">
            <text:p>13207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3]/65535" office:value-type="float" office:value="18.8088960097658" calcext:value-type="float">
            <text:p>18.8088960097658</text:p>
          </table:table-cell>
          <table:table-cell office:value-type="float" office:value="1232641" calcext:value-type="float">
            <text:p>12326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4]/65535" office:value-type="float" office:value="14.5856412603952" calcext:value-type="float">
            <text:p>14.5856412603952</text:p>
          </table:table-cell>
          <table:table-cell office:value-type="float" office:value="955870" calcext:value-type="float">
            <text:p>9558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5]/65535" office:value-type="float" office:value="20.4519569695583" calcext:value-type="float">
            <text:p>20.4519569695583</text:p>
          </table:table-cell>
          <table:table-cell office:value-type="float" office:value="1340319" calcext:value-type="float">
            <text:p>134031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6]/65535" office:value-type="float" office:value="28.4635843442435" calcext:value-type="float">
            <text:p>28.4635843442435</text:p>
          </table:table-cell>
          <table:table-cell office:value-type="float" office:value="1865361" calcext:value-type="float">
            <text:p>18653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7]/65535" office:value-type="float" office:value="35.3118486305028" calcext:value-type="float">
            <text:p>35.3118486305028</text:p>
          </table:table-cell>
          <table:table-cell office:value-type="float" office:value="2314162" calcext:value-type="float">
            <text:p>23141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8]/65535" office:value-type="float" office:value="6.71009384298467" calcext:value-type="float">
            <text:p>6.71009384298467</text:p>
          </table:table-cell>
          <table:table-cell office:value-type="float" office:value="439746" calcext:value-type="float">
            <text:p>4397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29]/65535" office:value-type="float" office:value="15.0302433813993" calcext:value-type="float">
            <text:p>15.0302433813993</text:p>
          </table:table-cell>
          <table:table-cell office:value-type="float" office:value="985007" calcext:value-type="float">
            <text:p>9850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0]/65535" office:value-type="float" office:value="22.2383154039826" calcext:value-type="float">
            <text:p>22.2383154039826</text:p>
          </table:table-cell>
          <table:table-cell office:value-type="float" office:value="1457388" calcext:value-type="float">
            <text:p>14573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1]/65535" office:value-type="float" office:value="29.4686350804913" calcext:value-type="float">
            <text:p>29.4686350804913</text:p>
          </table:table-cell>
          <table:table-cell office:value-type="float" office:value="1931227" calcext:value-type="float">
            <text:p>19312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2]/65535" office:value-type="float" office:value="27.3291218432898" calcext:value-type="float">
            <text:p>27.3291218432898</text:p>
          </table:table-cell>
          <table:table-cell office:value-type="float" office:value="1791014" calcext:value-type="float">
            <text:p>17910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3]/65535" office:value-type="float" office:value="29.055985351339" calcext:value-type="float">
            <text:p>29.055985351339</text:p>
          </table:table-cell>
          <table:table-cell office:value-type="float" office:value="1904184" calcext:value-type="float">
            <text:p>19041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4]/65535" office:value-type="float" office:value="31.8282597085527" calcext:value-type="float">
            <text:p>31.8282597085527</text:p>
          </table:table-cell>
          <table:table-cell office:value-type="float" office:value="2085865" calcext:value-type="float">
            <text:p>20858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5]/65535" office:value-type="float" office:value="31.2542610818647" calcext:value-type="float">
            <text:p>31.2542610818647</text:p>
          </table:table-cell>
          <table:table-cell office:value-type="float" office:value="2048248" calcext:value-type="float">
            <text:p>20482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6]/65535" office:value-type="float" office:value="4.32835889219501" calcext:value-type="float">
            <text:p>4.32835889219501</text:p>
          </table:table-cell>
          <table:table-cell office:value-type="float" office:value="283659" calcext:value-type="float">
            <text:p>2836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7]/65535" office:value-type="float" office:value="5.16935988403143" calcext:value-type="float">
            <text:p>5.16935988403143</text:p>
          </table:table-cell>
          <table:table-cell office:value-type="float" office:value="338774" calcext:value-type="float">
            <text:p>3387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8]/65535" office:value-type="float" office:value="5.16935988403143" calcext:value-type="float">
            <text:p>5.16935988403143</text:p>
          </table:table-cell>
          <table:table-cell office:value-type="float" office:value="338774" calcext:value-type="float">
            <text:p>3387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39]/65535" office:value-type="float" office:value="6.04071107042039" calcext:value-type="float">
            <text:p>6.04071107042039</text:p>
          </table:table-cell>
          <table:table-cell office:value-type="float" office:value="395878" calcext:value-type="float">
            <text:p>3958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0]/65535" office:value-type="float" office:value="9.10707255664912" calcext:value-type="float">
            <text:p>9.10707255664912</text:p>
          </table:table-cell>
          <table:table-cell office:value-type="float" office:value="596832" calcext:value-type="float">
            <text:p>59683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1]/65535" office:value-type="float" office:value="13.2112458991379" calcext:value-type="float">
            <text:p>13.2112458991379</text:p>
          </table:table-cell>
          <table:table-cell office:value-type="float" office:value="865799" calcext:value-type="float">
            <text:p>8657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2]/65535" office:value-type="float" office:value="5.7103837644007" calcext:value-type="float">
            <text:p>5.7103837644007</text:p>
          </table:table-cell>
          <table:table-cell office:value-type="float" office:value="374230" calcext:value-type="float">
            <text:p>3742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3]/65535" office:value-type="float" office:value="7.61866178377966" calcext:value-type="float">
            <text:p>7.61866178377966</text:p>
          </table:table-cell>
          <table:table-cell office:value-type="float" office:value="499289" calcext:value-type="float">
            <text:p>4992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4]/65535" office:value-type="float" office:value="7.774151216907" calcext:value-type="float">
            <text:p>7.774151216907</text:p>
          </table:table-cell>
          <table:table-cell office:value-type="float" office:value="509479" calcext:value-type="float">
            <text:p>5094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5]/65535" office:value-type="float" office:value="9.58094148165103" calcext:value-type="float">
            <text:p>9.58094148165103</text:p>
          </table:table-cell>
          <table:table-cell office:value-type="float" office:value="627887" calcext:value-type="float">
            <text:p>6278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6]/65535" office:value-type="float" office:value="3.77242694743267" calcext:value-type="float">
            <text:p>3.77242694743267</text:p>
          </table:table-cell>
          <table:table-cell office:value-type="float" office:value="247226" calcext:value-type="float">
            <text:p>24722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7]/65535" office:value-type="float" office:value="11.9129472800793" calcext:value-type="float">
            <text:p>11.9129472800793</text:p>
          </table:table-cell>
          <table:table-cell office:value-type="float" office:value="780715" calcext:value-type="float">
            <text:p>7807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8]/65535" office:value-type="float" office:value="8.00956740672923" calcext:value-type="float">
            <text:p>8.00956740672923</text:p>
          </table:table-cell>
          <table:table-cell office:value-type="float" office:value="524907" calcext:value-type="float">
            <text:p>5249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49]/65535" office:value-type="float" office:value="8.80082398718242" calcext:value-type="float">
            <text:p>8.80082398718242</text:p>
          </table:table-cell>
          <table:table-cell office:value-type="float" office:value="576762" calcext:value-type="float">
            <text:p>5767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0]/65535" office:value-type="float" office:value="7.67434195468071" calcext:value-type="float">
            <text:p>7.67434195468071</text:p>
          </table:table-cell>
          <table:table-cell office:value-type="float" office:value="502938" calcext:value-type="float">
            <text:p>5029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1]/65535" office:value-type="float" office:value="5.37058060578317" calcext:value-type="float">
            <text:p>5.37058060578317</text:p>
          </table:table-cell>
          <table:table-cell office:value-type="float" office:value="351961" calcext:value-type="float">
            <text:p>3519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2]/65535" office:value-type="float" office:value="5.31352712291142" calcext:value-type="float">
            <text:p>5.31352712291142</text:p>
          </table:table-cell>
          <table:table-cell office:value-type="float" office:value="348222" calcext:value-type="float">
            <text:p>3482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3]/65535" office:value-type="float" office:value="4.6115358205539" calcext:value-type="float">
            <text:p>4.6115358205539</text:p>
          </table:table-cell>
          <table:table-cell office:value-type="float" office:value="302217" calcext:value-type="float">
            <text:p>3022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4]/65535" office:value-type="float" office:value="4.5464103150988" calcext:value-type="float">
            <text:p>4.5464103150988</text:p>
          </table:table-cell>
          <table:table-cell office:value-type="float" office:value="297949" calcext:value-type="float">
            <text:p>2979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5]/65535" office:value-type="float" office:value="176.303122758831" calcext:value-type="float">
            <text:p>176.303122758831</text:p>
          </table:table-cell>
          <table:table-cell office:value-type="float" office:value="11554025.15" calcext:value-type="float">
            <text:p>11554025.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6]/65535" office:value-type="float" office:value="197.277913649195" calcext:value-type="float">
            <text:p>197.277913649195</text:p>
          </table:table-cell>
          <table:table-cell office:value-type="float" office:value="12928608.071" calcext:value-type="float">
            <text:p>12928608.07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7]/65535" office:value-type="float" office:value="225.607516823072" calcext:value-type="float">
            <text:p>225.607516823072</text:p>
          </table:table-cell>
          <table:table-cell office:value-type="float" office:value="14785188.615" calcext:value-type="float">
            <text:p>14785188.6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8]/65535" office:value-type="float" office:value="189.827752407111" calcext:value-type="float">
            <text:p>189.827752407111</text:p>
          </table:table-cell>
          <table:table-cell office:value-type="float" office:value="12440361.754" calcext:value-type="float">
            <text:p>12440361.7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59]/65535" office:value-type="float" office:value="184.011305821317" calcext:value-type="float">
            <text:p>184.011305821317</text:p>
          </table:table-cell>
          <table:table-cell office:value-type="float" office:value="12059180.927" calcext:value-type="float">
            <text:p>12059180.9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0]/65535" office:value-type="float" office:value="207.222629709316" calcext:value-type="float">
            <text:p>207.222629709316</text:p>
          </table:table-cell>
          <table:table-cell office:value-type="float" office:value="13580335.038" calcext:value-type="float">
            <text:p>13580335.0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1]/65535" office:value-type="float" office:value="192.189326726177" calcext:value-type="float">
            <text:p>192.189326726177</text:p>
          </table:table-cell>
          <table:table-cell office:value-type="float" office:value="12595127.527" calcext:value-type="float">
            <text:p>12595127.5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2]/65535" office:value-type="float" office:value="161.66344196231" calcext:value-type="float">
            <text:p>161.66344196231</text:p>
          </table:table-cell>
          <table:table-cell office:value-type="float" office:value="10594613.669" calcext:value-type="float">
            <text:p>10594613.66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3]/65535" office:value-type="float" office:value="235.012530647745" calcext:value-type="float">
            <text:p>235.012530647745</text:p>
          </table:table-cell>
          <table:table-cell office:value-type="float" office:value="15401546.196" calcext:value-type="float">
            <text:p>15401546.1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4]/65535" office:value-type="float" office:value="237.965411566339" calcext:value-type="float">
            <text:p>237.965411566339</text:p>
          </table:table-cell>
          <table:table-cell office:value-type="float" office:value="15595063.247" calcext:value-type="float">
            <text:p>15595063.2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5]/65535" office:value-type="float" office:value="247.790405493248" calcext:value-type="float">
            <text:p>247.790405493248</text:p>
          </table:table-cell>
          <table:table-cell office:value-type="float" office:value="16238944.224" calcext:value-type="float">
            <text:p>16238944.2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6]/65535" office:value-type="float" office:value="262.862530830854" calcext:value-type="float">
            <text:p>262.862530830854</text:p>
          </table:table-cell>
          <table:table-cell office:value-type="float" office:value="17226695.958" calcext:value-type="float">
            <text:p>17226695.9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7]/65535" office:value-type="float" office:value="245.215427283131" calcext:value-type="float">
            <text:p>245.215427283131</text:p>
          </table:table-cell>
          <table:table-cell office:value-type="float" office:value="16070193.027" calcext:value-type="float">
            <text:p>16070193.0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8]/65535" office:value-type="float" office:value="211.124236942092" calcext:value-type="float">
            <text:p>211.124236942092</text:p>
          </table:table-cell>
          <table:table-cell office:value-type="float" office:value="13836026.868" calcext:value-type="float">
            <text:p>13836026.8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69]/65535" office:value-type="float" office:value="197.7448140383" calcext:value-type="float">
            <text:p>197.7448140383</text:p>
          </table:table-cell>
          <table:table-cell office:value-type="float" office:value="12959206.388" calcext:value-type="float">
            <text:p>12959206.3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0]/65535" office:value-type="float" office:value="210.147723659113" calcext:value-type="float">
            <text:p>210.147723659113</text:p>
          </table:table-cell>
          <table:table-cell office:value-type="float" office:value="13772031.07" calcext:value-type="float">
            <text:p>13772031.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1]/65535" office:value-type="float" office:value="189.134904310674" calcext:value-type="float">
            <text:p>189.134904310674</text:p>
          </table:table-cell>
          <table:table-cell office:value-type="float" office:value="12394955.954" calcext:value-type="float">
            <text:p>12394955.95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2]/65535" office:value-type="float" office:value="152.53375725948" calcext:value-type="float">
            <text:p>152.53375725948</text:p>
          </table:table-cell>
          <table:table-cell office:value-type="float" office:value="9996299.782" calcext:value-type="float">
            <text:p>9996299.7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3]/65535" office:value-type="float" office:value="130.833250263218" calcext:value-type="float">
            <text:p>130.833250263218</text:p>
          </table:table-cell>
          <table:table-cell office:value-type="float" office:value="8574157.056" calcext:value-type="float">
            <text:p>8574157.0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4]/65535" office:value-type="float" office:value="67.5057284351873" calcext:value-type="float">
            <text:p>67.5057284351873</text:p>
          </table:table-cell>
          <table:table-cell office:value-type="float" office:value="4423987.913" calcext:value-type="float">
            <text:p>4423987.9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5]/65535" office:value-type="float" office:value="37.704765865568" calcext:value-type="float">
            <text:p>37.704765865568</text:p>
          </table:table-cell>
          <table:table-cell office:value-type="float" office:value="2470981.831" calcext:value-type="float">
            <text:p>2470981.8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6]/65535" office:value-type="float" office:value="42.5844742046235" calcext:value-type="float">
            <text:p>42.5844742046235</text:p>
          </table:table-cell>
          <table:table-cell office:value-type="float" office:value="2790773.517" calcext:value-type="float">
            <text:p>2790773.5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7]/65535" office:value-type="float" office:value="36.8058178988327" calcext:value-type="float">
            <text:p>36.8058178988327</text:p>
          </table:table-cell>
          <table:table-cell office:value-type="float" office:value="2412069.276" calcext:value-type="float">
            <text:p>2412069.2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8]/65535" office:value-type="float" office:value="24.287632074464" calcext:value-type="float">
            <text:p>24.287632074464</text:p>
          </table:table-cell>
          <table:table-cell office:value-type="float" office:value="1591689.968" calcext:value-type="float">
            <text:p>1591689.9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79]/65535" office:value-type="float" office:value="7.71326410315099" calcext:value-type="float">
            <text:p>7.71326410315099</text:p>
          </table:table-cell>
          <table:table-cell office:value-type="float" office:value="505488.763" calcext:value-type="float">
            <text:p>505488.7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0]/65535" office:value-type="float" office:value="70.4037499504082" calcext:value-type="float">
            <text:p>70.4037499504082</text:p>
          </table:table-cell>
          <table:table-cell office:value-type="float" office:value="4613909.753" calcext:value-type="float">
            <text:p>4613909.7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1]/65535" office:value-type="float" office:value="5.95006218051423" calcext:value-type="float">
            <text:p>5.95006218051423</text:p>
          </table:table-cell>
          <table:table-cell office:value-type="float" office:value="389937.325" calcext:value-type="float">
            <text:p>389937.3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2]/65535" office:value-type="float" office:value="2.09791573968109" calcext:value-type="float">
            <text:p>2.09791573968109</text:p>
          </table:table-cell>
          <table:table-cell office:value-type="float" office:value="137486.908" calcext:value-type="float">
            <text:p>137486.9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3]/65535" office:value-type="float" office:value="49.6677681544213" calcext:value-type="float">
            <text:p>49.6677681544213</text:p>
          </table:table-cell>
          <table:table-cell office:value-type="float" office:value="3254977.186" calcext:value-type="float">
            <text:p>3254977.1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4]/65535" office:value-type="float" office:value="25.322021637293" calcext:value-type="float">
            <text:p>25.322021637293</text:p>
          </table:table-cell>
          <table:table-cell office:value-type="float" office:value="1659478.688" calcext:value-type="float">
            <text:p>1659478.6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5]/65535" office:value-type="float" office:value="13.5418575570306" calcext:value-type="float">
            <text:p>13.5418575570306</text:p>
          </table:table-cell>
          <table:table-cell office:value-type="float" office:value="887465.635" calcext:value-type="float">
            <text:p>887465.6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6]/65535" office:value-type="float" office:value="26.6103608758679" calcext:value-type="float">
            <text:p>26.6103608758679</text:p>
          </table:table-cell>
          <table:table-cell office:value-type="float" office:value="1743910" calcext:value-type="float">
            <text:p>17439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7]/65535" office:value-type="float" office:value="26.8977340352483" calcext:value-type="float">
            <text:p>26.8977340352483</text:p>
          </table:table-cell>
          <table:table-cell office:value-type="float" office:value="1762743" calcext:value-type="float">
            <text:p>17627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8]/65535" office:value-type="float" office:value="22.7493095292592" calcext:value-type="float">
            <text:p>22.7493095292592</text:p>
          </table:table-cell>
          <table:table-cell office:value-type="float" office:value="1490876" calcext:value-type="float">
            <text:p>14908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89]/65535" office:value-type="float" office:value="17.2357671473259" calcext:value-type="float">
            <text:p>17.2357671473259</text:p>
          </table:table-cell>
          <table:table-cell office:value-type="float" office:value="1129546" calcext:value-type="float">
            <text:p>11295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0]/65535" office:value-type="float" office:value="15.0364538033112" calcext:value-type="float">
            <text:p>15.0364538033112</text:p>
          </table:table-cell>
          <table:table-cell office:value-type="float" office:value="985414" calcext:value-type="float">
            <text:p>9854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1]/65535" office:value-type="float" office:value="5.24299992370489" calcext:value-type="float">
            <text:p>5.24299992370489</text:p>
          </table:table-cell>
          <table:table-cell office:value-type="float" office:value="343600" calcext:value-type="float">
            <text:p>3436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2]/65535" office:value-type="float" office:value="10.4804303044175" calcext:value-type="float">
            <text:p>10.4804303044175</text:p>
          </table:table-cell>
          <table:table-cell office:value-type="float" office:value="686835" calcext:value-type="float">
            <text:p>6868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3]/65535" office:value-type="float" office:value="5.35809872587167" calcext:value-type="float">
            <text:p>5.35809872587167</text:p>
          </table:table-cell>
          <table:table-cell office:value-type="float" office:value="351143" calcext:value-type="float">
            <text:p>3511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4]/65535" office:value-type="float" office:value="28.9759060044251" calcext:value-type="float">
            <text:p>28.9759060044251</text:p>
          </table:table-cell>
          <table:table-cell office:value-type="float" office:value="1898936" calcext:value-type="float">
            <text:p>18989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5]/65535" office:value-type="float" office:value="29.1360494392309" calcext:value-type="float">
            <text:p>29.1360494392309</text:p>
          </table:table-cell>
          <table:table-cell office:value-type="float" office:value="1909431" calcext:value-type="float">
            <text:p>19094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6]/65535" office:value-type="float" office:value="38.7586938277256" calcext:value-type="float">
            <text:p>38.7586938277256</text:p>
          </table:table-cell>
          <table:table-cell office:value-type="float" office:value="2540051" calcext:value-type="float">
            <text:p>25400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7]/65535" office:value-type="float" office:value="43.9051956969558" calcext:value-type="float">
            <text:p>43.9051956969558</text:p>
          </table:table-cell>
          <table:table-cell office:value-type="float" office:value="2877327" calcext:value-type="float">
            <text:p>28773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8]/65535" office:value-type="float" office:value="50.3621118486305" calcext:value-type="float">
            <text:p>50.3621118486305</text:p>
          </table:table-cell>
          <table:table-cell office:value-type="float" office:value="3300481" calcext:value-type="float">
            <text:p>33004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399]/65535" office:value-type="float" office:value="46.3644922560464" calcext:value-type="float">
            <text:p>46.3644922560464</text:p>
          </table:table-cell>
          <table:table-cell office:value-type="float" office:value="3038497" calcext:value-type="float">
            <text:p>30384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0]/65535" office:value-type="float" office:value="53.8763561455711" calcext:value-type="float">
            <text:p>53.8763561455711</text:p>
          </table:table-cell>
          <table:table-cell office:value-type="float" office:value="3530787" calcext:value-type="float">
            <text:p>35307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1]/65535" office:value-type="float" office:value="47.3855802243076" calcext:value-type="float">
            <text:p>47.3855802243076</text:p>
          </table:table-cell>
          <table:table-cell office:value-type="float" office:value="3105414" calcext:value-type="float">
            <text:p>31054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2]/65535" office:value-type="float" office:value="45.8059662775616" calcext:value-type="float">
            <text:p>45.8059662775616</text:p>
          </table:table-cell>
          <table:table-cell office:value-type="float" office:value="3001894" calcext:value-type="float">
            <text:p>30018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3]/65535" office:value-type="float" office:value="52.6066224155032" calcext:value-type="float">
            <text:p>52.6066224155032</text:p>
          </table:table-cell>
          <table:table-cell office:value-type="float" office:value="3447575" calcext:value-type="float">
            <text:p>34475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4]/65535" office:value-type="float" office:value="43.0682841229877" calcext:value-type="float">
            <text:p>43.0682841229877</text:p>
          </table:table-cell>
          <table:table-cell office:value-type="float" office:value="2822480" calcext:value-type="float">
            <text:p>282248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5]/65535" office:value-type="float" office:value="42.8457160296025" calcext:value-type="float">
            <text:p>42.8457160296025</text:p>
          </table:table-cell>
          <table:table-cell office:value-type="float" office:value="2807894" calcext:value-type="float">
            <text:p>28078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6]/65535" office:value-type="float" office:value="39.3840695811398" calcext:value-type="float">
            <text:p>39.3840695811398</text:p>
          </table:table-cell>
          <table:table-cell office:value-type="float" office:value="2581035" calcext:value-type="float">
            <text:p>25810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7]/65535" office:value-type="float" office:value="25.3856412603952" calcext:value-type="float">
            <text:p>25.3856412603952</text:p>
          </table:table-cell>
          <table:table-cell office:value-type="float" office:value="1663648" calcext:value-type="float">
            <text:p>16636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8]/65535" office:value-type="float" office:value="14.3597314412146" calcext:value-type="float">
            <text:p>14.3597314412146</text:p>
          </table:table-cell>
          <table:table-cell office:value-type="float" office:value="941065" calcext:value-type="float">
            <text:p>9410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09]/65535" office:value-type="float" office:value="8.51648737315938" calcext:value-type="float">
            <text:p>8.51648737315938</text:p>
          </table:table-cell>
          <table:table-cell office:value-type="float" office:value="558128" calcext:value-type="float">
            <text:p>5581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0]/65535" office:value-type="float" office:value="8.76618600747692" calcext:value-type="float">
            <text:p>8.76618600747692</text:p>
          </table:table-cell>
          <table:table-cell office:value-type="float" office:value="574492" calcext:value-type="float">
            <text:p>5744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1]/65535" office:value-type="float" office:value="1.22294956893263" calcext:value-type="float">
            <text:p>1.22294956893263</text:p>
          </table:table-cell>
          <table:table-cell office:value-type="float" office:value="80146" calcext:value-type="float">
            <text:p>801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2]/65535" office:value-type="float" office:value="0.833432516975662" calcext:value-type="float">
            <text:p>0.833432516975662</text:p>
          </table:table-cell>
          <table:table-cell office:value-type="float" office:value="54619" calcext:value-type="float">
            <text:p>5461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3]/65535" office:value-type="float" office:value="2.18725871671626" calcext:value-type="float">
            <text:p>2.18725871671626</text:p>
          </table:table-cell>
          <table:table-cell office:value-type="float" office:value="143342" calcext:value-type="float">
            <text:p>1433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4]/65535" office:value-type="float" office:value="3.8124818799115" calcext:value-type="float">
            <text:p>3.8124818799115</text:p>
          </table:table-cell>
          <table:table-cell office:value-type="float" office:value="249851" calcext:value-type="float">
            <text:p>2498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5]/65535" office:value-type="float" office:value="6.7399404898146" calcext:value-type="float">
            <text:p>6.7399404898146</text:p>
          </table:table-cell>
          <table:table-cell office:value-type="float" office:value="441702" calcext:value-type="float">
            <text:p>4417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6]/65535" office:value-type="float" office:value="3.6637216754406" calcext:value-type="float">
            <text:p>3.6637216754406</text:p>
          </table:table-cell>
          <table:table-cell office:value-type="float" office:value="240102" calcext:value-type="float">
            <text:p>2401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7]/65535" office:value-type="float" office:value="5.72619211108568" calcext:value-type="float">
            <text:p>5.72619211108568</text:p>
          </table:table-cell>
          <table:table-cell office:value-type="float" office:value="375266" calcext:value-type="float">
            <text:p>3752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8]/65535" office:value-type="float" office:value="8.40219729915312" calcext:value-type="float">
            <text:p>8.40219729915312</text:p>
          </table:table-cell>
          <table:table-cell office:value-type="float" office:value="550638" calcext:value-type="float">
            <text:p>5506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19]/65535" office:value-type="float" office:value="7.68677805752651" calcext:value-type="float">
            <text:p>7.68677805752651</text:p>
          </table:table-cell>
          <table:table-cell office:value-type="float" office:value="503753" calcext:value-type="float">
            <text:p>5037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0]/65535" office:value-type="float" office:value="7.16708628976883" calcext:value-type="float">
            <text:p>7.16708628976883</text:p>
          </table:table-cell>
          <table:table-cell office:value-type="float" office:value="469695" calcext:value-type="float">
            <text:p>4696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1]/65535" office:value-type="float" office:value="16.0809185931182" calcext:value-type="float">
            <text:p>16.0809185931182</text:p>
          </table:table-cell>
          <table:table-cell office:value-type="float" office:value="1053863" calcext:value-type="float">
            <text:p>10538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2]/65535" office:value-type="float" office:value="6.50124361028458" calcext:value-type="float">
            <text:p>6.50124361028458</text:p>
          </table:table-cell>
          <table:table-cell office:value-type="float" office:value="426059" calcext:value-type="float">
            <text:p>4260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3]/65535" office:value-type="float" office:value="10.5993896391241" calcext:value-type="float">
            <text:p>10.5993896391241</text:p>
          </table:table-cell>
          <table:table-cell office:value-type="float" office:value="694631" calcext:value-type="float">
            <text:p>6946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4]/65535" office:value-type="float" office:value="6.51186388952468" calcext:value-type="float">
            <text:p>6.51186388952468</text:p>
          </table:table-cell>
          <table:table-cell office:value-type="float" office:value="426755" calcext:value-type="float">
            <text:p>4267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5]/65535" office:value-type="float" office:value="7.11821164263371" calcext:value-type="float">
            <text:p>7.11821164263371</text:p>
          </table:table-cell>
          <table:table-cell office:value-type="float" office:value="466492" calcext:value-type="float">
            <text:p>46649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6]/65535" office:value-type="float" office:value="8.73459983215076" calcext:value-type="float">
            <text:p>8.73459983215076</text:p>
          </table:table-cell>
          <table:table-cell office:value-type="float" office:value="572422" calcext:value-type="float">
            <text:p>57242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7]/65535" office:value-type="float" office:value="10.9279316395819" calcext:value-type="float">
            <text:p>10.9279316395819</text:p>
          </table:table-cell>
          <table:table-cell office:value-type="float" office:value="716162" calcext:value-type="float">
            <text:p>7161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8]/65535" office:value-type="float" office:value="9.101625085832" calcext:value-type="float">
            <text:p>9.101625085832</text:p>
          </table:table-cell>
          <table:table-cell office:value-type="float" office:value="596475" calcext:value-type="float">
            <text:p>5964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29]/65535" office:value-type="float" office:value="11.8812237735561" calcext:value-type="float">
            <text:p>11.8812237735561</text:p>
          </table:table-cell>
          <table:table-cell office:value-type="float" office:value="778636" calcext:value-type="float">
            <text:p>7786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30]/65535" office:value-type="float" office:value="6.73928435187305" calcext:value-type="float">
            <text:p>6.73928435187305</text:p>
          </table:table-cell>
          <table:table-cell office:value-type="float" office:value="441659" calcext:value-type="float">
            <text:p>4416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31]/65535" office:value-type="float" office:value="7.2332494087129" calcext:value-type="float">
            <text:p>7.2332494087129</text:p>
          </table:table-cell>
          <table:table-cell office:value-type="float" office:value="474031" calcext:value-type="float">
            <text:p>4740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32]/65535" office:value-type="float" office:value="5.92091248950942" calcext:value-type="float">
            <text:p>5.92091248950942</text:p>
          </table:table-cell>
          <table:table-cell office:value-type="float" office:value="388027" calcext:value-type="float">
            <text:p>3880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33]/65535" office:value-type="float" office:value="5.48271915770199" calcext:value-type="float">
            <text:p>5.48271915770199</text:p>
          </table:table-cell>
          <table:table-cell office:value-type="float" office:value="359310" calcext:value-type="float">
            <text:p>3593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table:formula="of:=[.D434]/65535" office:value-type="float" office:value="4.17376974135958" calcext:value-type="float">
            <text:p>4.17376974135958</text:p>
          </table:table-cell>
          <table:table-cell office:value-type="float" office:value="273528" calcext:value-type="float">
            <text:p>2735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35]/65535" office:value-type="float" office:value="171.549567223621" calcext:value-type="float">
            <text:p>171.549567223621</text:p>
          </table:table-cell>
          <table:table-cell office:value-type="float" office:value="11242500.888" calcext:value-type="float">
            <text:p>11242500.8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36]/65535" office:value-type="float" office:value="131.007514213779" calcext:value-type="float">
            <text:p>131.007514213779</text:p>
          </table:table-cell>
          <table:table-cell office:value-type="float" office:value="8585577.444" calcext:value-type="float">
            <text:p>8585577.4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37]/65535" office:value-type="float" office:value="230.731671061265" calcext:value-type="float">
            <text:p>230.731671061265</text:p>
          </table:table-cell>
          <table:table-cell office:value-type="float" office:value="15121000.063" calcext:value-type="float">
            <text:p>15121000.0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38]/65535" office:value-type="float" office:value="319.242676661326" calcext:value-type="float">
            <text:p>319.242676661326</text:p>
          </table:table-cell>
          <table:table-cell office:value-type="float" office:value="20921568.815" calcext:value-type="float">
            <text:p>20921568.8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39]/65535" office:value-type="float" office:value="311.73686208896" calcext:value-type="float">
            <text:p>311.73686208896</text:p>
          </table:table-cell>
          <table:table-cell office:value-type="float" office:value="20429675.257" calcext:value-type="float">
            <text:p>20429675.2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0]/65535" office:value-type="float" office:value="290.501191302358" calcext:value-type="float">
            <text:p>290.501191302358</text:p>
          </table:table-cell>
          <table:table-cell office:value-type="float" office:value="19037995.572" calcext:value-type="float">
            <text:p>19037995.5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1]/65535" office:value-type="float" office:value="315.145290409705" calcext:value-type="float">
            <text:p>315.145290409705</text:p>
          </table:table-cell>
          <table:table-cell office:value-type="float" office:value="20653046.607" calcext:value-type="float">
            <text:p>20653046.6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2]/65535" office:value-type="float" office:value="304.445165911345" calcext:value-type="float">
            <text:p>304.445165911345</text:p>
          </table:table-cell>
          <table:table-cell office:value-type="float" office:value="19951813.948" calcext:value-type="float">
            <text:p>19951813.9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3]/65535" office:value-type="float" office:value="327.557885786221" calcext:value-type="float">
            <text:p>327.557885786221</text:p>
          </table:table-cell>
          <table:table-cell office:value-type="float" office:value="21466506.045" calcext:value-type="float">
            <text:p>21466506.0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4]/65535" office:value-type="float" office:value="290.569229663539" calcext:value-type="float">
            <text:p>290.569229663539</text:p>
          </table:table-cell>
          <table:table-cell office:value-type="float" office:value="19042454.466" calcext:value-type="float">
            <text:p>19042454.4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5]/65535" office:value-type="float" office:value="310.225171877623" calcext:value-type="float">
            <text:p>310.225171877623</text:p>
          </table:table-cell>
          <table:table-cell office:value-type="float" office:value="20330606.639" calcext:value-type="float">
            <text:p>20330606.6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6]/65535" office:value-type="float" office:value="316.069881773098" calcext:value-type="float">
            <text:p>316.069881773098</text:p>
          </table:table-cell>
          <table:table-cell office:value-type="float" office:value="20713639.702" calcext:value-type="float">
            <text:p>20713639.70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7]/65535" office:value-type="float" office:value="319.335802685588" calcext:value-type="float">
            <text:p>319.335802685588</text:p>
          </table:table-cell>
          <table:table-cell office:value-type="float" office:value="20927671.829" calcext:value-type="float">
            <text:p>20927671.8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8]/65535" office:value-type="float" office:value="216.085877134356" calcext:value-type="float">
            <text:p>216.085877134356</text:p>
          </table:table-cell>
          <table:table-cell office:value-type="float" office:value="14161187.958" calcext:value-type="float">
            <text:p>14161187.9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49]/65535" office:value-type="float" office:value="323.689861066606" calcext:value-type="float">
            <text:p>323.689861066606</text:p>
          </table:table-cell>
          <table:table-cell office:value-type="float" office:value="21213015.045" calcext:value-type="float">
            <text:p>21213015.0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0]/65535" office:value-type="float" office:value="299.68732324712" calcext:value-type="float">
            <text:p>299.68732324712</text:p>
          </table:table-cell>
          <table:table-cell office:value-type="float" office:value="19640008.729" calcext:value-type="float">
            <text:p>19640008.7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1]/65535" office:value-type="float" office:value="311.760044357977" calcext:value-type="float">
            <text:p>311.760044357977</text:p>
          </table:table-cell>
          <table:table-cell office:value-type="float" office:value="20431194.507" calcext:value-type="float">
            <text:p>20431194.5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2]/65535" office:value-type="float" office:value="270.412566369116" calcext:value-type="float">
            <text:p>270.412566369116</text:p>
          </table:table-cell>
          <table:table-cell office:value-type="float" office:value="17721487.537" calcext:value-type="float">
            <text:p>17721487.5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3]/65535" office:value-type="float" office:value="212.566221560998" calcext:value-type="float">
            <text:p>212.566221560998</text:p>
          </table:table-cell>
          <table:table-cell office:value-type="float" office:value="13930527.33" calcext:value-type="float">
            <text:p>13930527.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4]/65535" office:value-type="float" office:value="250.716372747387" calcext:value-type="float">
            <text:p>250.716372747387</text:p>
          </table:table-cell>
          <table:table-cell office:value-type="float" office:value="16430697.488" calcext:value-type="float">
            <text:p>16430697.4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5]/65535" office:value-type="float" office:value="220.293855497063" calcext:value-type="float">
            <text:p>220.293855497063</text:p>
          </table:table-cell>
          <table:table-cell office:value-type="float" office:value="14436957.82" calcext:value-type="float">
            <text:p>14436957.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6]/65535" office:value-type="float" office:value="175.691730174716" calcext:value-type="float">
            <text:p>175.691730174716</text:p>
          </table:table-cell>
          <table:table-cell office:value-type="float" office:value="11513957.537" calcext:value-type="float">
            <text:p>11513957.5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7]/65535" office:value-type="float" office:value="151.414657145037" calcext:value-type="float">
            <text:p>151.414657145037</text:p>
          </table:table-cell>
          <table:table-cell office:value-type="float" office:value="9922959.556" calcext:value-type="float">
            <text:p>9922959.5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8]/65535" office:value-type="float" office:value="121.069149477379" calcext:value-type="float">
            <text:p>121.069149477379</text:p>
          </table:table-cell>
          <table:table-cell office:value-type="float" office:value="7934266.711" calcext:value-type="float">
            <text:p>7934266.7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59]/65535" office:value-type="float" office:value="6.37297976653696" calcext:value-type="float">
            <text:p>6.37297976653696</text:p>
          </table:table-cell>
          <table:table-cell office:value-type="float" office:value="417653.229" calcext:value-type="float">
            <text:p>417653.2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0]/65535" office:value-type="float" office:value="135.944066758221" calcext:value-type="float">
            <text:p>135.944066758221</text:p>
          </table:table-cell>
          <table:table-cell office:value-type="float" office:value="8909094.415" calcext:value-type="float">
            <text:p>8909094.4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1]/65535" office:value-type="float" office:value="116.131723628595" calcext:value-type="float">
            <text:p>116.131723628595</text:p>
          </table:table-cell>
          <table:table-cell office:value-type="float" office:value="7610692.508" calcext:value-type="float">
            <text:p>7610692.5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2]/65535" office:value-type="float" office:value="65.5722321202411" calcext:value-type="float">
            <text:p>65.5722321202411</text:p>
          </table:table-cell>
          <table:table-cell office:value-type="float" office:value="4297276.232" calcext:value-type="float">
            <text:p>4297276.23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3]/65535" office:value-type="float" office:value="46.1439048294804" calcext:value-type="float">
            <text:p>46.1439048294804</text:p>
          </table:table-cell>
          <table:table-cell office:value-type="float" office:value="3024040.803" calcext:value-type="float">
            <text:p>3024040.8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4]/65535" office:value-type="float" office:value="7.50629434653239" calcext:value-type="float">
            <text:p>7.50629434653239</text:p>
          </table:table-cell>
          <table:table-cell office:value-type="float" office:value="491925" calcext:value-type="float">
            <text:p>4919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5]/65535" office:value-type="float" office:value="29.8048218509194" calcext:value-type="float">
            <text:p>29.8048218509194</text:p>
          </table:table-cell>
          <table:table-cell office:value-type="float" office:value="1953259" calcext:value-type="float">
            <text:p>19532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6]/65535" office:value-type="float" office:value="37.3738765545129" calcext:value-type="float">
            <text:p>37.3738765545129</text:p>
          </table:table-cell>
          <table:table-cell office:value-type="float" office:value="2449297" calcext:value-type="float">
            <text:p>24492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7]/65535" office:value-type="float" office:value="41.9047379262989" calcext:value-type="float">
            <text:p>41.9047379262989</text:p>
          </table:table-cell>
          <table:table-cell office:value-type="float" office:value="2746227" calcext:value-type="float">
            <text:p>27462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8]/65535" office:value-type="float" office:value="44.1056534676127" calcext:value-type="float">
            <text:p>44.1056534676127</text:p>
          </table:table-cell>
          <table:table-cell office:value-type="float" office:value="2890464" calcext:value-type="float">
            <text:p>28904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69]/65535" office:value-type="float" office:value="58.9140154116121" calcext:value-type="float">
            <text:p>58.9140154116121</text:p>
          </table:table-cell>
          <table:table-cell office:value-type="float" office:value="3860930" calcext:value-type="float">
            <text:p>38609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0]/65535" office:value-type="float" office:value="52.2933241779202" calcext:value-type="float">
            <text:p>52.2933241779202</text:p>
          </table:table-cell>
          <table:table-cell office:value-type="float" office:value="3427043" calcext:value-type="float">
            <text:p>342704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1]/65535" office:value-type="float" office:value="0.788830395971618" calcext:value-type="float">
            <text:p>0.788830395971618</text:p>
          </table:table-cell>
          <table:table-cell office:value-type="float" office:value="51696" calcext:value-type="float">
            <text:p>516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2]/65535" office:value-type="float" office:value="16.341359578851" calcext:value-type="float">
            <text:p>16.341359578851</text:p>
          </table:table-cell>
          <table:table-cell office:value-type="float" office:value="1070931" calcext:value-type="float">
            <text:p>10709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3]/65535" office:value-type="float" office:value="10.8541542687114" calcext:value-type="float">
            <text:p>10.8541542687114</text:p>
          </table:table-cell>
          <table:table-cell office:value-type="float" office:value="711327" calcext:value-type="float">
            <text:p>7113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4]/65535" office:value-type="float" office:value="9.93279926756695" calcext:value-type="float">
            <text:p>9.93279926756695</text:p>
          </table:table-cell>
          <table:table-cell office:value-type="float" office:value="650946" calcext:value-type="float">
            <text:p>6509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5]/65535" office:value-type="float" office:value="5.58287937743191" calcext:value-type="float">
            <text:p>5.58287937743191</text:p>
          </table:table-cell>
          <table:table-cell office:value-type="float" office:value="365874" calcext:value-type="float">
            <text:p>36587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6]/65535" office:value-type="float" office:value="6.73545433737697" calcext:value-type="float">
            <text:p>6.73545433737697</text:p>
          </table:table-cell>
          <table:table-cell office:value-type="float" office:value="441408" calcext:value-type="float">
            <text:p>4414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7]/65535" office:value-type="float" office:value="37.205615320058" calcext:value-type="float">
            <text:p>37.205615320058</text:p>
          </table:table-cell>
          <table:table-cell office:value-type="float" office:value="2438270" calcext:value-type="float">
            <text:p>243827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8]/65535" office:value-type="float" office:value="63.0572823682002" calcext:value-type="float">
            <text:p>63.0572823682002</text:p>
          </table:table-cell>
          <table:table-cell office:value-type="float" office:value="4132459" calcext:value-type="float">
            <text:p>41324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79]/65535" office:value-type="float" office:value="42.7228198672465" calcext:value-type="float">
            <text:p>42.7228198672465</text:p>
          </table:table-cell>
          <table:table-cell office:value-type="float" office:value="2799840" calcext:value-type="float">
            <text:p>279984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0]/65535" office:value-type="float" office:value="70.0370031280995" calcext:value-type="float">
            <text:p>70.0370031280995</text:p>
          </table:table-cell>
          <table:table-cell office:value-type="float" office:value="4589875" calcext:value-type="float">
            <text:p>45898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1]/65535" office:value-type="float" office:value="69.6390783550774" calcext:value-type="float">
            <text:p>69.6390783550774</text:p>
          </table:table-cell>
          <table:table-cell office:value-type="float" office:value="4563797" calcext:value-type="float">
            <text:p>45637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2]/65535" office:value-type="float" office:value="75.3451438162814" calcext:value-type="float">
            <text:p>75.3451438162814</text:p>
          </table:table-cell>
          <table:table-cell office:value-type="float" office:value="4937744" calcext:value-type="float">
            <text:p>49377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3]/65535" office:value-type="float" office:value="53.6650644693675" calcext:value-type="float">
            <text:p>53.6650644693675</text:p>
          </table:table-cell>
          <table:table-cell office:value-type="float" office:value="3516940" calcext:value-type="float">
            <text:p>351694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4]/65535" office:value-type="float" office:value="44.5616693369955" calcext:value-type="float">
            <text:p>44.5616693369955</text:p>
          </table:table-cell>
          <table:table-cell office:value-type="float" office:value="2920349" calcext:value-type="float">
            <text:p>29203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5]/65535" office:value-type="float" office:value="36.6782024872206" calcext:value-type="float">
            <text:p>36.6782024872206</text:p>
          </table:table-cell>
          <table:table-cell office:value-type="float" office:value="2403706" calcext:value-type="float">
            <text:p>24037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6]/65535" office:value-type="float" office:value="36.5031204699779" calcext:value-type="float">
            <text:p>36.5031204699779</text:p>
          </table:table-cell>
          <table:table-cell office:value-type="float" office:value="2392232" calcext:value-type="float">
            <text:p>239223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7]/65535" office:value-type="float" office:value="20.6679331654841" calcext:value-type="float">
            <text:p>20.6679331654841</text:p>
          </table:table-cell>
          <table:table-cell office:value-type="float" office:value="1354473" calcext:value-type="float">
            <text:p>13544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8]/65535" office:value-type="float" office:value="19.3845426108186" calcext:value-type="float">
            <text:p>19.3845426108186</text:p>
          </table:table-cell>
          <table:table-cell office:value-type="float" office:value="1270366" calcext:value-type="float">
            <text:p>12703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89]/65535" office:value-type="float" office:value="19.0300450141146" calcext:value-type="float">
            <text:p>19.0300450141146</text:p>
          </table:table-cell>
          <table:table-cell office:value-type="float" office:value="1247134" calcext:value-type="float">
            <text:p>12471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0]/65535" office:value-type="float" office:value="20.2303501945525" calcext:value-type="float">
            <text:p>20.2303501945525</text:p>
          </table:table-cell>
          <table:table-cell office:value-type="float" office:value="1325796" calcext:value-type="float">
            <text:p>13257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1]/65535" office:value-type="float" office:value="1.72919813839933" calcext:value-type="float">
            <text:p>1.72919813839933</text:p>
          </table:table-cell>
          <table:table-cell office:value-type="float" office:value="113323" calcext:value-type="float">
            <text:p>1133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2]/65535" office:value-type="float" office:value="2.16829175249866" calcext:value-type="float">
            <text:p>2.16829175249866</text:p>
          </table:table-cell>
          <table:table-cell office:value-type="float" office:value="142099" calcext:value-type="float">
            <text:p>1420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3]/65535" office:value-type="float" office:value="2.3099259937438" calcext:value-type="float">
            <text:p>2.3099259937438</text:p>
          </table:table-cell>
          <table:table-cell office:value-type="float" office:value="151381" calcext:value-type="float">
            <text:p>1513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4]/65535" office:value-type="float" office:value="3.40410467689021" calcext:value-type="float">
            <text:p>3.40410467689021</text:p>
          </table:table-cell>
          <table:table-cell office:value-type="float" office:value="223088" calcext:value-type="float">
            <text:p>2230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5]/65535" office:value-type="float" office:value="4.85973907072557" calcext:value-type="float">
            <text:p>4.85973907072557</text:p>
          </table:table-cell>
          <table:table-cell office:value-type="float" office:value="318483" calcext:value-type="float">
            <text:p>3184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6]/65535" office:value-type="float" office:value="7.36571297779812" calcext:value-type="float">
            <text:p>7.36571297779812</text:p>
          </table:table-cell>
          <table:table-cell office:value-type="float" office:value="482712" calcext:value-type="float">
            <text:p>4827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7]/65535" office:value-type="float" office:value="8.54747844663157" calcext:value-type="float">
            <text:p>8.54747844663157</text:p>
          </table:table-cell>
          <table:table-cell office:value-type="float" office:value="560159" calcext:value-type="float">
            <text:p>5601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8]/65535" office:value-type="float" office:value="16.8590524147402" calcext:value-type="float">
            <text:p>16.8590524147402</text:p>
          </table:table-cell>
          <table:table-cell office:value-type="float" office:value="1104858" calcext:value-type="float">
            <text:p>11048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499]/65535" office:value-type="float" office:value="19.101625085832" calcext:value-type="float">
            <text:p>19.101625085832</text:p>
          </table:table-cell>
          <table:table-cell office:value-type="float" office:value="1251825" calcext:value-type="float">
            <text:p>12518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0]/65535" office:value-type="float" office:value="20.1160753795682" calcext:value-type="float">
            <text:p>20.1160753795682</text:p>
          </table:table-cell>
          <table:table-cell office:value-type="float" office:value="1318307" calcext:value-type="float">
            <text:p>13183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1]/65535" office:value-type="float" office:value="20.1845578698405" calcext:value-type="float">
            <text:p>20.1845578698405</text:p>
          </table:table-cell>
          <table:table-cell office:value-type="float" office:value="1322795" calcext:value-type="float">
            <text:p>13227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2]/65535" office:value-type="float" office:value="19.4162661173419" calcext:value-type="float">
            <text:p>19.4162661173419</text:p>
          </table:table-cell>
          <table:table-cell office:value-type="float" office:value="1272445" calcext:value-type="float">
            <text:p>12724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3]/65535" office:value-type="float" office:value="25.5941710536355" calcext:value-type="float">
            <text:p>25.5941710536355</text:p>
          </table:table-cell>
          <table:table-cell office:value-type="float" office:value="1677314" calcext:value-type="float">
            <text:p>16773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4]/65535" office:value-type="float" office:value="24.1277943083848" calcext:value-type="float">
            <text:p>24.1277943083848</text:p>
          </table:table-cell>
          <table:table-cell office:value-type="float" office:value="1581215" calcext:value-type="float">
            <text:p>15812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5]/65535" office:value-type="float" office:value="37.5359426260777" calcext:value-type="float">
            <text:p>37.5359426260777</text:p>
          </table:table-cell>
          <table:table-cell office:value-type="float" office:value="2459918" calcext:value-type="float">
            <text:p>24599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6]/65535" office:value-type="float" office:value="32.0260776684215" calcext:value-type="float">
            <text:p>32.0260776684215</text:p>
          </table:table-cell>
          <table:table-cell office:value-type="float" office:value="2098829" calcext:value-type="float">
            <text:p>20988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7]/65535" office:value-type="float" office:value="20.6963759822995" calcext:value-type="float">
            <text:p>20.6963759822995</text:p>
          </table:table-cell>
          <table:table-cell office:value-type="float" office:value="1356337" calcext:value-type="float">
            <text:p>13563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8]/65535" office:value-type="float" office:value="14.8194094758526" calcext:value-type="float">
            <text:p>14.8194094758526</text:p>
          </table:table-cell>
          <table:table-cell office:value-type="float" office:value="971190" calcext:value-type="float">
            <text:p>97119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09]/65535" office:value-type="float" office:value="7.04914930952926" calcext:value-type="float">
            <text:p>7.04914930952926</text:p>
          </table:table-cell>
          <table:table-cell office:value-type="float" office:value="461966" calcext:value-type="float">
            <text:p>4619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table:formula="of:=[.D510]/65535" office:value-type="float" office:value="0.211581597619593" calcext:value-type="float">
            <text:p>0.211581597619593</text:p>
          </table:table-cell>
          <table:table-cell office:value-type="float" office:value="13866" calcext:value-type="float">
            <text:p>138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1]/65535" office:value-type="float" office:value="21.3388794995041" calcext:value-type="float">
            <text:p>21.3388794995041</text:p>
          </table:table-cell>
          <table:table-cell office:value-type="float" office:value="1398443.468" calcext:value-type="float">
            <text:p>1398443.4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2]/65535" office:value-type="float" office:value="37.8272666666667" calcext:value-type="float">
            <text:p>37.8272666666667</text:p>
          </table:table-cell>
          <table:table-cell office:value-type="float" office:value="2479009.921" calcext:value-type="float">
            <text:p>2479009.9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3]/65535" office:value-type="float" office:value="58.7307641565576" calcext:value-type="float">
            <text:p>58.7307641565576</text:p>
          </table:table-cell>
          <table:table-cell office:value-type="float" office:value="3848920.629" calcext:value-type="float">
            <text:p>3848920.62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4]/65535" office:value-type="float" office:value="90.3238271000229" calcext:value-type="float">
            <text:p>90.3238271000229</text:p>
          </table:table-cell>
          <table:table-cell office:value-type="float" office:value="5919372.009" calcext:value-type="float">
            <text:p>5919372.0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5]/65535" office:value-type="float" office:value="116.506768245975" calcext:value-type="float">
            <text:p>116.506768245975</text:p>
          </table:table-cell>
          <table:table-cell office:value-type="float" office:value="7635271.057" calcext:value-type="float">
            <text:p>7635271.0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6]/65535" office:value-type="float" office:value="135.47287925536" calcext:value-type="float">
            <text:p>135.47287925536</text:p>
          </table:table-cell>
          <table:table-cell office:value-type="float" office:value="8878215.142" calcext:value-type="float">
            <text:p>8878215.1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7]/65535" office:value-type="float" office:value="157.039214908064" calcext:value-type="float">
            <text:p>157.039214908064</text:p>
          </table:table-cell>
          <table:table-cell office:value-type="float" office:value="10291564.949" calcext:value-type="float">
            <text:p>10291564.9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8]/65535" office:value-type="float" office:value="183.316790508888" calcext:value-type="float">
            <text:p>183.316790508888</text:p>
          </table:table-cell>
          <table:table-cell office:value-type="float" office:value="12013665.866" calcext:value-type="float">
            <text:p>12013665.8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19]/65535" office:value-type="float" office:value="233.985524483101" calcext:value-type="float">
            <text:p>233.985524483101</text:p>
          </table:table-cell>
          <table:table-cell office:value-type="float" office:value="15334241.347" calcext:value-type="float">
            <text:p>15334241.3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0]/65535" office:value-type="float" office:value="238.579027100023" calcext:value-type="float">
            <text:p>238.579027100023</text:p>
          </table:table-cell>
          <table:table-cell office:value-type="float" office:value="15635276.541" calcext:value-type="float">
            <text:p>15635276.54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1]/65535" office:value-type="float" office:value="233.766880766003" calcext:value-type="float">
            <text:p>233.766880766003</text:p>
          </table:table-cell>
          <table:table-cell office:value-type="float" office:value="15319912.531" calcext:value-type="float">
            <text:p>15319912.5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2]/65535" office:value-type="float" office:value="231.969540581369" calcext:value-type="float">
            <text:p>231.969540581369</text:p>
          </table:table-cell>
          <table:table-cell office:value-type="float" office:value="15202123.842" calcext:value-type="float">
            <text:p>15202123.8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3]/65535" office:value-type="float" office:value="275.473366323339" calcext:value-type="float">
            <text:p>275.473366323339</text:p>
          </table:table-cell>
          <table:table-cell office:value-type="float" office:value="18053147.062" calcext:value-type="float">
            <text:p>18053147.0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4]/65535" office:value-type="float" office:value="282.243461493858" calcext:value-type="float">
            <text:p>282.243461493858</text:p>
          </table:table-cell>
          <table:table-cell office:value-type="float" office:value="18496825.249" calcext:value-type="float">
            <text:p>18496825.2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5]/65535" office:value-type="float" office:value="270.095556801709" calcext:value-type="float">
            <text:p>270.095556801709</text:p>
          </table:table-cell>
          <table:table-cell office:value-type="float" office:value="17700712.315" calcext:value-type="float">
            <text:p>17700712.3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6]/65535" office:value-type="float" office:value="248.43831808957" calcext:value-type="float">
            <text:p>248.43831808957</text:p>
          </table:table-cell>
          <table:table-cell office:value-type="float" office:value="16281405.176" calcext:value-type="float">
            <text:p>16281405.1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7]/65535" office:value-type="float" office:value="281.823640177005" calcext:value-type="float">
            <text:p>281.823640177005</text:p>
          </table:table-cell>
          <table:table-cell office:value-type="float" office:value="18469312.259" calcext:value-type="float">
            <text:p>18469312.2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8]/65535" office:value-type="float" office:value="318.615008850233" calcext:value-type="float">
            <text:p>318.615008850233</text:p>
          </table:table-cell>
          <table:table-cell office:value-type="float" office:value="20880434.605" calcext:value-type="float">
            <text:p>20880434.60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29]/65535" office:value-type="float" office:value="295.64789266804" calcext:value-type="float">
            <text:p>295.64789266804</text:p>
          </table:table-cell>
          <table:table-cell office:value-type="float" office:value="19375284.646" calcext:value-type="float">
            <text:p>19375284.6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0]/65535" office:value-type="float" office:value="366.694712336919" calcext:value-type="float">
            <text:p>366.694712336919</text:p>
          </table:table-cell>
          <table:table-cell office:value-type="float" office:value="24031337.973" calcext:value-type="float">
            <text:p>24031337.97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1]/65535" office:value-type="float" office:value="339.868383901732" calcext:value-type="float">
            <text:p>339.868383901732</text:p>
          </table:table-cell>
          <table:table-cell office:value-type="float" office:value="22273274.539" calcext:value-type="float">
            <text:p>22273274.5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2]/65535" office:value-type="float" office:value="316.253355123217" calcext:value-type="float">
            <text:p>316.253355123217</text:p>
          </table:table-cell>
          <table:table-cell office:value-type="float" office:value="20725663.628" calcext:value-type="float">
            <text:p>20725663.6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3]/65535" office:value-type="float" office:value="283.079213962005" calcext:value-type="float">
            <text:p>283.079213962005</text:p>
          </table:table-cell>
          <table:table-cell office:value-type="float" office:value="18551596.287" calcext:value-type="float">
            <text:p>18551596.28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4]/65535" office:value-type="float" office:value="248.023339635309" calcext:value-type="float">
            <text:p>248.023339635309</text:p>
          </table:table-cell>
          <table:table-cell office:value-type="float" office:value="16254209.563" calcext:value-type="float">
            <text:p>16254209.5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5]/65535" office:value-type="float" office:value="235.843757808804" calcext:value-type="float">
            <text:p>235.843757808804</text:p>
          </table:table-cell>
          <table:table-cell office:value-type="float" office:value="15456020.668" calcext:value-type="float">
            <text:p>15456020.6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6]/65535" office:value-type="float" office:value="241.369790936141" calcext:value-type="float">
            <text:p>241.369790936141</text:p>
          </table:table-cell>
          <table:table-cell office:value-type="float" office:value="15818169.249" calcext:value-type="float">
            <text:p>15818169.24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7]/65535" office:value-type="float" office:value="204.57659626154" calcext:value-type="float">
            <text:p>204.57659626154</text:p>
          </table:table-cell>
          <table:table-cell office:value-type="float" office:value="13406927.236" calcext:value-type="float">
            <text:p>13406927.23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8]/65535" office:value-type="float" office:value="174.870506309606" calcext:value-type="float">
            <text:p>174.870506309606</text:p>
          </table:table-cell>
          <table:table-cell office:value-type="float" office:value="11460138.631" calcext:value-type="float">
            <text:p>11460138.6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39]/65535" office:value-type="float" office:value="126.687832272831" calcext:value-type="float">
            <text:p>126.687832272831</text:p>
          </table:table-cell>
          <table:table-cell office:value-type="float" office:value="8302487.088" calcext:value-type="float">
            <text:p>8302487.08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0]/65535" office:value-type="float" office:value="112.622388937209" calcext:value-type="float">
            <text:p>112.622388937209</text:p>
          </table:table-cell>
          <table:table-cell office:value-type="float" office:value="7380708.259" calcext:value-type="float">
            <text:p>7380708.2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1]/65535" office:value-type="float" office:value="84.5618429541466" calcext:value-type="float">
            <text:p>84.5618429541466</text:p>
          </table:table-cell>
          <table:table-cell office:value-type="float" office:value="5541760.378" calcext:value-type="float">
            <text:p>5541760.3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2]/65535" office:value-type="float" office:value="57.5792723887999" calcext:value-type="float">
            <text:p>57.5792723887999</text:p>
          </table:table-cell>
          <table:table-cell office:value-type="float" office:value="3773457.616" calcext:value-type="float">
            <text:p>3773457.6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3]/65535" office:value-type="float" office:value="40.4397969787137" calcext:value-type="float">
            <text:p>40.4397969787137</text:p>
          </table:table-cell>
          <table:table-cell office:value-type="float" office:value="2650222.095" calcext:value-type="float">
            <text:p>2650222.0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4]/65535" office:value-type="float" office:value="35.2892054322118" calcext:value-type="float">
            <text:p>35.2892054322118</text:p>
          </table:table-cell>
          <table:table-cell office:value-type="float" office:value="2312678.078" calcext:value-type="float">
            <text:p>2312678.07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5]/65535" office:value-type="float" office:value="33.6269892729076" calcext:value-type="float">
            <text:p>33.6269892729076</text:p>
          </table:table-cell>
          <table:table-cell office:value-type="float" office:value="2203744.742" calcext:value-type="float">
            <text:p>2203744.7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6]/65535" office:value-type="float" office:value="17.4699020981155" calcext:value-type="float">
            <text:p>17.4699020981155</text:p>
          </table:table-cell>
          <table:table-cell office:value-type="float" office:value="1144890.034" calcext:value-type="float">
            <text:p>1144890.0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7]/65535" office:value-type="float" office:value="30.3949684596017" calcext:value-type="float">
            <text:p>30.3949684596017</text:p>
          </table:table-cell>
          <table:table-cell office:value-type="float" office:value="1991934.258" calcext:value-type="float">
            <text:p>1991934.25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8]/65535" office:value-type="float" office:value="30.2468242618448" calcext:value-type="float">
            <text:p>30.2468242618448</text:p>
          </table:table-cell>
          <table:table-cell office:value-type="float" office:value="1982225.628" calcext:value-type="float">
            <text:p>1982225.6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49]/65535" office:value-type="float" office:value="20.2365309681849" calcext:value-type="float">
            <text:p>20.2365309681849</text:p>
          </table:table-cell>
          <table:table-cell office:value-type="float" office:value="1326201.057" calcext:value-type="float">
            <text:p>1326201.05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0]/65535" office:value-type="float" office:value="9.91931082627604" calcext:value-type="float">
            <text:p>9.91931082627604</text:p>
          </table:table-cell>
          <table:table-cell office:value-type="float" office:value="650062.035" calcext:value-type="float">
            <text:p>650062.0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1]/65535" office:value-type="float" office:value="0.575745876249332" calcext:value-type="float">
            <text:p>0.575745876249332</text:p>
          </table:table-cell>
          <table:table-cell office:value-type="float" office:value="37731.506" calcext:value-type="float">
            <text:p>37731.5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2]/65535" office:value-type="float" office:value="1.45064469367514" calcext:value-type="float">
            <text:p>1.45064469367514</text:p>
          </table:table-cell>
          <table:table-cell office:value-type="float" office:value="95068" calcext:value-type="float">
            <text:p>950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3]/65535" office:value-type="float" office:value="19.1079118028534" calcext:value-type="float">
            <text:p>19.1079118028534</text:p>
          </table:table-cell>
          <table:table-cell office:value-type="float" office:value="1252237" calcext:value-type="float">
            <text:p>12522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4]/65535" office:value-type="float" office:value="21.4345464255741" calcext:value-type="float">
            <text:p>21.4345464255741</text:p>
          </table:table-cell>
          <table:table-cell office:value-type="float" office:value="1404713" calcext:value-type="float">
            <text:p>14047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5]/65535" office:value-type="float" office:value="23.5378805218585" calcext:value-type="float">
            <text:p>23.5378805218585</text:p>
          </table:table-cell>
          <table:table-cell office:value-type="float" office:value="1542555" calcext:value-type="float">
            <text:p>15425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6]/65535" office:value-type="float" office:value="27.0521705958648" calcext:value-type="float">
            <text:p>27.0521705958648</text:p>
          </table:table-cell>
          <table:table-cell office:value-type="float" office:value="1772864" calcext:value-type="float">
            <text:p>177286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7]/65535" office:value-type="float" office:value="31.2425879301137" calcext:value-type="float">
            <text:p>31.2425879301137</text:p>
          </table:table-cell>
          <table:table-cell office:value-type="float" office:value="2047483" calcext:value-type="float">
            <text:p>20474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8]/65535" office:value-type="float" office:value="55.8514991989014" calcext:value-type="float">
            <text:p>55.8514991989014</text:p>
          </table:table-cell>
          <table:table-cell office:value-type="float" office:value="3660228" calcext:value-type="float">
            <text:p>36602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59]/65535" office:value-type="float" office:value="57.8539864194705" calcext:value-type="float">
            <text:p>57.8539864194705</text:p>
          </table:table-cell>
          <table:table-cell office:value-type="float" office:value="3791461" calcext:value-type="float">
            <text:p>37914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0]/65535" office:value-type="float" office:value="51.5690089265278" calcext:value-type="float">
            <text:p>51.5690089265278</text:p>
          </table:table-cell>
          <table:table-cell office:value-type="float" office:value="3379575" calcext:value-type="float">
            <text:p>337957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1]/65535" office:value-type="float" office:value="46.8961318379492" calcext:value-type="float">
            <text:p>46.8961318379492</text:p>
          </table:table-cell>
          <table:table-cell office:value-type="float" office:value="3073338" calcext:value-type="float">
            <text:p>30733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2]/65535" office:value-type="float" office:value="38.0542000457771" calcext:value-type="float">
            <text:p>38.0542000457771</text:p>
          </table:table-cell>
          <table:table-cell office:value-type="float" office:value="2493882" calcext:value-type="float">
            <text:p>249388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3]/65535" office:value-type="float" office:value="38.0442511635004" calcext:value-type="float">
            <text:p>38.0442511635004</text:p>
          </table:table-cell>
          <table:table-cell office:value-type="float" office:value="2493230" calcext:value-type="float">
            <text:p>24932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4]/65535" office:value-type="float" office:value="14.0728923476005" calcext:value-type="float">
            <text:p>14.0728923476005</text:p>
          </table:table-cell>
          <table:table-cell office:value-type="float" office:value="922267" calcext:value-type="float">
            <text:p>9222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5]/65535" office:value-type="float" office:value="26.8445105668727" calcext:value-type="float">
            <text:p>26.8445105668727</text:p>
          </table:table-cell>
          <table:table-cell office:value-type="float" office:value="1759255" calcext:value-type="float">
            <text:p>17592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6]/65535" office:value-type="float" office:value="61.1084916456855" calcext:value-type="float">
            <text:p>61.1084916456855</text:p>
          </table:table-cell>
          <table:table-cell office:value-type="float" office:value="4004745" calcext:value-type="float">
            <text:p>40047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7]/65535" office:value-type="float" office:value="88.8858625162127" calcext:value-type="float">
            <text:p>88.8858625162127</text:p>
          </table:table-cell>
          <table:table-cell office:value-type="float" office:value="5825135" calcext:value-type="float">
            <text:p>58251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8]/65535" office:value-type="float" office:value="90.5483939879454" calcext:value-type="float">
            <text:p>90.5483939879454</text:p>
          </table:table-cell>
          <table:table-cell office:value-type="float" office:value="5934089" calcext:value-type="float">
            <text:p>59340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69]/65535" office:value-type="float" office:value="116.37482261387" calcext:value-type="float">
            <text:p>116.37482261387</text:p>
          </table:table-cell>
          <table:table-cell office:value-type="float" office:value="7626624" calcext:value-type="float">
            <text:p>76266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0]/65535" office:value-type="float" office:value="105.2812542916" calcext:value-type="float">
            <text:p>105.2812542916</text:p>
          </table:table-cell>
          <table:table-cell office:value-type="float" office:value="6899607" calcext:value-type="float">
            <text:p>68996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1]/65535" office:value-type="float" office:value="115.398016327153" calcext:value-type="float">
            <text:p>115.398016327153</text:p>
          </table:table-cell>
          <table:table-cell office:value-type="float" office:value="7562609" calcext:value-type="float">
            <text:p>756260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2]/65535" office:value-type="float" office:value="97.1684443427176" calcext:value-type="float">
            <text:p>97.1684443427176</text:p>
          </table:table-cell>
          <table:table-cell office:value-type="float" office:value="6367934" calcext:value-type="float">
            <text:p>63679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3]/65535" office:value-type="float" office:value="102.770778973068" calcext:value-type="float">
            <text:p>102.770778973068</text:p>
          </table:table-cell>
          <table:table-cell office:value-type="float" office:value="6735083" calcext:value-type="float">
            <text:p>67350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4]/65535" office:value-type="float" office:value="66.4983901731899" calcext:value-type="float">
            <text:p>66.4983901731899</text:p>
          </table:table-cell>
          <table:table-cell office:value-type="float" office:value="4357972" calcext:value-type="float">
            <text:p>43579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5]/65535" office:value-type="float" office:value="65.5946440833143" calcext:value-type="float">
            <text:p>65.5946440833143</text:p>
          </table:table-cell>
          <table:table-cell office:value-type="float" office:value="4298745" calcext:value-type="float">
            <text:p>42987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6]/65535" office:value-type="float" office:value="54.5218432898451" calcext:value-type="float">
            <text:p>54.5218432898451</text:p>
          </table:table-cell>
          <table:table-cell office:value-type="float" office:value="3573089" calcext:value-type="float">
            <text:p>35730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7]/65535" office:value-type="float" office:value="26.6865186541543" calcext:value-type="float">
            <text:p>26.6865186541543</text:p>
          </table:table-cell>
          <table:table-cell office:value-type="float" office:value="1748901" calcext:value-type="float">
            <text:p>174890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8]/65535" office:value-type="float" office:value="11.6856183718624" calcext:value-type="float">
            <text:p>11.6856183718624</text:p>
          </table:table-cell>
          <table:table-cell office:value-type="float" office:value="765817" calcext:value-type="float">
            <text:p>7658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79]/65535" office:value-type="float" office:value="7.64335088120852" calcext:value-type="float">
            <text:p>7.64335088120852</text:p>
          </table:table-cell>
          <table:table-cell office:value-type="float" office:value="500907" calcext:value-type="float">
            <text:p>5009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0]/65535" office:value-type="float" office:value="41.6749217975128" calcext:value-type="float">
            <text:p>41.6749217975128</text:p>
          </table:table-cell>
          <table:table-cell office:value-type="float" office:value="2731166" calcext:value-type="float">
            <text:p>27311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1]/65535" office:value-type="float" office:value="3.26846723125048" calcext:value-type="float">
            <text:p>3.26846723125048</text:p>
          </table:table-cell>
          <table:table-cell office:value-type="float" office:value="214199" calcext:value-type="float">
            <text:p>2141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2]/65535" office:value-type="float" office:value="4.4152285038529" calcext:value-type="float">
            <text:p>4.4152285038529</text:p>
          </table:table-cell>
          <table:table-cell office:value-type="float" office:value="289352" calcext:value-type="float">
            <text:p>2893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3]/65535" office:value-type="float" office:value="7.51895933470665" calcext:value-type="float">
            <text:p>7.51895933470665</text:p>
          </table:table-cell>
          <table:table-cell office:value-type="float" office:value="492755" calcext:value-type="float">
            <text:p>4927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4]/65535" office:value-type="float" office:value="10.7016556038758" calcext:value-type="float">
            <text:p>10.7016556038758</text:p>
          </table:table-cell>
          <table:table-cell office:value-type="float" office:value="701333" calcext:value-type="float">
            <text:p>7013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5]/65535" office:value-type="float" office:value="13.4037232013428" calcext:value-type="float">
            <text:p>13.4037232013428</text:p>
          </table:table-cell>
          <table:table-cell office:value-type="float" office:value="878413" calcext:value-type="float">
            <text:p>8784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6]/65535" office:value-type="float" office:value="12.3959258411536" calcext:value-type="float">
            <text:p>12.3959258411536</text:p>
          </table:table-cell>
          <table:table-cell office:value-type="float" office:value="812367" calcext:value-type="float">
            <text:p>8123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7]/65535" office:value-type="float" office:value="10.9123216601816" calcext:value-type="float">
            <text:p>10.9123216601816</text:p>
          </table:table-cell>
          <table:table-cell office:value-type="float" office:value="715139" calcext:value-type="float">
            <text:p>7151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8]/65535" office:value-type="float" office:value="13.46942854963" calcext:value-type="float">
            <text:p>13.46942854963</text:p>
          </table:table-cell>
          <table:table-cell office:value-type="float" office:value="882719" calcext:value-type="float">
            <text:p>88271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89]/65535" office:value-type="float" office:value="13.2438849469749" calcext:value-type="float">
            <text:p>13.2438849469749</text:p>
          </table:table-cell>
          <table:table-cell office:value-type="float" office:value="867938" calcext:value-type="float">
            <text:p>8679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0]/65535" office:value-type="float" office:value="13.3394216830701" calcext:value-type="float">
            <text:p>13.3394216830701</text:p>
          </table:table-cell>
          <table:table-cell office:value-type="float" office:value="874199" calcext:value-type="float">
            <text:p>8741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1]/65535" office:value-type="float" office:value="14.837659266041" calcext:value-type="float">
            <text:p>14.837659266041</text:p>
          </table:table-cell>
          <table:table-cell office:value-type="float" office:value="972386" calcext:value-type="float">
            <text:p>9723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2]/65535" office:value-type="float" office:value="17.4708628976883" calcext:value-type="float">
            <text:p>17.4708628976883</text:p>
          </table:table-cell>
          <table:table-cell office:value-type="float" office:value="1144953" calcext:value-type="float">
            <text:p>11449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3]/65535" office:value-type="float" office:value="20.6470435645075" calcext:value-type="float">
            <text:p>20.6470435645075</text:p>
          </table:table-cell>
          <table:table-cell office:value-type="float" office:value="1353104" calcext:value-type="float">
            <text:p>135310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4]/65535" office:value-type="float" office:value="21.8532997634852" calcext:value-type="float">
            <text:p>21.8532997634852</text:p>
          </table:table-cell>
          <table:table-cell office:value-type="float" office:value="1432156" calcext:value-type="float">
            <text:p>14321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5]/65535" office:value-type="float" office:value="21.862775616083" calcext:value-type="float">
            <text:p>21.862775616083</text:p>
          </table:table-cell>
          <table:table-cell office:value-type="float" office:value="1432777" calcext:value-type="float">
            <text:p>143277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6]/65535" office:value-type="float" office:value="25.8324254215305" calcext:value-type="float">
            <text:p>25.8324254215305</text:p>
          </table:table-cell>
          <table:table-cell office:value-type="float" office:value="1692928" calcext:value-type="float">
            <text:p>169292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7]/65535" office:value-type="float" office:value="18.2247501335164" calcext:value-type="float">
            <text:p>18.2247501335164</text:p>
          </table:table-cell>
          <table:table-cell office:value-type="float" office:value="1194359" calcext:value-type="float">
            <text:p>11943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8]/65535" office:value-type="float" office:value="18.5201953154803" calcext:value-type="float">
            <text:p>18.5201953154803</text:p>
          </table:table-cell>
          <table:table-cell office:value-type="float" office:value="1213721" calcext:value-type="float">
            <text:p>121372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599]/65535" office:value-type="float" office:value="11.6744182497902" calcext:value-type="float">
            <text:p>11.6744182497902</text:p>
          </table:table-cell>
          <table:table-cell office:value-type="float" office:value="765083" calcext:value-type="float">
            <text:p>76508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table:formula="of:=[.D600]/65535" office:value-type="float" office:value="3.71323720149538" calcext:value-type="float">
            <text:p>3.71323720149538</text:p>
          </table:table-cell>
          <table:table-cell office:value-type="float" office:value="243347" calcext:value-type="float">
            <text:p>2433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1]/65535" office:value-type="float" office:value="14.1836570229648" calcext:value-type="float">
            <text:p>14.1836570229648</text:p>
          </table:table-cell>
          <table:table-cell office:value-type="float" office:value="929525.963" calcext:value-type="float">
            <text:p>929525.96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2]/65535" office:value-type="float" office:value="38.6433300984207" calcext:value-type="float">
            <text:p>38.6433300984207</text:p>
          </table:table-cell>
          <table:table-cell office:value-type="float" office:value="2532490.638" calcext:value-type="float">
            <text:p>2532490.6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3]/65535" office:value-type="float" office:value="48.6872852979324" calcext:value-type="float">
            <text:p>48.6872852979324</text:p>
          </table:table-cell>
          <table:table-cell office:value-type="float" office:value="3190721.242" calcext:value-type="float">
            <text:p>3190721.2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4]/65535" office:value-type="float" office:value="73.1818905470359" calcext:value-type="float">
            <text:p>73.1818905470359</text:p>
          </table:table-cell>
          <table:table-cell office:value-type="float" office:value="4795975.197" calcext:value-type="float">
            <text:p>4795975.1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5]/65535" office:value-type="float" office:value="91.2536582894636" calcext:value-type="float">
            <text:p>91.2536582894636</text:p>
          </table:table-cell>
          <table:table-cell office:value-type="float" office:value="5980308.496" calcext:value-type="float">
            <text:p>5980308.4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6]/65535" office:value-type="float" office:value="88.6165960631724" calcext:value-type="float">
            <text:p>88.6165960631724</text:p>
          </table:table-cell>
          <table:table-cell office:value-type="float" office:value="5807488.623" calcext:value-type="float">
            <text:p>5807488.6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7]/65535" office:value-type="float" office:value="91.0460499732967" calcext:value-type="float">
            <text:p>91.0460499732967</text:p>
          </table:table-cell>
          <table:table-cell office:value-type="float" office:value="5966702.885" calcext:value-type="float">
            <text:p>5966702.8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8]/65535" office:value-type="float" office:value="143.848743343252" calcext:value-type="float">
            <text:p>143.848743343252</text:p>
          </table:table-cell>
          <table:table-cell office:value-type="float" office:value="9427127.395" calcext:value-type="float">
            <text:p>9427127.3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09]/65535" office:value-type="float" office:value="160.371824521248" calcext:value-type="float">
            <text:p>160.371824521248</text:p>
          </table:table-cell>
          <table:table-cell office:value-type="float" office:value="10509967.52" calcext:value-type="float">
            <text:p>10509967.5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0]/65535" office:value-type="float" office:value="179.67987394522" calcext:value-type="float">
            <text:p>179.67987394522</text:p>
          </table:table-cell>
          <table:table-cell office:value-type="float" office:value="11775320.539" calcext:value-type="float">
            <text:p>11775320.5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1]/65535" office:value-type="float" office:value="164.55828783093" calcext:value-type="float">
            <text:p>164.55828783093</text:p>
          </table:table-cell>
          <table:table-cell office:value-type="float" office:value="10784327.393" calcext:value-type="float">
            <text:p>10784327.3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2]/65535" office:value-type="float" office:value="157.06065055314" calcext:value-type="float">
            <text:p>157.06065055314</text:p>
          </table:table-cell>
          <table:table-cell office:value-type="float" office:value="10292969.734" calcext:value-type="float">
            <text:p>10292969.73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3]/65535" office:value-type="float" office:value="174.604545372702" calcext:value-type="float">
            <text:p>174.604545372702</text:p>
          </table:table-cell>
          <table:table-cell office:value-type="float" office:value="11442708.881" calcext:value-type="float">
            <text:p>11442708.8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4]/65535" office:value-type="float" office:value="160.283858930343" calcext:value-type="float">
            <text:p>160.283858930343</text:p>
          </table:table-cell>
          <table:table-cell office:value-type="float" office:value="10504202.695" calcext:value-type="float">
            <text:p>10504202.6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5]/65535" office:value-type="float" office:value="145.087724345769" calcext:value-type="float">
            <text:p>145.087724345769</text:p>
          </table:table-cell>
          <table:table-cell office:value-type="float" office:value="9508324.015" calcext:value-type="float">
            <text:p>9508324.0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6]/65535" office:value-type="float" office:value="191.286567986572" calcext:value-type="float">
            <text:p>191.286567986572</text:p>
          </table:table-cell>
          <table:table-cell office:value-type="float" office:value="12535965.233" calcext:value-type="float">
            <text:p>12535965.23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7]/65535" office:value-type="float" office:value="193.53500967422" calcext:value-type="float">
            <text:p>193.53500967422</text:p>
          </table:table-cell>
          <table:table-cell office:value-type="float" office:value="12683316.859" calcext:value-type="float">
            <text:p>12683316.8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8]/65535" office:value-type="float" office:value="212.365043945983" calcext:value-type="float">
            <text:p>212.365043945983</text:p>
          </table:table-cell>
          <table:table-cell office:value-type="float" office:value="13917343.155" calcext:value-type="float">
            <text:p>13917343.1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19]/65535" office:value-type="float" office:value="216.031335301747" calcext:value-type="float">
            <text:p>216.031335301747</text:p>
          </table:table-cell>
          <table:table-cell office:value-type="float" office:value="14157613.559" calcext:value-type="float">
            <text:p>14157613.5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0]/65535" office:value-type="float" office:value="224.039061814298" calcext:value-type="float">
            <text:p>224.039061814298</text:p>
          </table:table-cell>
          <table:table-cell office:value-type="float" office:value="14682399.916" calcext:value-type="float">
            <text:p>14682399.91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1]/65535" office:value-type="float" office:value="246.688850873579" calcext:value-type="float">
            <text:p>246.688850873579</text:p>
          </table:table-cell>
          <table:table-cell office:value-type="float" office:value="16166753.842" calcext:value-type="float">
            <text:p>16166753.84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2]/65535" office:value-type="float" office:value="224.657520241093" calcext:value-type="float">
            <text:p>224.657520241093</text:p>
          </table:table-cell>
          <table:table-cell office:value-type="float" office:value="14722930.589" calcext:value-type="float">
            <text:p>14722930.5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3]/65535" office:value-type="float" office:value="212.830356496529" calcext:value-type="float">
            <text:p>212.830356496529</text:p>
          </table:table-cell>
          <table:table-cell office:value-type="float" office:value="13947837.413" calcext:value-type="float">
            <text:p>13947837.41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4]/65535" office:value-type="float" office:value="217.229112199588" calcext:value-type="float">
            <text:p>217.229112199588</text:p>
          </table:table-cell>
          <table:table-cell office:value-type="float" office:value="14236109.868" calcext:value-type="float">
            <text:p>14236109.8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5]/65535" office:value-type="float" office:value="209.876443503471" calcext:value-type="float">
            <text:p>209.876443503471</text:p>
          </table:table-cell>
          <table:table-cell office:value-type="float" office:value="13754252.725" calcext:value-type="float">
            <text:p>13754252.72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6]/65535" office:value-type="float" office:value="184.38023729305" calcext:value-type="float">
            <text:p>184.38023729305</text:p>
          </table:table-cell>
          <table:table-cell office:value-type="float" office:value="12083358.851" calcext:value-type="float">
            <text:p>12083358.85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7]/65535" office:value-type="float" office:value="140.436186663615" calcext:value-type="float">
            <text:p>140.436186663615</text:p>
          </table:table-cell>
          <table:table-cell office:value-type="float" office:value="9203485.493" calcext:value-type="float">
            <text:p>9203485.4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8]/65535" office:value-type="float" office:value="104.016131212329" calcext:value-type="float">
            <text:p>104.016131212329</text:p>
          </table:table-cell>
          <table:table-cell office:value-type="float" office:value="6816697.159" calcext:value-type="float">
            <text:p>6816697.1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29]/65535" office:value-type="float" office:value="102.637342092012" calcext:value-type="float">
            <text:p>102.637342092012</text:p>
          </table:table-cell>
          <table:table-cell office:value-type="float" office:value="6726338.214" calcext:value-type="float">
            <text:p>6726338.2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0]/65535" office:value-type="float" office:value="116.428409018082" calcext:value-type="float">
            <text:p>116.428409018082</text:p>
          </table:table-cell>
          <table:table-cell office:value-type="float" office:value="7630135.785" calcext:value-type="float">
            <text:p>7630135.7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1]/65535" office:value-type="float" office:value="65.924729610132" calcext:value-type="float">
            <text:p>65.924729610132</text:p>
          </table:table-cell>
          <table:table-cell office:value-type="float" office:value="4320377.155" calcext:value-type="float">
            <text:p>4320377.1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2]/65535" office:value-type="float" office:value="32.7220075684749" calcext:value-type="float">
            <text:p>32.7220075684749</text:p>
          </table:table-cell>
          <table:table-cell office:value-type="float" office:value="2144436.766" calcext:value-type="float">
            <text:p>2144436.7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3]/65535" office:value-type="float" office:value="35.7384809338521" calcext:value-type="float">
            <text:p>35.7384809338521</text:p>
          </table:table-cell>
          <table:table-cell office:value-type="float" office:value="2342121.348" calcext:value-type="float">
            <text:p>2342121.3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4]/65535" office:value-type="float" office:value="31.4720705577173" calcext:value-type="float">
            <text:p>31.4720705577173</text:p>
          </table:table-cell>
          <table:table-cell office:value-type="float" office:value="2062522.144" calcext:value-type="float">
            <text:p>2062522.14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5]/65535" office:value-type="float" office:value="14.0285263752193" calcext:value-type="float">
            <text:p>14.0285263752193</text:p>
          </table:table-cell>
          <table:table-cell office:value-type="float" office:value="919359.476" calcext:value-type="float">
            <text:p>919359.47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6]/65535" office:value-type="float" office:value="16.2782787823301" calcext:value-type="float">
            <text:p>16.2782787823301</text:p>
          </table:table-cell>
          <table:table-cell office:value-type="float" office:value="1066797" calcext:value-type="float">
            <text:p>106679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7]/65535" office:value-type="float" office:value="19.2908064393072" calcext:value-type="float">
            <text:p>19.2908064393072</text:p>
          </table:table-cell>
          <table:table-cell office:value-type="float" office:value="1264223" calcext:value-type="float">
            <text:p>126422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8]/65535" office:value-type="float" office:value="22.7056382085908" calcext:value-type="float">
            <text:p>22.7056382085908</text:p>
          </table:table-cell>
          <table:table-cell office:value-type="float" office:value="1488014" calcext:value-type="float">
            <text:p>14880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39]/65535" office:value-type="float" office:value="25.3667048142214" calcext:value-type="float">
            <text:p>25.3667048142214</text:p>
          </table:table-cell>
          <table:table-cell office:value-type="float" office:value="1662407" calcext:value-type="float">
            <text:p>166240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0]/65535" office:value-type="float" office:value="27.5211718928817" calcext:value-type="float">
            <text:p>27.5211718928817</text:p>
          </table:table-cell>
          <table:table-cell office:value-type="float" office:value="1803600" calcext:value-type="float">
            <text:p>180360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1]/65535" office:value-type="float" office:value="28.2865949492637" calcext:value-type="float">
            <text:p>28.2865949492637</text:p>
          </table:table-cell>
          <table:table-cell office:value-type="float" office:value="1853762" calcext:value-type="float">
            <text:p>185376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2]/65535" office:value-type="float" office:value="26.7138933394369" calcext:value-type="float">
            <text:p>26.7138933394369</text:p>
          </table:table-cell>
          <table:table-cell office:value-type="float" office:value="1750695" calcext:value-type="float">
            <text:p>175069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3]/65535" office:value-type="float" office:value="34.8249790188449" calcext:value-type="float">
            <text:p>34.8249790188449</text:p>
          </table:table-cell>
          <table:table-cell office:value-type="float" office:value="2282255" calcext:value-type="float">
            <text:p>228225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4]/65535" office:value-type="float" office:value="32.4789806973373" calcext:value-type="float">
            <text:p>32.4789806973373</text:p>
          </table:table-cell>
          <table:table-cell office:value-type="float" office:value="2128510" calcext:value-type="float">
            <text:p>21285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5]/65535" office:value-type="float" office:value="32.4789806973373" calcext:value-type="float">
            <text:p>32.4789806973373</text:p>
          </table:table-cell>
          <table:table-cell office:value-type="float" office:value="2128510" calcext:value-type="float">
            <text:p>21285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6]/65535" office:value-type="float" office:value="22.4474555580987" calcext:value-type="float">
            <text:p>22.4474555580987</text:p>
          </table:table-cell>
          <table:table-cell office:value-type="float" office:value="1471094" calcext:value-type="float">
            <text:p>14710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7]/65535" office:value-type="float" office:value="14.1329976348516" calcext:value-type="float">
            <text:p>14.1329976348516</text:p>
          </table:table-cell>
          <table:table-cell office:value-type="float" office:value="926206" calcext:value-type="float">
            <text:p>9262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8]/65535" office:value-type="float" office:value="26.3016556038758" calcext:value-type="float">
            <text:p>26.3016556038758</text:p>
          </table:table-cell>
          <table:table-cell office:value-type="float" office:value="1723679" calcext:value-type="float">
            <text:p>172367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49]/65535" office:value-type="float" office:value="21.7588769359884" calcext:value-type="float">
            <text:p>21.7588769359884</text:p>
          </table:table-cell>
          <table:table-cell office:value-type="float" office:value="1425968" calcext:value-type="float">
            <text:p>142596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0]/65535" office:value-type="float" office:value="26.7052872510872" calcext:value-type="float">
            <text:p>26.7052872510872</text:p>
          </table:table-cell>
          <table:table-cell office:value-type="float" office:value="1750131" calcext:value-type="float">
            <text:p>175013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1]/65535" office:value-type="float" office:value="31.8564126039521" calcext:value-type="float">
            <text:p>31.8564126039521</text:p>
          </table:table-cell>
          <table:table-cell office:value-type="float" office:value="2087710" calcext:value-type="float">
            <text:p>208771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2]/65535" office:value-type="float" office:value="35.8255436026551" calcext:value-type="float">
            <text:p>35.8255436026551</text:p>
          </table:table-cell>
          <table:table-cell office:value-type="float" office:value="2347827" calcext:value-type="float">
            <text:p>234782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3]/65535" office:value-type="float" office:value="41.8280155642023" calcext:value-type="float">
            <text:p>41.8280155642023</text:p>
          </table:table-cell>
          <table:table-cell office:value-type="float" office:value="2741199" calcext:value-type="float">
            <text:p>27411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4]/65535" office:value-type="float" office:value="50.7821927214466" calcext:value-type="float">
            <text:p>50.7821927214466</text:p>
          </table:table-cell>
          <table:table-cell office:value-type="float" office:value="3328011" calcext:value-type="float">
            <text:p>33280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5]/65535" office:value-type="float" office:value="46.9313649195087" calcext:value-type="float">
            <text:p>46.9313649195087</text:p>
          </table:table-cell>
          <table:table-cell office:value-type="float" office:value="3075647" calcext:value-type="float">
            <text:p>30756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6]/65535" office:value-type="float" office:value="52.8208438239109" calcext:value-type="float">
            <text:p>52.8208438239109</text:p>
          </table:table-cell>
          <table:table-cell office:value-type="float" office:value="3461614" calcext:value-type="float">
            <text:p>34616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7]/65535" office:value-type="float" office:value="56.7399557488365" calcext:value-type="float">
            <text:p>56.7399557488365</text:p>
          </table:table-cell>
          <table:table-cell office:value-type="float" office:value="3718453" calcext:value-type="float">
            <text:p>37184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8]/65535" office:value-type="float" office:value="57.5267261768521" calcext:value-type="float">
            <text:p>57.5267261768521</text:p>
          </table:table-cell>
          <table:table-cell office:value-type="float" office:value="3770014" calcext:value-type="float">
            <text:p>377001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59]/65535" office:value-type="float" office:value="49.1197222858015" calcext:value-type="float">
            <text:p>49.1197222858015</text:p>
          </table:table-cell>
          <table:table-cell office:value-type="float" office:value="3219061" calcext:value-type="float">
            <text:p>32190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0]/65535" office:value-type="float" office:value="34.9003280689708" calcext:value-type="float">
            <text:p>34.9003280689708</text:p>
          </table:table-cell>
          <table:table-cell office:value-type="float" office:value="2287193" calcext:value-type="float">
            <text:p>228719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1]/65535" office:value-type="float" office:value="28.0433356221866" calcext:value-type="float">
            <text:p>28.0433356221866</text:p>
          </table:table-cell>
          <table:table-cell office:value-type="float" office:value="1837820" calcext:value-type="float">
            <text:p>18378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2]/65535" office:value-type="float" office:value="18.7264515144579" calcext:value-type="float">
            <text:p>18.7264515144579</text:p>
          </table:table-cell>
          <table:table-cell office:value-type="float" office:value="1227238" calcext:value-type="float">
            <text:p>122723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3]/65535" office:value-type="float" office:value="10.2980086976425" calcext:value-type="float">
            <text:p>10.2980086976425</text:p>
          </table:table-cell>
          <table:table-cell office:value-type="float" office:value="674880" calcext:value-type="float">
            <text:p>67488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4]/65535" office:value-type="float" office:value="4.10080109864958" calcext:value-type="float">
            <text:p>4.10080109864958</text:p>
          </table:table-cell>
          <table:table-cell office:value-type="float" office:value="268746" calcext:value-type="float">
            <text:p>2687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5]/65535" office:value-type="float" office:value="7.28206301976043" calcext:value-type="float">
            <text:p>7.28206301976043</text:p>
          </table:table-cell>
          <table:table-cell office:value-type="float" office:value="477230" calcext:value-type="float">
            <text:p>47723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6]/65535" office:value-type="float" office:value="9.92384222171359" calcext:value-type="float">
            <text:p>9.92384222171359</text:p>
          </table:table-cell>
          <table:table-cell office:value-type="float" office:value="650359" calcext:value-type="float">
            <text:p>6503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7]/65535" office:value-type="float" office:value="12.934569314107" calcext:value-type="float">
            <text:p>12.934569314107</text:p>
          </table:table-cell>
          <table:table-cell office:value-type="float" office:value="847667" calcext:value-type="float">
            <text:p>84766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8]/65535" office:value-type="float" office:value="16.3308155947204" calcext:value-type="float">
            <text:p>16.3308155947204</text:p>
          </table:table-cell>
          <table:table-cell office:value-type="float" office:value="1070240" calcext:value-type="float">
            <text:p>107024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69]/65535" office:value-type="float" office:value="19.3521782253758" calcext:value-type="float">
            <text:p>19.3521782253758</text:p>
          </table:table-cell>
          <table:table-cell office:value-type="float" office:value="1268245" calcext:value-type="float">
            <text:p>126824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0]/65535" office:value-type="float" office:value="20.2200350957504" calcext:value-type="float">
            <text:p>20.2200350957504</text:p>
          </table:table-cell>
          <table:table-cell office:value-type="float" office:value="1325120" calcext:value-type="float">
            <text:p>13251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1]/65535" office:value-type="float" office:value="16.8735484855421" calcext:value-type="float">
            <text:p>16.8735484855421</text:p>
          </table:table-cell>
          <table:table-cell office:value-type="float" office:value="1105808" calcext:value-type="float">
            <text:p>11058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2]/65535" office:value-type="float" office:value="13.4566872663462" calcext:value-type="float">
            <text:p>13.4566872663462</text:p>
          </table:table-cell>
          <table:table-cell office:value-type="float" office:value="881884" calcext:value-type="float">
            <text:p>8818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3]/65535" office:value-type="float" office:value="11.4216830701152" calcext:value-type="float">
            <text:p>11.4216830701152</text:p>
          </table:table-cell>
          <table:table-cell office:value-type="float" office:value="748520" calcext:value-type="float">
            <text:p>74852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4]/65535" office:value-type="float" office:value="16.1115739681086" calcext:value-type="float">
            <text:p>16.1115739681086</text:p>
          </table:table-cell>
          <table:table-cell office:value-type="float" office:value="1055872" calcext:value-type="float">
            <text:p>105587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5]/65535" office:value-type="float" office:value="12.5667963683528" calcext:value-type="float">
            <text:p>12.5667963683528</text:p>
          </table:table-cell>
          <table:table-cell office:value-type="float" office:value="823565" calcext:value-type="float">
            <text:p>82356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6]/65535" office:value-type="float" office:value="10.0567025253681" calcext:value-type="float">
            <text:p>10.0567025253681</text:p>
          </table:table-cell>
          <table:table-cell office:value-type="float" office:value="659066" calcext:value-type="float">
            <text:p>65906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7]/65535" office:value-type="float" office:value="8.65093461509117" calcext:value-type="float">
            <text:p>8.65093461509117</text:p>
          </table:table-cell>
          <table:table-cell office:value-type="float" office:value="566939" calcext:value-type="float">
            <text:p>56693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8]/65535" office:value-type="float" office:value="6.95715266651408" calcext:value-type="float">
            <text:p>6.95715266651408</text:p>
          </table:table-cell>
          <table:table-cell office:value-type="float" office:value="455937" calcext:value-type="float">
            <text:p>45593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79]/65535" office:value-type="float" office:value="6.03164721141375" calcext:value-type="float">
            <text:p>6.03164721141375</text:p>
          </table:table-cell>
          <table:table-cell office:value-type="float" office:value="395284" calcext:value-type="float">
            <text:p>3952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80]/65535" office:value-type="float" office:value="3.96618600747692" calcext:value-type="float">
            <text:p>3.96618600747692</text:p>
          </table:table-cell>
          <table:table-cell office:value-type="float" office:value="259924" calcext:value-type="float">
            <text:p>25992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81]/65535" office:value-type="float" office:value="1.97145037003128" calcext:value-type="float">
            <text:p>1.97145037003128</text:p>
          </table:table-cell>
          <table:table-cell office:value-type="float" office:value="129199" calcext:value-type="float">
            <text:p>1291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table:formula="of:=[.D682]/65535" office:value-type="float" office:value="1.47359426260777" calcext:value-type="float">
            <text:p>1.47359426260777</text:p>
          </table:table-cell>
          <table:table-cell office:value-type="float" office:value="96572" calcext:value-type="float">
            <text:p>965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83]/65535" office:value-type="float" office:value="58.7144026855879" calcext:value-type="float">
            <text:p>58.7144026855879</text:p>
          </table:table-cell>
          <table:table-cell office:value-type="float" office:value="3847848.38" calcext:value-type="float">
            <text:p>3847848.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84]/65535" office:value-type="float" office:value="94.4932696116579" calcext:value-type="float">
            <text:p>94.4932696116579</text:p>
          </table:table-cell>
          <table:table-cell office:value-type="float" office:value="6192616.424" calcext:value-type="float">
            <text:p>6192616.4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85]/65535" office:value-type="float" office:value="131.977718425269" calcext:value-type="float">
            <text:p>131.977718425269</text:p>
          </table:table-cell>
          <table:table-cell office:value-type="float" office:value="8649159.777" calcext:value-type="float">
            <text:p>8649159.7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86]/65535" office:value-type="float" office:value="177.418751567864" calcext:value-type="float">
            <text:p>177.418751567864</text:p>
          </table:table-cell>
          <table:table-cell office:value-type="float" office:value="11627137.884" calcext:value-type="float">
            <text:p>11627137.8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87]/65535" office:value-type="float" office:value="240.629614129854" calcext:value-type="float">
            <text:p>240.629614129854</text:p>
          </table:table-cell>
          <table:table-cell office:value-type="float" office:value="15769661.762" calcext:value-type="float">
            <text:p>15769661.7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88]/65535" office:value-type="float" office:value="304.831231967651" calcext:value-type="float">
            <text:p>304.831231967651</text:p>
          </table:table-cell>
          <table:table-cell office:value-type="float" office:value="19977114.787" calcext:value-type="float">
            <text:p>19977114.7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89]/65535" office:value-type="float" office:value="362.683226428626" calcext:value-type="float">
            <text:p>362.683226428626</text:p>
          </table:table-cell>
          <table:table-cell office:value-type="float" office:value="23768445.244" calcext:value-type="float">
            <text:p>23768445.2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0]/65535" office:value-type="float" office:value="412.893617212177" calcext:value-type="float">
            <text:p>412.893617212177</text:p>
          </table:table-cell>
          <table:table-cell office:value-type="float" office:value="27058983.204" calcext:value-type="float">
            <text:p>27058983.2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1]/65535" office:value-type="float" office:value="493.489501182574" calcext:value-type="float">
            <text:p>493.489501182574</text:p>
          </table:table-cell>
          <table:table-cell office:value-type="float" office:value="32340834.46" calcext:value-type="float">
            <text:p>32340834.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2]/65535" office:value-type="float" office:value="583.080403189136" calcext:value-type="float">
            <text:p>583.080403189136</text:p>
          </table:table-cell>
          <table:table-cell office:value-type="float" office:value="38212174.223" calcext:value-type="float">
            <text:p>38212174.2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3]/65535" office:value-type="float" office:value="690.76264336614" calcext:value-type="float">
            <text:p>690.76264336614</text:p>
          </table:table-cell>
          <table:table-cell office:value-type="float" office:value="45269129.833" calcext:value-type="float">
            <text:p>45269129.8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4]/65535" office:value-type="float" office:value="715.901878126192" calcext:value-type="float">
            <text:p>715.901878126192</text:p>
          </table:table-cell>
          <table:table-cell office:value-type="float" office:value="46916629.583" calcext:value-type="float">
            <text:p>46916629.5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5]/65535" office:value-type="float" office:value="824.564731715877" calcext:value-type="float">
            <text:p>824.564731715877</text:p>
          </table:table-cell>
          <table:table-cell office:value-type="float" office:value="54037849.693" calcext:value-type="float">
            <text:p>54037849.6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6]/65535" office:value-type="float" office:value="846.658259571221" calcext:value-type="float">
            <text:p>846.658259571221</text:p>
          </table:table-cell>
          <table:table-cell office:value-type="float" office:value="55485749.041" calcext:value-type="float">
            <text:p>55485749.0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7]/65535" office:value-type="float" office:value="848.8951819028" calcext:value-type="float">
            <text:p>848.8951819028</text:p>
          </table:table-cell>
          <table:table-cell office:value-type="float" office:value="55632345.746" calcext:value-type="float">
            <text:p>55632345.7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8]/65535" office:value-type="float" office:value="878.193164080263" calcext:value-type="float">
            <text:p>878.193164080263</text:p>
          </table:table-cell>
          <table:table-cell office:value-type="float" office:value="57552389.008" calcext:value-type="float">
            <text:p>57552389.0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699]/65535" office:value-type="float" office:value="916.511693842985" calcext:value-type="float">
            <text:p>916.511693842985</text:p>
          </table:table-cell>
          <table:table-cell office:value-type="float" office:value="60063593.856" calcext:value-type="float">
            <text:p>60063593.8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0]/65535" office:value-type="float" office:value="979.496404470893" calcext:value-type="float">
            <text:p>979.496404470893</text:p>
          </table:table-cell>
          <table:table-cell office:value-type="float" office:value="64191296.867" calcext:value-type="float">
            <text:p>64191296.8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1]/65535" office:value-type="float" office:value="957.883041458762" calcext:value-type="float">
            <text:p>957.883041458762</text:p>
          </table:table-cell>
          <table:table-cell office:value-type="float" office:value="62774865.122" calcext:value-type="float">
            <text:p>62774865.1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2]/65535" office:value-type="float" office:value="964.418482444495" calcext:value-type="float">
            <text:p>964.418482444495</text:p>
          </table:table-cell>
          <table:table-cell office:value-type="float" office:value="63203165.247" calcext:value-type="float">
            <text:p>63203165.2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3]/65535" office:value-type="float" office:value="897.395677607385" calcext:value-type="float">
            <text:p>897.395677607385</text:p>
          </table:table-cell>
          <table:table-cell office:value-type="float" office:value="58810825.732" calcext:value-type="float">
            <text:p>58810825.7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4]/65535" office:value-type="float" office:value="852.656997726406" calcext:value-type="float">
            <text:p>852.656997726406</text:p>
          </table:table-cell>
          <table:table-cell office:value-type="float" office:value="55878876.346" calcext:value-type="float">
            <text:p>55878876.3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5]/65535" office:value-type="float" office:value="890.020093873503" calcext:value-type="float">
            <text:p>890.020093873503</text:p>
          </table:table-cell>
          <table:table-cell office:value-type="float" office:value="58327466.852" calcext:value-type="float">
            <text:p>58327466.8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6]/65535" office:value-type="float" office:value="805.093167345693" calcext:value-type="float">
            <text:p>805.093167345693</text:p>
          </table:table-cell>
          <table:table-cell office:value-type="float" office:value="52761780.722" calcext:value-type="float">
            <text:p>52761780.7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7]/65535" office:value-type="float" office:value="712.881700740063" calcext:value-type="float">
            <text:p>712.881700740063</text:p>
          </table:table-cell>
          <table:table-cell office:value-type="float" office:value="46718702.258" calcext:value-type="float">
            <text:p>46718702.2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8]/65535" office:value-type="float" office:value="4.81365682459754" calcext:value-type="float">
            <text:p>4.81365682459754</text:p>
          </table:table-cell>
          <table:table-cell office:value-type="float" office:value="315463" calcext:value-type="float">
            <text:p>3154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09]/65535" office:value-type="float" office:value="15.1538719768063" calcext:value-type="float">
            <text:p>15.1538719768063</text:p>
          </table:table-cell>
          <table:table-cell office:value-type="float" office:value="993109" calcext:value-type="float">
            <text:p>9931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0]/65535" office:value-type="float" office:value="23.0051422903792" calcext:value-type="float">
            <text:p>23.0051422903792</text:p>
          </table:table-cell>
          <table:table-cell office:value-type="float" office:value="1507642" calcext:value-type="float">
            <text:p>15076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1]/65535" office:value-type="float" office:value="35.0332494087129" calcext:value-type="float">
            <text:p>35.0332494087129</text:p>
          </table:table-cell>
          <table:table-cell office:value-type="float" office:value="2295904" calcext:value-type="float">
            <text:p>22959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2]/65535" office:value-type="float" office:value="46.2525520714122" calcext:value-type="float">
            <text:p>46.2525520714122</text:p>
          </table:table-cell>
          <table:table-cell office:value-type="float" office:value="3031161" calcext:value-type="float">
            <text:p>30311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3]/65535" office:value-type="float" office:value="41.013153276875" calcext:value-type="float">
            <text:p>41.013153276875</text:p>
          </table:table-cell>
          <table:table-cell office:value-type="float" office:value="2687797" calcext:value-type="float">
            <text:p>268779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4]/65535" office:value-type="float" office:value="46.449195086595" calcext:value-type="float">
            <text:p>46.449195086595</text:p>
          </table:table-cell>
          <table:table-cell office:value-type="float" office:value="3044048" calcext:value-type="float">
            <text:p>30440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5]/65535" office:value-type="float" office:value="65.8531929503319" calcext:value-type="float">
            <text:p>65.8531929503319</text:p>
          </table:table-cell>
          <table:table-cell office:value-type="float" office:value="4315689" calcext:value-type="float">
            <text:p>43156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6]/65535" office:value-type="float" office:value="63.0221103227283" calcext:value-type="float">
            <text:p>63.0221103227283</text:p>
          </table:table-cell>
          <table:table-cell office:value-type="float" office:value="4130154" calcext:value-type="float">
            <text:p>41301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7]/65535" office:value-type="float" office:value="85.8091706721599" calcext:value-type="float">
            <text:p>85.8091706721599</text:p>
          </table:table-cell>
          <table:table-cell office:value-type="float" office:value="5623504" calcext:value-type="float">
            <text:p>56235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8]/65535" office:value-type="float" office:value="92.5266651407645" calcext:value-type="float">
            <text:p>92.5266651407645</text:p>
          </table:table-cell>
          <table:table-cell office:value-type="float" office:value="6063735" calcext:value-type="float">
            <text:p>60637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19]/65535" office:value-type="float" office:value="92.6597238117037" calcext:value-type="float">
            <text:p>92.6597238117037</text:p>
          </table:table-cell>
          <table:table-cell office:value-type="float" office:value="6072455" calcext:value-type="float">
            <text:p>60724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0]/65535" office:value-type="float" office:value="114.560158693828" calcext:value-type="float">
            <text:p>114.560158693828</text:p>
          </table:table-cell>
          <table:table-cell office:value-type="float" office:value="7507700" calcext:value-type="float">
            <text:p>750770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1]/65535" office:value-type="float" office:value="119.066407263294" calcext:value-type="float">
            <text:p>119.066407263294</text:p>
          </table:table-cell>
          <table:table-cell office:value-type="float" office:value="7803017" calcext:value-type="float">
            <text:p>78030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2]/65535" office:value-type="float" office:value="102.46033417258" calcext:value-type="float">
            <text:p>102.46033417258</text:p>
          </table:table-cell>
          <table:table-cell office:value-type="float" office:value="6714738" calcext:value-type="float">
            <text:p>67147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3]/65535" office:value-type="float" office:value="88.0643778133822" calcext:value-type="float">
            <text:p>88.0643778133822</text:p>
          </table:table-cell>
          <table:table-cell office:value-type="float" office:value="5771299" calcext:value-type="float">
            <text:p>57712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4]/65535" office:value-type="float" office:value="82.4001831082628" calcext:value-type="float">
            <text:p>82.4001831082628</text:p>
          </table:table-cell>
          <table:table-cell office:value-type="float" office:value="5400096" calcext:value-type="float">
            <text:p>540009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5]/65535" office:value-type="float" office:value="4.23825436789502" calcext:value-type="float">
            <text:p>4.23825436789502</text:p>
          </table:table-cell>
          <table:table-cell office:value-type="float" office:value="277754" calcext:value-type="float">
            <text:p>2777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6]/65535" office:value-type="float" office:value="14.4895551995117" calcext:value-type="float">
            <text:p>14.4895551995117</text:p>
          </table:table-cell>
          <table:table-cell office:value-type="float" office:value="949573" calcext:value-type="float">
            <text:p>94957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7]/65535" office:value-type="float" office:value="21.2187991149767" calcext:value-type="float">
            <text:p>21.2187991149767</text:p>
          </table:table-cell>
          <table:table-cell office:value-type="float" office:value="1390574" calcext:value-type="float">
            <text:p>13905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8]/65535" office:value-type="float" office:value="50.2781872281987" calcext:value-type="float">
            <text:p>50.2781872281987</text:p>
          </table:table-cell>
          <table:table-cell office:value-type="float" office:value="3294981" calcext:value-type="float">
            <text:p>32949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29]/65535" office:value-type="float" office:value="60.5793698023957" calcext:value-type="float">
            <text:p>60.5793698023957</text:p>
          </table:table-cell>
          <table:table-cell office:value-type="float" office:value="3970069" calcext:value-type="float">
            <text:p>39700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0]/65535" office:value-type="float" office:value="66.5894560158694" calcext:value-type="float">
            <text:p>66.5894560158694</text:p>
          </table:table-cell>
          <table:table-cell office:value-type="float" office:value="4363940" calcext:value-type="float">
            <text:p>436394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1]/65535" office:value-type="float" office:value="32.0901045243" calcext:value-type="float">
            <text:p>32.0901045243</text:p>
          </table:table-cell>
          <table:table-cell office:value-type="float" office:value="2103025" calcext:value-type="float">
            <text:p>21030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2]/65535" office:value-type="float" office:value="41.7544670786603" calcext:value-type="float">
            <text:p>41.7544670786603</text:p>
          </table:table-cell>
          <table:table-cell office:value-type="float" office:value="2736379" calcext:value-type="float">
            <text:p>27363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3]/65535" office:value-type="float" office:value="52.0628671702144" calcext:value-type="float">
            <text:p>52.0628671702144</text:p>
          </table:table-cell>
          <table:table-cell office:value-type="float" office:value="3411940" calcext:value-type="float">
            <text:p>341194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4]/65535" office:value-type="float" office:value="29.6354924849317" calcext:value-type="float">
            <text:p>29.6354924849317</text:p>
          </table:table-cell>
          <table:table-cell office:value-type="float" office:value="1942162" calcext:value-type="float">
            <text:p>19421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5]/65535" office:value-type="float" office:value="24.5469291218433" calcext:value-type="float">
            <text:p>24.5469291218433</text:p>
          </table:table-cell>
          <table:table-cell office:value-type="float" office:value="1608683" calcext:value-type="float">
            <text:p>16086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6]/65535" office:value-type="float" office:value="13.3898374914168" calcext:value-type="float">
            <text:p>13.3898374914168</text:p>
          </table:table-cell>
          <table:table-cell office:value-type="float" office:value="877503" calcext:value-type="float">
            <text:p>8775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7]/65535" office:value-type="float" office:value="18.1997405966278" calcext:value-type="float">
            <text:p>18.1997405966278</text:p>
          </table:table-cell>
          <table:table-cell office:value-type="float" office:value="1192720" calcext:value-type="float">
            <text:p>119272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8]/65535" office:value-type="float" office:value="17.145342183566" calcext:value-type="float">
            <text:p>17.145342183566</text:p>
          </table:table-cell>
          <table:table-cell office:value-type="float" office:value="1123620" calcext:value-type="float">
            <text:p>112362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39]/65535" office:value-type="float" office:value="12.0990310521096" calcext:value-type="float">
            <text:p>12.0990310521096</text:p>
          </table:table-cell>
          <table:table-cell office:value-type="float" office:value="792910" calcext:value-type="float">
            <text:p>79291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0]/65535" office:value-type="float" office:value="11.9380941481651" calcext:value-type="float">
            <text:p>11.9380941481651</text:p>
          </table:table-cell>
          <table:table-cell office:value-type="float" office:value="782363" calcext:value-type="float">
            <text:p>7823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1]/65535" office:value-type="float" office:value="8.00520332646677" calcext:value-type="float">
            <text:p>8.00520332646677</text:p>
          </table:table-cell>
          <table:table-cell office:value-type="float" office:value="524621" calcext:value-type="float">
            <text:p>52462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2]/65535" office:value-type="float" office:value="1.93990997177081" calcext:value-type="float">
            <text:p>1.93990997177081</text:p>
          </table:table-cell>
          <table:table-cell office:value-type="float" office:value="127132" calcext:value-type="float">
            <text:p>1271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3]/65535" office:value-type="float" office:value="0.451194018463417" calcext:value-type="float">
            <text:p>0.451194018463417</text:p>
          </table:table-cell>
          <table:table-cell office:value-type="float" office:value="29569" calcext:value-type="float">
            <text:p>295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4]/65535" office:value-type="float" office:value="761.254199114977" calcext:value-type="float">
            <text:p>761.254199114977</text:p>
          </table:table-cell>
          <table:table-cell office:value-type="float" office:value="49888793.939" calcext:value-type="float">
            <text:p>49888793.9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5]/65535" office:value-type="float" office:value="753.149217120623" calcext:value-type="float">
            <text:p>753.149217120623</text:p>
          </table:table-cell>
          <table:table-cell office:value-type="float" office:value="49357633.944" calcext:value-type="float">
            <text:p>49357633.9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6]/65535" office:value-type="float" office:value="744.313904310674" calcext:value-type="float">
            <text:p>744.313904310674</text:p>
          </table:table-cell>
          <table:table-cell office:value-type="float" office:value="48778611.719" calcext:value-type="float">
            <text:p>48778611.7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7]/65535" office:value-type="float" office:value="770.687415655756" calcext:value-type="float">
            <text:p>770.687415655756</text:p>
          </table:table-cell>
          <table:table-cell office:value-type="float" office:value="50506999.785" calcext:value-type="float">
            <text:p>50506999.7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8]/65535" office:value-type="float" office:value="801.336131029221" calcext:value-type="float">
            <text:p>801.336131029221</text:p>
          </table:table-cell>
          <table:table-cell office:value-type="float" office:value="52515563.347" calcext:value-type="float">
            <text:p>52515563.3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49]/65535" office:value-type="float" office:value="762.738058838788" calcext:value-type="float">
            <text:p>762.738058838788</text:p>
          </table:table-cell>
          <table:table-cell office:value-type="float" office:value="49986038.686" calcext:value-type="float">
            <text:p>49986038.68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0]/65535" office:value-type="float" office:value="738.889405523766" calcext:value-type="float">
            <text:p>738.889405523766</text:p>
          </table:table-cell>
          <table:table-cell office:value-type="float" office:value="48423117.191" calcext:value-type="float">
            <text:p>48423117.1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1]/65535" office:value-type="float" office:value="705.084938185702" calcext:value-type="float">
            <text:p>705.084938185702</text:p>
          </table:table-cell>
          <table:table-cell office:value-type="float" office:value="46207741.424" calcext:value-type="float">
            <text:p>46207741.4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2]/65535" office:value-type="float" office:value="583.058953734646" calcext:value-type="float">
            <text:p>583.058953734646</text:p>
          </table:table-cell>
          <table:table-cell office:value-type="float" office:value="38210768.533" calcext:value-type="float">
            <text:p>38210768.5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3]/65535" office:value-type="float" office:value="565.875837033646" calcext:value-type="float">
            <text:p>565.875837033646</text:p>
          </table:table-cell>
          <table:table-cell office:value-type="float" office:value="37084672.98" calcext:value-type="float">
            <text:p>37084672.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4]/65535" office:value-type="float" office:value="521.753479438468" calcext:value-type="float">
            <text:p>521.753479438468</text:p>
          </table:table-cell>
          <table:table-cell office:value-type="float" office:value="34193114.275" calcext:value-type="float">
            <text:p>34193114.2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5]/65535" office:value-type="float" office:value="587.597263355459" calcext:value-type="float">
            <text:p>587.597263355459</text:p>
          </table:table-cell>
          <table:table-cell office:value-type="float" office:value="38508186.654" calcext:value-type="float">
            <text:p>38508186.6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6]/65535" office:value-type="float" office:value="488.69414773785" calcext:value-type="float">
            <text:p>488.69414773785</text:p>
          </table:table-cell>
          <table:table-cell office:value-type="float" office:value="32026570.972" calcext:value-type="float">
            <text:p>32026570.9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7]/65535" office:value-type="float" office:value="391.789912062257" calcext:value-type="float">
            <text:p>391.789912062257</text:p>
          </table:table-cell>
          <table:table-cell office:value-type="float" office:value="25675951.887" calcext:value-type="float">
            <text:p>25675951.8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8]/65535" office:value-type="float" office:value="302.685936125734" calcext:value-type="float">
            <text:p>302.685936125734</text:p>
          </table:table-cell>
          <table:table-cell office:value-type="float" office:value="19836522.824" calcext:value-type="float">
            <text:p>19836522.8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59]/65535" office:value-type="float" office:value="205.653353398947" calcext:value-type="float">
            <text:p>205.653353398947</text:p>
          </table:table-cell>
          <table:table-cell office:value-type="float" office:value="13477492.515" calcext:value-type="float">
            <text:p>13477492.5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0]/65535" office:value-type="float" office:value="225.974036652171" calcext:value-type="float">
            <text:p>225.974036652171</text:p>
          </table:table-cell>
          <table:table-cell office:value-type="float" office:value="14809208.492" calcext:value-type="float">
            <text:p>14809208.4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1]/65535" office:value-type="float" office:value="222.018476249332" calcext:value-type="float">
            <text:p>222.018476249332</text:p>
          </table:table-cell>
          <table:table-cell office:value-type="float" office:value="14549980.841" calcext:value-type="float">
            <text:p>14549980.8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2]/65535" office:value-type="float" office:value="200.311854718853" calcext:value-type="float">
            <text:p>200.311854718853</text:p>
          </table:table-cell>
          <table:table-cell office:value-type="float" office:value="13127437.399" calcext:value-type="float">
            <text:p>13127437.3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3]/65535" office:value-type="float" office:value="184.871390157931" calcext:value-type="float">
            <text:p>184.871390157931</text:p>
          </table:table-cell>
          <table:table-cell office:value-type="float" office:value="12115546.554" calcext:value-type="float">
            <text:p>12115546.5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4]/65535" office:value-type="float" office:value="215.407962157626" calcext:value-type="float">
            <text:p>215.407962157626</text:p>
          </table:table-cell>
          <table:table-cell office:value-type="float" office:value="14116760.8" calcext:value-type="float">
            <text:p>14116760.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5]/65535" office:value-type="float" office:value="187.972819043259" calcext:value-type="float">
            <text:p>187.972819043259</text:p>
          </table:table-cell>
          <table:table-cell office:value-type="float" office:value="12318798.696" calcext:value-type="float">
            <text:p>12318798.69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6]/65535" office:value-type="float" office:value="176.766291599908" calcext:value-type="float">
            <text:p>176.766291599908</text:p>
          </table:table-cell>
          <table:table-cell office:value-type="float" office:value="11584378.92" calcext:value-type="float">
            <text:p>11584378.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7]/65535" office:value-type="float" office:value="156.011256763561" calcext:value-type="float">
            <text:p>156.011256763561</text:p>
          </table:table-cell>
          <table:table-cell office:value-type="float" office:value="10224197.712" calcext:value-type="float">
            <text:p>10224197.7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8]/65535" office:value-type="float" office:value="137.455491126879" calcext:value-type="float">
            <text:p>137.455491126879</text:p>
          </table:table-cell>
          <table:table-cell office:value-type="float" office:value="9008145.611" calcext:value-type="float">
            <text:p>9008145.6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69]/65535" office:value-type="float" office:value="46.7099319905394" calcext:value-type="float">
            <text:p>46.7099319905394</text:p>
          </table:table-cell>
          <table:table-cell office:value-type="float" office:value="3061135.393" calcext:value-type="float">
            <text:p>3061135.3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0]/65535" office:value-type="float" office:value="88.7434500648508" calcext:value-type="float">
            <text:p>88.7434500648508</text:p>
          </table:table-cell>
          <table:table-cell office:value-type="float" office:value="5815802" calcext:value-type="float">
            <text:p>58158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1]/65535" office:value-type="float" office:value="124.772701609827" calcext:value-type="float">
            <text:p>124.772701609827</text:p>
          </table:table-cell>
          <table:table-cell office:value-type="float" office:value="8176979" calcext:value-type="float">
            <text:p>81769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2]/65535" office:value-type="float" office:value="182.249027237354" calcext:value-type="float">
            <text:p>182.249027237354</text:p>
          </table:table-cell>
          <table:table-cell office:value-type="float" office:value="11943690" calcext:value-type="float">
            <text:p>1194369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3]/65535" office:value-type="float" office:value="170.824170290684" calcext:value-type="float">
            <text:p>170.824170290684</text:p>
          </table:table-cell>
          <table:table-cell office:value-type="float" office:value="11194962" calcext:value-type="float">
            <text:p>111949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4]/65535" office:value-type="float" office:value="179.049530785077" calcext:value-type="float">
            <text:p>179.049530785077</text:p>
          </table:table-cell>
          <table:table-cell office:value-type="float" office:value="11734011" calcext:value-type="float">
            <text:p>117340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5]/65535" office:value-type="float" office:value="137.47562371252" calcext:value-type="float">
            <text:p>137.47562371252</text:p>
          </table:table-cell>
          <table:table-cell office:value-type="float" office:value="9009465" calcext:value-type="float">
            <text:p>90094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6]/65535" office:value-type="float" office:value="160.255054551003" calcext:value-type="float">
            <text:p>160.255054551003</text:p>
          </table:table-cell>
          <table:table-cell office:value-type="float" office:value="10502315" calcext:value-type="float">
            <text:p>105023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7]/65535" office:value-type="float" office:value="132.614892805371" calcext:value-type="float">
            <text:p>132.614892805371</text:p>
          </table:table-cell>
          <table:table-cell office:value-type="float" office:value="8690917" calcext:value-type="float">
            <text:p>86909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8]/65535" office:value-type="float" office:value="9.41597619592584" calcext:value-type="float">
            <text:p>9.41597619592584</text:p>
          </table:table-cell>
          <table:table-cell office:value-type="float" office:value="617076" calcext:value-type="float">
            <text:p>6170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79]/65535" office:value-type="float" office:value="119.172793163958" calcext:value-type="float">
            <text:p>119.172793163958</text:p>
          </table:table-cell>
          <table:table-cell office:value-type="float" office:value="7809989" calcext:value-type="float">
            <text:p>78099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0]/65535" office:value-type="float" office:value="96.0124818799115" calcext:value-type="float">
            <text:p>96.0124818799115</text:p>
          </table:table-cell>
          <table:table-cell office:value-type="float" office:value="6292178" calcext:value-type="float">
            <text:p>629217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1]/65535" office:value-type="float" office:value="82.5480735484856" calcext:value-type="float">
            <text:p>82.5480735484856</text:p>
          </table:table-cell>
          <table:table-cell office:value-type="float" office:value="5409788" calcext:value-type="float">
            <text:p>54097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2]/65535" office:value-type="float" office:value="30.348302433814" calcext:value-type="float">
            <text:p>30.348302433814</text:p>
          </table:table-cell>
          <table:table-cell office:value-type="float" office:value="1988876" calcext:value-type="float">
            <text:p>19888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3]/65535" office:value-type="float" office:value="17.3657892729076" calcext:value-type="float">
            <text:p>17.3657892729076</text:p>
          </table:table-cell>
          <table:table-cell office:value-type="float" office:value="1138067" calcext:value-type="float">
            <text:p>11380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4]/65535" office:value-type="float" office:value="7.28352788586252" calcext:value-type="float">
            <text:p>7.28352788586252</text:p>
          </table:table-cell>
          <table:table-cell office:value-type="float" office:value="477326" calcext:value-type="float">
            <text:p>4773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5]/65535" office:value-type="float" office:value="64.7461203936828" calcext:value-type="float">
            <text:p>64.7461203936828</text:p>
          </table:table-cell>
          <table:table-cell office:value-type="float" office:value="4243137" calcext:value-type="float">
            <text:p>42431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6]/65535" office:value-type="float" office:value="73.6043945983062" calcext:value-type="float">
            <text:p>73.6043945983062</text:p>
          </table:table-cell>
          <table:table-cell office:value-type="float" office:value="4823664" calcext:value-type="float">
            <text:p>48236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7]/65535" office:value-type="float" office:value="71.8528572518502" calcext:value-type="float">
            <text:p>71.8528572518502</text:p>
          </table:table-cell>
          <table:table-cell office:value-type="float" office:value="4708877" calcext:value-type="float">
            <text:p>47088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8]/65535" office:value-type="float" office:value="71.9722133211261" calcext:value-type="float">
            <text:p>71.9722133211261</text:p>
          </table:table-cell>
          <table:table-cell office:value-type="float" office:value="4716699" calcext:value-type="float">
            <text:p>47166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89]/65535" office:value-type="float" office:value="65.1667048142214" calcext:value-type="float">
            <text:p>65.1667048142214</text:p>
          </table:table-cell>
          <table:table-cell office:value-type="float" office:value="4270700" calcext:value-type="float">
            <text:p>427070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0]/65535" office:value-type="float" office:value="56.5842984664683" calcext:value-type="float">
            <text:p>56.5842984664683</text:p>
          </table:table-cell>
          <table:table-cell office:value-type="float" office:value="3708252" calcext:value-type="float">
            <text:p>37082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1]/65535" office:value-type="float" office:value="43.8317235065232" calcext:value-type="float">
            <text:p>43.8317235065232</text:p>
          </table:table-cell>
          <table:table-cell office:value-type="float" office:value="2872512" calcext:value-type="float">
            <text:p>28725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2]/65535" office:value-type="float" office:value="27.284199282826" calcext:value-type="float">
            <text:p>27.284199282826</text:p>
          </table:table-cell>
          <table:table-cell office:value-type="float" office:value="1788070" calcext:value-type="float">
            <text:p>17880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3]/65535" office:value-type="float" office:value="23.5277485313191" calcext:value-type="float">
            <text:p>23.5277485313191</text:p>
          </table:table-cell>
          <table:table-cell office:value-type="float" office:value="1541891" calcext:value-type="float">
            <text:p>15418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4]/65535" office:value-type="float" office:value="18.3260395208667" calcext:value-type="float">
            <text:p>18.3260395208667</text:p>
          </table:table-cell>
          <table:table-cell office:value-type="float" office:value="1200997" calcext:value-type="float">
            <text:p>120099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5]/65535" office:value-type="float" office:value="12.2951094834821" calcext:value-type="float">
            <text:p>12.2951094834821</text:p>
          </table:table-cell>
          <table:table-cell office:value-type="float" office:value="805760" calcext:value-type="float">
            <text:p>80576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6]/65535" office:value-type="float" office:value="3.26736858167391" calcext:value-type="float">
            <text:p>3.26736858167391</text:p>
          </table:table-cell>
          <table:table-cell office:value-type="float" office:value="214127" calcext:value-type="float">
            <text:p>2141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7]/65535" office:value-type="float" office:value="9.06324864576181" calcext:value-type="float">
            <text:p>9.06324864576181</text:p>
          </table:table-cell>
          <table:table-cell office:value-type="float" office:value="593960" calcext:value-type="float">
            <text:p>59396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8]/65535" office:value-type="float" office:value="9.60225833524071" calcext:value-type="float">
            <text:p>9.60225833524071</text:p>
          </table:table-cell>
          <table:table-cell office:value-type="float" office:value="629284" calcext:value-type="float">
            <text:p>6292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799]/65535" office:value-type="float" office:value="10.1797512779431" calcext:value-type="float">
            <text:p>10.1797512779431</text:p>
          </table:table-cell>
          <table:table-cell office:value-type="float" office:value="667130" calcext:value-type="float">
            <text:p>66713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800]/65535" office:value-type="float" office:value="12.2094148165103" calcext:value-type="float">
            <text:p>12.2094148165103</text:p>
          </table:table-cell>
          <table:table-cell office:value-type="float" office:value="800144" calcext:value-type="float">
            <text:p>8001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801]/65535" office:value-type="float" office:value="13.1350728618296" calcext:value-type="float">
            <text:p>13.1350728618296</text:p>
          </table:table-cell>
          <table:table-cell office:value-type="float" office:value="860807" calcext:value-type="float">
            <text:p>86080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802]/65535" office:value-type="float" office:value="15.998672465095" calcext:value-type="float">
            <text:p>15.998672465095</text:p>
          </table:table-cell>
          <table:table-cell office:value-type="float" office:value="1048473" calcext:value-type="float">
            <text:p>104847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803]/65535" office:value-type="float" office:value="15.4030518043793" calcext:value-type="float">
            <text:p>15.4030518043793</text:p>
          </table:table-cell>
          <table:table-cell office:value-type="float" office:value="1009439" calcext:value-type="float">
            <text:p>10094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table:formula="of:=[.D804]/65535" office:value-type="float" office:value="26.6913557640955" calcext:value-type="float">
            <text:p>26.6913557640955</text:p>
          </table:table-cell>
          <table:table-cell office:value-type="float" office:value="1749218" calcext:value-type="float">
            <text:p>17492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05]/65535" office:value-type="float" office:value="0.00536237125200275" calcext:value-type="float">
            <text:p>0.005362371252003</text:p>
          </table:table-cell>
          <table:table-cell office:value-type="float" office:value="351.423" calcext:value-type="float">
            <text:p>351.4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06]/65535" office:value-type="float" office:value="0.915332433051042" calcext:value-type="float">
            <text:p>0.915332433051042</text:p>
          </table:table-cell>
          <table:table-cell office:value-type="float" office:value="59986.311" calcext:value-type="float">
            <text:p>59986.3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07]/65535" office:value-type="float" office:value="0.212629434653239" calcext:value-type="float">
            <text:p>0.212629434653239</text:p>
          </table:table-cell>
          <table:table-cell office:value-type="float" office:value="13934.67" calcext:value-type="float">
            <text:p>13934.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08]/65535" office:value-type="float" office:value="0.251331731136034" calcext:value-type="float">
            <text:p>0.251331731136034</text:p>
          </table:table-cell>
          <table:table-cell office:value-type="float" office:value="16471.025" calcext:value-type="float">
            <text:p>16471.0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09]/65535" office:value-type="float" office:value="0.141403234912642" calcext:value-type="float">
            <text:p>0.141403234912642</text:p>
          </table:table-cell>
          <table:table-cell office:value-type="float" office:value="9266.861" calcext:value-type="float">
            <text:p>9266.8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0]/65535" office:value-type="float" office:value="1.00182972457465" calcext:value-type="float">
            <text:p>1.00182972457465</text:p>
          </table:table-cell>
          <table:table-cell office:value-type="float" office:value="65654.911" calcext:value-type="float">
            <text:p>65654.9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1]/65535" office:value-type="float" office:value="0.466525780117494" calcext:value-type="float">
            <text:p>0.466525780117494</text:p>
          </table:table-cell>
          <table:table-cell office:value-type="float" office:value="30573.767" calcext:value-type="float">
            <text:p>30573.7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2]/65535" office:value-type="float" office:value="0.401594537270161" calcext:value-type="float">
            <text:p>0.401594537270161</text:p>
          </table:table-cell>
          <table:table-cell office:value-type="float" office:value="26318.498" calcext:value-type="float">
            <text:p>26318.4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3]/65535" office:value-type="float" office:value="0.505111497672999" calcext:value-type="float">
            <text:p>0.505111497672999</text:p>
          </table:table-cell>
          <table:table-cell office:value-type="float" office:value="33102.482" calcext:value-type="float">
            <text:p>33102.48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4]/65535" office:value-type="float" office:value="0.941561394674601" calcext:value-type="float">
            <text:p>0.941561394674601</text:p>
          </table:table-cell>
          <table:table-cell office:value-type="float" office:value="61705.226" calcext:value-type="float">
            <text:p>61705.2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5]/65535" office:value-type="float" office:value="0.777426398107881" calcext:value-type="float">
            <text:p>0.777426398107881</text:p>
          </table:table-cell>
          <table:table-cell office:value-type="float" office:value="50948.639" calcext:value-type="float">
            <text:p>50948.6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6]/65535" office:value-type="float" office:value="0.363125383382925" calcext:value-type="float">
            <text:p>0.363125383382925</text:p>
          </table:table-cell>
          <table:table-cell office:value-type="float" office:value="23797.422" calcext:value-type="float">
            <text:p>23797.4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7]/65535" office:value-type="float" office:value="0.230931425955596" calcext:value-type="float">
            <text:p>0.230931425955596</text:p>
          </table:table-cell>
          <table:table-cell office:value-type="float" office:value="15134.091" calcext:value-type="float">
            <text:p>15134.0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8]/65535" office:value-type="float" office:value="3.23257367818723" calcext:value-type="float">
            <text:p>3.23257367818723</text:p>
          </table:table-cell>
          <table:table-cell office:value-type="float" office:value="211846.716" calcext:value-type="float">
            <text:p>211846.7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19]/65535" office:value-type="float" office:value="2.59305333028153" calcext:value-type="float">
            <text:p>2.59305333028153</text:p>
          </table:table-cell>
          <table:table-cell office:value-type="float" office:value="169935.75" calcext:value-type="float">
            <text:p>169935.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0]/65535" office:value-type="float" office:value="2.62301263447013" calcext:value-type="float">
            <text:p>2.62301263447013</text:p>
          </table:table-cell>
          <table:table-cell office:value-type="float" office:value="171899.133" calcext:value-type="float">
            <text:p>171899.1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1]/65535" office:value-type="float" office:value="2.19635487907225" calcext:value-type="float">
            <text:p>2.19635487907225</text:p>
          </table:table-cell>
          <table:table-cell office:value-type="float" office:value="143938.117" calcext:value-type="float">
            <text:p>143938.1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2]/65535" office:value-type="float" office:value="3.09152016479744" calcext:value-type="float">
            <text:p>3.09152016479744</text:p>
          </table:table-cell>
          <table:table-cell office:value-type="float" office:value="202602.774" calcext:value-type="float">
            <text:p>202602.7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3]/65535" office:value-type="float" office:value="4.82263155565728" calcext:value-type="float">
            <text:p>4.82263155565728</text:p>
          </table:table-cell>
          <table:table-cell office:value-type="float" office:value="316051.159" calcext:value-type="float">
            <text:p>316051.1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4]/65535" office:value-type="float" office:value="3.8674448767834" calcext:value-type="float">
            <text:p>3.8674448767834</text:p>
          </table:table-cell>
          <table:table-cell office:value-type="float" office:value="253453" calcext:value-type="float">
            <text:p>2534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5]/65535" office:value-type="float" office:value="1.94065766384375" calcext:value-type="float">
            <text:p>1.94065766384375</text:p>
          </table:table-cell>
          <table:table-cell office:value-type="float" office:value="127181" calcext:value-type="float">
            <text:p>1271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6]/65535" office:value-type="float" office:value="6.11973754482338" calcext:value-type="float">
            <text:p>6.11973754482338</text:p>
          </table:table-cell>
          <table:table-cell office:value-type="float" office:value="401057" calcext:value-type="float">
            <text:p>4010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7]/65535" office:value-type="float" office:value="7.79700923170825" calcext:value-type="float">
            <text:p>7.79700923170825</text:p>
          </table:table-cell>
          <table:table-cell office:value-type="float" office:value="510977" calcext:value-type="float">
            <text:p>5109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8]/65535" office:value-type="float" office:value="6.59113450827802" calcext:value-type="float">
            <text:p>6.59113450827802</text:p>
          </table:table-cell>
          <table:table-cell office:value-type="float" office:value="431950" calcext:value-type="float">
            <text:p>43195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29]/65535" office:value-type="float" office:value="5.0974441138323" calcext:value-type="float">
            <text:p>5.0974441138323</text:p>
          </table:table-cell>
          <table:table-cell office:value-type="float" office:value="334061" calcext:value-type="float">
            <text:p>3340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0]/65535" office:value-type="float" office:value="4.42153047989624" calcext:value-type="float">
            <text:p>4.42153047989624</text:p>
          </table:table-cell>
          <table:table-cell office:value-type="float" office:value="289765" calcext:value-type="float">
            <text:p>2897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1]/65535" office:value-type="float" office:value="4.57271686884871" calcext:value-type="float">
            <text:p>4.57271686884871</text:p>
          </table:table-cell>
          <table:table-cell office:value-type="float" office:value="299673" calcext:value-type="float">
            <text:p>29967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2]/65535" office:value-type="float" office:value="2.42978561074235" calcext:value-type="float">
            <text:p>2.42978561074235</text:p>
          </table:table-cell>
          <table:table-cell office:value-type="float" office:value="159236" calcext:value-type="float">
            <text:p>1592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3]/65535" office:value-type="float" office:value="134.85912870985" calcext:value-type="float">
            <text:p>134.85912870985</text:p>
          </table:table-cell>
          <table:table-cell office:value-type="float" office:value="8837993" calcext:value-type="float">
            <text:p>88379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4]/65535" office:value-type="float" office:value="5.65769436179141" calcext:value-type="float">
            <text:p>5.65769436179141</text:p>
          </table:table-cell>
          <table:table-cell office:value-type="float" office:value="370777" calcext:value-type="float">
            <text:p>3707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5]/65535" office:value-type="float" office:value="4.08307011520562" calcext:value-type="float">
            <text:p>4.08307011520562</text:p>
          </table:table-cell>
          <table:table-cell office:value-type="float" office:value="267584" calcext:value-type="float">
            <text:p>2675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6]/65535" office:value-type="float" office:value="22.7992065308614" calcext:value-type="float">
            <text:p>22.7992065308614</text:p>
          </table:table-cell>
          <table:table-cell office:value-type="float" office:value="1494146" calcext:value-type="float">
            <text:p>14941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7]/65535" office:value-type="float" office:value="4.53908598458839" calcext:value-type="float">
            <text:p>4.53908598458839</text:p>
          </table:table-cell>
          <table:table-cell office:value-type="float" office:value="297469" calcext:value-type="float">
            <text:p>2974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8]/65535" office:value-type="float" office:value="16.2651255054551" calcext:value-type="float">
            <text:p>16.2651255054551</text:p>
          </table:table-cell>
          <table:table-cell office:value-type="float" office:value="1065935" calcext:value-type="float">
            <text:p>10659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39]/65535" office:value-type="float" office:value="0.472983901731899" calcext:value-type="float">
            <text:p>0.472983901731899</text:p>
          </table:table-cell>
          <table:table-cell office:value-type="float" office:value="30997" calcext:value-type="float">
            <text:p>3099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0]/65535" office:value-type="float" office:value="0.850415808346685" calcext:value-type="float">
            <text:p>0.850415808346685</text:p>
          </table:table-cell>
          <table:table-cell office:value-type="float" office:value="55732" calcext:value-type="float">
            <text:p>557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1]/65535" office:value-type="float" office:value="0.29413290608072" calcext:value-type="float">
            <text:p>0.29413290608072</text:p>
          </table:table-cell>
          <table:table-cell office:value-type="float" office:value="19276" calcext:value-type="float">
            <text:p>192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2]/65535" office:value-type="float" office:value="0.437064164187076" calcext:value-type="float">
            <text:p>0.437064164187076</text:p>
          </table:table-cell>
          <table:table-cell office:value-type="float" office:value="28643" calcext:value-type="float">
            <text:p>286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3]/65535" office:value-type="float" office:value="0.226398107881285" calcext:value-type="float">
            <text:p>0.226398107881285</text:p>
          </table:table-cell>
          <table:table-cell office:value-type="float" office:value="14837" calcext:value-type="float">
            <text:p>148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4]/65535" office:value-type="float" office:value="0.469169146257725" calcext:value-type="float">
            <text:p>0.469169146257725</text:p>
          </table:table-cell>
          <table:table-cell office:value-type="float" office:value="30747" calcext:value-type="float">
            <text:p>307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5]/65535" office:value-type="float" office:value="0.749095902952621" calcext:value-type="float">
            <text:p>0.749095902952621</text:p>
          </table:table-cell>
          <table:table-cell office:value-type="float" office:value="49092" calcext:value-type="float">
            <text:p>490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6]/65535" office:value-type="float" office:value="0.547859922178988" calcext:value-type="float">
            <text:p>0.547859922178988</text:p>
          </table:table-cell>
          <table:table-cell office:value-type="float" office:value="35904" calcext:value-type="float">
            <text:p>359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7]/65535" office:value-type="float" office:value="1.19114976729992" calcext:value-type="float">
            <text:p>1.19114976729992</text:p>
          </table:table-cell>
          <table:table-cell office:value-type="float" office:value="78062" calcext:value-type="float">
            <text:p>780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8]/65535" office:value-type="float" office:value="0.93847562371252" calcext:value-type="float">
            <text:p>0.93847562371252</text:p>
          </table:table-cell>
          <table:table-cell office:value-type="float" office:value="61503" calcext:value-type="float">
            <text:p>615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49]/65535" office:value-type="float" office:value="0.862470435645075" calcext:value-type="float">
            <text:p>0.862470435645075</text:p>
          </table:table-cell>
          <table:table-cell office:value-type="float" office:value="56522" calcext:value-type="float">
            <text:p>565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0]/65535" office:value-type="float" office:value="0.735637445639735" calcext:value-type="float">
            <text:p>0.735637445639735</text:p>
          </table:table-cell>
          <table:table-cell office:value-type="float" office:value="48210" calcext:value-type="float">
            <text:p>4821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1]/65535" office:value-type="float" office:value="0.50240329594873" calcext:value-type="float">
            <text:p>0.50240329594873</text:p>
          </table:table-cell>
          <table:table-cell office:value-type="float" office:value="32925" calcext:value-type="float">
            <text:p>329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2]/65535" office:value-type="float" office:value="0.363500419623102" calcext:value-type="float">
            <text:p>0.363500419623102</text:p>
          </table:table-cell>
          <table:table-cell office:value-type="float" office:value="23822" calcext:value-type="float">
            <text:p>238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3]/655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4]/65535" office:value-type="float" office:value="0.136079957274739" calcext:value-type="float">
            <text:p>0.136079957274739</text:p>
          </table:table-cell>
          <table:table-cell office:value-type="float" office:value="8918" calcext:value-type="float">
            <text:p>89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5]/65535" office:value-type="float" office:value="0.382497901884489" calcext:value-type="float">
            <text:p>0.382497901884489</text:p>
          </table:table-cell>
          <table:table-cell office:value-type="float" office:value="25067" calcext:value-type="float">
            <text:p>250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6]/65535" office:value-type="float" office:value="4.38746396581979" calcext:value-type="float">
            <text:p>4.38746396581979</text:p>
          </table:table-cell>
          <table:table-cell office:value-type="float" office:value="287532.451" calcext:value-type="float">
            <text:p>287532.45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7]/65535" office:value-type="float" office:value="7.99633580529488" calcext:value-type="float">
            <text:p>7.99633580529488</text:p>
          </table:table-cell>
          <table:table-cell office:value-type="float" office:value="524039.867" calcext:value-type="float">
            <text:p>524039.8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8]/65535" office:value-type="float" office:value="13.9863309681849" calcext:value-type="float">
            <text:p>13.9863309681849</text:p>
          </table:table-cell>
          <table:table-cell office:value-type="float" office:value="916594.2" calcext:value-type="float">
            <text:p>916594.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59]/65535" office:value-type="float" office:value="9.94777047379263" calcext:value-type="float">
            <text:p>9.94777047379263</text:p>
          </table:table-cell>
          <table:table-cell office:value-type="float" office:value="651927.138" calcext:value-type="float">
            <text:p>651927.1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0]/65535" office:value-type="float" office:value="5.01206294346532" calcext:value-type="float">
            <text:p>5.01206294346532</text:p>
          </table:table-cell>
          <table:table-cell office:value-type="float" office:value="328465.545" calcext:value-type="float">
            <text:p>328465.5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1]/65535" office:value-type="float" office:value="2.49757991912718" calcext:value-type="float">
            <text:p>2.49757991912718</text:p>
          </table:table-cell>
          <table:table-cell office:value-type="float" office:value="163678.9" calcext:value-type="float">
            <text:p>163678.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2]/65535" office:value-type="float" office:value="8.46950624856947" calcext:value-type="float">
            <text:p>8.46950624856947</text:p>
          </table:table-cell>
          <table:table-cell office:value-type="float" office:value="555049.092" calcext:value-type="float">
            <text:p>555049.0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3]/65535" office:value-type="float" office:value="16.8461037003128" calcext:value-type="float">
            <text:p>16.8461037003128</text:p>
          </table:table-cell>
          <table:table-cell office:value-type="float" office:value="1104009.406" calcext:value-type="float">
            <text:p>1104009.4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4]/65535" office:value-type="float" office:value="29.3102223697261" calcext:value-type="float">
            <text:p>29.3102223697261</text:p>
          </table:table-cell>
          <table:table-cell office:value-type="float" office:value="1920845.423" calcext:value-type="float">
            <text:p>1920845.4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5]/65535" office:value-type="float" office:value="26.3833035019455" calcext:value-type="float">
            <text:p>26.3833035019455</text:p>
          </table:table-cell>
          <table:table-cell office:value-type="float" office:value="1729029.795" calcext:value-type="float">
            <text:p>1729029.7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6]/65535" office:value-type="float" office:value="0.232097154192416" calcext:value-type="float">
            <text:p>0.232097154192416</text:p>
          </table:table-cell>
          <table:table-cell office:value-type="float" office:value="15210.487" calcext:value-type="float">
            <text:p>15210.4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7]/65535" office:value-type="float" office:value="2.16861046768902" calcext:value-type="float">
            <text:p>2.16861046768902</text:p>
          </table:table-cell>
          <table:table-cell office:value-type="float" office:value="142119.887" calcext:value-type="float">
            <text:p>142119.8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8]/65535" office:value-type="float" office:value="0.000816006713969635" calcext:value-type="float">
            <text:p>0.00081600671397</text:p>
          </table:table-cell>
          <table:table-cell office:value-type="float" office:value="53.477" calcext:value-type="float">
            <text:p>53.4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69]/65535" office:value-type="float" office:value="0.151195391775387" calcext:value-type="float">
            <text:p>0.151195391775387</text:p>
          </table:table-cell>
          <table:table-cell office:value-type="float" office:value="9908.59" calcext:value-type="float">
            <text:p>9908.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0]/65535" office:value-type="float" office:value="0.626114427405203" calcext:value-type="float">
            <text:p>0.626114427405203</text:p>
          </table:table-cell>
          <table:table-cell office:value-type="float" office:value="41032.409" calcext:value-type="float">
            <text:p>41032.4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1]/65535" office:value-type="float" office:value="0.594872831311513" calcext:value-type="float">
            <text:p>0.594872831311513</text:p>
          </table:table-cell>
          <table:table-cell office:value-type="float" office:value="38984.991" calcext:value-type="float">
            <text:p>38984.9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2]/65535" office:value-type="float" office:value="0.596155138475624" calcext:value-type="float">
            <text:p>0.596155138475624</text:p>
          </table:table-cell>
          <table:table-cell office:value-type="float" office:value="39069.027" calcext:value-type="float">
            <text:p>39069.0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3]/65535" office:value-type="float" office:value="2.88576853589685" calcext:value-type="float">
            <text:p>2.88576853589685</text:p>
          </table:table-cell>
          <table:table-cell office:value-type="float" office:value="189118.841" calcext:value-type="float">
            <text:p>189118.8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4]/65535" office:value-type="float" office:value="0.179406088349737" calcext:value-type="float">
            <text:p>0.179406088349737</text:p>
          </table:table-cell>
          <table:table-cell office:value-type="float" office:value="11757.378" calcext:value-type="float">
            <text:p>11757.37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5]/65535" office:value-type="float" office:value="3.52598832684825" calcext:value-type="float">
            <text:p>3.52598832684825</text:p>
          </table:table-cell>
          <table:table-cell office:value-type="float" office:value="231075.645" calcext:value-type="float">
            <text:p>231075.6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6]/65535" office:value-type="float" office:value="2.04749095902953" calcext:value-type="float">
            <text:p>2.04749095902953</text:p>
          </table:table-cell>
          <table:table-cell office:value-type="float" office:value="134182.32" calcext:value-type="float">
            <text:p>134182.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7]/65535" office:value-type="float" office:value="3.97735959411002" calcext:value-type="float">
            <text:p>3.97735959411002</text:p>
          </table:table-cell>
          <table:table-cell office:value-type="float" office:value="260656.261" calcext:value-type="float">
            <text:p>260656.2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8]/65535" office:value-type="float" office:value="5.07198155184253" calcext:value-type="float">
            <text:p>5.07198155184253</text:p>
          </table:table-cell>
          <table:table-cell office:value-type="float" office:value="332392.311" calcext:value-type="float">
            <text:p>332392.3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79]/65535" office:value-type="float" office:value="2.82771509880217" calcext:value-type="float">
            <text:p>2.82771509880217</text:p>
          </table:table-cell>
          <table:table-cell office:value-type="float" office:value="185314.309" calcext:value-type="float">
            <text:p>185314.3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0]/65535" office:value-type="float" office:value="4.31693720912489" calcext:value-type="float">
            <text:p>4.31693720912489</text:p>
          </table:table-cell>
          <table:table-cell office:value-type="float" office:value="282910.48" calcext:value-type="float">
            <text:p>282910.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1]/65535" office:value-type="float" office:value="1.42755489433127" calcext:value-type="float">
            <text:p>1.42755489433127</text:p>
          </table:table-cell>
          <table:table-cell office:value-type="float" office:value="93554.81" calcext:value-type="float">
            <text:p>93554.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2]/65535" office:value-type="float" office:value="5.28325322346838" calcext:value-type="float">
            <text:p>5.28325322346838</text:p>
          </table:table-cell>
          <table:table-cell office:value-type="float" office:value="346238" calcext:value-type="float">
            <text:p>3462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3]/65535" office:value-type="float" office:value="5.58147554741741" calcext:value-type="float">
            <text:p>5.58147554741741</text:p>
          </table:table-cell>
          <table:table-cell office:value-type="float" office:value="365782" calcext:value-type="float">
            <text:p>36578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4]/65535" office:value-type="float" office:value="3.11712825207904" calcext:value-type="float">
            <text:p>3.11712825207904</text:p>
          </table:table-cell>
          <table:table-cell office:value-type="float" office:value="204281" calcext:value-type="float">
            <text:p>2042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5]/65535" office:value-type="float" office:value="2.24219119554437" calcext:value-type="float">
            <text:p>2.24219119554437</text:p>
          </table:table-cell>
          <table:table-cell office:value-type="float" office:value="146942" calcext:value-type="float">
            <text:p>1469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6]/65535" office:value-type="float" office:value="1.27496757457847" calcext:value-type="float">
            <text:p>1.27496757457847</text:p>
          </table:table-cell>
          <table:table-cell office:value-type="float" office:value="83555" calcext:value-type="float">
            <text:p>835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7]/65535" office:value-type="float" office:value="2.28624399176013" calcext:value-type="float">
            <text:p>2.28624399176013</text:p>
          </table:table-cell>
          <table:table-cell office:value-type="float" office:value="149829" calcext:value-type="float">
            <text:p>1498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8]/65535" office:value-type="float" office:value="3.02104219119554" calcext:value-type="float">
            <text:p>3.02104219119554</text:p>
          </table:table-cell>
          <table:table-cell office:value-type="float" office:value="197984" calcext:value-type="float">
            <text:p>1979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89]/65535" office:value-type="float" office:value="1.39464408331426" calcext:value-type="float">
            <text:p>1.39464408331426</text:p>
          </table:table-cell>
          <table:table-cell office:value-type="float" office:value="91398" calcext:value-type="float">
            <text:p>913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0]/65535" office:value-type="float" office:value="1.92945754177157" calcext:value-type="float">
            <text:p>1.92945754177157</text:p>
          </table:table-cell>
          <table:table-cell office:value-type="float" office:value="126447" calcext:value-type="float">
            <text:p>1264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1]/65535" office:value-type="float" office:value="4.59736018921187" calcext:value-type="float">
            <text:p>4.59736018921187</text:p>
          </table:table-cell>
          <table:table-cell office:value-type="float" office:value="301288" calcext:value-type="float">
            <text:p>3012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2]/65535" office:value-type="float" office:value="1.62870222018769" calcext:value-type="float">
            <text:p>1.62870222018769</text:p>
          </table:table-cell>
          <table:table-cell office:value-type="float" office:value="106737" calcext:value-type="float">
            <text:p>1067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3]/65535" office:value-type="float" office:value="2.15437552452888" calcext:value-type="float">
            <text:p>2.15437552452888</text:p>
          </table:table-cell>
          <table:table-cell office:value-type="float" office:value="141187" calcext:value-type="float">
            <text:p>1411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4]/65535" office:value-type="float" office:value="1.38680094605936" calcext:value-type="float">
            <text:p>1.38680094605936</text:p>
          </table:table-cell>
          <table:table-cell office:value-type="float" office:value="90884" calcext:value-type="float">
            <text:p>908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5]/65535" office:value-type="float" office:value="0.199542229343099" calcext:value-type="float">
            <text:p>0.199542229343099</text:p>
          </table:table-cell>
          <table:table-cell office:value-type="float" office:value="13077" calcext:value-type="float">
            <text:p>130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6]/65535" office:value-type="float" office:value="0.147631036850538" calcext:value-type="float">
            <text:p>0.147631036850538</text:p>
          </table:table-cell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7]/65535" office:value-type="float" office:value="0.491905088883803" calcext:value-type="float">
            <text:p>0.491905088883803</text:p>
          </table:table-cell>
          <table:table-cell office:value-type="float" office:value="32237" calcext:value-type="float">
            <text:p>322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8]/65535" office:value-type="float" office:value="0.634897383077745" calcext:value-type="float">
            <text:p>0.634897383077745</text:p>
          </table:table-cell>
          <table:table-cell office:value-type="float" office:value="41608" calcext:value-type="float">
            <text:p>416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899]/65535" office:value-type="float" office:value="0.595025558861677" calcext:value-type="float">
            <text:p>0.595025558861677</text:p>
          </table:table-cell>
          <table:table-cell office:value-type="float" office:value="38995" calcext:value-type="float">
            <text:p>389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0]/65535" office:value-type="float" office:value="0.767513542381933" calcext:value-type="float">
            <text:p>0.767513542381933</text:p>
          </table:table-cell>
          <table:table-cell office:value-type="float" office:value="50299" calcext:value-type="float">
            <text:p>502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1]/65535" office:value-type="float" office:value="0.129243915465019" calcext:value-type="float">
            <text:p>0.129243915465019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2]/65535" office:value-type="float" office:value="0.363195239185168" calcext:value-type="float">
            <text:p>0.363195239185168</text:p>
          </table:table-cell>
          <table:table-cell office:value-type="float" office:value="23802" calcext:value-type="float">
            <text:p>238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3]/65535" office:value-type="float" office:value="0.0718089570458534" calcext:value-type="float">
            <text:p>0.071808957045853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4]/65535" office:value-type="float" office:value="0.0644235904478523" calcext:value-type="float">
            <text:p>0.064423590447852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5]/65535" office:value-type="float" office:value="0.140825513084611" calcext:value-type="float">
            <text:p>0.140825513084611</text:p>
          </table:table-cell>
          <table:table-cell office:value-type="float" office:value="9229" calcext:value-type="float">
            <text:p>92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6]/65535" office:value-type="float" office:value="0.126543068589303" calcext:value-type="float">
            <text:p>0.126543068589303</text:p>
          </table:table-cell>
          <table:table-cell office:value-type="float" office:value="8293" calcext:value-type="float">
            <text:p>82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7]/65535" office:value-type="float" office:value="0.0000305180437933928" calcext:value-type="float">
            <text:p>3.0518043793392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8]/655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09]/65535" office:value-type="float" office:value="0.529060807202258" calcext:value-type="float">
            <text:p>0.529060807202258</text:p>
          </table:table-cell>
          <table:table-cell office:value-type="float" office:value="34672" calcext:value-type="float">
            <text:p>346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10]/65535" office:value-type="float" office:value="0.0278019378957809" calcext:value-type="float">
            <text:p>0.027801937895781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11]/65535" office:value-type="float" office:value="0.0575265125505455" calcext:value-type="float">
            <text:p>0.057526512550546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12]/65535" office:value-type="float" office:value="0.64776073853666" calcext:value-type="float">
            <text:p>0.64776073853666</text:p>
          </table:table-cell>
          <table:table-cell office:value-type="float" office:value="42451" calcext:value-type="float">
            <text:p>4245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13]/65535" office:value-type="float" office:value="0.834561684596017" calcext:value-type="float">
            <text:p>0.834561684596017</text:p>
          </table:table-cell>
          <table:table-cell office:value-type="float" office:value="54693" calcext:value-type="float">
            <text:p>546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table:formula="of:=[.D914]/65535" office:value-type="float" office:value="1.31720454718853" calcext:value-type="float">
            <text:p>1.31720454718853</text:p>
          </table:table-cell>
          <table:table-cell office:value-type="float" office:value="86323" calcext:value-type="float">
            <text:p>863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15]/65535" office:value-type="float" office:value="21.4006169985504" calcext:value-type="float">
            <text:p>21.4006169985504</text:p>
          </table:table-cell>
          <table:table-cell office:value-type="float" office:value="1402489.435" calcext:value-type="float">
            <text:p>1402489.4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16]/65535" office:value-type="float" office:value="16.7831541924163" calcext:value-type="float">
            <text:p>16.7831541924163</text:p>
          </table:table-cell>
          <table:table-cell office:value-type="float" office:value="1099884.01" calcext:value-type="float">
            <text:p>1099884.0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17]/65535" office:value-type="float" office:value="40.2078309300374" calcext:value-type="float">
            <text:p>40.2078309300374</text:p>
          </table:table-cell>
          <table:table-cell office:value-type="float" office:value="2635020.2" calcext:value-type="float">
            <text:p>2635020.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18]/65535" office:value-type="float" office:value="21.2728528114748" calcext:value-type="float">
            <text:p>21.2728528114748</text:p>
          </table:table-cell>
          <table:table-cell office:value-type="float" office:value="1394116.409" calcext:value-type="float">
            <text:p>1394116.4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19]/65535" office:value-type="float" office:value="43.162843915465" calcext:value-type="float">
            <text:p>43.162843915465</text:p>
          </table:table-cell>
          <table:table-cell office:value-type="float" office:value="2828676.976" calcext:value-type="float">
            <text:p>2828676.9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0]/65535" office:value-type="float" office:value="34.8698294346532" calcext:value-type="float">
            <text:p>34.8698294346532</text:p>
          </table:table-cell>
          <table:table-cell office:value-type="float" office:value="2285194.272" calcext:value-type="float">
            <text:p>2285194.2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1]/65535" office:value-type="float" office:value="34.9761441519799" calcext:value-type="float">
            <text:p>34.9761441519799</text:p>
          </table:table-cell>
          <table:table-cell office:value-type="float" office:value="2292161.607" calcext:value-type="float">
            <text:p>2292161.60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2]/65535" office:value-type="float" office:value="22.7632406347753" calcext:value-type="float">
            <text:p>22.7632406347753</text:p>
          </table:table-cell>
          <table:table-cell office:value-type="float" office:value="1491788.975" calcext:value-type="float">
            <text:p>1491788.9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3]/65535" office:value-type="float" office:value="56.8268501106279" calcext:value-type="float">
            <text:p>56.8268501106279</text:p>
          </table:table-cell>
          <table:table-cell office:value-type="float" office:value="3724147.622" calcext:value-type="float">
            <text:p>3724147.6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4]/65535" office:value-type="float" office:value="32.2995078660258" calcext:value-type="float">
            <text:p>32.2995078660258</text:p>
          </table:table-cell>
          <table:table-cell office:value-type="float" office:value="2116748.248" calcext:value-type="float">
            <text:p>2116748.2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5]/65535" office:value-type="float" office:value="64.46507316701" calcext:value-type="float">
            <text:p>64.46507316701</text:p>
          </table:table-cell>
          <table:table-cell office:value-type="float" office:value="4224718.57" calcext:value-type="float">
            <text:p>4224718.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6]/65535" office:value-type="float" office:value="53.4753718013275" calcext:value-type="float">
            <text:p>53.4753718013275</text:p>
          </table:table-cell>
          <table:table-cell office:value-type="float" office:value="3504508.491" calcext:value-type="float">
            <text:p>3504508.4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7]/65535" office:value-type="float" office:value="56.7318429846647" calcext:value-type="float">
            <text:p>56.7318429846647</text:p>
          </table:table-cell>
          <table:table-cell office:value-type="float" office:value="3717921.33" calcext:value-type="float">
            <text:p>3717921.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8]/65535" office:value-type="float" office:value="21.2026757763027" calcext:value-type="float">
            <text:p>21.2026757763027</text:p>
          </table:table-cell>
          <table:table-cell office:value-type="float" office:value="1389517.357" calcext:value-type="float">
            <text:p>1389517.3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29]/65535" office:value-type="float" office:value="57.7568707713436" calcext:value-type="float">
            <text:p>57.7568707713436</text:p>
          </table:table-cell>
          <table:table-cell office:value-type="float" office:value="3785096.526" calcext:value-type="float">
            <text:p>3785096.5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0]/65535" office:value-type="float" office:value="99.2509699244678" calcext:value-type="float">
            <text:p>99.2509699244678</text:p>
          </table:table-cell>
          <table:table-cell office:value-type="float" office:value="6504412.314" calcext:value-type="float">
            <text:p>6504412.3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1]/65535" office:value-type="float" office:value="104.080712458991" calcext:value-type="float">
            <text:p>104.080712458991</text:p>
          </table:table-cell>
          <table:table-cell office:value-type="float" office:value="6820929.491" calcext:value-type="float">
            <text:p>6820929.4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2]/65535" office:value-type="float" office:value="94.1501948119326" calcext:value-type="float">
            <text:p>94.1501948119326</text:p>
          </table:table-cell>
          <table:table-cell office:value-type="float" office:value="6170133.017" calcext:value-type="float">
            <text:p>6170133.0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3]/65535" office:value-type="float" office:value="151.405800991836" calcext:value-type="float">
            <text:p>151.405800991836</text:p>
          </table:table-cell>
          <table:table-cell office:value-type="float" office:value="9922379.168" calcext:value-type="float">
            <text:p>9922379.1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4]/65535" office:value-type="float" office:value="156.201037872892" calcext:value-type="float">
            <text:p>156.201037872892</text:p>
          </table:table-cell>
          <table:table-cell office:value-type="float" office:value="10236635.017" calcext:value-type="float">
            <text:p>10236635.0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5]/65535" office:value-type="float" office:value="186.378797680629" calcext:value-type="float">
            <text:p>186.378797680629</text:p>
          </table:table-cell>
          <table:table-cell office:value-type="float" office:value="12214334.506" calcext:value-type="float">
            <text:p>12214334.5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6]/65535" office:value-type="float" office:value="273.319408926528" calcext:value-type="float">
            <text:p>273.319408926528</text:p>
          </table:table-cell>
          <table:table-cell office:value-type="float" office:value="17911987.464" calcext:value-type="float">
            <text:p>17911987.4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7]/65535" office:value-type="float" office:value="10.8579232471199" calcext:value-type="float">
            <text:p>10.8579232471199</text:p>
          </table:table-cell>
          <table:table-cell office:value-type="float" office:value="711574" calcext:value-type="float">
            <text:p>7115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8]/65535" office:value-type="float" office:value="25.4575112535286" calcext:value-type="float">
            <text:p>25.4575112535286</text:p>
          </table:table-cell>
          <table:table-cell office:value-type="float" office:value="1668358" calcext:value-type="float">
            <text:p>16683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39]/65535" office:value-type="float" office:value="17.3031662470436" calcext:value-type="float">
            <text:p>17.3031662470436</text:p>
          </table:table-cell>
          <table:table-cell office:value-type="float" office:value="1133963" calcext:value-type="float">
            <text:p>11339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0]/65535" office:value-type="float" office:value="42.7094987411307" calcext:value-type="float">
            <text:p>42.7094987411307</text:p>
          </table:table-cell>
          <table:table-cell office:value-type="float" office:value="2798967" calcext:value-type="float">
            <text:p>27989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1]/65535" office:value-type="float" office:value="46.237216754406" calcext:value-type="float">
            <text:p>46.237216754406</text:p>
          </table:table-cell>
          <table:table-cell office:value-type="float" office:value="3030156" calcext:value-type="float">
            <text:p>30301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2]/65535" office:value-type="float" office:value="50.7735408560311" calcext:value-type="float">
            <text:p>50.7735408560311</text:p>
          </table:table-cell>
          <table:table-cell office:value-type="float" office:value="3327444" calcext:value-type="float">
            <text:p>33274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3]/65535" office:value-type="float" office:value="52.8518043793393" calcext:value-type="float">
            <text:p>52.8518043793393</text:p>
          </table:table-cell>
          <table:table-cell office:value-type="float" office:value="3463643" calcext:value-type="float">
            <text:p>346364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4]/65535" office:value-type="float" office:value="43.1946288242924" calcext:value-type="float">
            <text:p>43.1946288242924</text:p>
          </table:table-cell>
          <table:table-cell office:value-type="float" office:value="2830760" calcext:value-type="float">
            <text:p>283076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5]/65535" office:value-type="float" office:value="66.8495307850767" calcext:value-type="float">
            <text:p>66.8495307850767</text:p>
          </table:table-cell>
          <table:table-cell office:value-type="float" office:value="4380984" calcext:value-type="float">
            <text:p>43809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6]/65535" office:value-type="float" office:value="53.8571755550469" calcext:value-type="float">
            <text:p>53.8571755550469</text:p>
          </table:table-cell>
          <table:table-cell office:value-type="float" office:value="3529530" calcext:value-type="float">
            <text:p>352953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7]/65535" office:value-type="float" office:value="61.5329060807202" calcext:value-type="float">
            <text:p>61.5329060807202</text:p>
          </table:table-cell>
          <table:table-cell office:value-type="float" office:value="4032559" calcext:value-type="float">
            <text:p>40325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8]/65535" office:value-type="float" office:value="75.4439917601282" calcext:value-type="float">
            <text:p>75.4439917601282</text:p>
          </table:table-cell>
          <table:table-cell office:value-type="float" office:value="4944222" calcext:value-type="float">
            <text:p>49442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49]/65535" office:value-type="float" office:value="88.357900358587" calcext:value-type="float">
            <text:p>88.357900358587</text:p>
          </table:table-cell>
          <table:table-cell office:value-type="float" office:value="5790535" calcext:value-type="float">
            <text:p>57905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0]/65535" office:value-type="float" office:value="1.42696269169146" calcext:value-type="float">
            <text:p>1.42696269169146</text:p>
          </table:table-cell>
          <table:table-cell office:value-type="float" office:value="93516" calcext:value-type="float">
            <text:p>935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1]/65535" office:value-type="float" office:value="6.18440527962158" calcext:value-type="float">
            <text:p>6.18440527962158</text:p>
          </table:table-cell>
          <table:table-cell office:value-type="float" office:value="405295" calcext:value-type="float">
            <text:p>4052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2]/65535" office:value-type="float" office:value="18.0828564888991" calcext:value-type="float">
            <text:p>18.0828564888991</text:p>
          </table:table-cell>
          <table:table-cell office:value-type="float" office:value="1185060" calcext:value-type="float">
            <text:p>118506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3]/65535" office:value-type="float" office:value="17.6774090180819" calcext:value-type="float">
            <text:p>17.6774090180819</text:p>
          </table:table-cell>
          <table:table-cell office:value-type="float" office:value="1158489" calcext:value-type="float">
            <text:p>11584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4]/65535" office:value-type="float" office:value="15.9748378728923" calcext:value-type="float">
            <text:p>15.9748378728923</text:p>
          </table:table-cell>
          <table:table-cell office:value-type="float" office:value="1046911" calcext:value-type="float">
            <text:p>10469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5]/65535" office:value-type="float" office:value="7.63636224917983" calcext:value-type="float">
            <text:p>7.63636224917983</text:p>
          </table:table-cell>
          <table:table-cell office:value-type="float" office:value="500449" calcext:value-type="float">
            <text:p>5004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6]/65535" office:value-type="float" office:value="7.26526283665217" calcext:value-type="float">
            <text:p>7.26526283665217</text:p>
          </table:table-cell>
          <table:table-cell office:value-type="float" office:value="476129" calcext:value-type="float">
            <text:p>4761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7]/65535" office:value-type="float" office:value="11.8574807354849" calcext:value-type="float">
            <text:p>11.8574807354849</text:p>
          </table:table-cell>
          <table:table-cell office:value-type="float" office:value="777080" calcext:value-type="float">
            <text:p>77708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8]/65535" office:value-type="float" office:value="13.7564965285725" calcext:value-type="float">
            <text:p>13.7564965285725</text:p>
          </table:table-cell>
          <table:table-cell office:value-type="float" office:value="901532" calcext:value-type="float">
            <text:p>9015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59]/65535" office:value-type="float" office:value="10.4493934538796" calcext:value-type="float">
            <text:p>10.4493934538796</text:p>
          </table:table-cell>
          <table:table-cell office:value-type="float" office:value="684801" calcext:value-type="float">
            <text:p>68480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0]/65535" office:value-type="float" office:value="10.9835202563516" calcext:value-type="float">
            <text:p>10.9835202563516</text:p>
          </table:table-cell>
          <table:table-cell office:value-type="float" office:value="719805" calcext:value-type="float">
            <text:p>7198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1]/65535" office:value-type="float" office:value="7.2858930342565" calcext:value-type="float">
            <text:p>7.2858930342565</text:p>
          </table:table-cell>
          <table:table-cell office:value-type="float" office:value="477481" calcext:value-type="float">
            <text:p>4774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2]/65535" office:value-type="float" office:value="6.29732204165713" calcext:value-type="float">
            <text:p>6.29732204165713</text:p>
          </table:table-cell>
          <table:table-cell office:value-type="float" office:value="412695" calcext:value-type="float">
            <text:p>4126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3]/65535" office:value-type="float" office:value="4.90986495765621" calcext:value-type="float">
            <text:p>4.90986495765621</text:p>
          </table:table-cell>
          <table:table-cell office:value-type="float" office:value="321768" calcext:value-type="float">
            <text:p>3217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4]/65535" office:value-type="float" office:value="1.66691081101701" calcext:value-type="float">
            <text:p>1.66691081101701</text:p>
          </table:table-cell>
          <table:table-cell office:value-type="float" office:value="109241" calcext:value-type="float">
            <text:p>1092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5]/65535" office:value-type="float" office:value="0.928969253070878" calcext:value-type="float">
            <text:p>0.928969253070878</text:p>
          </table:table-cell>
          <table:table-cell office:value-type="float" office:value="60880" calcext:value-type="float">
            <text:p>6088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6]/6553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7]/65535" office:value-type="float" office:value="0.072281986724651" calcext:value-type="float">
            <text:p>0.072281986724651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8]/65535" office:value-type="float" office:value="244.880687495232" calcext:value-type="float">
            <text:p>244.880687495232</text:p>
          </table:table-cell>
          <table:table-cell office:value-type="float" office:value="16048255.855" calcext:value-type="float">
            <text:p>16048255.8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69]/65535" office:value-type="float" office:value="366.452153215839" calcext:value-type="float">
            <text:p>366.452153215839</text:p>
          </table:table-cell>
          <table:table-cell office:value-type="float" office:value="24015441.861" calcext:value-type="float">
            <text:p>24015441.8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0]/65535" office:value-type="float" office:value="281.99256849012" calcext:value-type="float">
            <text:p>281.99256849012</text:p>
          </table:table-cell>
          <table:table-cell office:value-type="float" office:value="18480382.976" calcext:value-type="float">
            <text:p>18480382.9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1]/65535" office:value-type="float" office:value="241.418231555657" calcext:value-type="float">
            <text:p>241.418231555657</text:p>
          </table:table-cell>
          <table:table-cell office:value-type="float" office:value="15821343.805" calcext:value-type="float">
            <text:p>15821343.8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2]/65535" office:value-type="float" office:value="162.399116121157" calcext:value-type="float">
            <text:p>162.399116121157</text:p>
          </table:table-cell>
          <table:table-cell office:value-type="float" office:value="10642826.075" calcext:value-type="float">
            <text:p>10642826.0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3]/65535" office:value-type="float" office:value="130.759062623026" calcext:value-type="float">
            <text:p>130.759062623026</text:p>
          </table:table-cell>
          <table:table-cell office:value-type="float" office:value="8569295.169" calcext:value-type="float">
            <text:p>8569295.1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4]/65535" office:value-type="float" office:value="177.99147550164" calcext:value-type="float">
            <text:p>177.99147550164</text:p>
          </table:table-cell>
          <table:table-cell office:value-type="float" office:value="11664671.347" calcext:value-type="float">
            <text:p>11664671.3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5]/65535" office:value-type="float" office:value="174.834674372473" calcext:value-type="float">
            <text:p>174.834674372473</text:p>
          </table:table-cell>
          <table:table-cell office:value-type="float" office:value="11457790.385" calcext:value-type="float">
            <text:p>11457790.3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6]/65535" office:value-type="float" office:value="211.757357122148" calcext:value-type="float">
            <text:p>211.757357122148</text:p>
          </table:table-cell>
          <table:table-cell office:value-type="float" office:value="13877518.399" calcext:value-type="float">
            <text:p>13877518.3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7]/65535" office:value-type="float" office:value="120.485936461433" calcext:value-type="float">
            <text:p>120.485936461433</text:p>
          </table:table-cell>
          <table:table-cell office:value-type="float" office:value="7896045.846" calcext:value-type="float">
            <text:p>7896045.8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8]/65535" office:value-type="float" office:value="56.0359012283513" calcext:value-type="float">
            <text:p>56.0359012283513</text:p>
          </table:table-cell>
          <table:table-cell office:value-type="float" office:value="3672312.787" calcext:value-type="float">
            <text:p>3672312.7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79]/65535" office:value-type="float" office:value="138.302628274968" calcext:value-type="float">
            <text:p>138.302628274968</text:p>
          </table:table-cell>
          <table:table-cell office:value-type="float" office:value="9063662.744" calcext:value-type="float">
            <text:p>9063662.7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0]/65535" office:value-type="float" office:value="130.657177676051" calcext:value-type="float">
            <text:p>130.657177676051</text:p>
          </table:table-cell>
          <table:table-cell office:value-type="float" office:value="8562618.139" calcext:value-type="float">
            <text:p>8562618.1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1]/65535" office:value-type="float" office:value="64.9626074158847" calcext:value-type="float">
            <text:p>64.9626074158847</text:p>
          </table:table-cell>
          <table:table-cell office:value-type="float" office:value="4257324.477" calcext:value-type="float">
            <text:p>4257324.47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2]/65535" office:value-type="float" office:value="44.9001336995499" calcext:value-type="float">
            <text:p>44.9001336995499</text:p>
          </table:table-cell>
          <table:table-cell office:value-type="float" office:value="2942530.262" calcext:value-type="float">
            <text:p>2942530.2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3]/65535" office:value-type="float" office:value="36.5098971999695" calcext:value-type="float">
            <text:p>36.5098971999695</text:p>
          </table:table-cell>
          <table:table-cell office:value-type="float" office:value="2392676.113" calcext:value-type="float">
            <text:p>2392676.11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4]/65535" office:value-type="float" office:value="27.4336276646067" calcext:value-type="float">
            <text:p>27.4336276646067</text:p>
          </table:table-cell>
          <table:table-cell office:value-type="float" office:value="1797862.789" calcext:value-type="float">
            <text:p>1797862.7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5]/65535" office:value-type="float" office:value="25.2741098954757" calcext:value-type="float">
            <text:p>25.2741098954757</text:p>
          </table:table-cell>
          <table:table-cell office:value-type="float" office:value="1656338.792" calcext:value-type="float">
            <text:p>1656338.7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6]/65535" office:value-type="float" office:value="21.6242043030442" calcext:value-type="float">
            <text:p>21.6242043030442</text:p>
          </table:table-cell>
          <table:table-cell office:value-type="float" office:value="1417142.229" calcext:value-type="float">
            <text:p>1417142.2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7]/65535" office:value-type="float" office:value="33.5433434653239" calcext:value-type="float">
            <text:p>33.5433434653239</text:p>
          </table:table-cell>
          <table:table-cell office:value-type="float" office:value="2198263.014" calcext:value-type="float">
            <text:p>2198263.0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8]/65535" office:value-type="float" office:value="17.6926579690242" calcext:value-type="float">
            <text:p>17.6926579690242</text:p>
          </table:table-cell>
          <table:table-cell office:value-type="float" office:value="1159488.34" calcext:value-type="float">
            <text:p>1159488.3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89]/65535" office:value-type="float" office:value="1.15593943694209" calcext:value-type="float">
            <text:p>1.15593943694209</text:p>
          </table:table-cell>
          <table:table-cell office:value-type="float" office:value="75754.491" calcext:value-type="float">
            <text:p>75754.4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0]/65535" office:value-type="float" office:value="3.88934685282673" calcext:value-type="float">
            <text:p>3.88934685282673</text:p>
          </table:table-cell>
          <table:table-cell office:value-type="float" office:value="254888.346" calcext:value-type="float">
            <text:p>254888.3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1]/65535" office:value-type="float" office:value="45.6399069657435" calcext:value-type="float">
            <text:p>45.6399069657435</text:p>
          </table:table-cell>
          <table:table-cell office:value-type="float" office:value="2991011.303" calcext:value-type="float">
            <text:p>2991011.3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2]/65535" office:value-type="float" office:value="26.7171690241855" calcext:value-type="float">
            <text:p>26.7171690241855</text:p>
          </table:table-cell>
          <table:table-cell office:value-type="float" office:value="1750909.672" calcext:value-type="float">
            <text:p>1750909.67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3]/65535" office:value-type="float" office:value="88.5240100709544" calcext:value-type="float">
            <text:p>88.5240100709544</text:p>
          </table:table-cell>
          <table:table-cell office:value-type="float" office:value="5801421" calcext:value-type="float">
            <text:p>580142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4]/65535" office:value-type="float" office:value="76.4973983367666" calcext:value-type="float">
            <text:p>76.4973983367666</text:p>
          </table:table-cell>
          <table:table-cell office:value-type="float" office:value="5013257" calcext:value-type="float">
            <text:p>50132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5]/65535" office:value-type="float" office:value="64.6828564888991" calcext:value-type="float">
            <text:p>64.6828564888991</text:p>
          </table:table-cell>
          <table:table-cell office:value-type="float" office:value="4238991" calcext:value-type="float">
            <text:p>42389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6]/65535" office:value-type="float" office:value="73.6433508812085" calcext:value-type="float">
            <text:p>73.6433508812085</text:p>
          </table:table-cell>
          <table:table-cell office:value-type="float" office:value="4826217" calcext:value-type="float">
            <text:p>48262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7]/65535" office:value-type="float" office:value="63.4351110093843" calcext:value-type="float">
            <text:p>63.4351110093843</text:p>
          </table:table-cell>
          <table:table-cell office:value-type="float" office:value="4157220" calcext:value-type="float">
            <text:p>415722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8]/65535" office:value-type="float" office:value="63.9390554665446" calcext:value-type="float">
            <text:p>63.9390554665446</text:p>
          </table:table-cell>
          <table:table-cell office:value-type="float" office:value="4190246" calcext:value-type="float">
            <text:p>41902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999]/65535" office:value-type="float" office:value="48.9687953002213" calcext:value-type="float">
            <text:p>48.9687953002213</text:p>
          </table:table-cell>
          <table:table-cell office:value-type="float" office:value="3209170" calcext:value-type="float">
            <text:p>32091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0]/65535" office:value-type="float" office:value="29.9489585717556" calcext:value-type="float">
            <text:p>29.9489585717556</text:p>
          </table:table-cell>
          <table:table-cell office:value-type="float" office:value="1962705" calcext:value-type="float">
            <text:p>19627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1]/65535" office:value-type="float" office:value="36.1087052719921" calcext:value-type="float">
            <text:p>36.1087052719921</text:p>
          </table:table-cell>
          <table:table-cell office:value-type="float" office:value="2366384" calcext:value-type="float">
            <text:p>23663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2]/65535" office:value-type="float" office:value="27.9191729610132" calcext:value-type="float">
            <text:p>27.9191729610132</text:p>
          </table:table-cell>
          <table:table-cell office:value-type="float" office:value="1829683" calcext:value-type="float">
            <text:p>18296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3]/65535" office:value-type="float" office:value="18.828213931487" calcext:value-type="float">
            <text:p>18.828213931487</text:p>
          </table:table-cell>
          <table:table-cell office:value-type="float" office:value="1233907" calcext:value-type="float">
            <text:p>123390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4]/65535" office:value-type="float" office:value="9.27739375906005" calcext:value-type="float">
            <text:p>9.27739375906005</text:p>
          </table:table-cell>
          <table:table-cell office:value-type="float" office:value="607994" calcext:value-type="float">
            <text:p>60799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5]/65535" office:value-type="float" office:value="25.1207904173342" calcext:value-type="float">
            <text:p>25.1207904173342</text:p>
          </table:table-cell>
          <table:table-cell office:value-type="float" office:value="1646291" calcext:value-type="float">
            <text:p>16462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6]/65535" office:value-type="float" office:value="25.7118791485466" calcext:value-type="float">
            <text:p>25.7118791485466</text:p>
          </table:table-cell>
          <table:table-cell office:value-type="float" office:value="1685028" calcext:value-type="float">
            <text:p>16850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7]/65535" office:value-type="float" office:value="25.5618219272145" calcext:value-type="float">
            <text:p>25.5618219272145</text:p>
          </table:table-cell>
          <table:table-cell office:value-type="float" office:value="1675194" calcext:value-type="float">
            <text:p>167519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8]/65535" office:value-type="float" office:value="27.5568474860761" calcext:value-type="float">
            <text:p>27.5568474860761</text:p>
          </table:table-cell>
          <table:table-cell office:value-type="float" office:value="1805938" calcext:value-type="float">
            <text:p>18059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09]/65535" office:value-type="float" office:value="16.0264744029908" calcext:value-type="float">
            <text:p>16.0264744029908</text:p>
          </table:table-cell>
          <table:table-cell office:value-type="float" office:value="1050295" calcext:value-type="float">
            <text:p>10502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0]/65535" office:value-type="float" office:value="20.6970321202411" calcext:value-type="float">
            <text:p>20.6970321202411</text:p>
          </table:table-cell>
          <table:table-cell office:value-type="float" office:value="1356380" calcext:value-type="float">
            <text:p>135638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1]/65535" office:value-type="float" office:value="8.31506828412299" calcext:value-type="float">
            <text:p>8.31506828412299</text:p>
          </table:table-cell>
          <table:table-cell office:value-type="float" office:value="544928" calcext:value-type="float">
            <text:p>5449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2]/65535" office:value-type="float" office:value="5.91926451514458" calcext:value-type="float">
            <text:p>5.91926451514458</text:p>
          </table:table-cell>
          <table:table-cell office:value-type="float" office:value="387919" calcext:value-type="float">
            <text:p>3879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3]/65535" office:value-type="float" office:value="3.25137712672618" calcext:value-type="float">
            <text:p>3.25137712672618</text:p>
          </table:table-cell>
          <table:table-cell office:value-type="float" office:value="213079" calcext:value-type="float">
            <text:p>2130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4]/65535" office:value-type="float" office:value="3.74401464866102" calcext:value-type="float">
            <text:p>3.74401464866102</text:p>
          </table:table-cell>
          <table:table-cell office:value-type="float" office:value="245364" calcext:value-type="float">
            <text:p>2453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5]/65535" office:value-type="float" office:value="0.397375448233768" calcext:value-type="float">
            <text:p>0.397375448233768</text:p>
          </table:table-cell>
          <table:table-cell office:value-type="float" office:value="26042" calcext:value-type="float">
            <text:p>2604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6]/65535" office:value-type="float" office:value="1.6415808346685" calcext:value-type="float">
            <text:p>1.6415808346685</text:p>
          </table:table-cell>
          <table:table-cell office:value-type="float" office:value="107581" calcext:value-type="float">
            <text:p>1075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7]/65535" office:value-type="float" office:value="2.52033264667735" calcext:value-type="float">
            <text:p>2.52033264667735</text:p>
          </table:table-cell>
          <table:table-cell office:value-type="float" office:value="165170" calcext:value-type="float">
            <text:p>1651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8]/65535" office:value-type="float" office:value="2.60114442664225" calcext:value-type="float">
            <text:p>2.60114442664225</text:p>
          </table:table-cell>
          <table:table-cell office:value-type="float" office:value="170466" calcext:value-type="float">
            <text:p>1704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table:formula="of:=[.D1019]/65535" office:value-type="float" office:value="10.1214312962539" calcext:value-type="float">
            <text:p>10.1214312962539</text:p>
          </table:table-cell>
          <table:table-cell office:value-type="float" office:value="663308" calcext:value-type="float">
            <text:p>6633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0]/65535" office:value-type="float" office:value="114.014377569238" calcext:value-type="float">
            <text:p>114.014377569238</text:p>
          </table:table-cell>
          <table:table-cell office:value-type="float" office:value="7471932.234" calcext:value-type="float">
            <text:p>7471932.23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1]/65535" office:value-type="float" office:value="178.625283756771" calcext:value-type="float">
            <text:p>178.625283756771</text:p>
          </table:table-cell>
          <table:table-cell office:value-type="float" office:value="11706207.971" calcext:value-type="float">
            <text:p>11706207.97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2]/65535" office:value-type="float" office:value="116.545530556191" calcext:value-type="float">
            <text:p>116.545530556191</text:p>
          </table:table-cell>
          <table:table-cell office:value-type="float" office:value="7637811.345" calcext:value-type="float">
            <text:p>7637811.34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3]/65535" office:value-type="float" office:value="251.079931486992" calcext:value-type="float">
            <text:p>251.079931486992</text:p>
          </table:table-cell>
          <table:table-cell office:value-type="float" office:value="16454523.31" calcext:value-type="float">
            <text:p>16454523.3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4]/65535" office:value-type="float" office:value="245.263980041199" calcext:value-type="float">
            <text:p>245.263980041199</text:p>
          </table:table-cell>
          <table:table-cell office:value-type="float" office:value="16073374.932" calcext:value-type="float">
            <text:p>16073374.9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5]/65535" office:value-type="float" office:value="234.302839108873" calcext:value-type="float">
            <text:p>234.302839108873</text:p>
          </table:table-cell>
          <table:table-cell office:value-type="float" office:value="15355036.561" calcext:value-type="float">
            <text:p>15355036.5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6]/65535" office:value-type="float" office:value="298.528704158083" calcext:value-type="float">
            <text:p>298.528704158083</text:p>
          </table:table-cell>
          <table:table-cell office:value-type="float" office:value="19564078.627" calcext:value-type="float">
            <text:p>19564078.6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7]/65535" office:value-type="float" office:value="262.080940444038" calcext:value-type="float">
            <text:p>262.080940444038</text:p>
          </table:table-cell>
          <table:table-cell office:value-type="float" office:value="17175474.432" calcext:value-type="float">
            <text:p>17175474.4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8]/65535" office:value-type="float" office:value="271.715945143816" calcext:value-type="float">
            <text:p>271.715945143816</text:p>
          </table:table-cell>
          <table:table-cell office:value-type="float" office:value="17806904.465" calcext:value-type="float">
            <text:p>17806904.4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29]/65535" office:value-type="float" office:value="284.600310048066" calcext:value-type="float">
            <text:p>284.600310048066</text:p>
          </table:table-cell>
          <table:table-cell office:value-type="float" office:value="18651281.319" calcext:value-type="float">
            <text:p>18651281.3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0]/65535" office:value-type="float" office:value="292.861616632334" calcext:value-type="float">
            <text:p>292.861616632334</text:p>
          </table:table-cell>
          <table:table-cell office:value-type="float" office:value="19192686.046" calcext:value-type="float">
            <text:p>19192686.04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1]/65535" office:value-type="float" office:value="277.098361013199" calcext:value-type="float">
            <text:p>277.098361013199</text:p>
          </table:table-cell>
          <table:table-cell office:value-type="float" office:value="18159641.089" calcext:value-type="float">
            <text:p>18159641.0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2]/65535" office:value-type="float" office:value="273.193160204471" calcext:value-type="float">
            <text:p>273.193160204471</text:p>
          </table:table-cell>
          <table:table-cell office:value-type="float" office:value="17903713.754" calcext:value-type="float">
            <text:p>17903713.7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3]/65535" office:value-type="float" office:value="246.552463157092" calcext:value-type="float">
            <text:p>246.552463157092</text:p>
          </table:table-cell>
          <table:table-cell office:value-type="float" office:value="16157815.673" calcext:value-type="float">
            <text:p>16157815.67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4]/65535" office:value-type="float" office:value="299.638130907149" calcext:value-type="float">
            <text:p>299.638130907149</text:p>
          </table:table-cell>
          <table:table-cell office:value-type="float" office:value="19636784.909" calcext:value-type="float">
            <text:p>19636784.9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5]/65535" office:value-type="float" office:value="275.52170904097" calcext:value-type="float">
            <text:p>275.52170904097</text:p>
          </table:table-cell>
          <table:table-cell office:value-type="float" office:value="18056315.202" calcext:value-type="float">
            <text:p>18056315.2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6]/65535" office:value-type="float" office:value="414.887484519722" calcext:value-type="float">
            <text:p>414.887484519722</text:p>
          </table:table-cell>
          <table:table-cell office:value-type="float" office:value="27189651.298" calcext:value-type="float">
            <text:p>27189651.2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7]/65535" office:value-type="float" office:value="263.60653337911" calcext:value-type="float">
            <text:p>263.60653337911</text:p>
          </table:table-cell>
          <table:table-cell office:value-type="float" office:value="17275454.165" calcext:value-type="float">
            <text:p>17275454.1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8]/65535" office:value-type="float" office:value="244.907149599451" calcext:value-type="float">
            <text:p>244.907149599451</text:p>
          </table:table-cell>
          <table:table-cell office:value-type="float" office:value="16049990.049" calcext:value-type="float">
            <text:p>16049990.04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39]/65535" office:value-type="float" office:value="226.611575265126" calcext:value-type="float">
            <text:p>226.611575265126</text:p>
          </table:table-cell>
          <table:table-cell office:value-type="float" office:value="14850989.585" calcext:value-type="float">
            <text:p>14850989.58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0]/65535" office:value-type="float" office:value="118.43459859617" calcext:value-type="float">
            <text:p>118.43459859617</text:p>
          </table:table-cell>
          <table:table-cell office:value-type="float" office:value="7761611.419" calcext:value-type="float">
            <text:p>7761611.4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1]/65535" office:value-type="float" office:value="123.032243961242" calcext:value-type="float">
            <text:p>123.032243961242</text:p>
          </table:table-cell>
          <table:table-cell office:value-type="float" office:value="8062918.108" calcext:value-type="float">
            <text:p>8062918.1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2]/65535" office:value-type="float" office:value="74.6119505912871" calcext:value-type="float">
            <text:p>74.6119505912871</text:p>
          </table:table-cell>
          <table:table-cell office:value-type="float" office:value="4889694.182" calcext:value-type="float">
            <text:p>4889694.18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3]/65535" office:value-type="float" office:value="82.6142316319524" calcext:value-type="float">
            <text:p>82.6142316319524</text:p>
          </table:table-cell>
          <table:table-cell office:value-type="float" office:value="5414123.67" calcext:value-type="float">
            <text:p>5414123.6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4]/65535" office:value-type="float" office:value="74.5645053177691" calcext:value-type="float">
            <text:p>74.5645053177691</text:p>
          </table:table-cell>
          <table:table-cell office:value-type="float" office:value="4886584.856" calcext:value-type="float">
            <text:p>4886584.8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5]/65535" office:value-type="float" office:value="51.7357505607691" calcext:value-type="float">
            <text:p>51.7357505607691</text:p>
          </table:table-cell>
          <table:table-cell office:value-type="float" office:value="3390502.413" calcext:value-type="float">
            <text:p>3390502.41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6]/65535" office:value-type="float" office:value="56.8175242542153" calcext:value-type="float">
            <text:p>56.8175242542153</text:p>
          </table:table-cell>
          <table:table-cell office:value-type="float" office:value="3723536.452" calcext:value-type="float">
            <text:p>3723536.4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7]/65535" office:value-type="float" office:value="19.9257333943694" calcext:value-type="float">
            <text:p>19.9257333943694</text:p>
          </table:table-cell>
          <table:table-cell office:value-type="float" office:value="1305832.938" calcext:value-type="float">
            <text:p>1305832.9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8]/65535" office:value-type="float" office:value="29.5616706645304" calcext:value-type="float">
            <text:p>29.5616706645304</text:p>
          </table:table-cell>
          <table:table-cell office:value-type="float" office:value="1937324.087" calcext:value-type="float">
            <text:p>1937324.0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49]/65535" office:value-type="float" office:value="16.7142594491493" calcext:value-type="float">
            <text:p>16.7142594491493</text:p>
          </table:table-cell>
          <table:table-cell office:value-type="float" office:value="1095368.993" calcext:value-type="float">
            <text:p>1095368.9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0]/65535" office:value-type="float" office:value="40.4565980468452" calcext:value-type="float">
            <text:p>40.4565980468452</text:p>
          </table:table-cell>
          <table:table-cell office:value-type="float" office:value="2651323.153" calcext:value-type="float">
            <text:p>2651323.1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1]/65535" office:value-type="float" office:value="19.1310541695277" calcext:value-type="float">
            <text:p>19.1310541695277</text:p>
          </table:table-cell>
          <table:table-cell office:value-type="float" office:value="1253753.635" calcext:value-type="float">
            <text:p>1253753.6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2]/65535" office:value-type="float" office:value="42.4900282291905" calcext:value-type="float">
            <text:p>42.4900282291905</text:p>
          </table:table-cell>
          <table:table-cell office:value-type="float" office:value="2784584" calcext:value-type="float">
            <text:p>27845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3]/65535" office:value-type="float" office:value="55.1504081788357" calcext:value-type="float">
            <text:p>55.1504081788357</text:p>
          </table:table-cell>
          <table:table-cell office:value-type="float" office:value="3614282" calcext:value-type="float">
            <text:p>361428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4]/65535" office:value-type="float" office:value="108.595269703212" calcext:value-type="float">
            <text:p>108.595269703212</text:p>
          </table:table-cell>
          <table:table-cell office:value-type="float" office:value="7116791" calcext:value-type="float">
            <text:p>71167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5]/65535" office:value-type="float" office:value="102.028595407034" calcext:value-type="float">
            <text:p>102.028595407034</text:p>
          </table:table-cell>
          <table:table-cell office:value-type="float" office:value="6686444" calcext:value-type="float">
            <text:p>668644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6]/65535" office:value-type="float" office:value="96.1501182574197" calcext:value-type="float">
            <text:p>96.1501182574197</text:p>
          </table:table-cell>
          <table:table-cell office:value-type="float" office:value="6301198" calcext:value-type="float">
            <text:p>63011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7]/65535" office:value-type="float" office:value="101.068528267338" calcext:value-type="float">
            <text:p>101.068528267338</text:p>
          </table:table-cell>
          <table:table-cell office:value-type="float" office:value="6623526" calcext:value-type="float">
            <text:p>66235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8]/65535" office:value-type="float" office:value="90.1867551689937" calcext:value-type="float">
            <text:p>90.1867551689937</text:p>
          </table:table-cell>
          <table:table-cell office:value-type="float" office:value="5910389" calcext:value-type="float">
            <text:p>59103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59]/65535" office:value-type="float" office:value="78.5032272831312" calcext:value-type="float">
            <text:p>78.5032272831312</text:p>
          </table:table-cell>
          <table:table-cell office:value-type="float" office:value="5144709" calcext:value-type="float">
            <text:p>51447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0]/65535" office:value-type="float" office:value="56.8080415045396" calcext:value-type="float">
            <text:p>56.8080415045396</text:p>
          </table:table-cell>
          <table:table-cell office:value-type="float" office:value="3722915" calcext:value-type="float">
            <text:p>37229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1]/65535" office:value-type="float" office:value="44.9264209964141" calcext:value-type="float">
            <text:p>44.9264209964141</text:p>
          </table:table-cell>
          <table:table-cell office:value-type="float" office:value="2944253" calcext:value-type="float">
            <text:p>29442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2]/65535" office:value-type="float" office:value="52.7516746776532" calcext:value-type="float">
            <text:p>52.7516746776532</text:p>
          </table:table-cell>
          <table:table-cell office:value-type="float" office:value="3457081" calcext:value-type="float">
            <text:p>34570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3]/65535" office:value-type="float" office:value="61.6933699549859" calcext:value-type="float">
            <text:p>61.6933699549859</text:p>
          </table:table-cell>
          <table:table-cell office:value-type="float" office:value="4043075" calcext:value-type="float">
            <text:p>40430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4]/65535" office:value-type="float" office:value="39.4234225986114" calcext:value-type="float">
            <text:p>39.4234225986114</text:p>
          </table:table-cell>
          <table:table-cell office:value-type="float" office:value="2583614" calcext:value-type="float">
            <text:p>25836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5]/65535" office:value-type="float" office:value="24.7821164263371" calcext:value-type="float">
            <text:p>24.7821164263371</text:p>
          </table:table-cell>
          <table:table-cell office:value-type="float" office:value="1624096" calcext:value-type="float">
            <text:p>162409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6]/65535" office:value-type="float" office:value="13.2478828107118" calcext:value-type="float">
            <text:p>13.2478828107118</text:p>
          </table:table-cell>
          <table:table-cell office:value-type="float" office:value="868200" calcext:value-type="float">
            <text:p>86820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7]/65535" office:value-type="float" office:value="15.1208972304875" calcext:value-type="float">
            <text:p>15.1208972304875</text:p>
          </table:table-cell>
          <table:table-cell office:value-type="float" office:value="990948" calcext:value-type="float">
            <text:p>9909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8]/65535" office:value-type="float" office:value="31.4912947280079" calcext:value-type="float">
            <text:p>31.4912947280079</text:p>
          </table:table-cell>
          <table:table-cell office:value-type="float" office:value="2063782" calcext:value-type="float">
            <text:p>206378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69]/65535" office:value-type="float" office:value="23.3612726024262" calcext:value-type="float">
            <text:p>23.3612726024262</text:p>
          </table:table-cell>
          <table:table-cell office:value-type="float" office:value="1530981" calcext:value-type="float">
            <text:p>15309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0]/65535" office:value-type="float" office:value="22.2793774319066" calcext:value-type="float">
            <text:p>22.2793774319066</text:p>
          </table:table-cell>
          <table:table-cell office:value-type="float" office:value="1460079" calcext:value-type="float">
            <text:p>14600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1]/65535" office:value-type="float" office:value="24.971938658732" calcext:value-type="float">
            <text:p>24.971938658732</text:p>
          </table:table-cell>
          <table:table-cell office:value-type="float" office:value="1636536" calcext:value-type="float">
            <text:p>16365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2]/65535" office:value-type="float" office:value="14.8831158922713" calcext:value-type="float">
            <text:p>14.8831158922713</text:p>
          </table:table-cell>
          <table:table-cell office:value-type="float" office:value="975365" calcext:value-type="float">
            <text:p>9753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3]/65535" office:value-type="float" office:value="16.5479209582666" calcext:value-type="float">
            <text:p>16.5479209582666</text:p>
          </table:table-cell>
          <table:table-cell office:value-type="float" office:value="1084468" calcext:value-type="float">
            <text:p>10844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4]/65535" office:value-type="float" office:value="15.2263828488594" calcext:value-type="float">
            <text:p>15.2263828488594</text:p>
          </table:table-cell>
          <table:table-cell office:value-type="float" office:value="997861" calcext:value-type="float">
            <text:p>9978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5]/65535" office:value-type="float" office:value="7.33194476234073" calcext:value-type="float">
            <text:p>7.33194476234073</text:p>
          </table:table-cell>
          <table:table-cell office:value-type="float" office:value="480499" calcext:value-type="float">
            <text:p>4804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6]/65535" office:value-type="float" office:value="3.30920881971466" calcext:value-type="float">
            <text:p>3.30920881971466</text:p>
          </table:table-cell>
          <table:table-cell office:value-type="float" office:value="216869" calcext:value-type="float">
            <text:p>2168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7]/65535" office:value-type="float" office:value="31.4126649881743" calcext:value-type="float">
            <text:p>31.4126649881743</text:p>
          </table:table-cell>
          <table:table-cell office:value-type="float" office:value="2058629" calcext:value-type="float">
            <text:p>205862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8]/65535" office:value-type="float" office:value="47.3696068360418" calcext:value-type="float">
            <text:p>47.3696068360418</text:p>
          </table:table-cell>
          <table:table-cell office:value-type="float" office:value="3104367.184" calcext:value-type="float">
            <text:p>3104367.1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79]/65535" office:value-type="float" office:value="7.58434607461662" calcext:value-type="float">
            <text:p>7.58434607461662</text:p>
          </table:table-cell>
          <table:table-cell office:value-type="float" office:value="497040.12" calcext:value-type="float">
            <text:p>497040.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80]/65535" office:value-type="float" office:value="0.953917753871977" calcext:value-type="float">
            <text:p>0.953917753871977</text:p>
          </table:table-cell>
          <table:table-cell office:value-type="float" office:value="62515" calcext:value-type="float">
            <text:p>625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81]/65535" office:value-type="float" office:value="3.00505073624781" calcext:value-type="float">
            <text:p>3.00505073624781</text:p>
          </table:table-cell>
          <table:table-cell office:value-type="float" office:value="196936" calcext:value-type="float">
            <text:p>1969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82]/65535" office:value-type="float" office:value="1.89373617151141" calcext:value-type="float">
            <text:p>1.89373617151141</text:p>
          </table:table-cell>
          <table:table-cell office:value-type="float" office:value="124106" calcext:value-type="float">
            <text:p>1241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83]/65535" office:value-type="float" office:value="2.15106431677729" calcext:value-type="float">
            <text:p>2.15106431677729</text:p>
          </table:table-cell>
          <table:table-cell office:value-type="float" office:value="140970" calcext:value-type="float">
            <text:p>1409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84]/65535" office:value-type="float" office:value="6.96493476768139" calcext:value-type="float">
            <text:p>6.96493476768139</text:p>
          </table:table-cell>
          <table:table-cell office:value-type="float" office:value="456447" calcext:value-type="float">
            <text:p>4564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85]/65535" office:value-type="float" office:value="2.17607385366598" calcext:value-type="float">
            <text:p>2.17607385366598</text:p>
          </table:table-cell>
          <table:table-cell office:value-type="float" office:value="142609" calcext:value-type="float">
            <text:p>1426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table:formula="of:=[.D1086]/65535" office:value-type="float" office:value="11.0605783169299" calcext:value-type="float">
            <text:p>11.0605783169299</text:p>
          </table:table-cell>
          <table:table-cell office:value-type="float" office:value="724855" calcext:value-type="float">
            <text:p>7248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87]/65535" office:value-type="float" office:value="21.7643252460517" calcext:value-type="float">
            <text:p>21.7643252460517</text:p>
          </table:table-cell>
          <table:table-cell office:value-type="float" office:value="1426325.055" calcext:value-type="float">
            <text:p>1426325.0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88]/65535" office:value-type="float" office:value="41.1746887006943" calcext:value-type="float">
            <text:p>41.1746887006943</text:p>
          </table:table-cell>
          <table:table-cell office:value-type="float" office:value="2698383.224" calcext:value-type="float">
            <text:p>2698383.2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89]/65535" office:value-type="float" office:value="50.2208823682002" calcext:value-type="float">
            <text:p>50.2208823682002</text:p>
          </table:table-cell>
          <table:table-cell office:value-type="float" office:value="3291225.526" calcext:value-type="float">
            <text:p>3291225.5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0]/65535" office:value-type="float" office:value="64.8728460822461" calcext:value-type="float">
            <text:p>64.8728460822461</text:p>
          </table:table-cell>
          <table:table-cell office:value-type="float" office:value="4251441.968" calcext:value-type="float">
            <text:p>4251441.9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1]/65535" office:value-type="float" office:value="82.830707988098" calcext:value-type="float">
            <text:p>82.830707988098</text:p>
          </table:table-cell>
          <table:table-cell office:value-type="float" office:value="5428310.448" calcext:value-type="float">
            <text:p>5428310.4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2]/65535" office:value-type="float" office:value="120.208375768673" calcext:value-type="float">
            <text:p>120.208375768673</text:p>
          </table:table-cell>
          <table:table-cell office:value-type="float" office:value="7877855.906" calcext:value-type="float">
            <text:p>7877855.9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3]/65535" office:value-type="float" office:value="117.598535896849" calcext:value-type="float">
            <text:p>117.598535896849</text:p>
          </table:table-cell>
          <table:table-cell office:value-type="float" office:value="7706820.05" calcext:value-type="float">
            <text:p>7706820.0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4]/65535" office:value-type="float" office:value="98.9368052643625" calcext:value-type="float">
            <text:p>98.9368052643625</text:p>
          </table:table-cell>
          <table:table-cell office:value-type="float" office:value="6483823.533" calcext:value-type="float">
            <text:p>6483823.5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5]/65535" office:value-type="float" office:value="124.641886137179" calcext:value-type="float">
            <text:p>124.641886137179</text:p>
          </table:table-cell>
          <table:table-cell office:value-type="float" office:value="8168406.008" calcext:value-type="float">
            <text:p>8168406.0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6]/65535" office:value-type="float" office:value="179.974618066682" calcext:value-type="float">
            <text:p>179.974618066682</text:p>
          </table:table-cell>
          <table:table-cell office:value-type="float" office:value="11794636.595" calcext:value-type="float">
            <text:p>11794636.59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7]/65535" office:value-type="float" office:value="258.55087206836" calcext:value-type="float">
            <text:p>258.55087206836</text:p>
          </table:table-cell>
          <table:table-cell office:value-type="float" office:value="16944131.401" calcext:value-type="float">
            <text:p>16944131.40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8]/65535" office:value-type="float" office:value="210.026595437552" calcext:value-type="float">
            <text:p>210.026595437552</text:p>
          </table:table-cell>
          <table:table-cell office:value-type="float" office:value="13764092.932" calcext:value-type="float">
            <text:p>13764092.9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099]/65535" office:value-type="float" office:value="165.553002929732" calcext:value-type="float">
            <text:p>165.553002929732</text:p>
          </table:table-cell>
          <table:table-cell office:value-type="float" office:value="10849516.047" calcext:value-type="float">
            <text:p>10849516.0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0]/65535" office:value-type="float" office:value="154.463398367285" calcext:value-type="float">
            <text:p>154.463398367285</text:p>
          </table:table-cell>
          <table:table-cell office:value-type="float" office:value="10122758.812" calcext:value-type="float">
            <text:p>10122758.8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1]/65535" office:value-type="float" office:value="163.489541451133" calcext:value-type="float">
            <text:p>163.489541451133</text:p>
          </table:table-cell>
          <table:table-cell office:value-type="float" office:value="10714287.099" calcext:value-type="float">
            <text:p>10714287.0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2]/65535" office:value-type="float" office:value="164.02437909514" calcext:value-type="float">
            <text:p>164.02437909514</text:p>
          </table:table-cell>
          <table:table-cell office:value-type="float" office:value="10749337.684" calcext:value-type="float">
            <text:p>10749337.6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3]/65535" office:value-type="float" office:value="149.739504264897" calcext:value-type="float">
            <text:p>149.739504264897</text:p>
          </table:table-cell>
          <table:table-cell office:value-type="float" office:value="9813178.412" calcext:value-type="float">
            <text:p>9813178.4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4]/65535" office:value-type="float" office:value="177.280845532921" calcext:value-type="float">
            <text:p>177.280845532921</text:p>
          </table:table-cell>
          <table:table-cell office:value-type="float" office:value="11618100.212" calcext:value-type="float">
            <text:p>11618100.2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5]/65535" office:value-type="float" office:value="137.640376165408" calcext:value-type="float">
            <text:p>137.640376165408</text:p>
          </table:table-cell>
          <table:table-cell office:value-type="float" office:value="9020262.052" calcext:value-type="float">
            <text:p>9020262.05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6]/65535" office:value-type="float" office:value="61.7968301518273" calcext:value-type="float">
            <text:p>61.7968301518273</text:p>
          </table:table-cell>
          <table:table-cell office:value-type="float" office:value="4049855.264" calcext:value-type="float">
            <text:p>4049855.2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7]/65535" office:value-type="float" office:value="93.5731576714733" calcext:value-type="float">
            <text:p>93.5731576714733</text:p>
          </table:table-cell>
          <table:table-cell office:value-type="float" office:value="6132316.888" calcext:value-type="float">
            <text:p>6132316.8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8]/65535" office:value-type="float" office:value="134.659600503548" calcext:value-type="float">
            <text:p>134.659600503548</text:p>
          </table:table-cell>
          <table:table-cell office:value-type="float" office:value="8824916.919" calcext:value-type="float">
            <text:p>8824916.9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09]/65535" office:value-type="float" office:value="169.295001312276" calcext:value-type="float">
            <text:p>169.295001312276</text:p>
          </table:table-cell>
          <table:table-cell office:value-type="float" office:value="11094747.911" calcext:value-type="float">
            <text:p>11094747.9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0]/65535" office:value-type="float" office:value="125.595454566262" calcext:value-type="float">
            <text:p>125.595454566262</text:p>
          </table:table-cell>
          <table:table-cell office:value-type="float" office:value="8230898.115" calcext:value-type="float">
            <text:p>8230898.1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1]/65535" office:value-type="float" office:value="97.2946391851682" calcext:value-type="float">
            <text:p>97.2946391851682</text:p>
          </table:table-cell>
          <table:table-cell office:value-type="float" office:value="6376204.179" calcext:value-type="float">
            <text:p>6376204.1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2]/65535" office:value-type="float" office:value="126.303986221103" calcext:value-type="float">
            <text:p>126.303986221103</text:p>
          </table:table-cell>
          <table:table-cell office:value-type="float" office:value="8277331.737" calcext:value-type="float">
            <text:p>8277331.7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3]/65535" office:value-type="float" office:value="83.7755334248875" calcext:value-type="float">
            <text:p>83.7755334248875</text:p>
          </table:table-cell>
          <table:table-cell office:value-type="float" office:value="5490229.583" calcext:value-type="float">
            <text:p>5490229.58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4]/65535" office:value-type="float" office:value="59.8838646219577" calcext:value-type="float">
            <text:p>59.8838646219577</text:p>
          </table:table-cell>
          <table:table-cell office:value-type="float" office:value="3924489.068" calcext:value-type="float">
            <text:p>3924489.0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5]/65535" office:value-type="float" office:value="31.5801349050126" calcext:value-type="float">
            <text:p>31.5801349050126</text:p>
          </table:table-cell>
          <table:table-cell office:value-type="float" office:value="2069604.141" calcext:value-type="float">
            <text:p>2069604.14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6]/65535" office:value-type="float" office:value="15.3572313115129" calcext:value-type="float">
            <text:p>15.3572313115129</text:p>
          </table:table-cell>
          <table:table-cell office:value-type="float" office:value="1006436.154" calcext:value-type="float">
            <text:p>1006436.15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7]/65535" office:value-type="float" office:value="10.0344548714427" calcext:value-type="float">
            <text:p>10.0344548714427</text:p>
          </table:table-cell>
          <table:table-cell office:value-type="float" office:value="657608" calcext:value-type="float">
            <text:p>6576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8]/65535" office:value-type="float" office:value="29.5095597772183" calcext:value-type="float">
            <text:p>29.5095597772183</text:p>
          </table:table-cell>
          <table:table-cell office:value-type="float" office:value="1933909" calcext:value-type="float">
            <text:p>193390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19]/65535" office:value-type="float" office:value="53.0549782558938" calcext:value-type="float">
            <text:p>53.0549782558938</text:p>
          </table:table-cell>
          <table:table-cell office:value-type="float" office:value="3476958" calcext:value-type="float">
            <text:p>34769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0]/65535" office:value-type="float" office:value="81.0619211108568" calcext:value-type="float">
            <text:p>81.0619211108568</text:p>
          </table:table-cell>
          <table:table-cell office:value-type="float" office:value="5312393" calcext:value-type="float">
            <text:p>531239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1]/65535" office:value-type="float" office:value="95.45760280766" calcext:value-type="float">
            <text:p>95.45760280766</text:p>
          </table:table-cell>
          <table:table-cell office:value-type="float" office:value="6255814" calcext:value-type="float">
            <text:p>62558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2]/65535" office:value-type="float" office:value="111.885709925994" calcext:value-type="float">
            <text:p>111.885709925994</text:p>
          </table:table-cell>
          <table:table-cell office:value-type="float" office:value="7332430" calcext:value-type="float">
            <text:p>733243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3]/65535" office:value-type="float" office:value="124.491035324636" calcext:value-type="float">
            <text:p>124.491035324636</text:p>
          </table:table-cell>
          <table:table-cell office:value-type="float" office:value="8158520" calcext:value-type="float">
            <text:p>815852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4]/65535" office:value-type="float" office:value="104.272007324331" calcext:value-type="float">
            <text:p>104.272007324331</text:p>
          </table:table-cell>
          <table:table-cell office:value-type="float" office:value="6833466" calcext:value-type="float">
            <text:p>68334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5]/65535" office:value-type="float" office:value="120.163683527886" calcext:value-type="float">
            <text:p>120.163683527886</text:p>
          </table:table-cell>
          <table:table-cell office:value-type="float" office:value="7874927" calcext:value-type="float">
            <text:p>78749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6]/65535" office:value-type="float" office:value="125.270511940185" calcext:value-type="float">
            <text:p>125.270511940185</text:p>
          </table:table-cell>
          <table:table-cell office:value-type="float" office:value="8209603" calcext:value-type="float">
            <text:p>820960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7]/65535" office:value-type="float" office:value="121.236163881895" calcext:value-type="float">
            <text:p>121.236163881895</text:p>
          </table:table-cell>
          <table:table-cell office:value-type="float" office:value="7945212" calcext:value-type="float">
            <text:p>79452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8]/65535" office:value-type="float" office:value="107.744426642252" calcext:value-type="float">
            <text:p>107.744426642252</text:p>
          </table:table-cell>
          <table:table-cell office:value-type="float" office:value="7061031" calcext:value-type="float">
            <text:p>706103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29]/65535" office:value-type="float" office:value="75.9864194705119" calcext:value-type="float">
            <text:p>75.9864194705119</text:p>
          </table:table-cell>
          <table:table-cell office:value-type="float" office:value="4979770" calcext:value-type="float">
            <text:p>49797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0]/65535" office:value-type="float" office:value="67.6937819485771" calcext:value-type="float">
            <text:p>67.6937819485771</text:p>
          </table:table-cell>
          <table:table-cell office:value-type="float" office:value="4436312" calcext:value-type="float">
            <text:p>44363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1]/65535" office:value-type="float" office:value="77.9138475623712" calcext:value-type="float">
            <text:p>77.9138475623712</text:p>
          </table:table-cell>
          <table:table-cell office:value-type="float" office:value="5106084" calcext:value-type="float">
            <text:p>51060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2]/65535" office:value-type="float" office:value="71.081391622797" calcext:value-type="float">
            <text:p>71.081391622797</text:p>
          </table:table-cell>
          <table:table-cell office:value-type="float" office:value="4658319" calcext:value-type="float">
            <text:p>465831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3]/65535" office:value-type="float" office:value="49.996597238117" calcext:value-type="float">
            <text:p>49.996597238117</text:p>
          </table:table-cell>
          <table:table-cell office:value-type="float" office:value="3276527" calcext:value-type="float">
            <text:p>32765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4]/65535" office:value-type="float" office:value="40.3008468757153" calcext:value-type="float">
            <text:p>40.3008468757153</text:p>
          </table:table-cell>
          <table:table-cell office:value-type="float" office:value="2641116" calcext:value-type="float">
            <text:p>264111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5]/65535" office:value-type="float" office:value="20.432791638056" calcext:value-type="float">
            <text:p>20.432791638056</text:p>
          </table:table-cell>
          <table:table-cell office:value-type="float" office:value="1339063" calcext:value-type="float">
            <text:p>13390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6]/65535" office:value-type="float" office:value="9.89663538567178" calcext:value-type="float">
            <text:p>9.89663538567178</text:p>
          </table:table-cell>
          <table:table-cell office:value-type="float" office:value="648576" calcext:value-type="float">
            <text:p>6485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7]/65535" office:value-type="float" office:value="35.187133821622" calcext:value-type="float">
            <text:p>35.187133821622</text:p>
          </table:table-cell>
          <table:table-cell office:value-type="float" office:value="2305988.815" calcext:value-type="float">
            <text:p>2305988.8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8]/65535" office:value-type="float" office:value="74.0461914549477" calcext:value-type="float">
            <text:p>74.0461914549477</text:p>
          </table:table-cell>
          <table:table-cell office:value-type="float" office:value="4852617.157" calcext:value-type="float">
            <text:p>4852617.1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39]/65535" office:value-type="float" office:value="108.017048874647" calcext:value-type="float">
            <text:p>108.017048874647</text:p>
          </table:table-cell>
          <table:table-cell office:value-type="float" office:value="7078897.298" calcext:value-type="float">
            <text:p>7078897.2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0]/65535" office:value-type="float" office:value="129.643166338598" calcext:value-type="float">
            <text:p>129.643166338598</text:p>
          </table:table-cell>
          <table:table-cell office:value-type="float" office:value="8496164.906" calcext:value-type="float">
            <text:p>8496164.9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1]/65535" office:value-type="float" office:value="194.667341329061" calcext:value-type="float">
            <text:p>194.667341329061</text:p>
          </table:table-cell>
          <table:table-cell office:value-type="float" office:value="12757524.214" calcext:value-type="float">
            <text:p>12757524.2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2]/65535" office:value-type="float" office:value="229.960758770123" calcext:value-type="float">
            <text:p>229.960758770123</text:p>
          </table:table-cell>
          <table:table-cell office:value-type="float" office:value="15070478.326" calcext:value-type="float">
            <text:p>15070478.3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3]/65535" office:value-type="float" office:value="240.507262043183" calcext:value-type="float">
            <text:p>240.507262043183</text:p>
          </table:table-cell>
          <table:table-cell office:value-type="float" office:value="15761643.418" calcext:value-type="float">
            <text:p>15761643.41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4]/65535" office:value-type="float" office:value="248.785655893797" calcext:value-type="float">
            <text:p>248.785655893797</text:p>
          </table:table-cell>
          <table:table-cell office:value-type="float" office:value="16304167.959" calcext:value-type="float">
            <text:p>16304167.95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5]/65535" office:value-type="float" office:value="226.154136476692" calcext:value-type="float">
            <text:p>226.154136476692</text:p>
          </table:table-cell>
          <table:table-cell office:value-type="float" office:value="14821011.334" calcext:value-type="float">
            <text:p>14821011.33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6]/65535" office:value-type="float" office:value="220.088715144579" calcext:value-type="float">
            <text:p>220.088715144579</text:p>
          </table:table-cell>
          <table:table-cell office:value-type="float" office:value="14423513.947" calcext:value-type="float">
            <text:p>14423513.9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7]/65535" office:value-type="float" office:value="97.7325667658503" calcext:value-type="float">
            <text:p>97.7325667658503</text:p>
          </table:table-cell>
          <table:table-cell office:value-type="float" office:value="6404903.763" calcext:value-type="float">
            <text:p>6404903.76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8]/65535" office:value-type="float" office:value="33.2099440604257" calcext:value-type="float">
            <text:p>33.2099440604257</text:p>
          </table:table-cell>
          <table:table-cell office:value-type="float" office:value="2176413.684" calcext:value-type="float">
            <text:p>2176413.6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49]/65535" office:value-type="float" office:value="11.9099323109789" calcext:value-type="float">
            <text:p>11.9099323109789</text:p>
          </table:table-cell>
          <table:table-cell office:value-type="float" office:value="780517.414" calcext:value-type="float">
            <text:p>780517.41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50]/65535" office:value-type="float" office:value="3.55181200885023" calcext:value-type="float">
            <text:p>3.55181200885023</text:p>
          </table:table-cell>
          <table:table-cell office:value-type="float" office:value="232768" calcext:value-type="float">
            <text:p>2327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51]/65535" office:value-type="float" office:value="7.4106202792401" calcext:value-type="float">
            <text:p>7.4106202792401</text:p>
          </table:table-cell>
          <table:table-cell office:value-type="float" office:value="485655" calcext:value-type="float">
            <text:p>4856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52]/65535" office:value-type="float" office:value="3.93357747768368" calcext:value-type="float">
            <text:p>3.93357747768368</text:p>
          </table:table-cell>
          <table:table-cell office:value-type="float" office:value="257787" calcext:value-type="float">
            <text:p>2577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table:formula="of:=[.D1153]/65535" office:value-type="float" office:value="9.51992065308614" calcext:value-type="float">
            <text:p>9.51992065308614</text:p>
          </table:table-cell>
          <table:table-cell office:value-type="float" office:value="623888" calcext:value-type="float">
            <text:p>6238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54]/65535" office:value-type="float" office:value="8.26596951247425" calcext:value-type="float">
            <text:p>8.26596951247425</text:p>
          </table:table-cell>
          <table:table-cell office:value-type="float" office:value="541710.312" calcext:value-type="float">
            <text:p>541710.3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55]/65535" office:value-type="float" office:value="27.023989578088" calcext:value-type="float">
            <text:p>27.023989578088</text:p>
          </table:table-cell>
          <table:table-cell office:value-type="float" office:value="1771017.157" calcext:value-type="float">
            <text:p>1771017.1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56]/65535" office:value-type="float" office:value="54.4238110170138" calcext:value-type="float">
            <text:p>54.4238110170138</text:p>
          </table:table-cell>
          <table:table-cell office:value-type="float" office:value="3566664.455" calcext:value-type="float">
            <text:p>3566664.4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57]/65535" office:value-type="float" office:value="53.1423223010605" calcext:value-type="float">
            <text:p>53.1423223010605</text:p>
          </table:table-cell>
          <table:table-cell office:value-type="float" office:value="3482682.092" calcext:value-type="float">
            <text:p>3482682.0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58]/65535" office:value-type="float" office:value="54.181222278172" calcext:value-type="float">
            <text:p>54.181222278172</text:p>
          </table:table-cell>
          <table:table-cell office:value-type="float" office:value="3550766.402" calcext:value-type="float">
            <text:p>3550766.4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59]/65535" office:value-type="float" office:value="64.4159958648051" calcext:value-type="float">
            <text:p>64.4159958648051</text:p>
          </table:table-cell>
          <table:table-cell office:value-type="float" office:value="4221502.289" calcext:value-type="float">
            <text:p>4221502.2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0]/65535" office:value-type="float" office:value="99.0859023422599" calcext:value-type="float">
            <text:p>99.0859023422599</text:p>
          </table:table-cell>
          <table:table-cell office:value-type="float" office:value="6493594.61" calcext:value-type="float">
            <text:p>6493594.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1]/65535" office:value-type="float" office:value="107.475789120317" calcext:value-type="float">
            <text:p>107.475789120317</text:p>
          </table:table-cell>
          <table:table-cell office:value-type="float" office:value="7043425.84" calcext:value-type="float">
            <text:p>7043425.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2]/65535" office:value-type="float" office:value="143.147525307088" calcext:value-type="float">
            <text:p>143.147525307088</text:p>
          </table:table-cell>
          <table:table-cell office:value-type="float" office:value="9381173.071" calcext:value-type="float">
            <text:p>9381173.07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3]/65535" office:value-type="float" office:value="164.394498878462" calcext:value-type="float">
            <text:p>164.394498878462</text:p>
          </table:table-cell>
          <table:table-cell office:value-type="float" office:value="10773593.484" calcext:value-type="float">
            <text:p>10773593.48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4]/65535" office:value-type="float" office:value="148.727066392004" calcext:value-type="float">
            <text:p>148.727066392004</text:p>
          </table:table-cell>
          <table:table-cell office:value-type="float" office:value="9746828.296" calcext:value-type="float">
            <text:p>9746828.29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5]/65535" office:value-type="float" office:value="142.052320485237" calcext:value-type="float">
            <text:p>142.052320485237</text:p>
          </table:table-cell>
          <table:table-cell office:value-type="float" office:value="9309398.823" calcext:value-type="float">
            <text:p>9309398.82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6]/65535" office:value-type="float" office:value="130.852087998779" calcext:value-type="float">
            <text:p>130.852087998779</text:p>
          </table:table-cell>
          <table:table-cell office:value-type="float" office:value="8575391.587" calcext:value-type="float">
            <text:p>8575391.58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7]/65535" office:value-type="float" office:value="107.851970702678" calcext:value-type="float">
            <text:p>107.851970702678</text:p>
          </table:table-cell>
          <table:table-cell office:value-type="float" office:value="7068078.9" calcext:value-type="float">
            <text:p>7068078.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8]/65535" office:value-type="float" office:value="198.527352803845" calcext:value-type="float">
            <text:p>198.527352803845</text:p>
          </table:table-cell>
          <table:table-cell office:value-type="float" office:value="13010490.066" calcext:value-type="float">
            <text:p>13010490.06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69]/65535" office:value-type="float" office:value="189.338240451667" calcext:value-type="float">
            <text:p>189.338240451667</text:p>
          </table:table-cell>
          <table:table-cell office:value-type="float" office:value="12408281.588" calcext:value-type="float">
            <text:p>12408281.58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0]/65535" office:value-type="float" office:value="185.384078919661" calcext:value-type="float">
            <text:p>185.384078919661</text:p>
          </table:table-cell>
          <table:table-cell office:value-type="float" office:value="12149145.612" calcext:value-type="float">
            <text:p>12149145.61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1]/65535" office:value-type="float" office:value="128.890628030823" calcext:value-type="float">
            <text:p>128.890628030823</text:p>
          </table:table-cell>
          <table:table-cell office:value-type="float" office:value="8446847.308" calcext:value-type="float">
            <text:p>8446847.30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2]/65535" office:value-type="float" office:value="120.294173617151" calcext:value-type="float">
            <text:p>120.294173617151</text:p>
          </table:table-cell>
          <table:table-cell office:value-type="float" office:value="7883478.668" calcext:value-type="float">
            <text:p>7883478.6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3]/65535" office:value-type="float" office:value="115.050479804685" calcext:value-type="float">
            <text:p>115.050479804685</text:p>
          </table:table-cell>
          <table:table-cell office:value-type="float" office:value="7539833.194" calcext:value-type="float">
            <text:p>7539833.19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4]/65535" office:value-type="float" office:value="114.168487296864" calcext:value-type="float">
            <text:p>114.168487296864</text:p>
          </table:table-cell>
          <table:table-cell office:value-type="float" office:value="7482031.815" calcext:value-type="float">
            <text:p>7482031.8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5]/65535" office:value-type="float" office:value="107.996404852369" calcext:value-type="float">
            <text:p>107.996404852369</text:p>
          </table:table-cell>
          <table:table-cell office:value-type="float" office:value="7077544.392" calcext:value-type="float">
            <text:p>7077544.39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6]/65535" office:value-type="float" office:value="96.6169994201572" calcext:value-type="float">
            <text:p>96.6169994201572</text:p>
          </table:table-cell>
          <table:table-cell office:value-type="float" office:value="6331795.057" calcext:value-type="float">
            <text:p>6331795.05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7]/65535" office:value-type="float" office:value="107.817814770733" calcext:value-type="float">
            <text:p>107.817814770733</text:p>
          </table:table-cell>
          <table:table-cell office:value-type="float" office:value="7065840.491" calcext:value-type="float">
            <text:p>7065840.4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8]/65535" office:value-type="float" office:value="105.027169924468" calcext:value-type="float">
            <text:p>105.027169924468</text:p>
          </table:table-cell>
          <table:table-cell office:value-type="float" office:value="6882955.581" calcext:value-type="float">
            <text:p>6882955.58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79]/65535" office:value-type="float" office:value="107.948842999924" calcext:value-type="float">
            <text:p>107.948842999924</text:p>
          </table:table-cell>
          <table:table-cell office:value-type="float" office:value="7074427.426" calcext:value-type="float">
            <text:p>7074427.42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0]/65535" office:value-type="float" office:value="75.3850637827115" calcext:value-type="float">
            <text:p>75.3850637827115</text:p>
          </table:table-cell>
          <table:table-cell office:value-type="float" office:value="4940360.155" calcext:value-type="float">
            <text:p>4940360.15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1]/65535" office:value-type="float" office:value="36.628568673228" calcext:value-type="float">
            <text:p>36.628568673228</text:p>
          </table:table-cell>
          <table:table-cell office:value-type="float" office:value="2400453.248" calcext:value-type="float">
            <text:p>2400453.24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2]/65535" office:value-type="float" office:value="3.81847037460899" calcext:value-type="float">
            <text:p>3.81847037460899</text:p>
          </table:table-cell>
          <table:table-cell office:value-type="float" office:value="250243.456" calcext:value-type="float">
            <text:p>250243.4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3]/65535" office:value-type="float" office:value="15.5488059815366" calcext:value-type="float">
            <text:p>15.5488059815366</text:p>
          </table:table-cell>
          <table:table-cell office:value-type="float" office:value="1018991" calcext:value-type="float">
            <text:p>101899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4]/65535" office:value-type="float" office:value="23.4288700694285" calcext:value-type="float">
            <text:p>23.4288700694285</text:p>
          </table:table-cell>
          <table:table-cell office:value-type="float" office:value="1535411" calcext:value-type="float">
            <text:p>153541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5]/65535" office:value-type="float" office:value="24.8279087510491" calcext:value-type="float">
            <text:p>24.8279087510491</text:p>
          </table:table-cell>
          <table:table-cell office:value-type="float" office:value="1627097" calcext:value-type="float">
            <text:p>162709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6]/65535" office:value-type="float" office:value="39.1490806439307" calcext:value-type="float">
            <text:p>39.1490806439307</text:p>
          </table:table-cell>
          <table:table-cell office:value-type="float" office:value="2565635" calcext:value-type="float">
            <text:p>25656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7]/65535" office:value-type="float" office:value="57.7442587930114" calcext:value-type="float">
            <text:p>57.7442587930114</text:p>
          </table:table-cell>
          <table:table-cell office:value-type="float" office:value="3784270" calcext:value-type="float">
            <text:p>378427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8]/65535" office:value-type="float" office:value="58.4120851453422" calcext:value-type="float">
            <text:p>58.4120851453422</text:p>
          </table:table-cell>
          <table:table-cell office:value-type="float" office:value="3828036" calcext:value-type="float">
            <text:p>38280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89]/65535" office:value-type="float" office:value="76.998962386511" calcext:value-type="float">
            <text:p>76.998962386511</text:p>
          </table:table-cell>
          <table:table-cell office:value-type="float" office:value="5046127" calcext:value-type="float">
            <text:p>50461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0]/65535" office:value-type="float" office:value="102.452277409018" calcext:value-type="float">
            <text:p>102.452277409018</text:p>
          </table:table-cell>
          <table:table-cell office:value-type="float" office:value="6714210" calcext:value-type="float">
            <text:p>671421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1]/65535" office:value-type="float" office:value="94.1203173876555" calcext:value-type="float">
            <text:p>94.1203173876555</text:p>
          </table:table-cell>
          <table:table-cell office:value-type="float" office:value="6168175" calcext:value-type="float">
            <text:p>616817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2]/65535" office:value-type="float" office:value="89.3516594186313" calcext:value-type="float">
            <text:p>89.3516594186313</text:p>
          </table:table-cell>
          <table:table-cell office:value-type="float" office:value="5855661" calcext:value-type="float">
            <text:p>585566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3]/65535" office:value-type="float" office:value="94.1933623254749" calcext:value-type="float">
            <text:p>94.1933623254749</text:p>
          </table:table-cell>
          <table:table-cell office:value-type="float" office:value="6172962" calcext:value-type="float">
            <text:p>617296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4]/65535" office:value-type="float" office:value="61.1805142290379" calcext:value-type="float">
            <text:p>61.1805142290379</text:p>
          </table:table-cell>
          <table:table-cell office:value-type="float" office:value="4009465" calcext:value-type="float">
            <text:p>400946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5]/65535" office:value-type="float" office:value="47.4181277180133" calcext:value-type="float">
            <text:p>47.4181277180133</text:p>
          </table:table-cell>
          <table:table-cell office:value-type="float" office:value="3107547" calcext:value-type="float">
            <text:p>31075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6]/65535" office:value-type="float" office:value="26.8321812771801" calcext:value-type="float">
            <text:p>26.8321812771801</text:p>
          </table:table-cell>
          <table:table-cell office:value-type="float" office:value="1758447" calcext:value-type="float">
            <text:p>175844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7]/65535" office:value-type="float" office:value="14.9222095063706" calcext:value-type="float">
            <text:p>14.9222095063706</text:p>
          </table:table-cell>
          <table:table-cell office:value-type="float" office:value="977927" calcext:value-type="float">
            <text:p>97792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8]/65535" office:value-type="float" office:value="6.69196612497139" calcext:value-type="float">
            <text:p>6.69196612497139</text:p>
          </table:table-cell>
          <table:table-cell office:value-type="float" office:value="438558" calcext:value-type="float">
            <text:p>43855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199]/65535" office:value-type="float" office:value="2.43060959792477" calcext:value-type="float">
            <text:p>2.43060959792477</text:p>
          </table:table-cell>
          <table:table-cell office:value-type="float" office:value="159290" calcext:value-type="float">
            <text:p>159290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0]/65535" office:value-type="float" office:value="13.2021362630655" calcext:value-type="float">
            <text:p>13.2021362630655</text:p>
          </table:table-cell>
          <table:table-cell office:value-type="float" office:value="865202" calcext:value-type="float">
            <text:p>8652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1]/65535" office:value-type="float" office:value="16.8045471885252" calcext:value-type="float">
            <text:p>16.8045471885252</text:p>
          </table:table-cell>
          <table:table-cell office:value-type="float" office:value="1101286" calcext:value-type="float">
            <text:p>110128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2]/65535" office:value-type="float" office:value="19.7975585564965" calcext:value-type="float">
            <text:p>19.7975585564965</text:p>
          </table:table-cell>
          <table:table-cell office:value-type="float" office:value="1297433" calcext:value-type="float">
            <text:p>129743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3]/65535" office:value-type="float" office:value="25.3685969329366" calcext:value-type="float">
            <text:p>25.3685969329366</text:p>
          </table:table-cell>
          <table:table-cell office:value-type="float" office:value="1662531" calcext:value-type="float">
            <text:p>166253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4]/65535" office:value-type="float" office:value="18.582421606775" calcext:value-type="float">
            <text:p>18.582421606775</text:p>
          </table:table-cell>
          <table:table-cell office:value-type="float" office:value="1217799" calcext:value-type="float">
            <text:p>121779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5]/65535" office:value-type="float" office:value="10.9361715114061" calcext:value-type="float">
            <text:p>10.9361715114061</text:p>
          </table:table-cell>
          <table:table-cell office:value-type="float" office:value="716702" calcext:value-type="float">
            <text:p>71670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6]/65535" office:value-type="float" office:value="10.3123826962692" calcext:value-type="float">
            <text:p>10.3123826962692</text:p>
          </table:table-cell>
          <table:table-cell office:value-type="float" office:value="675822" calcext:value-type="float">
            <text:p>67582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7]/65535" office:value-type="float" office:value="9.41918059052415" calcext:value-type="float">
            <text:p>9.41918059052415</text:p>
          </table:table-cell>
          <table:table-cell office:value-type="float" office:value="617286" calcext:value-type="float">
            <text:p>61728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8]/65535" office:value-type="float" office:value="9.24855420767529" calcext:value-type="float">
            <text:p>9.24855420767529</text:p>
          </table:table-cell>
          <table:table-cell office:value-type="float" office:value="606104" calcext:value-type="float">
            <text:p>6061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09]/65535" office:value-type="float" office:value="4.92597848477913" calcext:value-type="float">
            <text:p>4.92597848477913</text:p>
          </table:table-cell>
          <table:table-cell office:value-type="float" office:value="322824" calcext:value-type="float">
            <text:p>32282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10]/65535" office:value-type="float" office:value="4.18828107118334" calcext:value-type="float">
            <text:p>4.18828107118334</text:p>
          </table:table-cell>
          <table:table-cell office:value-type="float" office:value="274479" calcext:value-type="float">
            <text:p>2744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11]/65535" office:value-type="float" office:value="1.98777752346075" calcext:value-type="float">
            <text:p>1.98777752346075</text:p>
          </table:table-cell>
          <table:table-cell office:value-type="float" office:value="130269" calcext:value-type="float">
            <text:p>13026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12]/65535" office:value-type="float" office:value="1.17198443579767" calcext:value-type="float">
            <text:p>1.17198443579767</text:p>
          </table:table-cell>
          <table:table-cell office:value-type="float" office:value="76806" calcext:value-type="float">
            <text:p>7680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13]/65535" office:value-type="float" office:value="4.03627069504845" calcext:value-type="float">
            <text:p>4.03627069504845</text:p>
          </table:table-cell>
          <table:table-cell office:value-type="float" office:value="264517" calcext:value-type="float">
            <text:p>26451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14]/65535" office:value-type="float" office:value="7.48110170138094" calcext:value-type="float">
            <text:p>7.48110170138094</text:p>
          </table:table-cell>
          <table:table-cell office:value-type="float" office:value="490274" calcext:value-type="float">
            <text:p>4902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table:formula="of:=[.D1215]/65535" office:value-type="float" office:value="11.9927367055772" calcext:value-type="float">
            <text:p>11.9927367055772</text:p>
          </table:table-cell>
          <table:table-cell office:value-type="float" office:value="785944" calcext:value-type="float">
            <text:p>785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6T13:15:45.787520961</dc:date>
    <meta:editing-duration>PT40M41S</meta:editing-duration>
    <meta:editing-cycles>3</meta:editing-cycles>
    <meta:generator>LibreOffice/6.4.6.2$Linux_X86_64 LibreOffice_project/40$Build-2</meta:generator>
    <meta:document-statistic meta:table-count="2" meta:cell-count="10634" meta:object-count="0"/>
  </office:meta>
</office:document-meta>
</file>